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33.3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660hz_InputSerialize_size500_outputSerialize" table:style-name="ta1">
        <table:shapes>
          <draw:frame draw:z-index="0" draw:style-name="gr1" draw:text-style-name="P1" svg:width="1230.35pt" svg:height="255.26pt" svg:x="143.69pt" svg:y="118.2pt">
            <loext:p draw:notify-on-update-of-ranges="660hz_InputSerialize_size500_outputSerialize.A10:660hz_InputSerialize_size500_outputSerialize.A1009 660hz_InputSerialize_size500_outputSerialize.B10:660hz_InputSerialize_size500_outputSerialize.B100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29.58pt" svg:height="255.23pt" svg:x="143.69pt" svg:y="13059.01pt">
            <loext:p draw:notify-on-update-of-ranges="660hz_InputSerialize_size500_outputSerialize.A1021:660hz_InputSerialize_size500_outputSerialize.A2020 660hz_InputSerialize_size500_outputSerialize.B1021:660hz_InputSerialize_size500_outputSerialize.B202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998" table:default-cell-style-name="Default"/>
        <table:table-row table:style-name="ro1">
          <table:table-cell office:value-type="string" calcext:value-type="string">
            <text:p>After Sleep 1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Ini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ight Gree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Light Off All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hile Start 10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Input finished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29" calcext:value-type="float">
            <text:p>-1629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512" calcext:value-type="float">
            <text:p>-1512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490" calcext:value-type="float">
            <text:p>-1490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493" calcext:value-type="float">
            <text:p>-1493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623" calcext:value-type="float">
            <text:p>-1623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790" calcext:value-type="float">
            <text:p>-1790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813" calcext:value-type="float">
            <text:p>-1813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841" calcext:value-type="float">
            <text:p>-1841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869" calcext:value-type="float">
            <text:p>-1869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884" calcext:value-type="float">
            <text:p>-1884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881" calcext:value-type="float">
            <text:p>-1881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865" calcext:value-type="float">
            <text:p>-1865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833" calcext:value-type="float">
            <text:p>-1833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811" calcext:value-type="float">
            <text:p>-1811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786" calcext:value-type="float">
            <text:p>-1786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18" calcext:value-type="float">
            <text:p>-1618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550" calcext:value-type="float">
            <text:p>-1550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791" calcext:value-type="float">
            <text:p>-1791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816" calcext:value-type="float">
            <text:p>-1816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875" calcext:value-type="float">
            <text:p>-1875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885" calcext:value-type="float">
            <text:p>-1885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876" calcext:value-type="float">
            <text:p>-1876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859" calcext:value-type="float">
            <text:p>-1859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841" calcext:value-type="float">
            <text:p>-1841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841" calcext:value-type="float">
            <text:p>-1841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827" calcext:value-type="float">
            <text:p>-1827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802" calcext:value-type="float">
            <text:p>-1802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80" calcext:value-type="float">
            <text:p>-1680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546" calcext:value-type="float">
            <text:p>-1546</text:p>
          </table:table-cell>
          <table:table-cell table:number-columns-repeated="99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495" calcext:value-type="float">
            <text:p>-1495</text:p>
          </table:table-cell>
          <table:table-cell table:number-columns-repeated="99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513" calcext:value-type="float">
            <text:p>-1513</text:p>
          </table:table-cell>
          <table:table-cell table:number-columns-repeated="99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782" calcext:value-type="float">
            <text:p>-1782</text:p>
          </table:table-cell>
          <table:table-cell table:number-columns-repeated="99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801" calcext:value-type="float">
            <text:p>-1801</text:p>
          </table:table-cell>
          <table:table-cell table:number-columns-repeated="99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827" calcext:value-type="float">
            <text:p>-1827</text:p>
          </table:table-cell>
          <table:table-cell table:number-columns-repeated="99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856" calcext:value-type="float">
            <text:p>-1856</text:p>
          </table:table-cell>
          <table:table-cell table:number-columns-repeated="99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879" calcext:value-type="float">
            <text:p>-1879</text:p>
          </table:table-cell>
          <table:table-cell table:number-columns-repeated="99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885" calcext:value-type="float">
            <text:p>-1885</text:p>
          </table:table-cell>
          <table:table-cell table:number-columns-repeated="99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874" calcext:value-type="float">
            <text:p>-1874</text:p>
          </table:table-cell>
          <table:table-cell table:number-columns-repeated="99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858" calcext:value-type="float">
            <text:p>-1858</text:p>
          </table:table-cell>
          <table:table-cell table:number-columns-repeated="99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838" calcext:value-type="float">
            <text:p>-1838</text:p>
          </table:table-cell>
          <table:table-cell table:number-columns-repeated="99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821" calcext:value-type="float">
            <text:p>-1821</text:p>
          </table:table-cell>
          <table:table-cell table:number-columns-repeated="99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797" calcext:value-type="float">
            <text:p>-1797</text:p>
          </table:table-cell>
          <table:table-cell table:number-columns-repeated="99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728" calcext:value-type="float">
            <text:p>-1728</text:p>
          </table:table-cell>
          <table:table-cell table:number-columns-repeated="99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491" calcext:value-type="float">
            <text:p>-1491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489" calcext:value-type="float">
            <text:p>-1489</text:p>
          </table:table-cell>
          <table:table-cell table:number-columns-repeated="99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787" calcext:value-type="float">
            <text:p>-1787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809" calcext:value-type="float">
            <text:p>-1809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837" calcext:value-type="float">
            <text:p>-1837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865" calcext:value-type="float">
            <text:p>-1865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881" calcext:value-type="float">
            <text:p>-1881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880" calcext:value-type="float">
            <text:p>-1880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865" calcext:value-type="float">
            <text:p>-1865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851" calcext:value-type="float">
            <text:p>-1851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835" calcext:value-type="float">
            <text:p>-1835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813" calcext:value-type="float">
            <text:p>-1813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787" calcext:value-type="float">
            <text:p>-1787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505" calcext:value-type="float">
            <text:p>-1505</text:p>
          </table:table-cell>
          <table:table-cell table:number-columns-repeated="99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485" calcext:value-type="float">
            <text:p>-1485</text:p>
          </table:table-cell>
          <table:table-cell table:number-columns-repeated="99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469" calcext:value-type="float">
            <text:p>-1469</text:p>
          </table:table-cell>
          <table:table-cell table:number-columns-repeated="99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499" calcext:value-type="float">
            <text:p>-1499</text:p>
          </table:table-cell>
          <table:table-cell table:number-columns-repeated="99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793" calcext:value-type="float">
            <text:p>-1793</text:p>
          </table:table-cell>
          <table:table-cell table:number-columns-repeated="99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816" calcext:value-type="float">
            <text:p>-1816</text:p>
          </table:table-cell>
          <table:table-cell table:number-columns-repeated="99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874" calcext:value-type="float">
            <text:p>-1874</text:p>
          </table:table-cell>
          <table:table-cell table:number-columns-repeated="99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884" calcext:value-type="float">
            <text:p>-1884</text:p>
          </table:table-cell>
          <table:table-cell table:number-columns-repeated="99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879" calcext:value-type="float">
            <text:p>-1879</text:p>
          </table:table-cell>
          <table:table-cell table:number-columns-repeated="99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862" calcext:value-type="float">
            <text:p>-1862</text:p>
          </table:table-cell>
          <table:table-cell table:number-columns-repeated="99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842" calcext:value-type="float">
            <text:p>-1842</text:p>
          </table:table-cell>
          <table:table-cell table:number-columns-repeated="99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834" calcext:value-type="float">
            <text:p>-1834</text:p>
          </table:table-cell>
          <table:table-cell table:number-columns-repeated="99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809" calcext:value-type="float">
            <text:p>-1809</text:p>
          </table:table-cell>
          <table:table-cell table:number-columns-repeated="99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783" calcext:value-type="float">
            <text:p>-1783</text:p>
          </table:table-cell>
          <table:table-cell table:number-columns-repeated="99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550" calcext:value-type="float">
            <text:p>-1550</text:p>
          </table:table-cell>
          <table:table-cell table:number-columns-repeated="99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525" calcext:value-type="float">
            <text:p>-1525</text:p>
          </table:table-cell>
          <table:table-cell table:number-columns-repeated="99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499" calcext:value-type="float">
            <text:p>-1499</text:p>
          </table:table-cell>
          <table:table-cell table:number-columns-repeated="99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513" calcext:value-type="float">
            <text:p>-1513</text:p>
          </table:table-cell>
          <table:table-cell table:number-columns-repeated="99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556" calcext:value-type="float">
            <text:p>-1556</text:p>
          </table:table-cell>
          <table:table-cell table:number-columns-repeated="99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589" calcext:value-type="float">
            <text:p>-1589</text:p>
          </table:table-cell>
          <table:table-cell table:number-columns-repeated="99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781" calcext:value-type="float">
            <text:p>-1781</text:p>
          </table:table-cell>
          <table:table-cell table:number-columns-repeated="99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800" calcext:value-type="float">
            <text:p>-1800</text:p>
          </table:table-cell>
          <table:table-cell table:number-columns-repeated="99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825" calcext:value-type="float">
            <text:p>-1825</text:p>
          </table:table-cell>
          <table:table-cell table:number-columns-repeated="99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856" calcext:value-type="float">
            <text:p>-1856</text:p>
          </table:table-cell>
          <table:table-cell table:number-columns-repeated="99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879" calcext:value-type="float">
            <text:p>-1879</text:p>
          </table:table-cell>
          <table:table-cell table:number-columns-repeated="99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884" calcext:value-type="float">
            <text:p>-1884</text:p>
          </table:table-cell>
          <table:table-cell table:number-columns-repeated="99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873" calcext:value-type="float">
            <text:p>-1873</text:p>
          </table:table-cell>
          <table:table-cell table:number-columns-repeated="99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857" calcext:value-type="float">
            <text:p>-1857</text:p>
          </table:table-cell>
          <table:table-cell table:number-columns-repeated="99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842" calcext:value-type="float">
            <text:p>-1842</text:p>
          </table:table-cell>
          <table:table-cell table:number-columns-repeated="99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827" calcext:value-type="float">
            <text:p>-1827</text:p>
          </table:table-cell>
          <table:table-cell table:number-columns-repeated="99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802" calcext:value-type="float">
            <text:p>-1802</text:p>
          </table:table-cell>
          <table:table-cell table:number-columns-repeated="99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710" calcext:value-type="float">
            <text:p>-1710</text:p>
          </table:table-cell>
          <table:table-cell table:number-columns-repeated="99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520" calcext:value-type="float">
            <text:p>-1520</text:p>
          </table:table-cell>
          <table:table-cell table:number-columns-repeated="99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497" calcext:value-type="float">
            <text:p>-1497</text:p>
          </table:table-cell>
          <table:table-cell table:number-columns-repeated="99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491" calcext:value-type="float">
            <text:p>-1491</text:p>
          </table:table-cell>
          <table:table-cell table:number-columns-repeated="99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790" calcext:value-type="float">
            <text:p>-1790</text:p>
          </table:table-cell>
          <table:table-cell table:number-columns-repeated="99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811" calcext:value-type="float">
            <text:p>-1811</text:p>
          </table:table-cell>
          <table:table-cell table:number-columns-repeated="99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838" calcext:value-type="float">
            <text:p>-1838</text:p>
          </table:table-cell>
          <table:table-cell table:number-columns-repeated="99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867" calcext:value-type="float">
            <text:p>-1867</text:p>
          </table:table-cell>
          <table:table-cell table:number-columns-repeated="99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885" calcext:value-type="float">
            <text:p>-1885</text:p>
          </table:table-cell>
          <table:table-cell table:number-columns-repeated="99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884" calcext:value-type="float">
            <text:p>-1884</text:p>
          </table:table-cell>
          <table:table-cell table:number-columns-repeated="99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869" calcext:value-type="float">
            <text:p>-1869</text:p>
          </table:table-cell>
          <table:table-cell table:number-columns-repeated="99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853" calcext:value-type="float">
            <text:p>-1853</text:p>
          </table:table-cell>
          <table:table-cell table:number-columns-repeated="99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821" calcext:value-type="float">
            <text:p>-1821</text:p>
          </table:table-cell>
          <table:table-cell table:number-columns-repeated="99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793" calcext:value-type="float">
            <text:p>-1793</text:p>
          </table:table-cell>
          <table:table-cell table:number-columns-repeated="99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728" calcext:value-type="float">
            <text:p>-1728</text:p>
          </table:table-cell>
          <table:table-cell table:number-columns-repeated="99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537" calcext:value-type="float">
            <text:p>-1537</text:p>
          </table:table-cell>
          <table:table-cell table:number-columns-repeated="99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510" calcext:value-type="float">
            <text:p>-1510</text:p>
          </table:table-cell>
          <table:table-cell table:number-columns-repeated="99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498" calcext:value-type="float">
            <text:p>-1498</text:p>
          </table:table-cell>
          <table:table-cell table:number-columns-repeated="99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697" calcext:value-type="float">
            <text:p>-1697</text:p>
          </table:table-cell>
          <table:table-cell table:number-columns-repeated="99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778" calcext:value-type="float">
            <text:p>-1778</text:p>
          </table:table-cell>
          <table:table-cell table:number-columns-repeated="99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794" calcext:value-type="float">
            <text:p>-1794</text:p>
          </table:table-cell>
          <table:table-cell table:number-columns-repeated="99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815" calcext:value-type="float">
            <text:p>-1815</text:p>
          </table:table-cell>
          <table:table-cell table:number-columns-repeated="99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873" calcext:value-type="float">
            <text:p>-1873</text:p>
          </table:table-cell>
          <table:table-cell table:number-columns-repeated="99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887" calcext:value-type="float">
            <text:p>-1887</text:p>
          </table:table-cell>
          <table:table-cell table:number-columns-repeated="99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882" calcext:value-type="float">
            <text:p>-1882</text:p>
          </table:table-cell>
          <table:table-cell table:number-columns-repeated="99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866" calcext:value-type="float">
            <text:p>-1866</text:p>
          </table:table-cell>
          <table:table-cell table:number-columns-repeated="99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842" calcext:value-type="float">
            <text:p>-1842</text:p>
          </table:table-cell>
          <table:table-cell table:number-columns-repeated="99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834" calcext:value-type="float">
            <text:p>-1834</text:p>
          </table:table-cell>
          <table:table-cell table:number-columns-repeated="99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812" calcext:value-type="float">
            <text:p>-1812</text:p>
          </table:table-cell>
          <table:table-cell table:number-columns-repeated="99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786" calcext:value-type="float">
            <text:p>-1786</text:p>
          </table:table-cell>
          <table:table-cell table:number-columns-repeated="99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618" calcext:value-type="float">
            <text:p>-1618</text:p>
          </table:table-cell>
          <table:table-cell table:number-columns-repeated="99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504" calcext:value-type="float">
            <text:p>-1504</text:p>
          </table:table-cell>
          <table:table-cell table:number-columns-repeated="99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485" calcext:value-type="float">
            <text:p>-1485</text:p>
          </table:table-cell>
          <table:table-cell table:number-columns-repeated="99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510" calcext:value-type="float">
            <text:p>-1510</text:p>
          </table:table-cell>
          <table:table-cell table:number-columns-repeated="99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551" calcext:value-type="float">
            <text:p>-1551</text:p>
          </table:table-cell>
          <table:table-cell table:number-columns-repeated="99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782" calcext:value-type="float">
            <text:p>-1782</text:p>
          </table:table-cell>
          <table:table-cell table:number-columns-repeated="99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800" calcext:value-type="float">
            <text:p>-1800</text:p>
          </table:table-cell>
          <table:table-cell table:number-columns-repeated="99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825" calcext:value-type="float">
            <text:p>-1825</text:p>
          </table:table-cell>
          <table:table-cell table:number-columns-repeated="99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855" calcext:value-type="float">
            <text:p>-1855</text:p>
          </table:table-cell>
          <table:table-cell table:number-columns-repeated="99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879" calcext:value-type="float">
            <text:p>-1879</text:p>
          </table:table-cell>
          <table:table-cell table:number-columns-repeated="99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886" calcext:value-type="float">
            <text:p>-1886</text:p>
          </table:table-cell>
          <table:table-cell table:number-columns-repeated="99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877" calcext:value-type="float">
            <text:p>-1877</text:p>
          </table:table-cell>
          <table:table-cell table:number-columns-repeated="99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861" calcext:value-type="float">
            <text:p>-1861</text:p>
          </table:table-cell>
          <table:table-cell table:number-columns-repeated="99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831" calcext:value-type="float">
            <text:p>-1831</text:p>
          </table:table-cell>
          <table:table-cell table:number-columns-repeated="99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806" calcext:value-type="float">
            <text:p>-1806</text:p>
          </table:table-cell>
          <table:table-cell table:number-columns-repeated="99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781" calcext:value-type="float">
            <text:p>-1781</text:p>
          </table:table-cell>
          <table:table-cell table:number-columns-repeated="99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645" calcext:value-type="float">
            <text:p>-1645</text:p>
          </table:table-cell>
          <table:table-cell table:number-columns-repeated="99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549" calcext:value-type="float">
            <text:p>-1549</text:p>
          </table:table-cell>
          <table:table-cell table:number-columns-repeated="99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524" calcext:value-type="float">
            <text:p>-1524</text:p>
          </table:table-cell>
          <table:table-cell table:number-columns-repeated="99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499" calcext:value-type="float">
            <text:p>-1499</text:p>
          </table:table-cell>
          <table:table-cell table:number-columns-repeated="99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469" calcext:value-type="float">
            <text:p>-1469</text:p>
          </table:table-cell>
          <table:table-cell table:number-columns-repeated="99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485" calcext:value-type="float">
            <text:p>-1485</text:p>
          </table:table-cell>
          <table:table-cell table:number-columns-repeated="99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786" calcext:value-type="float">
            <text:p>-1786</text:p>
          </table:table-cell>
          <table:table-cell table:number-columns-repeated="99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806" calcext:value-type="float">
            <text:p>-1806</text:p>
          </table:table-cell>
          <table:table-cell table:number-columns-repeated="99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833" calcext:value-type="float">
            <text:p>-1833</text:p>
          </table:table-cell>
          <table:table-cell table:number-columns-repeated="99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862" calcext:value-type="float">
            <text:p>-1862</text:p>
          </table:table-cell>
          <table:table-cell table:number-columns-repeated="99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881" calcext:value-type="float">
            <text:p>-1881</text:p>
          </table:table-cell>
          <table:table-cell table:number-columns-repeated="99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883" calcext:value-type="float">
            <text:p>-1883</text:p>
          </table:table-cell>
          <table:table-cell table:number-columns-repeated="99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870" calcext:value-type="float">
            <text:p>-1870</text:p>
          </table:table-cell>
          <table:table-cell table:number-columns-repeated="99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853" calcext:value-type="float">
            <text:p>-1853</text:p>
          </table:table-cell>
          <table:table-cell table:number-columns-repeated="99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840" calcext:value-type="float">
            <text:p>-1840</text:p>
          </table:table-cell>
          <table:table-cell table:number-columns-repeated="99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821" calcext:value-type="float">
            <text:p>-1821</text:p>
          </table:table-cell>
          <table:table-cell table:number-columns-repeated="99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796" calcext:value-type="float">
            <text:p>-1796</text:p>
          </table:table-cell>
          <table:table-cell table:number-columns-repeated="99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492" calcext:value-type="float">
            <text:p>-1492</text:p>
          </table:table-cell>
          <table:table-cell table:number-columns-repeated="99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465" calcext:value-type="float">
            <text:p>-1465</text:p>
          </table:table-cell>
          <table:table-cell table:number-columns-repeated="99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494" calcext:value-type="float">
            <text:p>-1494</text:p>
          </table:table-cell>
          <table:table-cell table:number-columns-repeated="99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627" calcext:value-type="float">
            <text:p>-1627</text:p>
          </table:table-cell>
          <table:table-cell table:number-columns-repeated="99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793" calcext:value-type="float">
            <text:p>-1793</text:p>
          </table:table-cell>
          <table:table-cell table:number-columns-repeated="99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816" calcext:value-type="float">
            <text:p>-1816</text:p>
          </table:table-cell>
          <table:table-cell table:number-columns-repeated="99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873" calcext:value-type="float">
            <text:p>-1873</text:p>
          </table:table-cell>
          <table:table-cell table:number-columns-repeated="99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887" calcext:value-type="float">
            <text:p>-1887</text:p>
          </table:table-cell>
          <table:table-cell table:number-columns-repeated="99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882" calcext:value-type="float">
            <text:p>-1882</text:p>
          </table:table-cell>
          <table:table-cell table:number-columns-repeated="99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869" calcext:value-type="float">
            <text:p>-1869</text:p>
          </table:table-cell>
          <table:table-cell table:number-columns-repeated="99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854" calcext:value-type="float">
            <text:p>-1854</text:p>
          </table:table-cell>
          <table:table-cell table:number-columns-repeated="99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839" calcext:value-type="float">
            <text:p>-1839</text:p>
          </table:table-cell>
          <table:table-cell table:number-columns-repeated="99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816" calcext:value-type="float">
            <text:p>-1816</text:p>
          </table:table-cell>
          <table:table-cell table:number-columns-repeated="99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790" calcext:value-type="float">
            <text:p>-1790</text:p>
          </table:table-cell>
          <table:table-cell table:number-columns-repeated="99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658" calcext:value-type="float">
            <text:p>-1658</text:p>
          </table:table-cell>
          <table:table-cell table:number-columns-repeated="99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485" calcext:value-type="float">
            <text:p>-1485</text:p>
          </table:table-cell>
          <table:table-cell table:number-columns-repeated="99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465" calcext:value-type="float">
            <text:p>-1465</text:p>
          </table:table-cell>
          <table:table-cell table:number-columns-repeated="99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505" calcext:value-type="float">
            <text:p>-1505</text:p>
          </table:table-cell>
          <table:table-cell table:number-columns-repeated="99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548" calcext:value-type="float">
            <text:p>-1548</text:p>
          </table:table-cell>
          <table:table-cell table:number-columns-repeated="9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778" calcext:value-type="float">
            <text:p>-1778</text:p>
          </table:table-cell>
          <table:table-cell table:number-columns-repeated="99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796" calcext:value-type="float">
            <text:p>-1796</text:p>
          </table:table-cell>
          <table:table-cell table:number-columns-repeated="99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820" calcext:value-type="float">
            <text:p>-1820</text:p>
          </table:table-cell>
          <table:table-cell table:number-columns-repeated="99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851" calcext:value-type="float">
            <text:p>-1851</text:p>
          </table:table-cell>
          <table:table-cell table:number-columns-repeated="99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876" calcext:value-type="float">
            <text:p>-1876</text:p>
          </table:table-cell>
          <table:table-cell table:number-columns-repeated="99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885" calcext:value-type="float">
            <text:p>-1885</text:p>
          </table:table-cell>
          <table:table-cell table:number-columns-repeated="99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877" calcext:value-type="float">
            <text:p>-1877</text:p>
          </table:table-cell>
          <table:table-cell table:number-columns-repeated="99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860" calcext:value-type="float">
            <text:p>-1860</text:p>
          </table:table-cell>
          <table:table-cell table:number-columns-repeated="99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842" calcext:value-type="float">
            <text:p>-1842</text:p>
          </table:table-cell>
          <table:table-cell table:number-columns-repeated="99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830" calcext:value-type="float">
            <text:p>-1830</text:p>
          </table:table-cell>
          <table:table-cell table:number-columns-repeated="99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804" calcext:value-type="float">
            <text:p>-1804</text:p>
          </table:table-cell>
          <table:table-cell table:number-columns-repeated="99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779" calcext:value-type="float">
            <text:p>-1779</text:p>
          </table:table-cell>
          <table:table-cell table:number-columns-repeated="99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717" calcext:value-type="float">
            <text:p>-1717</text:p>
          </table:table-cell>
          <table:table-cell table:number-columns-repeated="99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549" calcext:value-type="float">
            <text:p>-1549</text:p>
          </table:table-cell>
          <table:table-cell table:number-columns-repeated="99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524" calcext:value-type="float">
            <text:p>-1524</text:p>
          </table:table-cell>
          <table:table-cell table:number-columns-repeated="99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498" calcext:value-type="float">
            <text:p>-1498</text:p>
          </table:table-cell>
          <table:table-cell table:number-columns-repeated="99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556" calcext:value-type="float">
            <text:p>-1556</text:p>
          </table:table-cell>
          <table:table-cell table:number-columns-repeated="99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783" calcext:value-type="float">
            <text:p>-1783</text:p>
          </table:table-cell>
          <table:table-cell table:number-columns-repeated="99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803" calcext:value-type="float">
            <text:p>-1803</text:p>
          </table:table-cell>
          <table:table-cell table:number-columns-repeated="99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829" calcext:value-type="float">
            <text:p>-1829</text:p>
          </table:table-cell>
          <table:table-cell table:number-columns-repeated="99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860" calcext:value-type="float">
            <text:p>-1860</text:p>
          </table:table-cell>
          <table:table-cell table:number-columns-repeated="99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880" calcext:value-type="float">
            <text:p>-1880</text:p>
          </table:table-cell>
          <table:table-cell table:number-columns-repeated="99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884" calcext:value-type="float">
            <text:p>-1884</text:p>
          </table:table-cell>
          <table:table-cell table:number-columns-repeated="99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875" calcext:value-type="float">
            <text:p>-1875</text:p>
          </table:table-cell>
          <table:table-cell table:number-columns-repeated="99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859" calcext:value-type="float">
            <text:p>-1859</text:p>
          </table:table-cell>
          <table:table-cell table:number-columns-repeated="99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841" calcext:value-type="float">
            <text:p>-1841</text:p>
          </table:table-cell>
          <table:table-cell table:number-columns-repeated="99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822" calcext:value-type="float">
            <text:p>-1822</text:p>
          </table:table-cell>
          <table:table-cell table:number-columns-repeated="99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797" calcext:value-type="float">
            <text:p>-1797</text:p>
          </table:table-cell>
          <table:table-cell table:number-columns-repeated="99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672" calcext:value-type="float">
            <text:p>-1672</text:p>
          </table:table-cell>
          <table:table-cell table:number-columns-repeated="99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515" calcext:value-type="float">
            <text:p>-1515</text:p>
          </table:table-cell>
          <table:table-cell table:number-columns-repeated="99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493" calcext:value-type="float">
            <text:p>-1493</text:p>
          </table:table-cell>
          <table:table-cell table:number-columns-repeated="99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465" calcext:value-type="float">
            <text:p>-1465</text:p>
          </table:table-cell>
          <table:table-cell table:number-columns-repeated="99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489" calcext:value-type="float">
            <text:p>-1489</text:p>
          </table:table-cell>
          <table:table-cell table:number-columns-repeated="99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529" calcext:value-type="float">
            <text:p>-1529</text:p>
          </table:table-cell>
          <table:table-cell table:number-columns-repeated="99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622" calcext:value-type="float">
            <text:p>-1622</text:p>
          </table:table-cell>
          <table:table-cell table:number-columns-repeated="99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788" calcext:value-type="float">
            <text:p>-1788</text:p>
          </table:table-cell>
          <table:table-cell table:number-columns-repeated="99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810" calcext:value-type="float">
            <text:p>-1810</text:p>
          </table:table-cell>
          <table:table-cell table:number-columns-repeated="99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837" calcext:value-type="float">
            <text:p>-1837</text:p>
          </table:table-cell>
          <table:table-cell table:number-columns-repeated="99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865" calcext:value-type="float">
            <text:p>-1865</text:p>
          </table:table-cell>
          <table:table-cell table:number-columns-repeated="99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882" calcext:value-type="float">
            <text:p>-1882</text:p>
          </table:table-cell>
          <table:table-cell table:number-columns-repeated="99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881" calcext:value-type="float">
            <text:p>-1881</text:p>
          </table:table-cell>
          <table:table-cell table:number-columns-repeated="99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867" calcext:value-type="float">
            <text:p>-1867</text:p>
          </table:table-cell>
          <table:table-cell table:number-columns-repeated="99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833" calcext:value-type="float">
            <text:p>-1833</text:p>
          </table:table-cell>
          <table:table-cell table:number-columns-repeated="99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812" calcext:value-type="float">
            <text:p>-1812</text:p>
          </table:table-cell>
          <table:table-cell table:number-columns-repeated="99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787" calcext:value-type="float">
            <text:p>-1787</text:p>
          </table:table-cell>
          <table:table-cell table:number-columns-repeated="99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506" calcext:value-type="float">
            <text:p>-1506</text:p>
          </table:table-cell>
          <table:table-cell table:number-columns-repeated="99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486" calcext:value-type="float">
            <text:p>-1486</text:p>
          </table:table-cell>
          <table:table-cell table:number-columns-repeated="99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498" calcext:value-type="float">
            <text:p>-1498</text:p>
          </table:table-cell>
          <table:table-cell table:number-columns-repeated="99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793" calcext:value-type="float">
            <text:p>-1793</text:p>
          </table:table-cell>
          <table:table-cell table:number-columns-repeated="99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816" calcext:value-type="float">
            <text:p>-1816</text:p>
          </table:table-cell>
          <table:table-cell table:number-columns-repeated="99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871" calcext:value-type="float">
            <text:p>-1871</text:p>
          </table:table-cell>
          <table:table-cell table:number-columns-repeated="99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883" calcext:value-type="float">
            <text:p>-1883</text:p>
          </table:table-cell>
          <table:table-cell table:number-columns-repeated="99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878" calcext:value-type="float">
            <text:p>-1878</text:p>
          </table:table-cell>
          <table:table-cell table:number-columns-repeated="99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862" calcext:value-type="float">
            <text:p>-1862</text:p>
          </table:table-cell>
          <table:table-cell table:number-columns-repeated="99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842" calcext:value-type="float">
            <text:p>-1842</text:p>
          </table:table-cell>
          <table:table-cell table:number-columns-repeated="99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842" calcext:value-type="float">
            <text:p>-1842</text:p>
          </table:table-cell>
          <table:table-cell table:number-columns-repeated="99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841" calcext:value-type="float">
            <text:p>-1841</text:p>
          </table:table-cell>
          <table:table-cell table:number-columns-repeated="99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828" calcext:value-type="float">
            <text:p>-1828</text:p>
          </table:table-cell>
          <table:table-cell table:number-columns-repeated="99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806" calcext:value-type="float">
            <text:p>-1806</text:p>
          </table:table-cell>
          <table:table-cell table:number-columns-repeated="99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781" calcext:value-type="float">
            <text:p>-1781</text:p>
          </table:table-cell>
          <table:table-cell table:number-columns-repeated="99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549" calcext:value-type="float">
            <text:p>-1549</text:p>
          </table:table-cell>
          <table:table-cell table:number-columns-repeated="99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498" calcext:value-type="float">
            <text:p>-1498</text:p>
          </table:table-cell>
          <table:table-cell table:number-columns-repeated="99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467" calcext:value-type="float">
            <text:p>-1467</text:p>
          </table:table-cell>
          <table:table-cell table:number-columns-repeated="99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512" calcext:value-type="float">
            <text:p>-1512</text:p>
          </table:table-cell>
          <table:table-cell table:number-columns-repeated="99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554" calcext:value-type="float">
            <text:p>-1554</text:p>
          </table:table-cell>
          <table:table-cell table:number-columns-repeated="99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781" calcext:value-type="float">
            <text:p>-1781</text:p>
          </table:table-cell>
          <table:table-cell table:number-columns-repeated="99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799" calcext:value-type="float">
            <text:p>-1799</text:p>
          </table:table-cell>
          <table:table-cell table:number-columns-repeated="99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824" calcext:value-type="float">
            <text:p>-1824</text:p>
          </table:table-cell>
          <table:table-cell table:number-columns-repeated="99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854" calcext:value-type="float">
            <text:p>-1854</text:p>
          </table:table-cell>
          <table:table-cell table:number-columns-repeated="99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877" calcext:value-type="float">
            <text:p>-1877</text:p>
          </table:table-cell>
          <table:table-cell table:number-columns-repeated="99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884" calcext:value-type="float">
            <text:p>-1884</text:p>
          </table:table-cell>
          <table:table-cell table:number-columns-repeated="99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874" calcext:value-type="float">
            <text:p>-1874</text:p>
          </table:table-cell>
          <table:table-cell table:number-columns-repeated="99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857" calcext:value-type="float">
            <text:p>-1857</text:p>
          </table:table-cell>
          <table:table-cell table:number-columns-repeated="99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842" calcext:value-type="float">
            <text:p>-1842</text:p>
          </table:table-cell>
          <table:table-cell table:number-columns-repeated="99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825" calcext:value-type="float">
            <text:p>-1825</text:p>
          </table:table-cell>
          <table:table-cell table:number-columns-repeated="99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800" calcext:value-type="float">
            <text:p>-1800</text:p>
          </table:table-cell>
          <table:table-cell table:number-columns-repeated="99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675" calcext:value-type="float">
            <text:p>-1675</text:p>
          </table:table-cell>
          <table:table-cell table:number-columns-repeated="99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543" calcext:value-type="float">
            <text:p>-1543</text:p>
          </table:table-cell>
          <table:table-cell table:number-columns-repeated="99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519" calcext:value-type="float">
            <text:p>-1519</text:p>
          </table:table-cell>
          <table:table-cell table:number-columns-repeated="99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495" calcext:value-type="float">
            <text:p>-1495</text:p>
          </table:table-cell>
          <table:table-cell table:number-columns-repeated="99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486" calcext:value-type="float">
            <text:p>-1486</text:p>
          </table:table-cell>
          <table:table-cell table:number-columns-repeated="99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524" calcext:value-type="float">
            <text:p>-1524</text:p>
          </table:table-cell>
          <table:table-cell table:number-columns-repeated="99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784" calcext:value-type="float">
            <text:p>-1784</text:p>
          </table:table-cell>
          <table:table-cell table:number-columns-repeated="99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806" calcext:value-type="float">
            <text:p>-1806</text:p>
          </table:table-cell>
          <table:table-cell table:number-columns-repeated="99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834" calcext:value-type="float">
            <text:p>-1834</text:p>
          </table:table-cell>
          <table:table-cell table:number-columns-repeated="99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862" calcext:value-type="float">
            <text:p>-1862</text:p>
          </table:table-cell>
          <table:table-cell table:number-columns-repeated="99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881" calcext:value-type="float">
            <text:p>-1881</text:p>
          </table:table-cell>
          <table:table-cell table:number-columns-repeated="99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882" calcext:value-type="float">
            <text:p>-1882</text:p>
          </table:table-cell>
          <table:table-cell table:number-columns-repeated="99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869" calcext:value-type="float">
            <text:p>-1869</text:p>
          </table:table-cell>
          <table:table-cell table:number-columns-repeated="99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853" calcext:value-type="float">
            <text:p>-1853</text:p>
          </table:table-cell>
          <table:table-cell table:number-columns-repeated="99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835" calcext:value-type="float">
            <text:p>-1835</text:p>
          </table:table-cell>
          <table:table-cell table:number-columns-repeated="99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815" calcext:value-type="float">
            <text:p>-1815</text:p>
          </table:table-cell>
          <table:table-cell table:number-columns-repeated="99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791" calcext:value-type="float">
            <text:p>-1791</text:p>
          </table:table-cell>
          <table:table-cell table:number-columns-repeated="99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769" calcext:value-type="float">
            <text:p>-1769</text:p>
          </table:table-cell>
          <table:table-cell table:number-columns-repeated="99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663" calcext:value-type="float">
            <text:p>-1663</text:p>
          </table:table-cell>
          <table:table-cell table:number-columns-repeated="99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498" calcext:value-type="float">
            <text:p>-1498</text:p>
          </table:table-cell>
          <table:table-cell table:number-columns-repeated="99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652" calcext:value-type="float">
            <text:p>-1652</text:p>
          </table:table-cell>
          <table:table-cell table:number-columns-repeated="99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692" calcext:value-type="float">
            <text:p>-1692</text:p>
          </table:table-cell>
          <table:table-cell table:number-columns-repeated="99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728" calcext:value-type="float">
            <text:p>-1728</text:p>
          </table:table-cell>
          <table:table-cell table:number-columns-repeated="99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790" calcext:value-type="float">
            <text:p>-1790</text:p>
          </table:table-cell>
          <table:table-cell table:number-columns-repeated="99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812" calcext:value-type="float">
            <text:p>-1812</text:p>
          </table:table-cell>
          <table:table-cell table:number-columns-repeated="998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841" calcext:value-type="float">
            <text:p>-1841</text:p>
          </table:table-cell>
          <table:table-cell table:number-columns-repeated="99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869" calcext:value-type="float">
            <text:p>-1869</text:p>
          </table:table-cell>
          <table:table-cell table:number-columns-repeated="99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884" calcext:value-type="float">
            <text:p>-1884</text:p>
          </table:table-cell>
          <table:table-cell table:number-columns-repeated="998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881" calcext:value-type="float">
            <text:p>-1881</text:p>
          </table:table-cell>
          <table:table-cell table:number-columns-repeated="99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866" calcext:value-type="float">
            <text:p>-1866</text:p>
          </table:table-cell>
          <table:table-cell table:number-columns-repeated="99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833" calcext:value-type="float">
            <text:p>-1833</text:p>
          </table:table-cell>
          <table:table-cell table:number-columns-repeated="99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811" calcext:value-type="float">
            <text:p>-1811</text:p>
          </table:table-cell>
          <table:table-cell table:number-columns-repeated="99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787" calcext:value-type="float">
            <text:p>-1787</text:p>
          </table:table-cell>
          <table:table-cell table:number-columns-repeated="99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530" calcext:value-type="float">
            <text:p>-1530</text:p>
          </table:table-cell>
          <table:table-cell table:number-columns-repeated="99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504" calcext:value-type="float">
            <text:p>-1504</text:p>
          </table:table-cell>
          <table:table-cell table:number-columns-repeated="99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485" calcext:value-type="float">
            <text:p>-1485</text:p>
          </table:table-cell>
          <table:table-cell table:number-columns-repeated="99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510" calcext:value-type="float">
            <text:p>-1510</text:p>
          </table:table-cell>
          <table:table-cell table:number-columns-repeated="99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551" calcext:value-type="float">
            <text:p>-1551</text:p>
          </table:table-cell>
          <table:table-cell table:number-columns-repeated="998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616" calcext:value-type="float">
            <text:p>-1616</text:p>
          </table:table-cell>
          <table:table-cell table:number-columns-repeated="99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780" calcext:value-type="float">
            <text:p>-1780</text:p>
          </table:table-cell>
          <table:table-cell table:number-columns-repeated="99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799" calcext:value-type="float">
            <text:p>-1799</text:p>
          </table:table-cell>
          <table:table-cell table:number-columns-repeated="99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824" calcext:value-type="float">
            <text:p>-1824</text:p>
          </table:table-cell>
          <table:table-cell table:number-columns-repeated="99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853" calcext:value-type="float">
            <text:p>-1853</text:p>
          </table:table-cell>
          <table:table-cell table:number-columns-repeated="99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877" calcext:value-type="float">
            <text:p>-1877</text:p>
          </table:table-cell>
          <table:table-cell table:number-columns-repeated="99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885" calcext:value-type="float">
            <text:p>-1885</text:p>
          </table:table-cell>
          <table:table-cell table:number-columns-repeated="99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876" calcext:value-type="float">
            <text:p>-1876</text:p>
          </table:table-cell>
          <table:table-cell table:number-columns-repeated="99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860" calcext:value-type="float">
            <text:p>-1860</text:p>
          </table:table-cell>
          <table:table-cell table:number-columns-repeated="99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829" calcext:value-type="float">
            <text:p>-1829</text:p>
          </table:table-cell>
          <table:table-cell table:number-columns-repeated="99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802" calcext:value-type="float">
            <text:p>-1802</text:p>
          </table:table-cell>
          <table:table-cell table:number-columns-repeated="998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759" calcext:value-type="float">
            <text:p>-1759</text:p>
          </table:table-cell>
          <table:table-cell table:number-columns-repeated="99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577" calcext:value-type="float">
            <text:p>-1577</text:p>
          </table:table-cell>
          <table:table-cell table:number-columns-repeated="99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549" calcext:value-type="float">
            <text:p>-1549</text:p>
          </table:table-cell>
          <table:table-cell table:number-columns-repeated="99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523" calcext:value-type="float">
            <text:p>-1523</text:p>
          </table:table-cell>
          <table:table-cell table:number-columns-repeated="99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498" calcext:value-type="float">
            <text:p>-1498</text:p>
          </table:table-cell>
          <table:table-cell table:number-columns-repeated="99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485" calcext:value-type="float">
            <text:p>-1485</text:p>
          </table:table-cell>
          <table:table-cell table:number-columns-repeated="99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469" calcext:value-type="float">
            <text:p>-1469</text:p>
          </table:table-cell>
          <table:table-cell table:number-columns-repeated="99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486" calcext:value-type="float">
            <text:p>-1486</text:p>
          </table:table-cell>
          <table:table-cell table:number-columns-repeated="99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677" calcext:value-type="float">
            <text:p>-1677</text:p>
          </table:table-cell>
          <table:table-cell table:number-columns-repeated="99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785" calcext:value-type="float">
            <text:p>-1785</text:p>
          </table:table-cell>
          <table:table-cell table:number-columns-repeated="99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806" calcext:value-type="float">
            <text:p>-1806</text:p>
          </table:table-cell>
          <table:table-cell table:number-columns-repeated="99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833" calcext:value-type="float">
            <text:p>-1833</text:p>
          </table:table-cell>
          <table:table-cell table:number-columns-repeated="99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862" calcext:value-type="float">
            <text:p>-1862</text:p>
          </table:table-cell>
          <table:table-cell table:number-columns-repeated="99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882" calcext:value-type="float">
            <text:p>-1882</text:p>
          </table:table-cell>
          <table:table-cell table:number-columns-repeated="99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884" calcext:value-type="float">
            <text:p>-1884</text:p>
          </table:table-cell>
          <table:table-cell table:number-columns-repeated="99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872" calcext:value-type="float">
            <text:p>-1872</text:p>
          </table:table-cell>
          <table:table-cell table:number-columns-repeated="99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855" calcext:value-type="float">
            <text:p>-1855</text:p>
          </table:table-cell>
          <table:table-cell table:number-columns-repeated="99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839" calcext:value-type="float">
            <text:p>-1839</text:p>
          </table:table-cell>
          <table:table-cell table:number-columns-repeated="99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821" calcext:value-type="float">
            <text:p>-1821</text:p>
          </table:table-cell>
          <table:table-cell table:number-columns-repeated="99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794" calcext:value-type="float">
            <text:p>-1794</text:p>
          </table:table-cell>
          <table:table-cell table:number-columns-repeated="99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706" calcext:value-type="float">
            <text:p>-1706</text:p>
          </table:table-cell>
          <table:table-cell table:number-columns-repeated="99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669" calcext:value-type="float">
            <text:p>-1669</text:p>
          </table:table-cell>
          <table:table-cell table:number-columns-repeated="99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559" calcext:value-type="float">
            <text:p>-1559</text:p>
          </table:table-cell>
          <table:table-cell table:number-columns-repeated="99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513" calcext:value-type="float">
            <text:p>-1513</text:p>
          </table:table-cell>
          <table:table-cell table:number-columns-repeated="99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491" calcext:value-type="float">
            <text:p>-1491</text:p>
          </table:table-cell>
          <table:table-cell table:number-columns-repeated="99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467" calcext:value-type="float">
            <text:p>-1467</text:p>
          </table:table-cell>
          <table:table-cell table:number-columns-repeated="99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491" calcext:value-type="float">
            <text:p>-1491</text:p>
          </table:table-cell>
          <table:table-cell table:number-columns-repeated="99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532" calcext:value-type="float">
            <text:p>-1532</text:p>
          </table:table-cell>
          <table:table-cell table:number-columns-repeated="99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650" calcext:value-type="float">
            <text:p>-1650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Data Start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float" office:value="-1703" calcext:value-type="float">
            <text:p>-1703</text:p>
          </table:table-cell>
          <table:table-cell office:value-type="float" office:value="-1667" calcext:value-type="float">
            <text:p>-1667</text:p>
          </table:table-cell>
          <table:table-cell office:value-type="float" office:value="-1629" calcext:value-type="float">
            <text:p>-1629</text:p>
          </table:table-cell>
          <table:table-cell office:value-type="float" office:value="-1601" calcext:value-type="float">
            <text:p>-1601</text:p>
          </table:table-cell>
          <table:table-cell office:value-type="float" office:value="-1584" calcext:value-type="float">
            <text:p>-1584</text:p>
          </table:table-cell>
          <table:table-cell office:value-type="float" office:value="-1572" calcext:value-type="float">
            <text:p>-1572</text:p>
          </table:table-cell>
          <table:table-cell office:value-type="float" office:value="-1558" calcext:value-type="float">
            <text:p>-1558</text:p>
          </table:table-cell>
          <table:table-cell office:value-type="float" office:value="-1537" calcext:value-type="float">
            <text:p>-1537</text:p>
          </table:table-cell>
          <table:table-cell office:value-type="float" office:value="-1512" calcext:value-type="float">
            <text:p>-1512</text:p>
          </table:table-cell>
          <table:table-cell office:value-type="float" office:value="-1490" calcext:value-type="float">
            <text:p>-1490</text:p>
          </table:table-cell>
          <table:table-cell table:number-columns-repeated="2" office:value-type="float" office:value="-1478" calcext:value-type="float">
            <text:p>-1478</text:p>
          </table:table-cell>
          <table:table-cell office:value-type="float" office:value="-1482" calcext:value-type="float">
            <text:p>-1482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1" calcext:value-type="float">
            <text:p>-1471</text:p>
          </table:table-cell>
          <table:table-cell office:value-type="float" office:value="-1464" calcext:value-type="float">
            <text:p>-1464</text:p>
          </table:table-cell>
          <table:table-cell office:value-type="float" office:value="-1468" calcext:value-type="float">
            <text:p>-1468</text:p>
          </table:table-cell>
          <table:table-cell office:value-type="float" office:value="-1493" calcext:value-type="float">
            <text:p>-1493</text:p>
          </table:table-cell>
          <table:table-cell office:value-type="float" office:value="-1534" calcext:value-type="float">
            <text:p>-1534</text:p>
          </table:table-cell>
          <table:table-cell office:value-type="float" office:value="-1573" calcext:value-type="float">
            <text:p>-1573</text:p>
          </table:table-cell>
          <table:table-cell office:value-type="float" office:value="-1600" calcext:value-type="float">
            <text:p>-1600</text:p>
          </table:table-cell>
          <table:table-cell table:number-columns-repeated="2" office:value-type="float" office:value="-1611" calcext:value-type="float">
            <text:p>-1611</text:p>
          </table:table-cell>
          <table:table-cell office:value-type="float" office:value="-1612" calcext:value-type="float">
            <text:p>-1612</text:p>
          </table:table-cell>
          <table:table-cell office:value-type="float" office:value="-1623" calcext:value-type="float">
            <text:p>-1623</text:p>
          </table:table-cell>
          <table:table-cell office:value-type="float" office:value="-1650" calcext:value-type="float">
            <text:p>-1650</text:p>
          </table:table-cell>
          <table:table-cell office:value-type="float" office:value="-1688" calcext:value-type="float">
            <text:p>-1688</text:p>
          </table:table-cell>
          <table:table-cell office:value-type="float" office:value="-1724" calcext:value-type="float">
            <text:p>-1724</text:p>
          </table:table-cell>
          <table:table-cell office:value-type="float" office:value="-1752" calcext:value-type="float">
            <text:p>-1752</text:p>
          </table:table-cell>
          <table:table-cell office:value-type="float" office:value="-1772" calcext:value-type="float">
            <text:p>-1772</text:p>
          </table:table-cell>
          <table:table-cell office:value-type="float" office:value="-1790" calcext:value-type="float">
            <text:p>-1790</text:p>
          </table:table-cell>
          <table:table-cell office:value-type="float" office:value="-1813" calcext:value-type="float">
            <text:p>-1813</text:p>
          </table:table-cell>
          <table:table-cell office:value-type="float" office:value="-1841" calcext:value-type="float">
            <text:p>-1841</text:p>
          </table:table-cell>
          <table:table-cell office:value-type="float" office:value="-1869" calcext:value-type="float">
            <text:p>-1869</text:p>
          </table:table-cell>
          <table:table-cell office:value-type="float" office:value="-1884" calcext:value-type="float">
            <text:p>-1884</text:p>
          </table:table-cell>
          <table:table-cell office:value-type="float" office:value="-1881" calcext:value-type="float">
            <text:p>-1881</text:p>
          </table:table-cell>
          <table:table-cell office:value-type="float" office:value="-1865" calcext:value-type="float">
            <text:p>-1865</text:p>
          </table:table-cell>
          <table:table-cell office:value-type="float" office:value="-1850" calcext:value-type="float">
            <text:p>-1850</text:p>
          </table:table-cell>
          <table:table-cell table:number-columns-repeated="2" office:value-type="float" office:value="-1844" calcext:value-type="float">
            <text:p>-1844</text:p>
          </table:table-cell>
          <table:table-cell office:value-type="float" office:value="-1843" calcext:value-type="float">
            <text:p>-1843</text:p>
          </table:table-cell>
          <table:table-cell office:value-type="float" office:value="-1833" calcext:value-type="float">
            <text:p>-1833</text:p>
          </table:table-cell>
          <table:table-cell office:value-type="float" office:value="-1811" calcext:value-type="float">
            <text:p>-1811</text:p>
          </table:table-cell>
          <table:table-cell office:value-type="float" office:value="-1786" calcext:value-type="float">
            <text:p>-1786</text:p>
          </table:table-cell>
          <table:table-cell office:value-type="float" office:value="-1765" calcext:value-type="float">
            <text:p>-1765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5" calcext:value-type="float">
            <text:p>-1745</text:p>
          </table:table-cell>
          <table:table-cell office:value-type="float" office:value="-1737" calcext:value-type="float">
            <text:p>-1737</text:p>
          </table:table-cell>
          <table:table-cell office:value-type="float" office:value="-1719" calcext:value-type="float">
            <text:p>-1719</text:p>
          </table:table-cell>
          <table:table-cell office:value-type="float" office:value="-1691" calcext:value-type="float">
            <text:p>-1691</text:p>
          </table:table-cell>
          <table:table-cell office:value-type="float" office:value="-1653" calcext:value-type="float">
            <text:p>-1653</text:p>
          </table:table-cell>
          <table:table-cell office:value-type="float" office:value="-1618" calcext:value-type="float">
            <text:p>-1618</text:p>
          </table:table-cell>
          <table:table-cell office:value-type="float" office:value="-1594" calcext:value-type="float">
            <text:p>-1594</text:p>
          </table:table-cell>
          <table:table-cell office:value-type="float" office:value="-1579" calcext:value-type="float">
            <text:p>-1579</text:p>
          </table:table-cell>
          <table:table-cell office:value-type="float" office:value="-1566" calcext:value-type="float">
            <text:p>-1566</text:p>
          </table:table-cell>
          <table:table-cell office:value-type="float" office:value="-1550" calcext:value-type="float">
            <text:p>-1550</text:p>
          </table:table-cell>
          <table:table-cell office:value-type="float" office:value="-1528" calcext:value-type="float">
            <text:p>-1528</text:p>
          </table:table-cell>
          <table:table-cell office:value-type="float" office:value="-1502" calcext:value-type="float">
            <text:p>-1502</text:p>
          </table:table-cell>
          <table:table-cell office:value-type="float" office:value="-1483" calcext:value-type="float">
            <text:p>-1483</text:p>
          </table:table-cell>
          <table:table-cell office:value-type="float" office:value="-1476" calcext:value-type="float">
            <text:p>-1476</text:p>
          </table:table-cell>
          <table:table-cell office:value-type="float" office:value="-1478" calcext:value-type="float">
            <text:p>-1478</text:p>
          </table:table-cell>
          <table:table-cell office:value-type="float" office:value="-1482" calcext:value-type="float">
            <text:p>-1482</text:p>
          </table:table-cell>
          <table:table-cell office:value-type="float" office:value="-1478" calcext:value-type="float">
            <text:p>-1478</text:p>
          </table:table-cell>
          <table:table-cell office:value-type="float" office:value="-1466" calcext:value-type="float">
            <text:p>-1466</text:p>
          </table:table-cell>
          <table:table-cell office:value-type="float" office:value="-1460" calcext:value-type="float">
            <text:p>-1460</text:p>
          </table:table-cell>
          <table:table-cell office:value-type="float" office:value="-1470" calcext:value-type="float">
            <text:p>-1470</text:p>
          </table:table-cell>
          <table:table-cell office:value-type="float" office:value="-1502" calcext:value-type="float">
            <text:p>-1502</text:p>
          </table:table-cell>
          <table:table-cell office:value-type="float" office:value="-1544" calcext:value-type="float">
            <text:p>-1544</text:p>
          </table:table-cell>
          <table:table-cell office:value-type="float" office:value="-1580" calcext:value-type="float">
            <text:p>-1580</text:p>
          </table:table-cell>
          <table:table-cell office:value-type="float" office:value="-1603" calcext:value-type="float">
            <text:p>-1603</text:p>
          </table:table-cell>
          <table:table-cell table:number-columns-repeated="2" office:value-type="float" office:value="-1608" calcext:value-type="float">
            <text:p>-1608</text:p>
          </table:table-cell>
          <table:table-cell office:value-type="float" office:value="-1612" calcext:value-type="float">
            <text:p>-1612</text:p>
          </table:table-cell>
          <table:table-cell office:value-type="float" office:value="-1628" calcext:value-type="float">
            <text:p>-1628</text:p>
          </table:table-cell>
          <table:table-cell office:value-type="float" office:value="-1658" calcext:value-type="float">
            <text:p>-1658</text:p>
          </table:table-cell>
          <table:table-cell office:value-type="float" office:value="-1699" calcext:value-type="float">
            <text:p>-1699</text:p>
          </table:table-cell>
          <table:table-cell office:value-type="float" office:value="-1732" calcext:value-type="float">
            <text:p>-1732</text:p>
          </table:table-cell>
          <table:table-cell office:value-type="float" office:value="-1756" calcext:value-type="float">
            <text:p>-1756</text:p>
          </table:table-cell>
          <table:table-cell office:value-type="float" office:value="-1773" calcext:value-type="float">
            <text:p>-1773</text:p>
          </table:table-cell>
          <table:table-cell office:value-type="float" office:value="-1791" calcext:value-type="float">
            <text:p>-1791</text:p>
          </table:table-cell>
          <table:table-cell office:value-type="float" office:value="-1816" calcext:value-type="float">
            <text:p>-1816</text:p>
          </table:table-cell>
          <table:table-cell office:value-type="float" office:value="-1848" calcext:value-type="float">
            <text:p>-1848</text:p>
          </table:table-cell>
          <table:table-cell office:value-type="float" office:value="-1875" calcext:value-type="float">
            <text:p>-1875</text:p>
          </table:table-cell>
          <table:table-cell office:value-type="float" office:value="-1885" calcext:value-type="float">
            <text:p>-1885</text:p>
          </table:table-cell>
          <table:table-cell office:value-type="float" office:value="-1876" calcext:value-type="float">
            <text:p>-1876</text:p>
          </table:table-cell>
          <table:table-cell office:value-type="float" office:value="-1859" calcext:value-type="float">
            <text:p>-1859</text:p>
          </table:table-cell>
          <table:table-cell office:value-type="float" office:value="-1845" calcext:value-type="float">
            <text:p>-1845</text:p>
          </table:table-cell>
          <table:table-cell office:value-type="float" office:value="-1841" calcext:value-type="float">
            <text:p>-1841</text:p>
          </table:table-cell>
          <table:table-cell office:value-type="float" office:value="-1843" calcext:value-type="float">
            <text:p>-1843</text:p>
          </table:table-cell>
          <table:table-cell office:value-type="float" office:value="-1841" calcext:value-type="float">
            <text:p>-1841</text:p>
          </table:table-cell>
          <table:table-cell office:value-type="float" office:value="-1827" calcext:value-type="float">
            <text:p>-1827</text:p>
          </table:table-cell>
          <table:table-cell office:value-type="float" office:value="-1802" calcext:value-type="float">
            <text:p>-1802</text:p>
          </table:table-cell>
          <table:table-cell office:value-type="float" office:value="-1776" calcext:value-type="float">
            <text:p>-1776</text:p>
          </table:table-cell>
          <table:table-cell office:value-type="float" office:value="-1756" calcext:value-type="float">
            <text:p>-1756</text:p>
          </table:table-cell>
          <table:table-cell office:value-type="float" office:value="-1746" calcext:value-type="float">
            <text:p>-1746</text:p>
          </table:table-cell>
          <table:table-cell office:value-type="float" office:value="-1743" calcext:value-type="float">
            <text:p>-1743</text:p>
          </table:table-cell>
          <table:table-cell office:value-type="float" office:value="-1734" calcext:value-type="float">
            <text:p>-1734</text:p>
          </table:table-cell>
          <table:table-cell office:value-type="float" office:value="-1713" calcext:value-type="float">
            <text:p>-1713</text:p>
          </table:table-cell>
          <table:table-cell office:value-type="float" office:value="-1680" calcext:value-type="float">
            <text:p>-1680</text:p>
          </table:table-cell>
          <table:table-cell office:value-type="float" office:value="-1640" calcext:value-type="float">
            <text:p>-1640</text:p>
          </table:table-cell>
          <table:table-cell office:value-type="float" office:value="-1606" calcext:value-type="float">
            <text:p>-1606</text:p>
          </table:table-cell>
          <table:table-cell office:value-type="float" office:value="-1585" calcext:value-type="float">
            <text:p>-1585</text:p>
          </table:table-cell>
          <table:table-cell office:value-type="float" office:value="-1573" calcext:value-type="float">
            <text:p>-1573</text:p>
          </table:table-cell>
          <table:table-cell office:value-type="float" office:value="-1563" calcext:value-type="float">
            <text:p>-1563</text:p>
          </table:table-cell>
          <table:table-cell office:value-type="float" office:value="-1546" calcext:value-type="float">
            <text:p>-1546</text:p>
          </table:table-cell>
          <table:table-cell office:value-type="float" office:value="-1521" calcext:value-type="float">
            <text:p>-1521</text:p>
          </table:table-cell>
          <table:table-cell office:value-type="float" office:value="-1495" calcext:value-type="float">
            <text:p>-1495</text:p>
          </table:table-cell>
          <table:table-cell office:value-type="float" office:value="-1477" calcext:value-type="float">
            <text:p>-1477</text:p>
          </table:table-cell>
          <table:table-cell office:value-type="float" office:value="-1472" calcext:value-type="float">
            <text:p>-1472</text:p>
          </table:table-cell>
          <table:table-cell office:value-type="float" office:value="-1477" calcext:value-type="float">
            <text:p>-1477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4" calcext:value-type="float">
            <text:p>-1474</text:p>
          </table:table-cell>
          <table:table-cell office:value-type="float" office:value="-1466" calcext:value-type="float">
            <text:p>-1466</text:p>
          </table:table-cell>
          <table:table-cell office:value-type="float" office:value="-1463" calcext:value-type="float">
            <text:p>-1463</text:p>
          </table:table-cell>
          <table:table-cell office:value-type="float" office:value="-1478" calcext:value-type="float">
            <text:p>-1478</text:p>
          </table:table-cell>
          <table:table-cell office:value-type="float" office:value="-1513" calcext:value-type="float">
            <text:p>-1513</text:p>
          </table:table-cell>
          <table:table-cell office:value-type="float" office:value="-1555" calcext:value-type="float">
            <text:p>-1555</text:p>
          </table:table-cell>
          <table:table-cell office:value-type="float" office:value="-1589" calcext:value-type="float">
            <text:p>-1589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1" calcext:value-type="float">
            <text:p>-1611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6" calcext:value-type="float">
            <text:p>-1616</text:p>
          </table:table-cell>
          <table:table-cell office:value-type="float" office:value="-1637" calcext:value-type="float">
            <text:p>-1637</text:p>
          </table:table-cell>
          <table:table-cell office:value-type="float" office:value="-1672" calcext:value-type="float">
            <text:p>-1672</text:p>
          </table:table-cell>
          <table:table-cell office:value-type="float" office:value="-1711" calcext:value-type="float">
            <text:p>-1711</text:p>
          </table:table-cell>
          <table:table-cell office:value-type="float" office:value="-1743" calcext:value-type="float">
            <text:p>-1743</text:p>
          </table:table-cell>
          <table:table-cell office:value-type="float" office:value="-1765" calcext:value-type="float">
            <text:p>-1765</text:p>
          </table:table-cell>
          <table:table-cell office:value-type="float" office:value="-1782" calcext:value-type="float">
            <text:p>-1782</text:p>
          </table:table-cell>
          <table:table-cell office:value-type="float" office:value="-1801" calcext:value-type="float">
            <text:p>-1801</text:p>
          </table:table-cell>
          <table:table-cell office:value-type="float" office:value="-1827" calcext:value-type="float">
            <text:p>-1827</text:p>
          </table:table-cell>
          <table:table-cell office:value-type="float" office:value="-1856" calcext:value-type="float">
            <text:p>-1856</text:p>
          </table:table-cell>
          <table:table-cell office:value-type="float" office:value="-1879" calcext:value-type="float">
            <text:p>-1879</text:p>
          </table:table-cell>
          <table:table-cell office:value-type="float" office:value="-1885" calcext:value-type="float">
            <text:p>-1885</text:p>
          </table:table-cell>
          <table:table-cell office:value-type="float" office:value="-1874" calcext:value-type="float">
            <text:p>-1874</text:p>
          </table:table-cell>
          <table:table-cell office:value-type="float" office:value="-1858" calcext:value-type="float">
            <text:p>-1858</text:p>
          </table:table-cell>
          <table:table-cell office:value-type="float" office:value="-1845" calcext:value-type="float">
            <text:p>-1845</text:p>
          </table:table-cell>
          <table:table-cell office:value-type="float" office:value="-1843" calcext:value-type="float">
            <text:p>-1843</text:p>
          </table:table-cell>
          <table:table-cell office:value-type="float" office:value="-1844" calcext:value-type="float">
            <text:p>-1844</text:p>
          </table:table-cell>
          <table:table-cell office:value-type="float" office:value="-1838" calcext:value-type="float">
            <text:p>-1838</text:p>
          </table:table-cell>
          <table:table-cell office:value-type="float" office:value="-1821" calcext:value-type="float">
            <text:p>-1821</text:p>
          </table:table-cell>
          <table:table-cell office:value-type="float" office:value="-1797" calcext:value-type="float">
            <text:p>-1797</text:p>
          </table:table-cell>
          <table:table-cell office:value-type="float" office:value="-1774" calcext:value-type="float">
            <text:p>-1774</text:p>
          </table:table-cell>
          <table:table-cell office:value-type="float" office:value="-1756" calcext:value-type="float">
            <text:p>-1756</text:p>
          </table:table-cell>
          <table:table-cell office:value-type="float" office:value="-1747" calcext:value-type="float">
            <text:p>-1747</text:p>
          </table:table-cell>
          <table:table-cell office:value-type="float" office:value="-1741" calcext:value-type="float">
            <text:p>-1741</text:p>
          </table:table-cell>
          <table:table-cell office:value-type="float" office:value="-1728" calcext:value-type="float">
            <text:p>-1728</text:p>
          </table:table-cell>
          <table:table-cell office:value-type="float" office:value="-1705" calcext:value-type="float">
            <text:p>-1705</text:p>
          </table:table-cell>
          <table:table-cell office:value-type="float" office:value="-1671" calcext:value-type="float">
            <text:p>-1671</text:p>
          </table:table-cell>
          <table:table-cell office:value-type="float" office:value="-1634" calcext:value-type="float">
            <text:p>-1634</text:p>
          </table:table-cell>
          <table:table-cell office:value-type="float" office:value="-1603" calcext:value-type="float">
            <text:p>-1603</text:p>
          </table:table-cell>
          <table:table-cell office:value-type="float" office:value="-1584" calcext:value-type="float">
            <text:p>-1584</text:p>
          </table:table-cell>
          <table:table-cell office:value-type="float" office:value="-1571" calcext:value-type="float">
            <text:p>-1571</text:p>
          </table:table-cell>
          <table:table-cell office:value-type="float" office:value="-1558" calcext:value-type="float">
            <text:p>-1558</text:p>
          </table:table-cell>
          <table:table-cell office:value-type="float" office:value="-1539" calcext:value-type="float">
            <text:p>-1539</text:p>
          </table:table-cell>
          <table:table-cell office:value-type="float" office:value="-1514" calcext:value-type="float">
            <text:p>-1514</text:p>
          </table:table-cell>
          <table:table-cell office:value-type="float" office:value="-1491" calcext:value-type="float">
            <text:p>-1491</text:p>
          </table:table-cell>
          <table:table-cell office:value-type="float" office:value="-1479" calcext:value-type="float">
            <text:p>-1479</text:p>
          </table:table-cell>
          <table:table-cell office:value-type="float" office:value="-1477" calcext:value-type="float">
            <text:p>-1477</text:p>
          </table:table-cell>
          <table:table-cell office:value-type="float" office:value="-1479" calcext:value-type="float">
            <text:p>-1479</text:p>
          </table:table-cell>
          <table:table-cell office:value-type="float" office:value="-1477" calcext:value-type="float">
            <text:p>-1477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2" calcext:value-type="float">
            <text:p>-1462</text:p>
          </table:table-cell>
          <table:table-cell office:value-type="float" office:value="-1466" calcext:value-type="float">
            <text:p>-1466</text:p>
          </table:table-cell>
          <table:table-cell office:value-type="float" office:value="-1489" calcext:value-type="float">
            <text:p>-1489</text:p>
          </table:table-cell>
          <table:table-cell office:value-type="float" office:value="-1528" calcext:value-type="float">
            <text:p>-1528</text:p>
          </table:table-cell>
          <table:table-cell office:value-type="float" office:value="-1567" calcext:value-type="float">
            <text:p>-1567</text:p>
          </table:table-cell>
          <table:table-cell office:value-type="float" office:value="-1595" calcext:value-type="float">
            <text:p>-1595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9" calcext:value-type="float">
            <text:p>-1609</text:p>
          </table:table-cell>
          <table:table-cell office:value-type="float" office:value="-1610" calcext:value-type="float">
            <text:p>-1610</text:p>
          </table:table-cell>
          <table:table-cell office:value-type="float" office:value="-1620" calcext:value-type="float">
            <text:p>-1620</text:p>
          </table:table-cell>
          <table:table-cell office:value-type="float" office:value="-1644" calcext:value-type="float">
            <text:p>-1644</text:p>
          </table:table-cell>
          <table:table-cell office:value-type="float" office:value="-1681" calcext:value-type="float">
            <text:p>-1681</text:p>
          </table:table-cell>
          <table:table-cell office:value-type="float" office:value="-1717" calcext:value-type="float">
            <text:p>-1717</text:p>
          </table:table-cell>
          <table:table-cell office:value-type="float" office:value="-1746" calcext:value-type="float">
            <text:p>-1746</text:p>
          </table:table-cell>
          <table:table-cell office:value-type="float" office:value="-1768" calcext:value-type="float">
            <text:p>-1768</text:p>
          </table:table-cell>
          <table:table-cell office:value-type="float" office:value="-1787" calcext:value-type="float">
            <text:p>-1787</text:p>
          </table:table-cell>
          <table:table-cell office:value-type="float" office:value="-1809" calcext:value-type="float">
            <text:p>-1809</text:p>
          </table:table-cell>
          <table:table-cell office:value-type="float" office:value="-1837" calcext:value-type="float">
            <text:p>-1837</text:p>
          </table:table-cell>
          <table:table-cell office:value-type="float" office:value="-1865" calcext:value-type="float">
            <text:p>-1865</text:p>
          </table:table-cell>
          <table:table-cell office:value-type="float" office:value="-1881" calcext:value-type="float">
            <text:p>-1881</text:p>
          </table:table-cell>
          <table:table-cell office:value-type="float" office:value="-1880" calcext:value-type="float">
            <text:p>-1880</text:p>
          </table:table-cell>
          <table:table-cell office:value-type="float" office:value="-1865" calcext:value-type="float">
            <text:p>-1865</text:p>
          </table:table-cell>
          <table:table-cell office:value-type="float" office:value="-1851" calcext:value-type="float">
            <text:p>-1851</text:p>
          </table:table-cell>
          <table:table-cell office:value-type="float" office:value="-1843" calcext:value-type="float">
            <text:p>-1843</text:p>
          </table:table-cell>
          <table:table-cell table:number-columns-repeated="2" office:value-type="float" office:value="-1844" calcext:value-type="float">
            <text:p>-1844</text:p>
          </table:table-cell>
          <table:table-cell office:value-type="float" office:value="-1835" calcext:value-type="float">
            <text:p>-1835</text:p>
          </table:table-cell>
          <table:table-cell office:value-type="float" office:value="-1813" calcext:value-type="float">
            <text:p>-1813</text:p>
          </table:table-cell>
          <table:table-cell office:value-type="float" office:value="-1787" calcext:value-type="float">
            <text:p>-1787</text:p>
          </table:table-cell>
          <table:table-cell office:value-type="float" office:value="-1765" calcext:value-type="float">
            <text:p>-1765</text:p>
          </table:table-cell>
          <table:table-cell office:value-type="float" office:value="-1752" calcext:value-type="float">
            <text:p>-1752</text:p>
          </table:table-cell>
          <table:table-cell office:value-type="float" office:value="-1747" calcext:value-type="float">
            <text:p>-1747</text:p>
          </table:table-cell>
          <table:table-cell office:value-type="float" office:value="-1740" calcext:value-type="float">
            <text:p>-1740</text:p>
          </table:table-cell>
          <table:table-cell office:value-type="float" office:value="-1724" calcext:value-type="float">
            <text:p>-1724</text:p>
          </table:table-cell>
          <table:table-cell office:value-type="float" office:value="-1695" calcext:value-type="float">
            <text:p>-1695</text:p>
          </table:table-cell>
          <table:table-cell office:value-type="float" office:value="-1657" calcext:value-type="float">
            <text:p>-1657</text:p>
          </table:table-cell>
          <table:table-cell office:value-type="float" office:value="-1620" calcext:value-type="float">
            <text:p>-1620</text:p>
          </table:table-cell>
          <table:table-cell office:value-type="float" office:value="-1594" calcext:value-type="float">
            <text:p>-1594</text:p>
          </table:table-cell>
          <table:table-cell office:value-type="float" office:value="-1580" calcext:value-type="float">
            <text:p>-1580</text:p>
          </table:table-cell>
          <table:table-cell office:value-type="float" office:value="-1569" calcext:value-type="float">
            <text:p>-1569</text:p>
          </table:table-cell>
          <table:table-cell office:value-type="float" office:value="-1555" calcext:value-type="float">
            <text:p>-1555</text:p>
          </table:table-cell>
          <table:table-cell office:value-type="float" office:value="-1532" calcext:value-type="float">
            <text:p>-1532</text:p>
          </table:table-cell>
          <table:table-cell office:value-type="float" office:value="-1505" calcext:value-type="float">
            <text:p>-1505</text:p>
          </table:table-cell>
          <table:table-cell office:value-type="float" office:value="-1485" calcext:value-type="float">
            <text:p>-1485</text:p>
          </table:table-cell>
          <table:table-cell office:value-type="float" office:value="-1476" calcext:value-type="float">
            <text:p>-1476</text:p>
          </table:table-cell>
          <table:table-cell office:value-type="float" office:value="-1478" calcext:value-type="float">
            <text:p>-1478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8" calcext:value-type="float">
            <text:p>-1478</text:p>
          </table:table-cell>
          <table:table-cell office:value-type="float" office:value="-1469" calcext:value-type="float">
            <text:p>-1469</text:p>
          </table:table-cell>
          <table:table-cell office:value-type="float" office:value="-1463" calcext:value-type="float">
            <text:p>-1463</text:p>
          </table:table-cell>
          <table:table-cell office:value-type="float" office:value="-1470" calcext:value-type="float">
            <text:p>-1470</text:p>
          </table:table-cell>
          <table:table-cell office:value-type="float" office:value="-1499" calcext:value-type="float">
            <text:p>-1499</text:p>
          </table:table-cell>
          <table:table-cell office:value-type="float" office:value="-1540" calcext:value-type="float">
            <text:p>-1540</text:p>
          </table:table-cell>
          <table:table-cell office:value-type="float" office:value="-1579" calcext:value-type="float">
            <text:p>-1579</text:p>
          </table:table-cell>
          <table:table-cell office:value-type="float" office:value="-1604" calcext:value-type="float">
            <text:p>-1604</text:p>
          </table:table-cell>
          <table:table-cell office:value-type="float" office:value="-1611" calcext:value-type="float">
            <text:p>-1611</text:p>
          </table:table-cell>
          <table:table-cell office:value-type="float" office:value="-1609" calcext:value-type="float">
            <text:p>-1609</text:p>
          </table:table-cell>
          <table:table-cell office:value-type="float" office:value="-1612" calcext:value-type="float">
            <text:p>-1612</text:p>
          </table:table-cell>
          <table:table-cell office:value-type="float" office:value="-1627" calcext:value-type="float">
            <text:p>-1627</text:p>
          </table:table-cell>
          <table:table-cell office:value-type="float" office:value="-1657" calcext:value-type="float">
            <text:p>-1657</text:p>
          </table:table-cell>
          <table:table-cell office:value-type="float" office:value="-1696" calcext:value-type="float">
            <text:p>-1696</text:p>
          </table:table-cell>
          <table:table-cell office:value-type="float" office:value="-1732" calcext:value-type="float">
            <text:p>-1732</text:p>
          </table:table-cell>
          <table:table-cell office:value-type="float" office:value="-1758" calcext:value-type="float">
            <text:p>-1758</text:p>
          </table:table-cell>
          <table:table-cell office:value-type="float" office:value="-1776" calcext:value-type="float">
            <text:p>-1776</text:p>
          </table:table-cell>
          <table:table-cell office:value-type="float" office:value="-1793" calcext:value-type="float">
            <text:p>-1793</text:p>
          </table:table-cell>
          <table:table-cell office:value-type="float" office:value="-1816" calcext:value-type="float">
            <text:p>-1816</text:p>
          </table:table-cell>
          <table:table-cell office:value-type="float" office:value="-1847" calcext:value-type="float">
            <text:p>-1847</text:p>
          </table:table-cell>
          <table:table-cell office:value-type="float" office:value="-1874" calcext:value-type="float">
            <text:p>-1874</text:p>
          </table:table-cell>
          <table:table-cell office:value-type="float" office:value="-1884" calcext:value-type="float">
            <text:p>-1884</text:p>
          </table:table-cell>
          <table:table-cell office:value-type="float" office:value="-1879" calcext:value-type="float">
            <text:p>-1879</text:p>
          </table:table-cell>
          <table:table-cell office:value-type="float" office:value="-1862" calcext:value-type="float">
            <text:p>-1862</text:p>
          </table:table-cell>
          <table:table-cell office:value-type="float" office:value="-1847" calcext:value-type="float">
            <text:p>-1847</text:p>
          </table:table-cell>
          <table:table-cell office:value-type="float" office:value="-1842" calcext:value-type="float">
            <text:p>-1842</text:p>
          </table:table-cell>
          <table:table-cell table:number-columns-repeated="2" office:value-type="float" office:value="-1845" calcext:value-type="float">
            <text:p>-1845</text:p>
          </table:table-cell>
          <table:table-cell office:value-type="float" office:value="-1834" calcext:value-type="float">
            <text:p>-1834</text:p>
          </table:table-cell>
          <table:table-cell office:value-type="float" office:value="-1809" calcext:value-type="float">
            <text:p>-1809</text:p>
          </table:table-cell>
          <table:table-cell office:value-type="float" office:value="-1783" calcext:value-type="float">
            <text:p>-1783</text:p>
          </table:table-cell>
          <table:table-cell office:value-type="float" office:value="-1762" calcext:value-type="float">
            <text:p>-1762</text:p>
          </table:table-cell>
          <table:table-cell office:value-type="float" office:value="-1750" calcext:value-type="float">
            <text:p>-1750</text:p>
          </table:table-cell>
          <table:table-cell office:value-type="float" office:value="-1744" calcext:value-type="float">
            <text:p>-1744</text:p>
          </table:table-cell>
          <table:table-cell office:value-type="float" office:value="-1736" calcext:value-type="float">
            <text:p>-1736</text:p>
          </table:table-cell>
          <table:table-cell office:value-type="float" office:value="-1717" calcext:value-type="float">
            <text:p>-1717</text:p>
          </table:table-cell>
          <table:table-cell office:value-type="float" office:value="-1685" calcext:value-type="float">
            <text:p>-1685</text:p>
          </table:table-cell>
          <table:table-cell office:value-type="float" office:value="-1647" calcext:value-type="float">
            <text:p>-1647</text:p>
          </table:table-cell>
          <table:table-cell office:value-type="float" office:value="-1614" calcext:value-type="float">
            <text:p>-1614</text:p>
          </table:table-cell>
          <table:table-cell office:value-type="float" office:value="-1591" calcext:value-type="float">
            <text:p>-1591</text:p>
          </table:table-cell>
          <table:table-cell office:value-type="float" office:value="-1578" calcext:value-type="float">
            <text:p>-1578</text:p>
          </table:table-cell>
          <table:table-cell office:value-type="float" office:value="-1567" calcext:value-type="float">
            <text:p>-1567</text:p>
          </table:table-cell>
          <table:table-cell office:value-type="float" office:value="-1550" calcext:value-type="float">
            <text:p>-1550</text:p>
          </table:table-cell>
          <table:table-cell office:value-type="float" office:value="-1525" calcext:value-type="float">
            <text:p>-1525</text:p>
          </table:table-cell>
          <table:table-cell office:value-type="float" office:value="-1499" calcext:value-type="float">
            <text:p>-1499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6" calcext:value-type="float">
            <text:p>-1476</text:p>
          </table:table-cell>
          <table:table-cell office:value-type="float" office:value="-1479" calcext:value-type="float">
            <text:p>-1479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6" calcext:value-type="float">
            <text:p>-1476</text:p>
          </table:table-cell>
          <table:table-cell office:value-type="float" office:value="-1468" calcext:value-type="float">
            <text:p>-1468</text:p>
          </table:table-cell>
          <table:table-cell office:value-type="float" office:value="-1464" calcext:value-type="float">
            <text:p>-1464</text:p>
          </table:table-cell>
          <table:table-cell office:value-type="float" office:value="-1478" calcext:value-type="float">
            <text:p>-1478</text:p>
          </table:table-cell>
          <table:table-cell office:value-type="float" office:value="-1513" calcext:value-type="float">
            <text:p>-1513</text:p>
          </table:table-cell>
          <table:table-cell office:value-type="float" office:value="-1556" calcext:value-type="float">
            <text:p>-1556</text:p>
          </table:table-cell>
          <table:table-cell office:value-type="float" office:value="-1589" calcext:value-type="float">
            <text:p>-1589</text:p>
          </table:table-cell>
          <table:table-cell office:value-type="float" office:value="-1607" calcext:value-type="float">
            <text:p>-1607</text:p>
          </table:table-cell>
          <table:table-cell office:value-type="float" office:value="-1610" calcext:value-type="float">
            <text:p>-1610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3" calcext:value-type="float">
            <text:p>-1613</text:p>
          </table:table-cell>
          <table:table-cell office:value-type="float" office:value="-1633" calcext:value-type="float">
            <text:p>-1633</text:p>
          </table:table-cell>
          <table:table-cell office:value-type="float" office:value="-1667" calcext:value-type="float">
            <text:p>-1667</text:p>
          </table:table-cell>
          <table:table-cell office:value-type="float" office:value="-1706" calcext:value-type="float">
            <text:p>-1706</text:p>
          </table:table-cell>
          <table:table-cell office:value-type="float" office:value="-1740" calcext:value-type="float">
            <text:p>-1740</text:p>
          </table:table-cell>
          <table:table-cell office:value-type="float" office:value="-1763" calcext:value-type="float">
            <text:p>-1763</text:p>
          </table:table-cell>
          <table:table-cell office:value-type="float" office:value="-1781" calcext:value-type="float">
            <text:p>-1781</text:p>
          </table:table-cell>
          <table:table-cell office:value-type="float" office:value="-1800" calcext:value-type="float">
            <text:p>-1800</text:p>
          </table:table-cell>
          <table:table-cell office:value-type="float" office:value="-1825" calcext:value-type="float">
            <text:p>-1825</text:p>
          </table:table-cell>
          <table:table-cell office:value-type="float" office:value="-1856" calcext:value-type="float">
            <text:p>-1856</text:p>
          </table:table-cell>
          <table:table-cell office:value-type="float" office:value="-1879" calcext:value-type="float">
            <text:p>-1879</text:p>
          </table:table-cell>
          <table:table-cell office:value-type="float" office:value="-1884" calcext:value-type="float">
            <text:p>-1884</text:p>
          </table:table-cell>
          <table:table-cell office:value-type="float" office:value="-1873" calcext:value-type="float">
            <text:p>-1873</text:p>
          </table:table-cell>
          <table:table-cell office:value-type="float" office:value="-1857" calcext:value-type="float">
            <text:p>-1857</text:p>
          </table:table-cell>
          <table:table-cell office:value-type="float" office:value="-1844" calcext:value-type="float">
            <text:p>-1844</text:p>
          </table:table-cell>
          <table:table-cell office:value-type="float" office:value="-1842" calcext:value-type="float">
            <text:p>-1842</text:p>
          </table:table-cell>
          <table:table-cell office:value-type="float" office:value="-1846" calcext:value-type="float">
            <text:p>-1846</text:p>
          </table:table-cell>
          <table:table-cell office:value-type="float" office:value="-1843" calcext:value-type="float">
            <text:p>-1843</text:p>
          </table:table-cell>
          <table:table-cell office:value-type="float" office:value="-1827" calcext:value-type="float">
            <text:p>-1827</text:p>
          </table:table-cell>
          <table:table-cell office:value-type="float" office:value="-1802" calcext:value-type="float">
            <text:p>-1802</text:p>
          </table:table-cell>
          <table:table-cell office:value-type="float" office:value="-1777" calcext:value-type="float">
            <text:p>-1777</text:p>
          </table:table-cell>
          <table:table-cell office:value-type="float" office:value="-1759" calcext:value-type="float">
            <text:p>-1759</text:p>
          </table:table-cell>
          <table:table-cell office:value-type="float" office:value="-1749" calcext:value-type="float">
            <text:p>-1749</text:p>
          </table:table-cell>
          <table:table-cell office:value-type="float" office:value="-1743" calcext:value-type="float">
            <text:p>-1743</text:p>
          </table:table-cell>
          <table:table-cell office:value-type="float" office:value="-1733" calcext:value-type="float">
            <text:p>-1733</text:p>
          </table:table-cell>
          <table:table-cell office:value-type="float" office:value="-1710" calcext:value-type="float">
            <text:p>-1710</text:p>
          </table:table-cell>
          <table:table-cell office:value-type="float" office:value="-1677" calcext:value-type="float">
            <text:p>-1677</text:p>
          </table:table-cell>
          <table:table-cell office:value-type="float" office:value="-1639" calcext:value-type="float">
            <text:p>-1639</text:p>
          </table:table-cell>
          <table:table-cell office:value-type="float" office:value="-1607" calcext:value-type="float">
            <text:p>-1607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64" calcext:value-type="float">
            <text:p>-1564</text:p>
          </table:table-cell>
          <table:table-cell office:value-type="float" office:value="-1547" calcext:value-type="float">
            <text:p>-1547</text:p>
          </table:table-cell>
          <table:table-cell office:value-type="float" office:value="-1520" calcext:value-type="float">
            <text:p>-1520</text:p>
          </table:table-cell>
          <table:table-cell office:value-type="float" office:value="-1497" calcext:value-type="float">
            <text:p>-1497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6" calcext:value-type="float">
            <text:p>-1476</text:p>
          </table:table-cell>
          <table:table-cell office:value-type="float" office:value="-1481" calcext:value-type="float">
            <text:p>-1481</text:p>
          </table:table-cell>
          <table:table-cell office:value-type="float" office:value="-1483" calcext:value-type="float">
            <text:p>-1483</text:p>
          </table:table-cell>
          <table:table-cell office:value-type="float" office:value="-1475" calcext:value-type="float">
            <text:p>-1475</text:p>
          </table:table-cell>
          <table:table-cell office:value-type="float" office:value="-1468" calcext:value-type="float">
            <text:p>-1468</text:p>
          </table:table-cell>
          <table:table-cell office:value-type="float" office:value="-1470" calcext:value-type="float">
            <text:p>-1470</text:p>
          </table:table-cell>
          <table:table-cell office:value-type="float" office:value="-1491" calcext:value-type="float">
            <text:p>-1491</text:p>
          </table:table-cell>
          <table:table-cell office:value-type="float" office:value="-1529" calcext:value-type="float">
            <text:p>-1529</text:p>
          </table:table-cell>
          <table:table-cell office:value-type="float" office:value="-1569" calcext:value-type="float">
            <text:p>-1569</text:p>
          </table:table-cell>
          <table:table-cell office:value-type="float" office:value="-1599" calcext:value-type="float">
            <text:p>-1599</text:p>
          </table:table-cell>
          <table:table-cell office:value-type="float" office:value="-1612" calcext:value-type="float">
            <text:p>-1612</text:p>
          </table:table-cell>
          <table:table-cell office:value-type="float" office:value="-1614" calcext:value-type="float">
            <text:p>-1614</text:p>
          </table:table-cell>
          <table:table-cell office:value-type="float" office:value="-1615" calcext:value-type="float">
            <text:p>-1615</text:p>
          </table:table-cell>
          <table:table-cell office:value-type="float" office:value="-1624" calcext:value-type="float">
            <text:p>-1624</text:p>
          </table:table-cell>
          <table:table-cell office:value-type="float" office:value="-1648" calcext:value-type="float">
            <text:p>-1648</text:p>
          </table:table-cell>
          <table:table-cell office:value-type="float" office:value="-1685" calcext:value-type="float">
            <text:p>-1685</text:p>
          </table:table-cell>
          <table:table-cell office:value-type="float" office:value="-1723" calcext:value-type="float">
            <text:p>-1723</text:p>
          </table:table-cell>
          <table:table-cell office:value-type="float" office:value="-1752" calcext:value-type="float">
            <text:p>-1752</text:p>
          </table:table-cell>
          <table:table-cell office:value-type="float" office:value="-1773" calcext:value-type="float">
            <text:p>-1773</text:p>
          </table:table-cell>
          <table:table-cell office:value-type="float" office:value="-1790" calcext:value-type="float">
            <text:p>-1790</text:p>
          </table:table-cell>
          <table:table-cell office:value-type="float" office:value="-1811" calcext:value-type="float">
            <text:p>-1811</text:p>
          </table:table-cell>
          <table:table-cell office:value-type="float" office:value="-1838" calcext:value-type="float">
            <text:p>-1838</text:p>
          </table:table-cell>
          <table:table-cell office:value-type="float" office:value="-1867" calcext:value-type="float">
            <text:p>-1867</text:p>
          </table:table-cell>
          <table:table-cell office:value-type="float" office:value="-1885" calcext:value-type="float">
            <text:p>-1885</text:p>
          </table:table-cell>
          <table:table-cell office:value-type="float" office:value="-1884" calcext:value-type="float">
            <text:p>-1884</text:p>
          </table:table-cell>
          <table:table-cell office:value-type="float" office:value="-1869" calcext:value-type="float">
            <text:p>-1869</text:p>
          </table:table-cell>
          <table:table-cell office:value-type="float" office:value="-1853" calcext:value-type="float">
            <text:p>-1853</text:p>
          </table:table-cell>
          <table:table-cell office:value-type="float" office:value="-1845" calcext:value-type="float">
            <text:p>-1845</text:p>
          </table:table-cell>
          <table:table-cell office:value-type="float" office:value="-1846" calcext:value-type="float">
            <text:p>-1846</text:p>
          </table:table-cell>
          <table:table-cell office:value-type="float" office:value="-1849" calcext:value-type="float">
            <text:p>-1849</text:p>
          </table:table-cell>
          <table:table-cell office:value-type="float" office:value="-1843" calcext:value-type="float">
            <text:p>-1843</text:p>
          </table:table-cell>
          <table:table-cell office:value-type="float" office:value="-1821" calcext:value-type="float">
            <text:p>-1821</text:p>
          </table:table-cell>
          <table:table-cell office:value-type="float" office:value="-1793" calcext:value-type="float">
            <text:p>-1793</text:p>
          </table:table-cell>
          <table:table-cell office:value-type="float" office:value="-1769" calcext:value-type="float">
            <text:p>-1769</text:p>
          </table:table-cell>
          <table:table-cell office:value-type="float" office:value="-1754" calcext:value-type="float">
            <text:p>-1754</text:p>
          </table:table-cell>
          <table:table-cell office:value-type="float" office:value="-1747" calcext:value-type="float">
            <text:p>-1747</text:p>
          </table:table-cell>
          <table:table-cell office:value-type="float" office:value="-1742" calcext:value-type="float">
            <text:p>-1742</text:p>
          </table:table-cell>
          <table:table-cell office:value-type="float" office:value="-1728" calcext:value-type="float">
            <text:p>-1728</text:p>
          </table:table-cell>
          <table:table-cell office:value-type="float" office:value="-1702" calcext:value-type="float">
            <text:p>-1702</text:p>
          </table:table-cell>
          <table:table-cell office:value-type="float" office:value="-1665" calcext:value-type="float">
            <text:p>-1665</text:p>
          </table:table-cell>
          <table:table-cell office:value-type="float" office:value="-1628" calcext:value-type="float">
            <text:p>-1628</text:p>
          </table:table-cell>
          <table:table-cell office:value-type="float" office:value="-1600" calcext:value-type="float">
            <text:p>-1600</text:p>
          </table:table-cell>
          <table:table-cell office:value-type="float" office:value="-1583" calcext:value-type="float">
            <text:p>-1583</text:p>
          </table:table-cell>
          <table:table-cell office:value-type="float" office:value="-1571" calcext:value-type="float">
            <text:p>-1571</text:p>
          </table:table-cell>
          <table:table-cell office:value-type="float" office:value="-1558" calcext:value-type="float">
            <text:p>-1558</text:p>
          </table:table-cell>
          <table:table-cell office:value-type="float" office:value="-1537" calcext:value-type="float">
            <text:p>-1537</text:p>
          </table:table-cell>
          <table:table-cell office:value-type="float" office:value="-1510" calcext:value-type="float">
            <text:p>-1510</text:p>
          </table:table-cell>
          <table:table-cell office:value-type="float" office:value="-1488" calcext:value-type="float">
            <text:p>-1488</text:p>
          </table:table-cell>
          <table:table-cell office:value-type="float" office:value="-1478" calcext:value-type="float">
            <text:p>-1478</text:p>
          </table:table-cell>
          <table:table-cell office:value-type="float" office:value="-1477" calcext:value-type="float">
            <text:p>-1477</text:p>
          </table:table-cell>
          <table:table-cell office:value-type="float" office:value="-1481" calcext:value-type="float">
            <text:p>-1481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1" calcext:value-type="float">
            <text:p>-1471</text:p>
          </table:table-cell>
          <table:table-cell office:value-type="float" office:value="-1464" calcext:value-type="float">
            <text:p>-1464</text:p>
          </table:table-cell>
          <table:table-cell office:value-type="float" office:value="-1471" calcext:value-type="float">
            <text:p>-1471</text:p>
          </table:table-cell>
          <table:table-cell office:value-type="float" office:value="-1498" calcext:value-type="float">
            <text:p>-1498</text:p>
          </table:table-cell>
          <table:table-cell office:value-type="float" office:value="-1538" calcext:value-type="float">
            <text:p>-1538</text:p>
          </table:table-cell>
          <table:table-cell office:value-type="float" office:value="-1577" calcext:value-type="float">
            <text:p>-1577</text:p>
          </table:table-cell>
          <table:table-cell office:value-type="float" office:value="-1603" calcext:value-type="float">
            <text:p>-1603</text:p>
          </table:table-cell>
          <table:table-cell table:number-columns-repeated="2" office:value-type="float" office:value="-1612" calcext:value-type="float">
            <text:p>-1612</text:p>
          </table:table-cell>
          <table:table-cell office:value-type="float" office:value="-1614" calcext:value-type="float">
            <text:p>-1614</text:p>
          </table:table-cell>
          <table:table-cell office:value-type="float" office:value="-1628" calcext:value-type="float">
            <text:p>-1628</text:p>
          </table:table-cell>
          <table:table-cell office:value-type="float" office:value="-1657" calcext:value-type="float">
            <text:p>-1657</text:p>
          </table:table-cell>
          <table:table-cell office:value-type="float" office:value="-1697" calcext:value-type="float">
            <text:p>-1697</text:p>
          </table:table-cell>
          <table:table-cell office:value-type="float" office:value="-1733" calcext:value-type="float">
            <text:p>-1733</text:p>
          </table:table-cell>
          <table:table-cell office:value-type="float" office:value="-1758" calcext:value-type="float">
            <text:p>-1758</text:p>
          </table:table-cell>
          <table:table-cell office:value-type="float" office:value="-1778" calcext:value-type="float">
            <text:p>-1778</text:p>
          </table:table-cell>
          <table:table-cell office:value-type="float" office:value="-1794" calcext:value-type="float">
            <text:p>-1794</text:p>
          </table:table-cell>
          <table:table-cell office:value-type="float" office:value="-1815" calcext:value-type="float">
            <text:p>-1815</text:p>
          </table:table-cell>
          <table:table-cell office:value-type="float" office:value="-1845" calcext:value-type="float">
            <text:p>-1845</text:p>
          </table:table-cell>
          <table:table-cell office:value-type="float" office:value="-1873" calcext:value-type="float">
            <text:p>-1873</text:p>
          </table:table-cell>
          <table:table-cell office:value-type="float" office:value="-1887" calcext:value-type="float">
            <text:p>-1887</text:p>
          </table:table-cell>
          <table:table-cell office:value-type="float" office:value="-1882" calcext:value-type="float">
            <text:p>-1882</text:p>
          </table:table-cell>
          <table:table-cell office:value-type="float" office:value="-1866" calcext:value-type="float">
            <text:p>-1866</text:p>
          </table:table-cell>
          <table:table-cell office:value-type="float" office:value="-1850" calcext:value-type="float">
            <text:p>-1850</text:p>
          </table:table-cell>
          <table:table-cell office:value-type="float" office:value="-1842" calcext:value-type="float">
            <text:p>-1842</text:p>
          </table:table-cell>
          <table:table-cell table:number-columns-repeated="2" office:value-type="float" office:value="-1844" calcext:value-type="float">
            <text:p>-1844</text:p>
          </table:table-cell>
          <table:table-cell office:value-type="float" office:value="-1834" calcext:value-type="float">
            <text:p>-1834</text:p>
          </table:table-cell>
          <table:table-cell office:value-type="float" office:value="-1812" calcext:value-type="float">
            <text:p>-1812</text:p>
          </table:table-cell>
          <table:table-cell office:value-type="float" office:value="-1786" calcext:value-type="float">
            <text:p>-1786</text:p>
          </table:table-cell>
          <table:table-cell office:value-type="float" office:value="-1764" calcext:value-type="float">
            <text:p>-1764</text:p>
          </table:table-cell>
          <table:table-cell office:value-type="float" office:value="-1750" calcext:value-type="float">
            <text:p>-1750</text:p>
          </table:table-cell>
          <table:table-cell office:value-type="float" office:value="-1745" calcext:value-type="float">
            <text:p>-1745</text:p>
          </table:table-cell>
          <table:table-cell office:value-type="float" office:value="-1737" calcext:value-type="float">
            <text:p>-1737</text:p>
          </table:table-cell>
          <table:table-cell office:value-type="float" office:value="-1721" calcext:value-type="float">
            <text:p>-1721</text:p>
          </table:table-cell>
          <table:table-cell office:value-type="float" office:value="-1692" calcext:value-type="float">
            <text:p>-1692</text:p>
          </table:table-cell>
          <table:table-cell office:value-type="float" office:value="-1654" calcext:value-type="float">
            <text:p>-1654</text:p>
          </table:table-cell>
          <table:table-cell office:value-type="float" office:value="-1618" calcext:value-type="float">
            <text:p>-1618</text:p>
          </table:table-cell>
          <table:table-cell office:value-type="float" office:value="-1592" calcext:value-type="float">
            <text:p>-1592</text:p>
          </table:table-cell>
          <table:table-cell office:value-type="float" office:value="-1578" calcext:value-type="float">
            <text:p>-1578</text:p>
          </table:table-cell>
          <table:table-cell office:value-type="float" office:value="-1568" calcext:value-type="float">
            <text:p>-1568</text:p>
          </table:table-cell>
          <table:table-cell office:value-type="float" office:value="-1553" calcext:value-type="float">
            <text:p>-1553</text:p>
          </table:table-cell>
          <table:table-cell office:value-type="float" office:value="-1531" calcext:value-type="float">
            <text:p>-1531</text:p>
          </table:table-cell>
          <table:table-cell office:value-type="float" office:value="-1504" calcext:value-type="float">
            <text:p>-1504</text:p>
          </table:table-cell>
          <table:table-cell office:value-type="float" office:value="-1485" calcext:value-type="float">
            <text:p>-1485</text:p>
          </table:table-cell>
          <table:table-cell office:value-type="float" office:value="-1478" calcext:value-type="float">
            <text:p>-1478</text:p>
          </table:table-cell>
          <table:table-cell office:value-type="float" office:value="-1479" calcext:value-type="float">
            <text:p>-1479</text:p>
          </table:table-cell>
          <table:table-cell office:value-type="float" office:value="-1482" calcext:value-type="float">
            <text:p>-1482</text:p>
          </table:table-cell>
          <table:table-cell office:value-type="float" office:value="-1479" calcext:value-type="float">
            <text:p>-1479</text:p>
          </table:table-cell>
          <table:table-cell office:value-type="float" office:value="-1471" calcext:value-type="float">
            <text:p>-1471</text:p>
          </table:table-cell>
          <table:table-cell office:value-type="float" office:value="-1466" calcext:value-type="float">
            <text:p>-1466</text:p>
          </table:table-cell>
          <table:table-cell office:value-type="float" office:value="-1477" calcext:value-type="float">
            <text:p>-1477</text:p>
          </table:table-cell>
          <table:table-cell office:value-type="float" office:value="-1510" calcext:value-type="float">
            <text:p>-1510</text:p>
          </table:table-cell>
          <table:table-cell office:value-type="float" office:value="-1551" calcext:value-type="float">
            <text:p>-1551</text:p>
          </table:table-cell>
          <table:table-cell office:value-type="float" office:value="-1588" calcext:value-type="float">
            <text:p>-1588</text:p>
          </table:table-cell>
          <table:table-cell office:value-type="float" office:value="-1608" calcext:value-type="float">
            <text:p>-1608</text:p>
          </table:table-cell>
          <table:table-cell office:value-type="float" office:value="-1612" calcext:value-type="float">
            <text:p>-1612</text:p>
          </table:table-cell>
          <table:table-cell office:value-type="float" office:value="-1613" calcext:value-type="float">
            <text:p>-1613</text:p>
          </table:table-cell>
          <table:table-cell office:value-type="float" office:value="-1617" calcext:value-type="float">
            <text:p>-1617</text:p>
          </table:table-cell>
          <table:table-cell office:value-type="float" office:value="-1634" calcext:value-type="float">
            <text:p>-1634</text:p>
          </table:table-cell>
          <table:table-cell office:value-type="float" office:value="-1666" calcext:value-type="float">
            <text:p>-1666</text:p>
          </table:table-cell>
          <table:table-cell office:value-type="float" office:value="-1706" calcext:value-type="float">
            <text:p>-1706</text:p>
          </table:table-cell>
          <table:table-cell office:value-type="float" office:value="-1739" calcext:value-type="float">
            <text:p>-1739</text:p>
          </table:table-cell>
          <table:table-cell office:value-type="float" office:value="-1762" calcext:value-type="float">
            <text:p>-1762</text:p>
          </table:table-cell>
          <table:table-cell office:value-type="float" office:value="-1782" calcext:value-type="float">
            <text:p>-1782</text:p>
          </table:table-cell>
          <table:table-cell office:value-type="float" office:value="-1800" calcext:value-type="float">
            <text:p>-1800</text:p>
          </table:table-cell>
          <table:table-cell office:value-type="float" office:value="-1825" calcext:value-type="float">
            <text:p>-1825</text:p>
          </table:table-cell>
          <table:table-cell office:value-type="float" office:value="-1855" calcext:value-type="float">
            <text:p>-1855</text:p>
          </table:table-cell>
          <table:table-cell office:value-type="float" office:value="-1879" calcext:value-type="float">
            <text:p>-1879</text:p>
          </table:table-cell>
          <table:table-cell office:value-type="float" office:value="-1886" calcext:value-type="float">
            <text:p>-1886</text:p>
          </table:table-cell>
          <table:table-cell office:value-type="float" office:value="-1877" calcext:value-type="float">
            <text:p>-1877</text:p>
          </table:table-cell>
          <table:table-cell office:value-type="float" office:value="-1861" calcext:value-type="float">
            <text:p>-1861</text:p>
          </table:table-cell>
          <table:table-cell office:value-type="float" office:value="-1848" calcext:value-type="float">
            <text:p>-1848</text:p>
          </table:table-cell>
          <table:table-cell office:value-type="float" office:value="-1845" calcext:value-type="float">
            <text:p>-1845</text:p>
          </table:table-cell>
          <table:table-cell office:value-type="float" office:value="-1847" calcext:value-type="float">
            <text:p>-1847</text:p>
          </table:table-cell>
          <table:table-cell office:value-type="float" office:value="-1844" calcext:value-type="float">
            <text:p>-1844</text:p>
          </table:table-cell>
          <table:table-cell office:value-type="float" office:value="-1831" calcext:value-type="float">
            <text:p>-1831</text:p>
          </table:table-cell>
          <table:table-cell office:value-type="float" office:value="-1806" calcext:value-type="float">
            <text:p>-1806</text:p>
          </table:table-cell>
          <table:table-cell office:value-type="float" office:value="-1781" calcext:value-type="float">
            <text:p>-1781</text:p>
          </table:table-cell>
          <table:table-cell office:value-type="float" office:value="-1763" calcext:value-type="float">
            <text:p>-1763</text:p>
          </table:table-cell>
          <table:table-cell office:value-type="float" office:value="-1754" calcext:value-type="float">
            <text:p>-1754</text:p>
          </table:table-cell>
          <table:table-cell office:value-type="float" office:value="-1748" calcext:value-type="float">
            <text:p>-1748</text:p>
          </table:table-cell>
          <table:table-cell office:value-type="float" office:value="-1737" calcext:value-type="float">
            <text:p>-1737</text:p>
          </table:table-cell>
          <table:table-cell office:value-type="float" office:value="-1716" calcext:value-type="float">
            <text:p>-1716</text:p>
          </table:table-cell>
          <table:table-cell office:value-type="float" office:value="-1683" calcext:value-type="float">
            <text:p>-1683</text:p>
          </table:table-cell>
          <table:table-cell office:value-type="float" office:value="-1645" calcext:value-type="float">
            <text:p>-1645</text:p>
          </table:table-cell>
          <table:table-cell office:value-type="float" office:value="-1613" calcext:value-type="float">
            <text:p>-1613</text:p>
          </table:table-cell>
          <table:table-cell office:value-type="float" office:value="-1592" calcext:value-type="float">
            <text:p>-1592</text:p>
          </table:table-cell>
          <table:table-cell office:value-type="float" office:value="-1579" calcext:value-type="float">
            <text:p>-1579</text:p>
          </table:table-cell>
          <table:table-cell office:value-type="float" office:value="-1567" calcext:value-type="float">
            <text:p>-1567</text:p>
          </table:table-cell>
          <table:table-cell office:value-type="float" office:value="-1549" calcext:value-type="float">
            <text:p>-1549</text:p>
          </table:table-cell>
          <table:table-cell office:value-type="float" office:value="-1524" calcext:value-type="float">
            <text:p>-1524</text:p>
          </table:table-cell>
          <table:table-cell office:value-type="float" office:value="-1499" calcext:value-type="float">
            <text:p>-1499</text:p>
          </table:table-cell>
          <table:table-cell office:value-type="float" office:value="-1483" calcext:value-type="float">
            <text:p>-1483</text:p>
          </table:table-cell>
          <table:table-cell office:value-type="float" office:value="-1479" calcext:value-type="float">
            <text:p>-1479</text:p>
          </table:table-cell>
          <table:table-cell office:value-type="float" office:value="-1482" calcext:value-type="float">
            <text:p>-1482</text:p>
          </table:table-cell>
          <table:table-cell office:value-type="float" office:value="-1483" calcext:value-type="float">
            <text:p>-1483</text:p>
          </table:table-cell>
          <table:table-cell office:value-type="float" office:value="-1477" calcext:value-type="float">
            <text:p>-1477</text:p>
          </table:table-cell>
          <table:table-cell office:value-type="float" office:value="-1469" calcext:value-type="float">
            <text:p>-1469</text:p>
          </table:table-cell>
          <table:table-cell office:value-type="float" office:value="-1468" calcext:value-type="float">
            <text:p>-1468</text:p>
          </table:table-cell>
          <table:table-cell office:value-type="float" office:value="-1485" calcext:value-type="float">
            <text:p>-1485</text:p>
          </table:table-cell>
          <table:table-cell office:value-type="float" office:value="-1522" calcext:value-type="float">
            <text:p>-1522</text:p>
          </table:table-cell>
          <table:table-cell office:value-type="float" office:value="-1563" calcext:value-type="float">
            <text:p>-1563</text:p>
          </table:table-cell>
          <table:table-cell office:value-type="float" office:value="-1594" calcext:value-type="float">
            <text:p>-1594</text:p>
          </table:table-cell>
          <table:table-cell office:value-type="float" office:value="-1608" calcext:value-type="float">
            <text:p>-1608</text:p>
          </table:table-cell>
          <table:table-cell table:number-columns-repeated="2" office:value-type="float" office:value="-1612" calcext:value-type="float">
            <text:p>-1612</text:p>
          </table:table-cell>
          <table:table-cell office:value-type="float" office:value="-1619" calcext:value-type="float">
            <text:p>-1619</text:p>
          </table:table-cell>
          <table:table-cell office:value-type="float" office:value="-1641" calcext:value-type="float">
            <text:p>-1641</text:p>
          </table:table-cell>
          <table:table-cell office:value-type="float" office:value="-1677" calcext:value-type="float">
            <text:p>-1677</text:p>
          </table:table-cell>
          <table:table-cell office:value-type="float" office:value="-1715" calcext:value-type="float">
            <text:p>-1715</text:p>
          </table:table-cell>
          <table:table-cell office:value-type="float" office:value="-1745" calcext:value-type="float">
            <text:p>-1745</text:p>
          </table:table-cell>
          <table:table-cell office:value-type="float" office:value="-1767" calcext:value-type="float">
            <text:p>-1767</text:p>
          </table:table-cell>
          <table:table-cell office:value-type="float" office:value="-1786" calcext:value-type="float">
            <text:p>-1786</text:p>
          </table:table-cell>
          <table:table-cell office:value-type="float" office:value="-1806" calcext:value-type="float">
            <text:p>-1806</text:p>
          </table:table-cell>
          <table:table-cell office:value-type="float" office:value="-1833" calcext:value-type="float">
            <text:p>-1833</text:p>
          </table:table-cell>
          <table:table-cell office:value-type="float" office:value="-1862" calcext:value-type="float">
            <text:p>-1862</text:p>
          </table:table-cell>
          <table:table-cell office:value-type="float" office:value="-1881" calcext:value-type="float">
            <text:p>-1881</text:p>
          </table:table-cell>
          <table:table-cell office:value-type="float" office:value="-1883" calcext:value-type="float">
            <text:p>-1883</text:p>
          </table:table-cell>
          <table:table-cell office:value-type="float" office:value="-1870" calcext:value-type="float">
            <text:p>-1870</text:p>
          </table:table-cell>
          <table:table-cell office:value-type="float" office:value="-1853" calcext:value-type="float">
            <text:p>-1853</text:p>
          </table:table-cell>
          <table:table-cell table:number-columns-repeated="2" office:value-type="float" office:value="-1844" calcext:value-type="float">
            <text:p>-1844</text:p>
          </table:table-cell>
          <table:table-cell office:value-type="float" office:value="-1845" calcext:value-type="float">
            <text:p>-1845</text:p>
          </table:table-cell>
          <table:table-cell office:value-type="float" office:value="-1840" calcext:value-type="float">
            <text:p>-1840</text:p>
          </table:table-cell>
          <table:table-cell office:value-type="float" office:value="-1821" calcext:value-type="float">
            <text:p>-1821</text:p>
          </table:table-cell>
          <table:table-cell office:value-type="float" office:value="-1796" calcext:value-type="float">
            <text:p>-1796</text:p>
          </table:table-cell>
          <table:table-cell office:value-type="float" office:value="-1774" calcext:value-type="float">
            <text:p>-1774</text:p>
          </table:table-cell>
          <table:table-cell office:value-type="float" office:value="-1757" calcext:value-type="float">
            <text:p>-1757</text:p>
          </table:table-cell>
          <table:table-cell office:value-type="float" office:value="-1749" calcext:value-type="float">
            <text:p>-1749</text:p>
          </table:table-cell>
          <table:table-cell office:value-type="float" office:value="-1744" calcext:value-type="float">
            <text:p>-1744</text:p>
          </table:table-cell>
          <table:table-cell office:value-type="float" office:value="-1729" calcext:value-type="float">
            <text:p>-1729</text:p>
          </table:table-cell>
          <table:table-cell office:value-type="float" office:value="-1705" calcext:value-type="float">
            <text:p>-1705</text:p>
          </table:table-cell>
          <table:table-cell office:value-type="float" office:value="-1669" calcext:value-type="float">
            <text:p>-1669</text:p>
          </table:table-cell>
          <table:table-cell office:value-type="float" office:value="-1631" calcext:value-type="float">
            <text:p>-1631</text:p>
          </table:table-cell>
          <table:table-cell office:value-type="float" office:value="-1603" calcext:value-type="float">
            <text:p>-1603</text:p>
          </table:table-cell>
          <table:table-cell office:value-type="float" office:value="-1586" calcext:value-type="float">
            <text:p>-1586</text:p>
          </table:table-cell>
          <table:table-cell office:value-type="float" office:value="-1576" calcext:value-type="float">
            <text:p>-1576</text:p>
          </table:table-cell>
          <table:table-cell office:value-type="float" office:value="-1563" calcext:value-type="float">
            <text:p>-1563</text:p>
          </table:table-cell>
          <table:table-cell office:value-type="float" office:value="-1541" calcext:value-type="float">
            <text:p>-1541</text:p>
          </table:table-cell>
          <table:table-cell office:value-type="float" office:value="-1514" calcext:value-type="float">
            <text:p>-1514</text:p>
          </table:table-cell>
          <table:table-cell office:value-type="float" office:value="-1492" calcext:value-type="float">
            <text:p>-1492</text:p>
          </table:table-cell>
          <table:table-cell office:value-type="float" office:value="-1479" calcext:value-type="float">
            <text:p>-1479</text:p>
          </table:table-cell>
          <table:table-cell office:value-type="float" office:value="-1477" calcext:value-type="float">
            <text:p>-1477</text:p>
          </table:table-cell>
          <table:table-cell office:value-type="float" office:value="-1482" calcext:value-type="float">
            <text:p>-1482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2" calcext:value-type="float">
            <text:p>-1472</text:p>
          </table:table-cell>
          <table:table-cell office:value-type="float" office:value="-1465" calcext:value-type="float">
            <text:p>-1465</text:p>
          </table:table-cell>
          <table:table-cell office:value-type="float" office:value="-1468" calcext:value-type="float">
            <text:p>-1468</text:p>
          </table:table-cell>
          <table:table-cell office:value-type="float" office:value="-1494" calcext:value-type="float">
            <text:p>-1494</text:p>
          </table:table-cell>
          <table:table-cell office:value-type="float" office:value="-1535" calcext:value-type="float">
            <text:p>-1535</text:p>
          </table:table-cell>
          <table:table-cell office:value-type="float" office:value="-1575" calcext:value-type="float">
            <text:p>-1575</text:p>
          </table:table-cell>
          <table:table-cell office:value-type="float" office:value="-1602" calcext:value-type="float">
            <text:p>-1602</text:p>
          </table:table-cell>
          <table:table-cell office:value-type="float" office:value="-1613" calcext:value-type="float">
            <text:p>-1613</text:p>
          </table:table-cell>
          <table:table-cell office:value-type="float" office:value="-1614" calcext:value-type="float">
            <text:p>-1614</text:p>
          </table:table-cell>
          <table:table-cell office:value-type="float" office:value="-1616" calcext:value-type="float">
            <text:p>-1616</text:p>
          </table:table-cell>
          <table:table-cell office:value-type="float" office:value="-1627" calcext:value-type="float">
            <text:p>-1627</text:p>
          </table:table-cell>
          <table:table-cell office:value-type="float" office:value="-1654" calcext:value-type="float">
            <text:p>-1654</text:p>
          </table:table-cell>
          <table:table-cell office:value-type="float" office:value="-1694" calcext:value-type="float">
            <text:p>-1694</text:p>
          </table:table-cell>
          <table:table-cell office:value-type="float" office:value="-1730" calcext:value-type="float">
            <text:p>-1730</text:p>
          </table:table-cell>
          <table:table-cell office:value-type="float" office:value="-1756" calcext:value-type="float">
            <text:p>-1756</text:p>
          </table:table-cell>
          <table:table-cell office:value-type="float" office:value="-1776" calcext:value-type="float">
            <text:p>-1776</text:p>
          </table:table-cell>
          <table:table-cell office:value-type="float" office:value="-1793" calcext:value-type="float">
            <text:p>-1793</text:p>
          </table:table-cell>
          <table:table-cell office:value-type="float" office:value="-1816" calcext:value-type="float">
            <text:p>-1816</text:p>
          </table:table-cell>
          <table:table-cell office:value-type="float" office:value="-1845" calcext:value-type="float">
            <text:p>-1845</text:p>
          </table:table-cell>
          <table:table-cell office:value-type="float" office:value="-1873" calcext:value-type="float">
            <text:p>-1873</text:p>
          </table:table-cell>
          <table:table-cell office:value-type="float" office:value="-1887" calcext:value-type="float">
            <text:p>-1887</text:p>
          </table:table-cell>
          <table:table-cell office:value-type="float" office:value="-1882" calcext:value-type="float">
            <text:p>-1882</text:p>
          </table:table-cell>
          <table:table-cell office:value-type="float" office:value="-1869" calcext:value-type="float">
            <text:p>-1869</text:p>
          </table:table-cell>
          <table:table-cell office:value-type="float" office:value="-1854" calcext:value-type="float">
            <text:p>-1854</text:p>
          </table:table-cell>
          <table:table-cell office:value-type="float" office:value="-1848" calcext:value-type="float">
            <text:p>-1848</text:p>
          </table:table-cell>
          <table:table-cell table:number-columns-repeated="2" office:value-type="float" office:value="-1850" calcext:value-type="float">
            <text:p>-1850</text:p>
          </table:table-cell>
          <table:table-cell office:value-type="float" office:value="-1839" calcext:value-type="float">
            <text:p>-1839</text:p>
          </table:table-cell>
          <table:table-cell office:value-type="float" office:value="-1816" calcext:value-type="float">
            <text:p>-1816</text:p>
          </table:table-cell>
          <table:table-cell office:value-type="float" office:value="-1790" calcext:value-type="float">
            <text:p>-1790</text:p>
          </table:table-cell>
          <table:table-cell office:value-type="float" office:value="-1768" calcext:value-type="float">
            <text:p>-1768</text:p>
          </table:table-cell>
          <table:table-cell office:value-type="float" office:value="-1756" calcext:value-type="float">
            <text:p>-1756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4" calcext:value-type="float">
            <text:p>-1744</text:p>
          </table:table-cell>
          <table:table-cell office:value-type="float" office:value="-1726" calcext:value-type="float">
            <text:p>-1726</text:p>
          </table:table-cell>
          <table:table-cell office:value-type="float" office:value="-1696" calcext:value-type="float">
            <text:p>-1696</text:p>
          </table:table-cell>
          <table:table-cell office:value-type="float" office:value="-1658" calcext:value-type="float">
            <text:p>-1658</text:p>
          </table:table-cell>
          <table:table-cell office:value-type="float" office:value="-1624" calcext:value-type="float">
            <text:p>-1624</text:p>
          </table:table-cell>
          <table:table-cell office:value-type="float" office:value="-1601" calcext:value-type="float">
            <text:p>-1601</text:p>
          </table:table-cell>
          <table:table-cell office:value-type="float" office:value="-1586" calcext:value-type="float">
            <text:p>-1586</text:p>
          </table:table-cell>
          <table:table-cell office:value-type="float" office:value="-1575" calcext:value-type="float">
            <text:p>-1575</text:p>
          </table:table-cell>
          <table:table-cell office:value-type="float" office:value="-1558" calcext:value-type="float">
            <text:p>-1558</text:p>
          </table:table-cell>
          <table:table-cell office:value-type="float" office:value="-1534" calcext:value-type="float">
            <text:p>-1534</text:p>
          </table:table-cell>
          <table:table-cell office:value-type="float" office:value="-1507" calcext:value-type="float">
            <text:p>-1507</text:p>
          </table:table-cell>
          <table:table-cell office:value-type="float" office:value="-1488" calcext:value-type="float">
            <text:p>-1488</text:p>
          </table:table-cell>
          <table:table-cell office:value-type="float" office:value="-1480" calcext:value-type="float">
            <text:p>-1480</text:p>
          </table:table-cell>
          <table:table-cell office:value-type="float" office:value="-1481" calcext:value-type="float">
            <text:p>-1481</text:p>
          </table:table-cell>
          <table:table-cell office:value-type="float" office:value="-1485" calcext:value-type="float">
            <text:p>-1485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5" calcext:value-type="float">
            <text:p>-1465</text:p>
          </table:table-cell>
          <table:table-cell office:value-type="float" office:value="-1474" calcext:value-type="float">
            <text:p>-1474</text:p>
          </table:table-cell>
          <table:table-cell office:value-type="float" office:value="-1505" calcext:value-type="float">
            <text:p>-1505</text:p>
          </table:table-cell>
          <table:table-cell office:value-type="float" office:value="-1548" calcext:value-type="float">
            <text:p>-1548</text:p>
          </table:table-cell>
          <table:table-cell office:value-type="float" office:value="-1586" calcext:value-type="float">
            <text:p>-1586</text:p>
          </table:table-cell>
          <table:table-cell office:value-type="float" office:value="-1607" calcext:value-type="float">
            <text:p>-1607</text:p>
          </table:table-cell>
          <table:table-cell office:value-type="float" office:value="-1612" calcext:value-type="float">
            <text:p>-1612</text:p>
          </table:table-cell>
          <table:table-cell office:value-type="float" office:value="-1611" calcext:value-type="float">
            <text:p>-1611</text:p>
          </table:table-cell>
          <table:table-cell office:value-type="float" office:value="-1614" calcext:value-type="float">
            <text:p>-1614</text:p>
          </table:table-cell>
          <table:table-cell office:value-type="float" office:value="-1631" calcext:value-type="float">
            <text:p>-1631</text:p>
          </table:table-cell>
          <table:table-cell office:value-type="float" office:value="-1662" calcext:value-type="float">
            <text:p>-1662</text:p>
          </table:table-cell>
          <table:table-cell office:value-type="float" office:value="-1701" calcext:value-type="float">
            <text:p>-1701</text:p>
          </table:table-cell>
          <table:table-cell office:value-type="float" office:value="-1734" calcext:value-type="float">
            <text:p>-1734</text:p>
          </table:table-cell>
          <table:table-cell office:value-type="float" office:value="-1758" calcext:value-type="float">
            <text:p>-1758</text:p>
          </table:table-cell>
          <table:table-cell office:value-type="float" office:value="-1778" calcext:value-type="float">
            <text:p>-1778</text:p>
          </table:table-cell>
          <table:table-cell office:value-type="float" office:value="-1796" calcext:value-type="float">
            <text:p>-1796</text:p>
          </table:table-cell>
          <table:table-cell office:value-type="float" office:value="-1820" calcext:value-type="float">
            <text:p>-1820</text:p>
          </table:table-cell>
          <table:table-cell office:value-type="float" office:value="-1851" calcext:value-type="float">
            <text:p>-1851</text:p>
          </table:table-cell>
          <table:table-cell office:value-type="float" office:value="-1876" calcext:value-type="float">
            <text:p>-1876</text:p>
          </table:table-cell>
          <table:table-cell office:value-type="float" office:value="-1885" calcext:value-type="float">
            <text:p>-1885</text:p>
          </table:table-cell>
          <table:table-cell office:value-type="float" office:value="-1877" calcext:value-type="float">
            <text:p>-1877</text:p>
          </table:table-cell>
          <table:table-cell office:value-type="float" office:value="-1860" calcext:value-type="float">
            <text:p>-1860</text:p>
          </table:table-cell>
          <table:table-cell office:value-type="float" office:value="-1846" calcext:value-type="float">
            <text:p>-1846</text:p>
          </table:table-cell>
          <table:table-cell office:value-type="float" office:value="-1842" calcext:value-type="float">
            <text:p>-1842</text:p>
          </table:table-cell>
          <table:table-cell table:number-columns-repeated="2" office:value-type="float" office:value="-1844" calcext:value-type="float">
            <text:p>-1844</text:p>
          </table:table-cell>
          <table:table-cell office:value-type="float" office:value="-1830" calcext:value-type="float">
            <text:p>-1830</text:p>
          </table:table-cell>
          <table:table-cell office:value-type="float" office:value="-1804" calcext:value-type="float">
            <text:p>-1804</text:p>
          </table:table-cell>
          <table:table-cell office:value-type="float" office:value="-1779" calcext:value-type="float">
            <text:p>-1779</text:p>
          </table:table-cell>
          <table:table-cell office:value-type="float" office:value="-1761" calcext:value-type="float">
            <text:p>-1761</text:p>
          </table:table-cell>
          <table:table-cell office:value-type="float" office:value="-1750" calcext:value-type="float">
            <text:p>-1750</text:p>
          </table:table-cell>
          <table:table-cell office:value-type="float" office:value="-1746" calcext:value-type="float">
            <text:p>-1746</text:p>
          </table:table-cell>
          <table:table-cell office:value-type="float" office:value="-1737" calcext:value-type="float">
            <text:p>-1737</text:p>
          </table:table-cell>
          <table:table-cell office:value-type="float" office:value="-1717" calcext:value-type="float">
            <text:p>-1717</text:p>
          </table:table-cell>
          <table:table-cell office:value-type="float" office:value="-1683" calcext:value-type="float">
            <text:p>-1683</text:p>
          </table:table-cell>
          <table:table-cell office:value-type="float" office:value="-1644" calcext:value-type="float">
            <text:p>-1644</text:p>
          </table:table-cell>
          <table:table-cell office:value-type="float" office:value="-1612" calcext:value-type="float">
            <text:p>-1612</text:p>
          </table:table-cell>
          <table:table-cell office:value-type="float" office:value="-1590" calcext:value-type="float">
            <text:p>-1590</text:p>
          </table:table-cell>
          <table:table-cell office:value-type="float" office:value="-1577" calcext:value-type="float">
            <text:p>-1577</text:p>
          </table:table-cell>
          <table:table-cell office:value-type="float" office:value="-1566" calcext:value-type="float">
            <text:p>-1566</text:p>
          </table:table-cell>
          <table:table-cell office:value-type="float" office:value="-1549" calcext:value-type="float">
            <text:p>-1549</text:p>
          </table:table-cell>
          <table:table-cell office:value-type="float" office:value="-1524" calcext:value-type="float">
            <text:p>-1524</text:p>
          </table:table-cell>
          <table:table-cell office:value-type="float" office:value="-1498" calcext:value-type="float">
            <text:p>-1498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6" calcext:value-type="float">
            <text:p>-1476</text:p>
          </table:table-cell>
          <table:table-cell office:value-type="float" office:value="-1481" calcext:value-type="float">
            <text:p>-1481</text:p>
          </table:table-cell>
          <table:table-cell office:value-type="float" office:value="-1483" calcext:value-type="float">
            <text:p>-1483</text:p>
          </table:table-cell>
          <table:table-cell office:value-type="float" office:value="-1476" calcext:value-type="float">
            <text:p>-1476</text:p>
          </table:table-cell>
          <table:table-cell office:value-type="float" office:value="-1466" calcext:value-type="float">
            <text:p>-1466</text:p>
          </table:table-cell>
          <table:table-cell office:value-type="float" office:value="-1463" calcext:value-type="float">
            <text:p>-1463</text:p>
          </table:table-cell>
          <table:table-cell office:value-type="float" office:value="-1478" calcext:value-type="float">
            <text:p>-1478</text:p>
          </table:table-cell>
          <table:table-cell office:value-type="float" office:value="-1514" calcext:value-type="float">
            <text:p>-1514</text:p>
          </table:table-cell>
          <table:table-cell office:value-type="float" office:value="-1556" calcext:value-type="float">
            <text:p>-1556</text:p>
          </table:table-cell>
          <table:table-cell office:value-type="float" office:value="-1590" calcext:value-type="float">
            <text:p>-1590</text:p>
          </table:table-cell>
          <table:table-cell office:value-type="float" office:value="-1607" calcext:value-type="float">
            <text:p>-1607</text:p>
          </table:table-cell>
          <table:table-cell table:number-columns-repeated="2" office:value-type="float" office:value="-1611" calcext:value-type="float">
            <text:p>-1611</text:p>
          </table:table-cell>
          <table:table-cell office:value-type="float" office:value="-1617" calcext:value-type="float">
            <text:p>-1617</text:p>
          </table:table-cell>
          <table:table-cell office:value-type="float" office:value="-1638" calcext:value-type="float">
            <text:p>-1638</text:p>
          </table:table-cell>
          <table:table-cell office:value-type="float" office:value="-1673" calcext:value-type="float">
            <text:p>-1673</text:p>
          </table:table-cell>
          <table:table-cell office:value-type="float" office:value="-1711" calcext:value-type="float">
            <text:p>-1711</text:p>
          </table:table-cell>
          <table:table-cell office:value-type="float" office:value="-1742" calcext:value-type="float">
            <text:p>-1742</text:p>
          </table:table-cell>
          <table:table-cell office:value-type="float" office:value="-1764" calcext:value-type="float">
            <text:p>-1764</text:p>
          </table:table-cell>
          <table:table-cell office:value-type="float" office:value="-1783" calcext:value-type="float">
            <text:p>-1783</text:p>
          </table:table-cell>
          <table:table-cell office:value-type="float" office:value="-1803" calcext:value-type="float">
            <text:p>-1803</text:p>
          </table:table-cell>
          <table:table-cell office:value-type="float" office:value="-1829" calcext:value-type="float">
            <text:p>-1829</text:p>
          </table:table-cell>
          <table:table-cell office:value-type="float" office:value="-1860" calcext:value-type="float">
            <text:p>-1860</text:p>
          </table:table-cell>
          <table:table-cell office:value-type="float" office:value="-1880" calcext:value-type="float">
            <text:p>-1880</text:p>
          </table:table-cell>
          <table:table-cell office:value-type="float" office:value="-1884" calcext:value-type="float">
            <text:p>-1884</text:p>
          </table:table-cell>
          <table:table-cell office:value-type="float" office:value="-1875" calcext:value-type="float">
            <text:p>-1875</text:p>
          </table:table-cell>
          <table:table-cell office:value-type="float" office:value="-1859" calcext:value-type="float">
            <text:p>-1859</text:p>
          </table:table-cell>
          <table:table-cell office:value-type="float" office:value="-1848" calcext:value-type="float">
            <text:p>-1848</text:p>
          </table:table-cell>
          <table:table-cell office:value-type="float" office:value="-1846" calcext:value-type="float">
            <text:p>-1846</text:p>
          </table:table-cell>
          <table:table-cell office:value-type="float" office:value="-1847" calcext:value-type="float">
            <text:p>-1847</text:p>
          </table:table-cell>
          <table:table-cell office:value-type="float" office:value="-1841" calcext:value-type="float">
            <text:p>-1841</text:p>
          </table:table-cell>
          <table:table-cell office:value-type="float" office:value="-1822" calcext:value-type="float">
            <text:p>-1822</text:p>
          </table:table-cell>
          <table:table-cell office:value-type="float" office:value="-1797" calcext:value-type="float">
            <text:p>-1797</text:p>
          </table:table-cell>
          <table:table-cell office:value-type="float" office:value="-1776" calcext:value-type="float">
            <text:p>-1776</text:p>
          </table:table-cell>
          <table:table-cell office:value-type="float" office:value="-1759" calcext:value-type="float">
            <text:p>-1759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6" calcext:value-type="float">
            <text:p>-1746</text:p>
          </table:table-cell>
          <table:table-cell office:value-type="float" office:value="-1733" calcext:value-type="float">
            <text:p>-1733</text:p>
          </table:table-cell>
          <table:table-cell office:value-type="float" office:value="-1708" calcext:value-type="float">
            <text:p>-1708</text:p>
          </table:table-cell>
          <table:table-cell office:value-type="float" office:value="-1672" calcext:value-type="float">
            <text:p>-1672</text:p>
          </table:table-cell>
          <table:table-cell office:value-type="float" office:value="-1635" calcext:value-type="float">
            <text:p>-1635</text:p>
          </table:table-cell>
          <table:table-cell office:value-type="float" office:value="-1606" calcext:value-type="float">
            <text:p>-1606</text:p>
          </table:table-cell>
          <table:table-cell office:value-type="float" office:value="-1587" calcext:value-type="float">
            <text:p>-1587</text:p>
          </table:table-cell>
          <table:table-cell office:value-type="float" office:value="-1575" calcext:value-type="float">
            <text:p>-1575</text:p>
          </table:table-cell>
          <table:table-cell office:value-type="float" office:value="-1561" calcext:value-type="float">
            <text:p>-1561</text:p>
          </table:table-cell>
          <table:table-cell office:value-type="float" office:value="-1541" calcext:value-type="float">
            <text:p>-1541</text:p>
          </table:table-cell>
          <table:table-cell office:value-type="float" office:value="-1515" calcext:value-type="float">
            <text:p>-1515</text:p>
          </table:table-cell>
          <table:table-cell office:value-type="float" office:value="-1493" calcext:value-type="float">
            <text:p>-1493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9" calcext:value-type="float">
            <text:p>-1479</text:p>
          </table:table-cell>
          <table:table-cell office:value-type="float" office:value="-1483" calcext:value-type="float">
            <text:p>-1483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2" calcext:value-type="float">
            <text:p>-1472</text:p>
          </table:table-cell>
          <table:table-cell office:value-type="float" office:value="-1463" calcext:value-type="float">
            <text:p>-1463</text:p>
          </table:table-cell>
          <table:table-cell office:value-type="float" office:value="-1465" calcext:value-type="float">
            <text:p>-1465</text:p>
          </table:table-cell>
          <table:table-cell office:value-type="float" office:value="-1489" calcext:value-type="float">
            <text:p>-1489</text:p>
          </table:table-cell>
          <table:table-cell office:value-type="float" office:value="-1529" calcext:value-type="float">
            <text:p>-1529</text:p>
          </table:table-cell>
          <table:table-cell office:value-type="float" office:value="-1569" calcext:value-type="float">
            <text:p>-1569</text:p>
          </table:table-cell>
          <table:table-cell office:value-type="float" office:value="-1598" calcext:value-type="float">
            <text:p>-1598</text:p>
          </table:table-cell>
          <table:table-cell office:value-type="float" office:value="-1611" calcext:value-type="float">
            <text:p>-1611</text:p>
          </table:table-cell>
          <table:table-cell table:number-columns-repeated="2" office:value-type="float" office:value="-1613" calcext:value-type="float">
            <text:p>-1613</text:p>
          </table:table-cell>
          <table:table-cell office:value-type="float" office:value="-1622" calcext:value-type="float">
            <text:p>-1622</text:p>
          </table:table-cell>
          <table:table-cell office:value-type="float" office:value="-1647" calcext:value-type="float">
            <text:p>-1647</text:p>
          </table:table-cell>
          <table:table-cell office:value-type="float" office:value="-1684" calcext:value-type="float">
            <text:p>-1684</text:p>
          </table:table-cell>
          <table:table-cell office:value-type="float" office:value="-1720" calcext:value-type="float">
            <text:p>-1720</text:p>
          </table:table-cell>
          <table:table-cell office:value-type="float" office:value="-1748" calcext:value-type="float">
            <text:p>-1748</text:p>
          </table:table-cell>
          <table:table-cell office:value-type="float" office:value="-1769" calcext:value-type="float">
            <text:p>-1769</text:p>
          </table:table-cell>
          <table:table-cell office:value-type="float" office:value="-1788" calcext:value-type="float">
            <text:p>-1788</text:p>
          </table:table-cell>
          <table:table-cell office:value-type="float" office:value="-1810" calcext:value-type="float">
            <text:p>-1810</text:p>
          </table:table-cell>
          <table:table-cell office:value-type="float" office:value="-1837" calcext:value-type="float">
            <text:p>-1837</text:p>
          </table:table-cell>
          <table:table-cell office:value-type="float" office:value="-1865" calcext:value-type="float">
            <text:p>-1865</text:p>
          </table:table-cell>
          <table:table-cell office:value-type="float" office:value="-1882" calcext:value-type="float">
            <text:p>-1882</text:p>
          </table:table-cell>
          <table:table-cell office:value-type="float" office:value="-1881" calcext:value-type="float">
            <text:p>-1881</text:p>
          </table:table-cell>
          <table:table-cell office:value-type="float" office:value="-1867" calcext:value-type="float">
            <text:p>-1867</text:p>
          </table:table-cell>
          <table:table-cell office:value-type="float" office:value="-1850" calcext:value-type="float">
            <text:p>-1850</text:p>
          </table:table-cell>
          <table:table-cell table:number-columns-repeated="3" office:value-type="float" office:value="-1843" calcext:value-type="float">
            <text:p>-1843</text:p>
          </table:table-cell>
          <table:table-cell office:value-type="float" office:value="-1833" calcext:value-type="float">
            <text:p>-1833</text:p>
          </table:table-cell>
          <table:table-cell office:value-type="float" office:value="-1812" calcext:value-type="float">
            <text:p>-1812</text:p>
          </table:table-cell>
          <table:table-cell office:value-type="float" office:value="-1787" calcext:value-type="float">
            <text:p>-1787</text:p>
          </table:table-cell>
          <table:table-cell office:value-type="float" office:value="-1766" calcext:value-type="float">
            <text:p>-1766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5" calcext:value-type="float">
            <text:p>-1745</text:p>
          </table:table-cell>
          <table:table-cell office:value-type="float" office:value="-1738" calcext:value-type="float">
            <text:p>-1738</text:p>
          </table:table-cell>
          <table:table-cell office:value-type="float" office:value="-1722" calcext:value-type="float">
            <text:p>-1722</text:p>
          </table:table-cell>
          <table:table-cell office:value-type="float" office:value="-1694" calcext:value-type="float">
            <text:p>-1694</text:p>
          </table:table-cell>
          <table:table-cell office:value-type="float" office:value="-1656" calcext:value-type="float">
            <text:p>-1656</text:p>
          </table:table-cell>
          <table:table-cell office:value-type="float" office:value="-1621" calcext:value-type="float">
            <text:p>-1621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0" calcext:value-type="float">
            <text:p>-1570</text:p>
          </table:table-cell>
          <table:table-cell office:value-type="float" office:value="-1554" calcext:value-type="float">
            <text:p>-1554</text:p>
          </table:table-cell>
          <table:table-cell office:value-type="float" office:value="-1532" calcext:value-type="float">
            <text:p>-1532</text:p>
          </table:table-cell>
          <table:table-cell office:value-type="float" office:value="-1506" calcext:value-type="float">
            <text:p>-1506</text:p>
          </table:table-cell>
          <table:table-cell office:value-type="float" office:value="-1486" calcext:value-type="float">
            <text:p>-1486</text:p>
          </table:table-cell>
          <table:table-cell table:number-columns-repeated="2" office:value-type="float" office:value="-1477" calcext:value-type="float">
            <text:p>-1477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8" calcext:value-type="float">
            <text:p>-1478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3" calcext:value-type="float">
            <text:p>-1463</text:p>
          </table:table-cell>
          <table:table-cell office:value-type="float" office:value="-1470" calcext:value-type="float">
            <text:p>-1470</text:p>
          </table:table-cell>
          <table:table-cell office:value-type="float" office:value="-1498" calcext:value-type="float">
            <text:p>-1498</text:p>
          </table:table-cell>
          <table:table-cell office:value-type="float" office:value="-1540" calcext:value-type="float">
            <text:p>-1540</text:p>
          </table:table-cell>
          <table:table-cell office:value-type="float" office:value="-1578" calcext:value-type="float">
            <text:p>-1578</text:p>
          </table:table-cell>
          <table:table-cell office:value-type="float" office:value="-1603" calcext:value-type="float">
            <text:p>-1603</text:p>
          </table:table-cell>
          <table:table-cell table:number-columns-repeated="2" office:value-type="float" office:value="-1611" calcext:value-type="float">
            <text:p>-1611</text:p>
          </table:table-cell>
          <table:table-cell office:value-type="float" office:value="-1613" calcext:value-type="float">
            <text:p>-1613</text:p>
          </table:table-cell>
          <table:table-cell office:value-type="float" office:value="-1626" calcext:value-type="float">
            <text:p>-1626</text:p>
          </table:table-cell>
          <table:table-cell office:value-type="float" office:value="-1655" calcext:value-type="float">
            <text:p>-1655</text:p>
          </table:table-cell>
          <table:table-cell office:value-type="float" office:value="-1692" calcext:value-type="float">
            <text:p>-1692</text:p>
          </table:table-cell>
          <table:table-cell office:value-type="float" office:value="-1727" calcext:value-type="float">
            <text:p>-1727</text:p>
          </table:table-cell>
          <table:table-cell office:value-type="float" office:value="-1755" calcext:value-type="float">
            <text:p>-1755</text:p>
          </table:table-cell>
          <table:table-cell office:value-type="float" office:value="-1774" calcext:value-type="float">
            <text:p>-1774</text:p>
          </table:table-cell>
          <table:table-cell office:value-type="float" office:value="-1793" calcext:value-type="float">
            <text:p>-1793</text:p>
          </table:table-cell>
          <table:table-cell office:value-type="float" office:value="-1816" calcext:value-type="float">
            <text:p>-1816</text:p>
          </table:table-cell>
          <table:table-cell office:value-type="float" office:value="-1845" calcext:value-type="float">
            <text:p>-1845</text:p>
          </table:table-cell>
          <table:table-cell office:value-type="float" office:value="-1871" calcext:value-type="float">
            <text:p>-1871</text:p>
          </table:table-cell>
          <table:table-cell office:value-type="float" office:value="-1883" calcext:value-type="float">
            <text:p>-1883</text:p>
          </table:table-cell>
          <table:table-cell office:value-type="float" office:value="-1878" calcext:value-type="float">
            <text:p>-1878</text:p>
          </table:table-cell>
          <table:table-cell office:value-type="float" office:value="-1862" calcext:value-type="float">
            <text:p>-1862</text:p>
          </table:table-cell>
          <table:table-cell office:value-type="float" office:value="-1848" calcext:value-type="float">
            <text:p>-1848</text:p>
          </table:table-cell>
          <table:table-cell table:number-columns-repeated="2" office:value-type="float" office:value="-1842" calcext:value-type="float">
            <text:p>-1842</text:p>
          </table:table-cell>
          <table:table-cell office:value-type="float" office:value="-1841" calcext:value-type="float">
            <text:p>-1841</text:p>
          </table:table-cell>
          <table:table-cell office:value-type="float" office:value="-1828" calcext:value-type="float">
            <text:p>-1828</text:p>
          </table:table-cell>
          <table:table-cell office:value-type="float" office:value="-1806" calcext:value-type="float">
            <text:p>-1806</text:p>
          </table:table-cell>
          <table:table-cell office:value-type="float" office:value="-1781" calcext:value-type="float">
            <text:p>-1781</text:p>
          </table:table-cell>
          <table:table-cell office:value-type="float" office:value="-1762" calcext:value-type="float">
            <text:p>-1762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6" calcext:value-type="float">
            <text:p>-1746</text:p>
          </table:table-cell>
          <table:table-cell office:value-type="float" office:value="-1736" calcext:value-type="float">
            <text:p>-1736</text:p>
          </table:table-cell>
          <table:table-cell office:value-type="float" office:value="-1715" calcext:value-type="float">
            <text:p>-1715</text:p>
          </table:table-cell>
          <table:table-cell office:value-type="float" office:value="-1685" calcext:value-type="float">
            <text:p>-1685</text:p>
          </table:table-cell>
          <table:table-cell office:value-type="float" office:value="-1647" calcext:value-type="float">
            <text:p>-1647</text:p>
          </table:table-cell>
          <table:table-cell office:value-type="float" office:value="-1614" calcext:value-type="float">
            <text:p>-1614</text:p>
          </table:table-cell>
          <table:table-cell office:value-type="float" office:value="-1591" calcext:value-type="float">
            <text:p>-1591</text:p>
          </table:table-cell>
          <table:table-cell office:value-type="float" office:value="-1578" calcext:value-type="float">
            <text:p>-1578</text:p>
          </table:table-cell>
          <table:table-cell office:value-type="float" office:value="-1567" calcext:value-type="float">
            <text:p>-1567</text:p>
          </table:table-cell>
          <table:table-cell office:value-type="float" office:value="-1549" calcext:value-type="float">
            <text:p>-1549</text:p>
          </table:table-cell>
          <table:table-cell office:value-type="float" office:value="-1523" calcext:value-type="float">
            <text:p>-1523</text:p>
          </table:table-cell>
          <table:table-cell office:value-type="float" office:value="-1498" calcext:value-type="float">
            <text:p>-1498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4" calcext:value-type="float">
            <text:p>-1474</text:p>
          </table:table-cell>
          <table:table-cell office:value-type="float" office:value="-1478" calcext:value-type="float">
            <text:p>-1478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6" calcext:value-type="float">
            <text:p>-1476</text:p>
          </table:table-cell>
          <table:table-cell office:value-type="float" office:value="-1467" calcext:value-type="float">
            <text:p>-1467</text:p>
          </table:table-cell>
          <table:table-cell office:value-type="float" office:value="-1464" calcext:value-type="float">
            <text:p>-1464</text:p>
          </table:table-cell>
          <table:table-cell office:value-type="float" office:value="-1477" calcext:value-type="float">
            <text:p>-1477</text:p>
          </table:table-cell>
          <table:table-cell office:value-type="float" office:value="-1512" calcext:value-type="float">
            <text:p>-1512</text:p>
          </table:table-cell>
          <table:table-cell office:value-type="float" office:value="-1554" calcext:value-type="float">
            <text:p>-1554</text:p>
          </table:table-cell>
          <table:table-cell office:value-type="float" office:value="-1588" calcext:value-type="float">
            <text:p>-1588</text:p>
          </table:table-cell>
          <table:table-cell office:value-type="float" office:value="-1607" calcext:value-type="float">
            <text:p>-1607</text:p>
          </table:table-cell>
          <table:table-cell table:number-columns-repeated="2" office:value-type="float" office:value="-1610" calcext:value-type="float">
            <text:p>-1610</text:p>
          </table:table-cell>
          <table:table-cell office:value-type="float" office:value="-1615" calcext:value-type="float">
            <text:p>-1615</text:p>
          </table:table-cell>
          <table:table-cell office:value-type="float" office:value="-1634" calcext:value-type="float">
            <text:p>-1634</text:p>
          </table:table-cell>
          <table:table-cell office:value-type="float" office:value="-1667" calcext:value-type="float">
            <text:p>-1667</text:p>
          </table:table-cell>
          <table:table-cell office:value-type="float" office:value="-1706" calcext:value-type="float">
            <text:p>-1706</text:p>
          </table:table-cell>
          <table:table-cell office:value-type="float" office:value="-1738" calcext:value-type="float">
            <text:p>-1738</text:p>
          </table:table-cell>
          <table:table-cell office:value-type="float" office:value="-1762" calcext:value-type="float">
            <text:p>-1762</text:p>
          </table:table-cell>
          <table:table-cell office:value-type="float" office:value="-1781" calcext:value-type="float">
            <text:p>-1781</text:p>
          </table:table-cell>
          <table:table-cell office:value-type="float" office:value="-1799" calcext:value-type="float">
            <text:p>-1799</text:p>
          </table:table-cell>
          <table:table-cell office:value-type="float" office:value="-1824" calcext:value-type="float">
            <text:p>-1824</text:p>
          </table:table-cell>
          <table:table-cell office:value-type="float" office:value="-1854" calcext:value-type="float">
            <text:p>-1854</text:p>
          </table:table-cell>
          <table:table-cell office:value-type="float" office:value="-1877" calcext:value-type="float">
            <text:p>-1877</text:p>
          </table:table-cell>
          <table:table-cell office:value-type="float" office:value="-1884" calcext:value-type="float">
            <text:p>-1884</text:p>
          </table:table-cell>
          <table:table-cell office:value-type="float" office:value="-1874" calcext:value-type="float">
            <text:p>-1874</text:p>
          </table:table-cell>
          <table:table-cell office:value-type="float" office:value="-1857" calcext:value-type="float">
            <text:p>-1857</text:p>
          </table:table-cell>
          <table:table-cell office:value-type="float" office:value="-1846" calcext:value-type="float">
            <text:p>-1846</text:p>
          </table:table-cell>
          <table:table-cell office:value-type="float" office:value="-1844" calcext:value-type="float">
            <text:p>-1844</text:p>
          </table:table-cell>
          <table:table-cell office:value-type="float" office:value="-1846" calcext:value-type="float">
            <text:p>-1846</text:p>
          </table:table-cell>
          <table:table-cell office:value-type="float" office:value="-1842" calcext:value-type="float">
            <text:p>-1842</text:p>
          </table:table-cell>
          <table:table-cell office:value-type="float" office:value="-1825" calcext:value-type="float">
            <text:p>-1825</text:p>
          </table:table-cell>
          <table:table-cell office:value-type="float" office:value="-1800" calcext:value-type="float">
            <text:p>-1800</text:p>
          </table:table-cell>
          <table:table-cell office:value-type="float" office:value="-1775" calcext:value-type="float">
            <text:p>-1775</text:p>
          </table:table-cell>
          <table:table-cell office:value-type="float" office:value="-1756" calcext:value-type="float">
            <text:p>-1756</text:p>
          </table:table-cell>
          <table:table-cell office:value-type="float" office:value="-1748" calcext:value-type="float">
            <text:p>-1748</text:p>
          </table:table-cell>
          <table:table-cell office:value-type="float" office:value="-1744" calcext:value-type="float">
            <text:p>-1744</text:p>
          </table:table-cell>
          <table:table-cell office:value-type="float" office:value="-1732" calcext:value-type="float">
            <text:p>-1732</text:p>
          </table:table-cell>
          <table:table-cell office:value-type="float" office:value="-1709" calcext:value-type="float">
            <text:p>-1709</text:p>
          </table:table-cell>
          <table:table-cell office:value-type="float" office:value="-1675" calcext:value-type="float">
            <text:p>-1675</text:p>
          </table:table-cell>
          <table:table-cell office:value-type="float" office:value="-1637" calcext:value-type="float">
            <text:p>-1637</text:p>
          </table:table-cell>
          <table:table-cell office:value-type="float" office:value="-1606" calcext:value-type="float">
            <text:p>-1606</text:p>
          </table:table-cell>
          <table:table-cell office:value-type="float" office:value="-1585" calcext:value-type="float">
            <text:p>-1585</text:p>
          </table:table-cell>
          <table:table-cell office:value-type="float" office:value="-1574" calcext:value-type="float">
            <text:p>-1574</text:p>
          </table:table-cell>
          <table:table-cell office:value-type="float" office:value="-1561" calcext:value-type="float">
            <text:p>-1561</text:p>
          </table:table-cell>
          <table:table-cell office:value-type="float" office:value="-1543" calcext:value-type="float">
            <text:p>-1543</text:p>
          </table:table-cell>
          <table:table-cell office:value-type="float" office:value="-1519" calcext:value-type="float">
            <text:p>-1519</text:p>
          </table:table-cell>
          <table:table-cell office:value-type="float" office:value="-1495" calcext:value-type="float">
            <text:p>-1495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7" calcext:value-type="float">
            <text:p>-1477</text:p>
          </table:table-cell>
          <table:table-cell office:value-type="float" office:value="-1481" calcext:value-type="float">
            <text:p>-1481</text:p>
          </table:table-cell>
          <table:table-cell office:value-type="float" office:value="-1482" calcext:value-type="float">
            <text:p>-1482</text:p>
          </table:table-cell>
          <table:table-cell office:value-type="float" office:value="-1475" calcext:value-type="float">
            <text:p>-1475</text:p>
          </table:table-cell>
          <table:table-cell table:number-columns-repeated="2" office:value-type="float" office:value="-1466" calcext:value-type="float">
            <text:p>-1466</text:p>
          </table:table-cell>
          <table:table-cell office:value-type="float" office:value="-1486" calcext:value-type="float">
            <text:p>-1486</text:p>
          </table:table-cell>
          <table:table-cell office:value-type="float" office:value="-1524" calcext:value-type="float">
            <text:p>-1524</text:p>
          </table:table-cell>
          <table:table-cell office:value-type="float" office:value="-1565" calcext:value-type="float">
            <text:p>-1565</text:p>
          </table:table-cell>
          <table:table-cell office:value-type="float" office:value="-1595" calcext:value-type="float">
            <text:p>-1595</text:p>
          </table:table-cell>
          <table:table-cell office:value-type="float" office:value="-1610" calcext:value-type="float">
            <text:p>-1610</text:p>
          </table:table-cell>
          <table:table-cell table:number-columns-repeated="2" office:value-type="float" office:value="-1613" calcext:value-type="float">
            <text:p>-1613</text:p>
          </table:table-cell>
          <table:table-cell office:value-type="float" office:value="-1620" calcext:value-type="float">
            <text:p>-1620</text:p>
          </table:table-cell>
          <table:table-cell office:value-type="float" office:value="-1642" calcext:value-type="float">
            <text:p>-1642</text:p>
          </table:table-cell>
          <table:table-cell office:value-type="float" office:value="-1678" calcext:value-type="float">
            <text:p>-1678</text:p>
          </table:table-cell>
          <table:table-cell office:value-type="float" office:value="-1715" calcext:value-type="float">
            <text:p>-1715</text:p>
          </table:table-cell>
          <table:table-cell office:value-type="float" office:value="-1744" calcext:value-type="float">
            <text:p>-1744</text:p>
          </table:table-cell>
          <table:table-cell office:value-type="float" office:value="-1766" calcext:value-type="float">
            <text:p>-1766</text:p>
          </table:table-cell>
          <table:table-cell office:value-type="float" office:value="-1784" calcext:value-type="float">
            <text:p>-1784</text:p>
          </table:table-cell>
          <table:table-cell office:value-type="float" office:value="-1806" calcext:value-type="float">
            <text:p>-1806</text:p>
          </table:table-cell>
          <table:table-cell office:value-type="float" office:value="-1834" calcext:value-type="float">
            <text:p>-1834</text:p>
          </table:table-cell>
          <table:table-cell office:value-type="float" office:value="-1862" calcext:value-type="float">
            <text:p>-1862</text:p>
          </table:table-cell>
          <table:table-cell office:value-type="float" office:value="-1881" calcext:value-type="float">
            <text:p>-1881</text:p>
          </table:table-cell>
          <table:table-cell office:value-type="float" office:value="-1882" calcext:value-type="float">
            <text:p>-1882</text:p>
          </table:table-cell>
          <table:table-cell office:value-type="float" office:value="-1869" calcext:value-type="float">
            <text:p>-1869</text:p>
          </table:table-cell>
          <table:table-cell office:value-type="float" office:value="-1853" calcext:value-type="float">
            <text:p>-1853</text:p>
          </table:table-cell>
          <table:table-cell table:number-columns-repeated="2" office:value-type="float" office:value="-1844" calcext:value-type="float">
            <text:p>-1844</text:p>
          </table:table-cell>
          <table:table-cell office:value-type="float" office:value="-1843" calcext:value-type="float">
            <text:p>-1843</text:p>
          </table:table-cell>
          <table:table-cell office:value-type="float" office:value="-1835" calcext:value-type="float">
            <text:p>-1835</text:p>
          </table:table-cell>
          <table:table-cell office:value-type="float" office:value="-1815" calcext:value-type="float">
            <text:p>-1815</text:p>
          </table:table-cell>
          <table:table-cell office:value-type="float" office:value="-1791" calcext:value-type="float">
            <text:p>-1791</text:p>
          </table:table-cell>
          <table:table-cell office:value-type="float" office:value="-1769" calcext:value-type="float">
            <text:p>-1769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7" calcext:value-type="float">
            <text:p>-1747</text:p>
          </table:table-cell>
          <table:table-cell office:value-type="float" office:value="-1740" calcext:value-type="float">
            <text:p>-1740</text:p>
          </table:table-cell>
          <table:table-cell office:value-type="float" office:value="-1724" calcext:value-type="float">
            <text:p>-1724</text:p>
          </table:table-cell>
          <table:table-cell office:value-type="float" office:value="-1699" calcext:value-type="float">
            <text:p>-1699</text:p>
          </table:table-cell>
          <table:table-cell office:value-type="float" office:value="-1663" calcext:value-type="float">
            <text:p>-1663</text:p>
          </table:table-cell>
          <table:table-cell office:value-type="float" office:value="-1626" calcext:value-type="float">
            <text:p>-1626</text:p>
          </table:table-cell>
          <table:table-cell office:value-type="float" office:value="-1598" calcext:value-type="float">
            <text:p>-1598</text:p>
          </table:table-cell>
          <table:table-cell office:value-type="float" office:value="-1582" calcext:value-type="float">
            <text:p>-1582</text:p>
          </table:table-cell>
          <table:table-cell office:value-type="float" office:value="-1570" calcext:value-type="float">
            <text:p>-1570</text:p>
          </table:table-cell>
          <table:table-cell office:value-type="float" office:value="-1557" calcext:value-type="float">
            <text:p>-1557</text:p>
          </table:table-cell>
          <table:table-cell office:value-type="float" office:value="-1536" calcext:value-type="float">
            <text:p>-1536</text:p>
          </table:table-cell>
          <table:table-cell office:value-type="float" office:value="-1509" calcext:value-type="float">
            <text:p>-1509</text:p>
          </table:table-cell>
          <table:table-cell office:value-type="float" office:value="-1488" calcext:value-type="float">
            <text:p>-1488</text:p>
          </table:table-cell>
          <table:table-cell table:number-columns-repeated="2" office:value-type="float" office:value="-1478" calcext:value-type="float">
            <text:p>-1478</text:p>
          </table:table-cell>
          <table:table-cell office:value-type="float" office:value="-1482" calcext:value-type="float">
            <text:p>-1482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3" calcext:value-type="float">
            <text:p>-1473</text:p>
          </table:table-cell>
          <table:table-cell office:value-type="float" office:value="-1466" calcext:value-type="float">
            <text:p>-1466</text:p>
          </table:table-cell>
          <table:table-cell office:value-type="float" office:value="-1471" calcext:value-type="float">
            <text:p>-1471</text:p>
          </table:table-cell>
          <table:table-cell office:value-type="float" office:value="-1498" calcext:value-type="float">
            <text:p>-1498</text:p>
          </table:table-cell>
          <table:table-cell office:value-type="float" office:value="-1538" calcext:value-type="float">
            <text:p>-1538</text:p>
          </table:table-cell>
          <table:table-cell office:value-type="float" office:value="-1577" calcext:value-type="float">
            <text:p>-1577</text:p>
          </table:table-cell>
          <table:table-cell office:value-type="float" office:value="-1603" calcext:value-type="float">
            <text:p>-1603</text:p>
          </table:table-cell>
          <table:table-cell office:value-type="float" office:value="-1611" calcext:value-type="float">
            <text:p>-1611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2" calcext:value-type="float">
            <text:p>-1612</text:p>
          </table:table-cell>
          <table:table-cell office:value-type="float" office:value="-1624" calcext:value-type="float">
            <text:p>-1624</text:p>
          </table:table-cell>
          <table:table-cell office:value-type="float" office:value="-1652" calcext:value-type="float">
            <text:p>-1652</text:p>
          </table:table-cell>
          <table:table-cell office:value-type="float" office:value="-1692" calcext:value-type="float">
            <text:p>-1692</text:p>
          </table:table-cell>
          <table:table-cell office:value-type="float" office:value="-1728" calcext:value-type="float">
            <text:p>-1728</text:p>
          </table:table-cell>
          <table:table-cell office:value-type="float" office:value="-1754" calcext:value-type="float">
            <text:p>-1754</text:p>
          </table:table-cell>
          <table:table-cell office:value-type="float" office:value="-1773" calcext:value-type="float">
            <text:p>-1773</text:p>
          </table:table-cell>
          <table:table-cell office:value-type="float" office:value="-1790" calcext:value-type="float">
            <text:p>-1790</text:p>
          </table:table-cell>
          <table:table-cell office:value-type="float" office:value="-1812" calcext:value-type="float">
            <text:p>-1812</text:p>
          </table:table-cell>
          <table:table-cell office:value-type="float" office:value="-1841" calcext:value-type="float">
            <text:p>-1841</text:p>
          </table:table-cell>
          <table:table-cell office:value-type="float" office:value="-1869" calcext:value-type="float">
            <text:p>-1869</text:p>
          </table:table-cell>
          <table:table-cell office:value-type="float" office:value="-1884" calcext:value-type="float">
            <text:p>-1884</text:p>
          </table:table-cell>
          <table:table-cell office:value-type="float" office:value="-1881" calcext:value-type="float">
            <text:p>-1881</text:p>
          </table:table-cell>
          <table:table-cell office:value-type="float" office:value="-1866" calcext:value-type="float">
            <text:p>-1866</text:p>
          </table:table-cell>
          <table:table-cell office:value-type="float" office:value="-1850" calcext:value-type="float">
            <text:p>-1850</text:p>
          </table:table-cell>
          <table:table-cell office:value-type="float" office:value="-1845" calcext:value-type="float">
            <text:p>-1845</text:p>
          </table:table-cell>
          <table:table-cell office:value-type="float" office:value="-1844" calcext:value-type="float">
            <text:p>-1844</text:p>
          </table:table-cell>
          <table:table-cell office:value-type="float" office:value="-1843" calcext:value-type="float">
            <text:p>-1843</text:p>
          </table:table-cell>
          <table:table-cell office:value-type="float" office:value="-1833" calcext:value-type="float">
            <text:p>-1833</text:p>
          </table:table-cell>
          <table:table-cell office:value-type="float" office:value="-1811" calcext:value-type="float">
            <text:p>-1811</text:p>
          </table:table-cell>
          <table:table-cell office:value-type="float" office:value="-1787" calcext:value-type="float">
            <text:p>-1787</text:p>
          </table:table-cell>
          <table:table-cell office:value-type="float" office:value="-1766" calcext:value-type="float">
            <text:p>-1766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7" calcext:value-type="float">
            <text:p>-1747</text:p>
          </table:table-cell>
          <table:table-cell office:value-type="float" office:value="-1738" calcext:value-type="float">
            <text:p>-1738</text:p>
          </table:table-cell>
          <table:table-cell office:value-type="float" office:value="-1720" calcext:value-type="float">
            <text:p>-1720</text:p>
          </table:table-cell>
          <table:table-cell office:value-type="float" office:value="-1691" calcext:value-type="float">
            <text:p>-1691</text:p>
          </table:table-cell>
          <table:table-cell office:value-type="float" office:value="-1654" calcext:value-type="float">
            <text:p>-1654</text:p>
          </table:table-cell>
          <table:table-cell office:value-type="float" office:value="-1619" calcext:value-type="float">
            <text:p>-1619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0" calcext:value-type="float">
            <text:p>-1580</text:p>
          </table:table-cell>
          <table:table-cell office:value-type="float" office:value="-1569" calcext:value-type="float">
            <text:p>-1569</text:p>
          </table:table-cell>
          <table:table-cell office:value-type="float" office:value="-1553" calcext:value-type="float">
            <text:p>-1553</text:p>
          </table:table-cell>
          <table:table-cell office:value-type="float" office:value="-1530" calcext:value-type="float">
            <text:p>-1530</text:p>
          </table:table-cell>
          <table:table-cell office:value-type="float" office:value="-1504" calcext:value-type="float">
            <text:p>-1504</text:p>
          </table:table-cell>
          <table:table-cell office:value-type="float" office:value="-1485" calcext:value-type="float">
            <text:p>-1485</text:p>
          </table:table-cell>
          <table:table-cell office:value-type="float" office:value="-1478" calcext:value-type="float">
            <text:p>-1478</text:p>
          </table:table-cell>
          <table:table-cell office:value-type="float" office:value="-1479" calcext:value-type="float">
            <text:p>-1479</text:p>
          </table:table-cell>
          <table:table-cell office:value-type="float" office:value="-1482" calcext:value-type="float">
            <text:p>-1482</text:p>
          </table:table-cell>
          <table:table-cell office:value-type="float" office:value="-1478" calcext:value-type="float">
            <text:p>-1478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6" calcext:value-type="float">
            <text:p>-1466</text:p>
          </table:table-cell>
          <table:table-cell office:value-type="float" office:value="-1477" calcext:value-type="float">
            <text:p>-1477</text:p>
          </table:table-cell>
          <table:table-cell office:value-type="float" office:value="-1510" calcext:value-type="float">
            <text:p>-1510</text:p>
          </table:table-cell>
          <table:table-cell office:value-type="float" office:value="-1551" calcext:value-type="float">
            <text:p>-1551</text:p>
          </table:table-cell>
          <table:table-cell office:value-type="float" office:value="-1586" calcext:value-type="float">
            <text:p>-1586</text:p>
          </table:table-cell>
          <table:table-cell office:value-type="float" office:value="-1605" calcext:value-type="float">
            <text:p>-1605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1" calcext:value-type="float">
            <text:p>-1611</text:p>
          </table:table-cell>
          <table:table-cell office:value-type="float" office:value="-1616" calcext:value-type="float">
            <text:p>-1616</text:p>
          </table:table-cell>
          <table:table-cell office:value-type="float" office:value="-1634" calcext:value-type="float">
            <text:p>-1634</text:p>
          </table:table-cell>
          <table:table-cell office:value-type="float" office:value="-1666" calcext:value-type="float">
            <text:p>-1666</text:p>
          </table:table-cell>
          <table:table-cell office:value-type="float" office:value="-1704" calcext:value-type="float">
            <text:p>-1704</text:p>
          </table:table-cell>
          <table:table-cell office:value-type="float" office:value="-1737" calcext:value-type="float">
            <text:p>-1737</text:p>
          </table:table-cell>
          <table:table-cell office:value-type="float" office:value="-1761" calcext:value-type="float">
            <text:p>-1761</text:p>
          </table:table-cell>
          <table:table-cell office:value-type="float" office:value="-1780" calcext:value-type="float">
            <text:p>-1780</text:p>
          </table:table-cell>
          <table:table-cell office:value-type="float" office:value="-1799" calcext:value-type="float">
            <text:p>-1799</text:p>
          </table:table-cell>
          <table:table-cell office:value-type="float" office:value="-1824" calcext:value-type="float">
            <text:p>-1824</text:p>
          </table:table-cell>
          <table:table-cell office:value-type="float" office:value="-1853" calcext:value-type="float">
            <text:p>-1853</text:p>
          </table:table-cell>
          <table:table-cell office:value-type="float" office:value="-1877" calcext:value-type="float">
            <text:p>-1877</text:p>
          </table:table-cell>
          <table:table-cell office:value-type="float" office:value="-1885" calcext:value-type="float">
            <text:p>-1885</text:p>
          </table:table-cell>
          <table:table-cell office:value-type="float" office:value="-1876" calcext:value-type="float">
            <text:p>-1876</text:p>
          </table:table-cell>
          <table:table-cell office:value-type="float" office:value="-1860" calcext:value-type="float">
            <text:p>-1860</text:p>
          </table:table-cell>
          <table:table-cell office:value-type="float" office:value="-1849" calcext:value-type="float">
            <text:p>-1849</text:p>
          </table:table-cell>
          <table:table-cell office:value-type="float" office:value="-1848" calcext:value-type="float">
            <text:p>-1848</text:p>
          </table:table-cell>
          <table:table-cell office:value-type="float" office:value="-1849" calcext:value-type="float">
            <text:p>-1849</text:p>
          </table:table-cell>
          <table:table-cell office:value-type="float" office:value="-1845" calcext:value-type="float">
            <text:p>-1845</text:p>
          </table:table-cell>
          <table:table-cell office:value-type="float" office:value="-1829" calcext:value-type="float">
            <text:p>-1829</text:p>
          </table:table-cell>
          <table:table-cell office:value-type="float" office:value="-1802" calcext:value-type="float">
            <text:p>-1802</text:p>
          </table:table-cell>
          <table:table-cell office:value-type="float" office:value="-1777" calcext:value-type="float">
            <text:p>-1777</text:p>
          </table:table-cell>
          <table:table-cell office:value-type="float" office:value="-1759" calcext:value-type="float">
            <text:p>-1759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8" calcext:value-type="float">
            <text:p>-1748</text:p>
          </table:table-cell>
          <table:table-cell office:value-type="float" office:value="-1738" calcext:value-type="float">
            <text:p>-1738</text:p>
          </table:table-cell>
          <table:table-cell office:value-type="float" office:value="-1716" calcext:value-type="float">
            <text:p>-1716</text:p>
          </table:table-cell>
          <table:table-cell office:value-type="float" office:value="-1681" calcext:value-type="float">
            <text:p>-1681</text:p>
          </table:table-cell>
          <table:table-cell office:value-type="float" office:value="-1641" calcext:value-type="float">
            <text:p>-1641</text:p>
          </table:table-cell>
          <table:table-cell office:value-type="float" office:value="-1609" calcext:value-type="float">
            <text:p>-1609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7" calcext:value-type="float">
            <text:p>-1577</text:p>
          </table:table-cell>
          <table:table-cell office:value-type="float" office:value="-1566" calcext:value-type="float">
            <text:p>-1566</text:p>
          </table:table-cell>
          <table:table-cell office:value-type="float" office:value="-1549" calcext:value-type="float">
            <text:p>-1549</text:p>
          </table:table-cell>
          <table:table-cell office:value-type="float" office:value="-1523" calcext:value-type="float">
            <text:p>-1523</text:p>
          </table:table-cell>
          <table:table-cell office:value-type="float" office:value="-1498" calcext:value-type="float">
            <text:p>-1498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7" calcext:value-type="float">
            <text:p>-1477</text:p>
          </table:table-cell>
          <table:table-cell office:value-type="float" office:value="-1482" calcext:value-type="float">
            <text:p>-1482</text:p>
          </table:table-cell>
          <table:table-cell office:value-type="float" office:value="-1485" calcext:value-type="float">
            <text:p>-1485</text:p>
          </table:table-cell>
          <table:table-cell office:value-type="float" office:value="-1478" calcext:value-type="float">
            <text:p>-1478</text:p>
          </table:table-cell>
          <table:table-cell office:value-type="float" office:value="-1469" calcext:value-type="float">
            <text:p>-1469</text:p>
          </table:table-cell>
          <table:table-cell office:value-type="float" office:value="-1468" calcext:value-type="float">
            <text:p>-1468</text:p>
          </table:table-cell>
          <table:table-cell office:value-type="float" office:value="-1486" calcext:value-type="float">
            <text:p>-1486</text:p>
          </table:table-cell>
          <table:table-cell office:value-type="float" office:value="-1522" calcext:value-type="float">
            <text:p>-1522</text:p>
          </table:table-cell>
          <table:table-cell office:value-type="float" office:value="-1563" calcext:value-type="float">
            <text:p>-1563</text:p>
          </table:table-cell>
          <table:table-cell office:value-type="float" office:value="-1595" calcext:value-type="float">
            <text:p>-1595</text:p>
          </table:table-cell>
          <table:table-cell office:value-type="float" office:value="-1611" calcext:value-type="float">
            <text:p>-1611</text:p>
          </table:table-cell>
          <table:table-cell table:number-columns-repeated="2" office:value-type="float" office:value="-1614" calcext:value-type="float">
            <text:p>-1614</text:p>
          </table:table-cell>
          <table:table-cell office:value-type="float" office:value="-1621" calcext:value-type="float">
            <text:p>-1621</text:p>
          </table:table-cell>
          <table:table-cell office:value-type="float" office:value="-1642" calcext:value-type="float">
            <text:p>-1642</text:p>
          </table:table-cell>
          <table:table-cell office:value-type="float" office:value="-1677" calcext:value-type="float">
            <text:p>-1677</text:p>
          </table:table-cell>
          <table:table-cell office:value-type="float" office:value="-1714" calcext:value-type="float">
            <text:p>-1714</text:p>
          </table:table-cell>
          <table:table-cell office:value-type="float" office:value="-1745" calcext:value-type="float">
            <text:p>-1745</text:p>
          </table:table-cell>
          <table:table-cell office:value-type="float" office:value="-1766" calcext:value-type="float">
            <text:p>-1766</text:p>
          </table:table-cell>
          <table:table-cell office:value-type="float" office:value="-1785" calcext:value-type="float">
            <text:p>-1785</text:p>
          </table:table-cell>
          <table:table-cell office:value-type="float" office:value="-1806" calcext:value-type="float">
            <text:p>-1806</text:p>
          </table:table-cell>
          <table:table-cell office:value-type="float" office:value="-1833" calcext:value-type="float">
            <text:p>-1833</text:p>
          </table:table-cell>
          <table:table-cell office:value-type="float" office:value="-1862" calcext:value-type="float">
            <text:p>-1862</text:p>
          </table:table-cell>
          <table:table-cell office:value-type="float" office:value="-1882" calcext:value-type="float">
            <text:p>-1882</text:p>
          </table:table-cell>
          <table:table-cell office:value-type="float" office:value="-1884" calcext:value-type="float">
            <text:p>-1884</text:p>
          </table:table-cell>
          <table:table-cell office:value-type="float" office:value="-1872" calcext:value-type="float">
            <text:p>-1872</text:p>
          </table:table-cell>
          <table:table-cell office:value-type="float" office:value="-1855" calcext:value-type="float">
            <text:p>-1855</text:p>
          </table:table-cell>
          <table:table-cell table:number-columns-repeated="2" office:value-type="float" office:value="-1845" calcext:value-type="float">
            <text:p>-1845</text:p>
          </table:table-cell>
          <table:table-cell office:value-type="float" office:value="-1846" calcext:value-type="float">
            <text:p>-1846</text:p>
          </table:table-cell>
          <table:table-cell office:value-type="float" office:value="-1839" calcext:value-type="float">
            <text:p>-1839</text:p>
          </table:table-cell>
          <table:table-cell office:value-type="float" office:value="-1821" calcext:value-type="float">
            <text:p>-1821</text:p>
          </table:table-cell>
          <table:table-cell office:value-type="float" office:value="-1794" calcext:value-type="float">
            <text:p>-1794</text:p>
          </table:table-cell>
          <table:table-cell office:value-type="float" office:value="-1771" calcext:value-type="float">
            <text:p>-1771</text:p>
          </table:table-cell>
          <table:table-cell office:value-type="float" office:value="-1756" calcext:value-type="float">
            <text:p>-1756</text:p>
          </table:table-cell>
          <table:table-cell office:value-type="float" office:value="-1749" calcext:value-type="float">
            <text:p>-1749</text:p>
          </table:table-cell>
          <table:table-cell office:value-type="float" office:value="-1744" calcext:value-type="float">
            <text:p>-1744</text:p>
          </table:table-cell>
          <table:table-cell office:value-type="float" office:value="-1731" calcext:value-type="float">
            <text:p>-1731</text:p>
          </table:table-cell>
          <table:table-cell office:value-type="float" office:value="-1706" calcext:value-type="float">
            <text:p>-1706</text:p>
          </table:table-cell>
          <table:table-cell office:value-type="float" office:value="-1669" calcext:value-type="float">
            <text:p>-1669</text:p>
          </table:table-cell>
          <table:table-cell office:value-type="float" office:value="-1631" calcext:value-type="float">
            <text:p>-1631</text:p>
          </table:table-cell>
          <table:table-cell office:value-type="float" office:value="-1602" calcext:value-type="float">
            <text:p>-1602</text:p>
          </table:table-cell>
          <table:table-cell office:value-type="float" office:value="-1585" calcext:value-type="float">
            <text:p>-1585</text:p>
          </table:table-cell>
          <table:table-cell office:value-type="float" office:value="-1573" calcext:value-type="float">
            <text:p>-1573</text:p>
          </table:table-cell>
          <table:table-cell office:value-type="float" office:value="-1559" calcext:value-type="float">
            <text:p>-1559</text:p>
          </table:table-cell>
          <table:table-cell office:value-type="float" office:value="-1539" calcext:value-type="float">
            <text:p>-1539</text:p>
          </table:table-cell>
          <table:table-cell office:value-type="float" office:value="-1513" calcext:value-type="float">
            <text:p>-1513</text:p>
          </table:table-cell>
          <table:table-cell office:value-type="float" office:value="-1491" calcext:value-type="float">
            <text:p>-1491</text:p>
          </table:table-cell>
          <table:table-cell office:value-type="float" office:value="-1479" calcext:value-type="float">
            <text:p>-1479</text:p>
          </table:table-cell>
          <table:table-cell office:value-type="float" office:value="-1478" calcext:value-type="float">
            <text:p>-1478</text:p>
          </table:table-cell>
          <table:table-cell table:number-columns-repeated="2" office:value-type="float" office:value="-1482" calcext:value-type="float">
            <text:p>-1482</text:p>
          </table:table-cell>
          <table:table-cell office:value-type="float" office:value="-1473" calcext:value-type="float">
            <text:p>-1473</text:p>
          </table:table-cell>
          <table:table-cell office:value-type="float" office:value="-1464" calcext:value-type="float">
            <text:p>-1464</text:p>
          </table:table-cell>
          <table:table-cell office:value-type="float" office:value="-1467" calcext:value-type="float">
            <text:p>-1467</text:p>
          </table:table-cell>
          <table:table-cell office:value-type="float" office:value="-1491" calcext:value-type="float">
            <text:p>-1491</text:p>
          </table:table-cell>
          <table:table-cell office:value-type="float" office:value="-1532" calcext:value-type="float">
            <text:p>-1532</text:p>
          </table:table-cell>
          <table:table-cell office:value-type="float" office:value="-1572" calcext:value-type="float">
            <text:p>-1572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9" calcext:value-type="float">
            <text:p>-1609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2" calcext:value-type="float">
            <text:p>-1612</text:p>
          </table:table-cell>
          <table:table-cell office:value-type="float" office:value="-1624" calcext:value-type="float">
            <text:p>-1624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string" calcext:value-type="string">
            <text:p>Data End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FT Finish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hile Start 10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Input finished</text:p>
          </table:table-cell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637" calcext:value-type="float">
            <text:p>-1637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670" calcext:value-type="float">
            <text:p>-1670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782" calcext:value-type="float">
            <text:p>-1782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803" calcext:value-type="float">
            <text:p>-1803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831" calcext:value-type="float">
            <text:p>-1831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861" calcext:value-type="float">
            <text:p>-1861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883" calcext:value-type="float">
            <text:p>-1883</text:p>
          </table:table-cell>
          <table:table-cell table:number-columns-repeated="99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889" calcext:value-type="float">
            <text:p>-1889</text:p>
          </table:table-cell>
          <table:table-cell table:number-columns-repeated="99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879" calcext:value-type="float">
            <text:p>-1879</text:p>
          </table:table-cell>
          <table:table-cell table:number-columns-repeated="99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863" calcext:value-type="float">
            <text:p>-1863</text:p>
          </table:table-cell>
          <table:table-cell table:number-columns-repeated="99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851" calcext:value-type="float">
            <text:p>-1851</text:p>
          </table:table-cell>
          <table:table-cell table:number-columns-repeated="99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831" calcext:value-type="float">
            <text:p>-1831</text:p>
          </table:table-cell>
          <table:table-cell table:number-columns-repeated="99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805" calcext:value-type="float">
            <text:p>-1805</text:p>
          </table:table-cell>
          <table:table-cell table:number-columns-repeated="99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782" calcext:value-type="float">
            <text:p>-1782</text:p>
          </table:table-cell>
          <table:table-cell table:number-columns-repeated="99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642" calcext:value-type="float">
            <text:p>-1642</text:p>
          </table:table-cell>
          <table:table-cell table:number-columns-repeated="99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582" calcext:value-type="float">
            <text:p>-1582</text:p>
          </table:table-cell>
          <table:table-cell table:number-columns-repeated="99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548" calcext:value-type="float">
            <text:p>-1548</text:p>
          </table:table-cell>
          <table:table-cell table:number-columns-repeated="99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498" calcext:value-type="float">
            <text:p>-1498</text:p>
          </table:table-cell>
          <table:table-cell table:number-columns-repeated="99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484" calcext:value-type="float">
            <text:p>-1484</text:p>
          </table:table-cell>
          <table:table-cell table:number-columns-repeated="99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490" calcext:value-type="float">
            <text:p>-1490</text:p>
          </table:table-cell>
          <table:table-cell table:number-columns-repeated="99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613" calcext:value-type="float">
            <text:p>-1613</text:p>
          </table:table-cell>
          <table:table-cell table:number-columns-repeated="99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685" calcext:value-type="float">
            <text:p>-1685</text:p>
          </table:table-cell>
          <table:table-cell table:number-columns-repeated="99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791" calcext:value-type="float">
            <text:p>-1791</text:p>
          </table:table-cell>
          <table:table-cell table:number-columns-repeated="99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815" calcext:value-type="float">
            <text:p>-1815</text:p>
          </table:table-cell>
          <table:table-cell table:number-columns-repeated="99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871" calcext:value-type="float">
            <text:p>-1871</text:p>
          </table:table-cell>
          <table:table-cell table:number-columns-repeated="99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889" calcext:value-type="float">
            <text:p>-1889</text:p>
          </table:table-cell>
          <table:table-cell table:number-columns-repeated="99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889" calcext:value-type="float">
            <text:p>-1889</text:p>
          </table:table-cell>
          <table:table-cell table:number-columns-repeated="99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877" calcext:value-type="float">
            <text:p>-1877</text:p>
          </table:table-cell>
          <table:table-cell table:number-columns-repeated="99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862" calcext:value-type="float">
            <text:p>-1862</text:p>
          </table:table-cell>
          <table:table-cell table:number-columns-repeated="99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854" calcext:value-type="float">
            <text:p>-1854</text:p>
          </table:table-cell>
          <table:table-cell table:number-columns-repeated="99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853" calcext:value-type="float">
            <text:p>-1853</text:p>
          </table:table-cell>
          <table:table-cell table:number-columns-repeated="99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853" calcext:value-type="float">
            <text:p>-1853</text:p>
          </table:table-cell>
          <table:table-cell table:number-columns-repeated="99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823" calcext:value-type="float">
            <text:p>-1823</text:p>
          </table:table-cell>
          <table:table-cell table:number-columns-repeated="99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800" calcext:value-type="float">
            <text:p>-1800</text:p>
          </table:table-cell>
          <table:table-cell table:number-columns-repeated="99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779" calcext:value-type="float">
            <text:p>-1779</text:p>
          </table:table-cell>
          <table:table-cell table:number-columns-repeated="99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733" calcext:value-type="float">
            <text:p>-1733</text:p>
          </table:table-cell>
          <table:table-cell table:number-columns-repeated="99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668" calcext:value-type="float">
            <text:p>-1668</text:p>
          </table:table-cell>
          <table:table-cell table:number-columns-repeated="99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514" calcext:value-type="float">
            <text:p>-1514</text:p>
          </table:table-cell>
          <table:table-cell table:number-columns-repeated="99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493" calcext:value-type="float">
            <text:p>-1493</text:p>
          </table:table-cell>
          <table:table-cell table:number-columns-repeated="99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484" calcext:value-type="float">
            <text:p>-1484</text:p>
          </table:table-cell>
          <table:table-cell table:number-columns-repeated="99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485" calcext:value-type="float">
            <text:p>-1485</text:p>
          </table:table-cell>
          <table:table-cell table:number-columns-repeated="99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657" calcext:value-type="float">
            <text:p>-1657</text:p>
          </table:table-cell>
          <table:table-cell table:number-columns-repeated="99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730" calcext:value-type="float">
            <text:p>-1730</text:p>
          </table:table-cell>
          <table:table-cell table:number-columns-repeated="99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778" calcext:value-type="float">
            <text:p>-1778</text:p>
          </table:table-cell>
          <table:table-cell table:number-columns-repeated="99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797" calcext:value-type="float">
            <text:p>-1797</text:p>
          </table:table-cell>
          <table:table-cell table:number-columns-repeated="99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821" calcext:value-type="float">
            <text:p>-1821</text:p>
          </table:table-cell>
          <table:table-cell table:number-columns-repeated="99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851" calcext:value-type="float">
            <text:p>-1851</text:p>
          </table:table-cell>
          <table:table-cell table:number-columns-repeated="99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879" calcext:value-type="float">
            <text:p>-1879</text:p>
          </table:table-cell>
          <table:table-cell table:number-columns-repeated="99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891" calcext:value-type="float">
            <text:p>-1891</text:p>
          </table:table-cell>
          <table:table-cell table:number-columns-repeated="99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885" calcext:value-type="float">
            <text:p>-1885</text:p>
          </table:table-cell>
          <table:table-cell table:number-columns-repeated="99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870" calcext:value-type="float">
            <text:p>-1870</text:p>
          </table:table-cell>
          <table:table-cell table:number-columns-repeated="99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855" calcext:value-type="float">
            <text:p>-1855</text:p>
          </table:table-cell>
          <table:table-cell table:number-columns-repeated="99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851" calcext:value-type="float">
            <text:p>-1851</text:p>
          </table:table-cell>
          <table:table-cell table:number-columns-repeated="99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854" calcext:value-type="float">
            <text:p>-1854</text:p>
          </table:table-cell>
          <table:table-cell table:number-columns-repeated="99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852" calcext:value-type="float">
            <text:p>-1852</text:p>
          </table:table-cell>
          <table:table-cell table:number-columns-repeated="99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842" calcext:value-type="float">
            <text:p>-1842</text:p>
          </table:table-cell>
          <table:table-cell table:number-columns-repeated="99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818" calcext:value-type="float">
            <text:p>-1818</text:p>
          </table:table-cell>
          <table:table-cell table:number-columns-repeated="99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793" calcext:value-type="float">
            <text:p>-1793</text:p>
          </table:table-cell>
          <table:table-cell table:number-columns-repeated="99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-1504" calcext:value-type="float">
            <text:p>-1504</text:p>
          </table:table-cell>
          <table:table-cell table:number-columns-repeated="99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-1486" calcext:value-type="float">
            <text:p>-1486</text:p>
          </table:table-cell>
          <table:table-cell table:number-columns-repeated="99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-1510" calcext:value-type="float">
            <text:p>-1510</text:p>
          </table:table-cell>
          <table:table-cell table:number-columns-repeated="99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-1550" calcext:value-type="float">
            <text:p>-1550</text:p>
          </table:table-cell>
          <table:table-cell table:number-columns-repeated="99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-1704" calcext:value-type="float">
            <text:p>-1704</text:p>
          </table:table-cell>
          <table:table-cell table:number-columns-repeated="998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-1736" calcext:value-type="float">
            <text:p>-1736</text:p>
          </table:table-cell>
          <table:table-cell table:number-columns-repeated="998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-1779" calcext:value-type="float">
            <text:p>-1779</text:p>
          </table:table-cell>
          <table:table-cell table:number-columns-repeated="998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-1800" calcext:value-type="float">
            <text:p>-1800</text:p>
          </table:table-cell>
          <table:table-cell table:number-columns-repeated="998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-1826" calcext:value-type="float">
            <text:p>-1826</text:p>
          </table:table-cell>
          <table:table-cell table:number-columns-repeated="998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-1856" calcext:value-type="float">
            <text:p>-1856</text:p>
          </table:table-cell>
          <table:table-cell table:number-columns-repeated="998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-1880" calcext:value-type="float">
            <text:p>-1880</text:p>
          </table:table-cell>
          <table:table-cell table:number-columns-repeated="998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-1887" calcext:value-type="float">
            <text:p>-1887</text:p>
          </table:table-cell>
          <table:table-cell table:number-columns-repeated="998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-1878" calcext:value-type="float">
            <text:p>-1878</text:p>
          </table:table-cell>
          <table:table-cell table:number-columns-repeated="998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-1862" calcext:value-type="float">
            <text:p>-1862</text:p>
          </table:table-cell>
          <table:table-cell table:number-columns-repeated="998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-1851" calcext:value-type="float">
            <text:p>-1851</text:p>
          </table:table-cell>
          <table:table-cell table:number-columns-repeated="998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-1830" calcext:value-type="float">
            <text:p>-1830</text:p>
          </table:table-cell>
          <table:table-cell table:number-columns-repeated="998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-1806" calcext:value-type="float">
            <text:p>-1806</text:p>
          </table:table-cell>
          <table:table-cell table:number-columns-repeated="998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-1782" calcext:value-type="float">
            <text:p>-1782</text:p>
          </table:table-cell>
          <table:table-cell table:number-columns-repeated="998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-1756" calcext:value-type="float">
            <text:p>-1756</text:p>
          </table:table-cell>
          <table:table-cell table:number-columns-repeated="998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-1713" calcext:value-type="float">
            <text:p>-1713</text:p>
          </table:table-cell>
          <table:table-cell table:number-columns-repeated="998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-1591" calcext:value-type="float">
            <text:p>-1591</text:p>
          </table:table-cell>
          <table:table-cell table:number-columns-repeated="998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-1494" calcext:value-type="float">
            <text:p>-1494</text:p>
          </table:table-cell>
          <table:table-cell table:number-columns-repeated="998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-1557" calcext:value-type="float">
            <text:p>-1557</text:p>
          </table:table-cell>
          <table:table-cell table:number-columns-repeated="998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-1674" calcext:value-type="float">
            <text:p>-1674</text:p>
          </table:table-cell>
          <table:table-cell table:number-columns-repeated="998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-1783" calcext:value-type="float">
            <text:p>-1783</text:p>
          </table:table-cell>
          <table:table-cell table:number-columns-repeated="998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-1804" calcext:value-type="float">
            <text:p>-1804</text:p>
          </table:table-cell>
          <table:table-cell table:number-columns-repeated="998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-1831" calcext:value-type="float">
            <text:p>-1831</text:p>
          </table:table-cell>
          <table:table-cell table:number-columns-repeated="998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-1861" calcext:value-type="float">
            <text:p>-1861</text:p>
          </table:table-cell>
          <table:table-cell table:number-columns-repeated="998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-1880" calcext:value-type="float">
            <text:p>-1880</text:p>
          </table:table-cell>
          <table:table-cell table:number-columns-repeated="998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-1882" calcext:value-type="float">
            <text:p>-1882</text:p>
          </table:table-cell>
          <table:table-cell table:number-columns-repeated="998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-1872" calcext:value-type="float">
            <text:p>-1872</text:p>
          </table:table-cell>
          <table:table-cell table:number-columns-repeated="998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-1856" calcext:value-type="float">
            <text:p>-1856</text:p>
          </table:table-cell>
          <table:table-cell table:number-columns-repeated="998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-1840" calcext:value-type="float">
            <text:p>-1840</text:p>
          </table:table-cell>
          <table:table-cell table:number-columns-repeated="998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-1821" calcext:value-type="float">
            <text:p>-1821</text:p>
          </table:table-cell>
          <table:table-cell table:number-columns-repeated="998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-1796" calcext:value-type="float">
            <text:p>-1796</text:p>
          </table:table-cell>
          <table:table-cell table:number-columns-repeated="99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1773" calcext:value-type="float">
            <text:p>-1773</text:p>
          </table:table-cell>
          <table:table-cell table:number-columns-repeated="998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-1701" calcext:value-type="float">
            <text:p>-1701</text:p>
          </table:table-cell>
          <table:table-cell table:number-columns-repeated="998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-1509" calcext:value-type="float">
            <text:p>-1509</text:p>
          </table:table-cell>
          <table:table-cell table:number-columns-repeated="998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-1487" calcext:value-type="float">
            <text:p>-1487</text:p>
          </table:table-cell>
          <table:table-cell table:number-columns-repeated="998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-1490" calcext:value-type="float">
            <text:p>-1490</text:p>
          </table:table-cell>
          <table:table-cell table:number-columns-repeated="998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-1569" calcext:value-type="float">
            <text:p>-1569</text:p>
          </table:table-cell>
          <table:table-cell table:number-columns-repeated="998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-1593" calcext:value-type="float">
            <text:p>-1593</text:p>
          </table:table-cell>
          <table:table-cell table:number-columns-repeated="998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-1788" calcext:value-type="float">
            <text:p>-1788</text:p>
          </table:table-cell>
          <table:table-cell table:number-columns-repeated="998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-1811" calcext:value-type="float">
            <text:p>-1811</text:p>
          </table:table-cell>
          <table:table-cell table:number-columns-repeated="998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-1841" calcext:value-type="float">
            <text:p>-1841</text:p>
          </table:table-cell>
          <table:table-cell table:number-columns-repeated="998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-1869" calcext:value-type="float">
            <text:p>-1869</text:p>
          </table:table-cell>
          <table:table-cell table:number-columns-repeated="998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-1883" calcext:value-type="float">
            <text:p>-1883</text:p>
          </table:table-cell>
          <table:table-cell table:number-columns-repeated="998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-1879" calcext:value-type="float">
            <text:p>-1879</text:p>
          </table:table-cell>
          <table:table-cell table:number-columns-repeated="998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-1865" calcext:value-type="float">
            <text:p>-1865</text:p>
          </table:table-cell>
          <table:table-cell table:number-columns-repeated="998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-1851" calcext:value-type="float">
            <text:p>-1851</text:p>
          </table:table-cell>
          <table:table-cell table:number-columns-repeated="998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-1835" calcext:value-type="float">
            <text:p>-1835</text:p>
          </table:table-cell>
          <table:table-cell table:number-columns-repeated="998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-1812" calcext:value-type="float">
            <text:p>-1812</text:p>
          </table:table-cell>
          <table:table-cell table:number-columns-repeated="998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-1786" calcext:value-type="float">
            <text:p>-1786</text:p>
          </table:table-cell>
          <table:table-cell table:number-columns-repeated="99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-1723" calcext:value-type="float">
            <text:p>-1723</text:p>
          </table:table-cell>
          <table:table-cell table:number-columns-repeated="998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-1653" calcext:value-type="float">
            <text:p>-1653</text:p>
          </table:table-cell>
          <table:table-cell table:number-columns-repeated="998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-1528" calcext:value-type="float">
            <text:p>-1528</text:p>
          </table:table-cell>
          <table:table-cell table:number-columns-repeated="998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-1501" calcext:value-type="float">
            <text:p>-1501</text:p>
          </table:table-cell>
          <table:table-cell table:number-columns-repeated="998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-1500" calcext:value-type="float">
            <text:p>-1500</text:p>
          </table:table-cell>
          <table:table-cell table:number-columns-repeated="998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-1541" calcext:value-type="float">
            <text:p>-1541</text:p>
          </table:table-cell>
          <table:table-cell table:number-columns-repeated="998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-1597" calcext:value-type="float">
            <text:p>-1597</text:p>
          </table:table-cell>
          <table:table-cell table:number-columns-repeated="998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-1729" calcext:value-type="float">
            <text:p>-1729</text:p>
          </table:table-cell>
          <table:table-cell table:number-columns-repeated="998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-1793" calcext:value-type="float">
            <text:p>-1793</text:p>
          </table:table-cell>
          <table:table-cell table:number-columns-repeated="998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-1819" calcext:value-type="float">
            <text:p>-1819</text:p>
          </table:table-cell>
          <table:table-cell table:number-columns-repeated="998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1874" calcext:value-type="float">
            <text:p>-1874</text:p>
          </table:table-cell>
          <table:table-cell table:number-columns-repeated="998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-1883" calcext:value-type="float">
            <text:p>-1883</text:p>
          </table:table-cell>
          <table:table-cell table:number-columns-repeated="998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-1875" calcext:value-type="float">
            <text:p>-1875</text:p>
          </table:table-cell>
          <table:table-cell table:number-columns-repeated="998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-1860" calcext:value-type="float">
            <text:p>-1860</text:p>
          </table:table-cell>
          <table:table-cell table:number-columns-repeated="998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-1830" calcext:value-type="float">
            <text:p>-1830</text:p>
          </table:table-cell>
          <table:table-cell table:number-columns-repeated="998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-1805" calcext:value-type="float">
            <text:p>-1805</text:p>
          </table:table-cell>
          <table:table-cell table:number-columns-repeated="998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-1781" calcext:value-type="float">
            <text:p>-1781</text:p>
          </table:table-cell>
          <table:table-cell table:number-columns-repeated="998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-1737" calcext:value-type="float">
            <text:p>-1737</text:p>
          </table:table-cell>
          <table:table-cell table:number-columns-repeated="998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-1643" calcext:value-type="float">
            <text:p>-1643</text:p>
          </table:table-cell>
          <table:table-cell table:number-columns-repeated="998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-1563" calcext:value-type="float">
            <text:p>-1563</text:p>
          </table:table-cell>
          <table:table-cell table:number-columns-repeated="998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1497" calcext:value-type="float">
            <text:p>-1497</text:p>
          </table:table-cell>
          <table:table-cell table:number-columns-repeated="998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-1515" calcext:value-type="float">
            <text:p>-1515</text:p>
          </table:table-cell>
          <table:table-cell table:number-columns-repeated="998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-1673" calcext:value-type="float">
            <text:p>-1673</text:p>
          </table:table-cell>
          <table:table-cell table:number-columns-repeated="998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-1781" calcext:value-type="float">
            <text:p>-1781</text:p>
          </table:table-cell>
          <table:table-cell table:number-columns-repeated="998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-1804" calcext:value-type="float">
            <text:p>-1804</text:p>
          </table:table-cell>
          <table:table-cell table:number-columns-repeated="998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1831" calcext:value-type="float">
            <text:p>-1831</text:p>
          </table:table-cell>
          <table:table-cell table:number-columns-repeated="998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-1862" calcext:value-type="float">
            <text:p>-1862</text:p>
          </table:table-cell>
          <table:table-cell table:number-columns-repeated="998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-1881" calcext:value-type="float">
            <text:p>-1881</text:p>
          </table:table-cell>
          <table:table-cell table:number-columns-repeated="998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1883" calcext:value-type="float">
            <text:p>-1883</text:p>
          </table:table-cell>
          <table:table-cell table:number-columns-repeated="998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-1873" calcext:value-type="float">
            <text:p>-1873</text:p>
          </table:table-cell>
          <table:table-cell table:number-columns-repeated="998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-1859" calcext:value-type="float">
            <text:p>-1859</text:p>
          </table:table-cell>
          <table:table-cell table:number-columns-repeated="998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-1851" calcext:value-type="float">
            <text:p>-1851</text:p>
          </table:table-cell>
          <table:table-cell table:number-columns-repeated="998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-1851" calcext:value-type="float">
            <text:p>-1851</text:p>
          </table:table-cell>
          <table:table-cell table:number-columns-repeated="998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-1852" calcext:value-type="float">
            <text:p>-1852</text:p>
          </table:table-cell>
          <table:table-cell table:number-columns-repeated="998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-1825" calcext:value-type="float">
            <text:p>-1825</text:p>
          </table:table-cell>
          <table:table-cell table:number-columns-repeated="998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-1798" calcext:value-type="float">
            <text:p>-1798</text:p>
          </table:table-cell>
          <table:table-cell table:number-columns-repeated="998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-1708" calcext:value-type="float">
            <text:p>-1708</text:p>
          </table:table-cell>
          <table:table-cell table:number-columns-repeated="998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-1635" calcext:value-type="float">
            <text:p>-1635</text:p>
          </table:table-cell>
          <table:table-cell table:number-columns-repeated="998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-1564" calcext:value-type="float">
            <text:p>-1564</text:p>
          </table:table-cell>
          <table:table-cell table:number-columns-repeated="998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-1543" calcext:value-type="float">
            <text:p>-1543</text:p>
          </table:table-cell>
          <table:table-cell table:number-columns-repeated="998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-1516" calcext:value-type="float">
            <text:p>-1516</text:p>
          </table:table-cell>
          <table:table-cell table:number-columns-repeated="998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-1491" calcext:value-type="float">
            <text:p>-1491</text:p>
          </table:table-cell>
          <table:table-cell table:number-columns-repeated="998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-1465" calcext:value-type="float">
            <text:p>-1465</text:p>
          </table:table-cell>
          <table:table-cell table:number-columns-repeated="998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-1487" calcext:value-type="float">
            <text:p>-1487</text:p>
          </table:table-cell>
          <table:table-cell table:number-columns-repeated="998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-1527" calcext:value-type="float">
            <text:p>-1527</text:p>
          </table:table-cell>
          <table:table-cell table:number-columns-repeated="998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-1684" calcext:value-type="float">
            <text:p>-1684</text:p>
          </table:table-cell>
          <table:table-cell table:number-columns-repeated="998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-1721" calcext:value-type="float">
            <text:p>-1721</text:p>
          </table:table-cell>
          <table:table-cell table:number-columns-repeated="998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-1787" calcext:value-type="float">
            <text:p>-1787</text:p>
          </table:table-cell>
          <table:table-cell table:number-columns-repeated="998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-1811" calcext:value-type="float">
            <text:p>-1811</text:p>
          </table:table-cell>
          <table:table-cell table:number-columns-repeated="998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-1841" calcext:value-type="float">
            <text:p>-1841</text:p>
          </table:table-cell>
          <table:table-cell table:number-columns-repeated="998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-1870" calcext:value-type="float">
            <text:p>-1870</text:p>
          </table:table-cell>
          <table:table-cell table:number-columns-repeated="998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-1886" calcext:value-type="float">
            <text:p>-1886</text:p>
          </table:table-cell>
          <table:table-cell table:number-columns-repeated="998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-1882" calcext:value-type="float">
            <text:p>-1882</text:p>
          </table:table-cell>
          <table:table-cell table:number-columns-repeated="998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-1869" calcext:value-type="float">
            <text:p>-1869</text:p>
          </table:table-cell>
          <table:table-cell table:number-columns-repeated="998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-1854" calcext:value-type="float">
            <text:p>-1854</text:p>
          </table:table-cell>
          <table:table-cell table:number-columns-repeated="998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-1842" calcext:value-type="float">
            <text:p>-1842</text:p>
          </table:table-cell>
          <table:table-cell table:number-columns-repeated="998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-1820" calcext:value-type="float">
            <text:p>-1820</text:p>
          </table:table-cell>
          <table:table-cell table:number-columns-repeated="998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-1792" calcext:value-type="float">
            <text:p>-1792</text:p>
          </table:table-cell>
          <table:table-cell table:number-columns-repeated="998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-1770" calcext:value-type="float">
            <text:p>-1770</text:p>
          </table:table-cell>
          <table:table-cell table:number-columns-repeated="998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-1660" calcext:value-type="float">
            <text:p>-1660</text:p>
          </table:table-cell>
          <table:table-cell table:number-columns-repeated="998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-1624" calcext:value-type="float">
            <text:p>-1624</text:p>
          </table:table-cell>
          <table:table-cell table:number-columns-repeated="998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-1584" calcext:value-type="float">
            <text:p>-1584</text:p>
          </table:table-cell>
          <table:table-cell table:number-columns-repeated="998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-1558" calcext:value-type="float">
            <text:p>-1558</text:p>
          </table:table-cell>
          <table:table-cell table:number-columns-repeated="998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-1536" calcext:value-type="float">
            <text:p>-1536</text:p>
          </table:table-cell>
          <table:table-cell table:number-columns-repeated="998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-1508" calcext:value-type="float">
            <text:p>-1508</text:p>
          </table:table-cell>
          <table:table-cell table:number-columns-repeated="998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-1485" calcext:value-type="float">
            <text:p>-1485</text:p>
          </table:table-cell>
          <table:table-cell table:number-columns-repeated="998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-1499" calcext:value-type="float">
            <text:p>-1499</text:p>
          </table:table-cell>
          <table:table-cell table:number-columns-repeated="998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-1598" calcext:value-type="float">
            <text:p>-1598</text:p>
          </table:table-cell>
          <table:table-cell table:number-columns-repeated="998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-1655" calcext:value-type="float">
            <text:p>-1655</text:p>
          </table:table-cell>
          <table:table-cell table:number-columns-repeated="998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-1693" calcext:value-type="float">
            <text:p>-1693</text:p>
          </table:table-cell>
          <table:table-cell table:number-columns-repeated="998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-1794" calcext:value-type="float">
            <text:p>-1794</text:p>
          </table:table-cell>
          <table:table-cell table:number-columns-repeated="998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-1818" calcext:value-type="float">
            <text:p>-1818</text:p>
          </table:table-cell>
          <table:table-cell table:number-columns-repeated="998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-1873" calcext:value-type="float">
            <text:p>-1873</text:p>
          </table:table-cell>
          <table:table-cell table:number-columns-repeated="998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-1882" calcext:value-type="float">
            <text:p>-1882</text:p>
          </table:table-cell>
          <table:table-cell table:number-columns-repeated="998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-1877" calcext:value-type="float">
            <text:p>-1877</text:p>
          </table:table-cell>
          <table:table-cell table:number-columns-repeated="998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-1862" calcext:value-type="float">
            <text:p>-1862</text:p>
          </table:table-cell>
          <table:table-cell table:number-columns-repeated="998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-1845" calcext:value-type="float">
            <text:p>-1845</text:p>
          </table:table-cell>
          <table:table-cell table:number-columns-repeated="998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-1833" calcext:value-type="float">
            <text:p>-1833</text:p>
          </table:table-cell>
          <table:table-cell table:number-columns-repeated="998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1809" calcext:value-type="float">
            <text:p>-1809</text:p>
          </table:table-cell>
          <table:table-cell table:number-columns-repeated="998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-1784" calcext:value-type="float">
            <text:p>-1784</text:p>
          </table:table-cell>
          <table:table-cell table:number-columns-repeated="998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-1748" calcext:value-type="float">
            <text:p>-1748</text:p>
          </table:table-cell>
          <table:table-cell table:number-columns-repeated="998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-1568" calcext:value-type="float">
            <text:p>-1568</text:p>
          </table:table-cell>
          <table:table-cell table:number-columns-repeated="998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-1550" calcext:value-type="float">
            <text:p>-1550</text:p>
          </table:table-cell>
          <table:table-cell table:number-columns-repeated="998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-1524" calcext:value-type="float">
            <text:p>-1524</text:p>
          </table:table-cell>
          <table:table-cell table:number-columns-repeated="998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-1498" calcext:value-type="float">
            <text:p>-1498</text:p>
          </table:table-cell>
          <table:table-cell table:number-columns-repeated="998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-1508" calcext:value-type="float">
            <text:p>-1508</text:p>
          </table:table-cell>
          <table:table-cell table:number-columns-repeated="998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-1549" calcext:value-type="float">
            <text:p>-1549</text:p>
          </table:table-cell>
          <table:table-cell table:number-columns-repeated="998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-1583" calcext:value-type="float">
            <text:p>-1583</text:p>
          </table:table-cell>
          <table:table-cell table:number-columns-repeated="998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-1630" calcext:value-type="float">
            <text:p>-1630</text:p>
          </table:table-cell>
          <table:table-cell table:number-columns-repeated="998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-1665" calcext:value-type="float">
            <text:p>-1665</text:p>
          </table:table-cell>
          <table:table-cell table:number-columns-repeated="998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-1703" calcext:value-type="float">
            <text:p>-1703</text:p>
          </table:table-cell>
          <table:table-cell table:number-columns-repeated="998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-1780" calcext:value-type="float">
            <text:p>-1780</text:p>
          </table:table-cell>
          <table:table-cell table:number-columns-repeated="998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-1800" calcext:value-type="float">
            <text:p>-1800</text:p>
          </table:table-cell>
          <table:table-cell table:number-columns-repeated="998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-1826" calcext:value-type="float">
            <text:p>-1826</text:p>
          </table:table-cell>
          <table:table-cell table:number-columns-repeated="998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-1855" calcext:value-type="float">
            <text:p>-1855</text:p>
          </table:table-cell>
          <table:table-cell table:number-columns-repeated="998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-1877" calcext:value-type="float">
            <text:p>-1877</text:p>
          </table:table-cell>
          <table:table-cell table:number-columns-repeated="998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-1881" calcext:value-type="float">
            <text:p>-1881</text:p>
          </table:table-cell>
          <table:table-cell table:number-columns-repeated="998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-1871" calcext:value-type="float">
            <text:p>-1871</text:p>
          </table:table-cell>
          <table:table-cell table:number-columns-repeated="998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-1856" calcext:value-type="float">
            <text:p>-1856</text:p>
          </table:table-cell>
          <table:table-cell table:number-columns-repeated="998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-1828" calcext:value-type="float">
            <text:p>-1828</text:p>
          </table:table-cell>
          <table:table-cell table:number-columns-repeated="998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-1802" calcext:value-type="float">
            <text:p>-1802</text:p>
          </table:table-cell>
          <table:table-cell table:number-columns-repeated="998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-1778" calcext:value-type="float">
            <text:p>-1778</text:p>
          </table:table-cell>
          <table:table-cell table:number-columns-repeated="998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-1761" calcext:value-type="float">
            <text:p>-1761</text:p>
          </table:table-cell>
          <table:table-cell table:number-columns-repeated="998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-1709" calcext:value-type="float">
            <text:p>-1709</text:p>
          </table:table-cell>
          <table:table-cell table:number-columns-repeated="998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-1639" calcext:value-type="float">
            <text:p>-1639</text:p>
          </table:table-cell>
          <table:table-cell table:number-columns-repeated="998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590" calcext:value-type="float">
            <text:p>-1590</text:p>
          </table:table-cell>
          <table:table-cell table:number-columns-repeated="998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-1578" calcext:value-type="float">
            <text:p>-1578</text:p>
          </table:table-cell>
          <table:table-cell table:number-columns-repeated="998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-1565" calcext:value-type="float">
            <text:p>-1565</text:p>
          </table:table-cell>
          <table:table-cell table:number-columns-repeated="998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-1544" calcext:value-type="float">
            <text:p>-1544</text:p>
          </table:table-cell>
          <table:table-cell table:number-columns-repeated="998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-1518" calcext:value-type="float">
            <text:p>-1518</text:p>
          </table:table-cell>
          <table:table-cell table:number-columns-repeated="998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-1493" calcext:value-type="float">
            <text:p>-1493</text:p>
          </table:table-cell>
          <table:table-cell table:number-columns-repeated="998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-1470" calcext:value-type="float">
            <text:p>-1470</text:p>
          </table:table-cell>
          <table:table-cell table:number-columns-repeated="998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-1521" calcext:value-type="float">
            <text:p>-1521</text:p>
          </table:table-cell>
          <table:table-cell table:number-columns-repeated="998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-1641" calcext:value-type="float">
            <text:p>-1641</text:p>
          </table:table-cell>
          <table:table-cell table:number-columns-repeated="998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-1679" calcext:value-type="float">
            <text:p>-1679</text:p>
          </table:table-cell>
          <table:table-cell table:number-columns-repeated="998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-1716" calcext:value-type="float">
            <text:p>-1716</text:p>
          </table:table-cell>
          <table:table-cell table:number-columns-repeated="998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-1767" calcext:value-type="float">
            <text:p>-1767</text:p>
          </table:table-cell>
          <table:table-cell table:number-columns-repeated="998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-1785" calcext:value-type="float">
            <text:p>-1785</text:p>
          </table:table-cell>
          <table:table-cell table:number-columns-repeated="998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-1807" calcext:value-type="float">
            <text:p>-1807</text:p>
          </table:table-cell>
          <table:table-cell table:number-columns-repeated="998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-1835" calcext:value-type="float">
            <text:p>-1835</text:p>
          </table:table-cell>
          <table:table-cell table:number-columns-repeated="998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-1864" calcext:value-type="float">
            <text:p>-1864</text:p>
          </table:table-cell>
          <table:table-cell table:number-columns-repeated="998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-1883" calcext:value-type="float">
            <text:p>-1883</text:p>
          </table:table-cell>
          <table:table-cell table:number-columns-repeated="998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-1883" calcext:value-type="float">
            <text:p>-1883</text:p>
          </table:table-cell>
          <table:table-cell table:number-columns-repeated="998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-1869" calcext:value-type="float">
            <text:p>-1869</text:p>
          </table:table-cell>
          <table:table-cell table:number-columns-repeated="998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-1855" calcext:value-type="float">
            <text:p>-1855</text:p>
          </table:table-cell>
          <table:table-cell table:number-columns-repeated="998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-1841" calcext:value-type="float">
            <text:p>-1841</text:p>
          </table:table-cell>
          <table:table-cell table:number-columns-repeated="998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-1822" calcext:value-type="float">
            <text:p>-1822</text:p>
          </table:table-cell>
          <table:table-cell table:number-columns-repeated="998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-1796" calcext:value-type="float">
            <text:p>-1796</text:p>
          </table:table-cell>
          <table:table-cell table:number-columns-repeated="998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-1745" calcext:value-type="float">
            <text:p>-1745</text:p>
          </table:table-cell>
          <table:table-cell table:number-columns-repeated="998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-1728" calcext:value-type="float">
            <text:p>-1728</text:p>
          </table:table-cell>
          <table:table-cell table:number-columns-repeated="998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-1666" calcext:value-type="float">
            <text:p>-1666</text:p>
          </table:table-cell>
          <table:table-cell table:number-columns-repeated="998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-1631" calcext:value-type="float">
            <text:p>-1631</text:p>
          </table:table-cell>
          <table:table-cell table:number-columns-repeated="998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-1575" calcext:value-type="float">
            <text:p>-1575</text:p>
          </table:table-cell>
          <table:table-cell table:number-columns-repeated="998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-1539" calcext:value-type="float">
            <text:p>-1539</text:p>
          </table:table-cell>
          <table:table-cell table:number-columns-repeated="998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-1512" calcext:value-type="float">
            <text:p>-1512</text:p>
          </table:table-cell>
          <table:table-cell table:number-columns-repeated="998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-1491" calcext:value-type="float">
            <text:p>-1491</text:p>
          </table:table-cell>
          <table:table-cell table:number-columns-repeated="998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-1497" calcext:value-type="float">
            <text:p>-1497</text:p>
          </table:table-cell>
          <table:table-cell table:number-columns-repeated="998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-1538" calcext:value-type="float">
            <text:p>-1538</text:p>
          </table:table-cell>
          <table:table-cell table:number-columns-repeated="998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-1574" calcext:value-type="float">
            <text:p>-1574</text:p>
          </table:table-cell>
          <table:table-cell table:number-columns-repeated="998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-1608" calcext:value-type="float">
            <text:p>-1608</text:p>
          </table:table-cell>
          <table:table-cell table:number-columns-repeated="998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-1626" calcext:value-type="float">
            <text:p>-1626</text:p>
          </table:table-cell>
          <table:table-cell table:number-columns-repeated="998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-1695" calcext:value-type="float">
            <text:p>-1695</text:p>
          </table:table-cell>
          <table:table-cell table:number-columns-repeated="998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-1731" calcext:value-type="float">
            <text:p>-1731</text:p>
          </table:table-cell>
          <table:table-cell table:number-columns-repeated="998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-1797" calcext:value-type="float">
            <text:p>-1797</text:p>
          </table:table-cell>
          <table:table-cell table:number-columns-repeated="998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-1820" calcext:value-type="float">
            <text:p>-1820</text:p>
          </table:table-cell>
          <table:table-cell table:number-columns-repeated="998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-1877" calcext:value-type="float">
            <text:p>-1877</text:p>
          </table:table-cell>
          <table:table-cell table:number-columns-repeated="998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-1889" calcext:value-type="float">
            <text:p>-1889</text:p>
          </table:table-cell>
          <table:table-cell table:number-columns-repeated="998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-1884" calcext:value-type="float">
            <text:p>-1884</text:p>
          </table:table-cell>
          <table:table-cell table:number-columns-repeated="998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-1869" calcext:value-type="float">
            <text:p>-1869</text:p>
          </table:table-cell>
          <table:table-cell table:number-columns-repeated="998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-1854" calcext:value-type="float">
            <text:p>-1854</text:p>
          </table:table-cell>
          <table:table-cell table:number-columns-repeated="998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-1852" calcext:value-type="float">
            <text:p>-1852</text:p>
          </table:table-cell>
          <table:table-cell table:number-columns-repeated="998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-1852" calcext:value-type="float">
            <text:p>-1852</text:p>
          </table:table-cell>
          <table:table-cell table:number-columns-repeated="998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-1842" calcext:value-type="float">
            <text:p>-1842</text:p>
          </table:table-cell>
          <table:table-cell table:number-columns-repeated="998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-1820" calcext:value-type="float">
            <text:p>-1820</text:p>
          </table:table-cell>
          <table:table-cell table:number-columns-repeated="998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-1793" calcext:value-type="float">
            <text:p>-1793</text:p>
          </table:table-cell>
          <table:table-cell table:number-columns-repeated="998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-1772" calcext:value-type="float">
            <text:p>-1772</text:p>
          </table:table-cell>
          <table:table-cell table:number-columns-repeated="998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-1744" calcext:value-type="float">
            <text:p>-1744</text:p>
          </table:table-cell>
          <table:table-cell table:number-columns-repeated="998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-1726" calcext:value-type="float">
            <text:p>-1726</text:p>
          </table:table-cell>
          <table:table-cell table:number-columns-repeated="998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-1696" calcext:value-type="float">
            <text:p>-1696</text:p>
          </table:table-cell>
          <table:table-cell table:number-columns-repeated="998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-1559" calcext:value-type="float">
            <text:p>-1559</text:p>
          </table:table-cell>
          <table:table-cell table:number-columns-repeated="998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-1508" calcext:value-type="float">
            <text:p>-1508</text:p>
          </table:table-cell>
          <table:table-cell table:number-columns-repeated="998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-1489" calcext:value-type="float">
            <text:p>-1489</text:p>
          </table:table-cell>
          <table:table-cell table:number-columns-repeated="998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-1481" calcext:value-type="float">
            <text:p>-1481</text:p>
          </table:table-cell>
          <table:table-cell table:number-columns-repeated="998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-1469" calcext:value-type="float">
            <text:p>-1469</text:p>
          </table:table-cell>
          <table:table-cell table:number-columns-repeated="998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-1465" calcext:value-type="float">
            <text:p>-1465</text:p>
          </table:table-cell>
          <table:table-cell table:number-columns-repeated="998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-1511" calcext:value-type="float">
            <text:p>-1511</text:p>
          </table:table-cell>
          <table:table-cell table:number-columns-repeated="998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-1553" calcext:value-type="float">
            <text:p>-1553</text:p>
          </table:table-cell>
          <table:table-cell table:number-columns-repeated="998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-1587" calcext:value-type="float">
            <text:p>-1587</text:p>
          </table:table-cell>
          <table:table-cell table:number-columns-repeated="998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-1740" calcext:value-type="float">
            <text:p>-1740</text:p>
          </table:table-cell>
          <table:table-cell table:number-columns-repeated="998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-1765" calcext:value-type="float">
            <text:p>-1765</text:p>
          </table:table-cell>
          <table:table-cell table:number-columns-repeated="998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-1784" calcext:value-type="float">
            <text:p>-1784</text:p>
          </table:table-cell>
          <table:table-cell table:number-columns-repeated="998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-1803" calcext:value-type="float">
            <text:p>-1803</text:p>
          </table:table-cell>
          <table:table-cell table:number-columns-repeated="998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-1828" calcext:value-type="float">
            <text:p>-1828</text:p>
          </table:table-cell>
          <table:table-cell table:number-columns-repeated="998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-1858" calcext:value-type="float">
            <text:p>-1858</text:p>
          </table:table-cell>
          <table:table-cell table:number-columns-repeated="998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-1882" calcext:value-type="float">
            <text:p>-1882</text:p>
          </table:table-cell>
          <table:table-cell table:number-columns-repeated="998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-1891" calcext:value-type="float">
            <text:p>-1891</text:p>
          </table:table-cell>
          <table:table-cell table:number-columns-repeated="998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-1883" calcext:value-type="float">
            <text:p>-1883</text:p>
          </table:table-cell>
          <table:table-cell table:number-columns-repeated="998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-1867" calcext:value-type="float">
            <text:p>-1867</text:p>
          </table:table-cell>
          <table:table-cell table:number-columns-repeated="998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-1855" calcext:value-type="float">
            <text:p>-1855</text:p>
          </table:table-cell>
          <table:table-cell table:number-columns-repeated="998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-1852" calcext:value-type="float">
            <text:p>-1852</text:p>
          </table:table-cell>
          <table:table-cell table:number-columns-repeated="998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-1852" calcext:value-type="float">
            <text:p>-1852</text:p>
          </table:table-cell>
          <table:table-cell table:number-columns-repeated="998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-1835" calcext:value-type="float">
            <text:p>-1835</text:p>
          </table:table-cell>
          <table:table-cell table:number-columns-repeated="998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-1811" calcext:value-type="float">
            <text:p>-1811</text:p>
          </table:table-cell>
          <table:table-cell table:number-columns-repeated="998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-1787" calcext:value-type="float">
            <text:p>-1787</text:p>
          </table:table-cell>
          <table:table-cell table:number-columns-repeated="998"/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-1768" calcext:value-type="float">
            <text:p>-1768</text:p>
          </table:table-cell>
          <table:table-cell table:number-columns-repeated="998"/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-1752" calcext:value-type="float">
            <text:p>-1752</text:p>
          </table:table-cell>
          <table:table-cell table:number-columns-repeated="998"/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-1741" calcext:value-type="float">
            <text:p>-1741</text:p>
          </table:table-cell>
          <table:table-cell table:number-columns-repeated="998"/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-1720" calcext:value-type="float">
            <text:p>-1720</text:p>
          </table:table-cell>
          <table:table-cell table:number-columns-repeated="998"/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-1688" calcext:value-type="float">
            <text:p>-1688</text:p>
          </table:table-cell>
          <table:table-cell table:number-columns-repeated="998"/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-1651" calcext:value-type="float">
            <text:p>-1651</text:p>
          </table:table-cell>
          <table:table-cell table:number-columns-repeated="998"/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-1620" calcext:value-type="float">
            <text:p>-1620</text:p>
          </table:table-cell>
          <table:table-cell table:number-columns-repeated="998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-1571" calcext:value-type="float">
            <text:p>-1571</text:p>
          </table:table-cell>
          <table:table-cell table:number-columns-repeated="998"/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-1552" calcext:value-type="float">
            <text:p>-1552</text:p>
          </table:table-cell>
          <table:table-cell table:number-columns-repeated="998"/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-1527" calcext:value-type="float">
            <text:p>-1527</text:p>
          </table:table-cell>
          <table:table-cell table:number-columns-repeated="998"/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-1501" calcext:value-type="float">
            <text:p>-1501</text:p>
          </table:table-cell>
          <table:table-cell table:number-columns-repeated="998"/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-1485" calcext:value-type="float">
            <text:p>-1485</text:p>
          </table:table-cell>
          <table:table-cell table:number-columns-repeated="998"/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-1468" calcext:value-type="float">
            <text:p>-1468</text:p>
          </table:table-cell>
          <table:table-cell table:number-columns-repeated="998"/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-1488" calcext:value-type="float">
            <text:p>-1488</text:p>
          </table:table-cell>
          <table:table-cell table:number-columns-repeated="998"/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-1524" calcext:value-type="float">
            <text:p>-1524</text:p>
          </table:table-cell>
          <table:table-cell table:number-columns-repeated="998"/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-1562" calcext:value-type="float">
            <text:p>-1562</text:p>
          </table:table-cell>
          <table:table-cell table:number-columns-repeated="998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-1611" calcext:value-type="float">
            <text:p>-1611</text:p>
          </table:table-cell>
          <table:table-cell table:number-columns-repeated="998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-1644" calcext:value-type="float">
            <text:p>-1644</text:p>
          </table:table-cell>
          <table:table-cell table:number-columns-repeated="998"/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-1681" calcext:value-type="float">
            <text:p>-1681</text:p>
          </table:table-cell>
          <table:table-cell table:number-columns-repeated="998"/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-1719" calcext:value-type="float">
            <text:p>-1719</text:p>
          </table:table-cell>
          <table:table-cell table:number-columns-repeated="998"/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-1788" calcext:value-type="float">
            <text:p>-1788</text:p>
          </table:table-cell>
          <table:table-cell table:number-columns-repeated="998"/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-1809" calcext:value-type="float">
            <text:p>-1809</text:p>
          </table:table-cell>
          <table:table-cell table:number-columns-repeated="998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-1837" calcext:value-type="float">
            <text:p>-1837</text:p>
          </table:table-cell>
          <table:table-cell table:number-columns-repeated="998"/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-1868" calcext:value-type="float">
            <text:p>-1868</text:p>
          </table:table-cell>
          <table:table-cell table:number-columns-repeated="998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-1887" calcext:value-type="float">
            <text:p>-1887</text:p>
          </table:table-cell>
          <table:table-cell table:number-columns-repeated="998"/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-1889" calcext:value-type="float">
            <text:p>-1889</text:p>
          </table:table-cell>
          <table:table-cell table:number-columns-repeated="998"/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-1877" calcext:value-type="float">
            <text:p>-1877</text:p>
          </table:table-cell>
          <table:table-cell table:number-columns-repeated="998"/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-1861" calcext:value-type="float">
            <text:p>-1861</text:p>
          </table:table-cell>
          <table:table-cell table:number-columns-repeated="998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-1853" calcext:value-type="float">
            <text:p>-1853</text:p>
          </table:table-cell>
          <table:table-cell table:number-columns-repeated="998"/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-1853" calcext:value-type="float">
            <text:p>-1853</text:p>
          </table:table-cell>
          <table:table-cell table:number-columns-repeated="998"/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-1855" calcext:value-type="float">
            <text:p>-1855</text:p>
          </table:table-cell>
          <table:table-cell table:number-columns-repeated="998"/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-1829" calcext:value-type="float">
            <text:p>-1829</text:p>
          </table:table-cell>
          <table:table-cell table:number-columns-repeated="998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-1805" calcext:value-type="float">
            <text:p>-1805</text:p>
          </table:table-cell>
          <table:table-cell table:number-columns-repeated="998"/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-1782" calcext:value-type="float">
            <text:p>-1782</text:p>
          </table:table-cell>
          <table:table-cell table:number-columns-repeated="998"/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-1758" calcext:value-type="float">
            <text:p>-1758</text:p>
          </table:table-cell>
          <table:table-cell table:number-columns-repeated="998"/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-1711" calcext:value-type="float">
            <text:p>-1711</text:p>
          </table:table-cell>
          <table:table-cell table:number-columns-repeated="998"/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-1676" calcext:value-type="float">
            <text:p>-1676</text:p>
          </table:table-cell>
          <table:table-cell table:number-columns-repeated="998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-1638" calcext:value-type="float">
            <text:p>-1638</text:p>
          </table:table-cell>
          <table:table-cell table:number-columns-repeated="998"/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-1592" calcext:value-type="float">
            <text:p>-1592</text:p>
          </table:table-cell>
          <table:table-cell table:number-columns-repeated="998"/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-1546" calcext:value-type="float">
            <text:p>-1546</text:p>
          </table:table-cell>
          <table:table-cell table:number-columns-repeated="998"/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-1519" calcext:value-type="float">
            <text:p>-1519</text:p>
          </table:table-cell>
          <table:table-cell table:number-columns-repeated="998"/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-1484" calcext:value-type="float">
            <text:p>-1484</text:p>
          </table:table-cell>
          <table:table-cell table:number-columns-repeated="998"/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-1483" calcext:value-type="float">
            <text:p>-1483</text:p>
          </table:table-cell>
          <table:table-cell table:number-columns-repeated="998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-1465" calcext:value-type="float">
            <text:p>-1465</text:p>
          </table:table-cell>
          <table:table-cell table:number-columns-repeated="998"/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-1469" calcext:value-type="float">
            <text:p>-1469</text:p>
          </table:table-cell>
          <table:table-cell table:number-columns-repeated="998"/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-1494" calcext:value-type="float">
            <text:p>-1494</text:p>
          </table:table-cell>
          <table:table-cell table:number-columns-repeated="998"/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-1534" calcext:value-type="float">
            <text:p>-1534</text:p>
          </table:table-cell>
          <table:table-cell table:number-columns-repeated="998"/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-1614" calcext:value-type="float">
            <text:p>-1614</text:p>
          </table:table-cell>
          <table:table-cell table:number-columns-repeated="998"/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-1654" calcext:value-type="float">
            <text:p>-1654</text:p>
          </table:table-cell>
          <table:table-cell table:number-columns-repeated="998"/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-1691" calcext:value-type="float">
            <text:p>-1691</text:p>
          </table:table-cell>
          <table:table-cell table:number-columns-repeated="998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-1727" calcext:value-type="float">
            <text:p>-1727</text:p>
          </table:table-cell>
          <table:table-cell table:number-columns-repeated="998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-1775" calcext:value-type="float">
            <text:p>-1775</text:p>
          </table:table-cell>
          <table:table-cell table:number-columns-repeated="998"/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-1793" calcext:value-type="float">
            <text:p>-1793</text:p>
          </table:table-cell>
          <table:table-cell table:number-columns-repeated="998"/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-1818" calcext:value-type="float">
            <text:p>-1818</text:p>
          </table:table-cell>
          <table:table-cell table:number-columns-repeated="998"/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-1876" calcext:value-type="float">
            <text:p>-1876</text:p>
          </table:table-cell>
          <table:table-cell table:number-columns-repeated="998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-1890" calcext:value-type="float">
            <text:p>-1890</text:p>
          </table:table-cell>
          <table:table-cell table:number-columns-repeated="998"/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-1886" calcext:value-type="float">
            <text:p>-1886</text:p>
          </table:table-cell>
          <table:table-cell table:number-columns-repeated="998"/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-1870" calcext:value-type="float">
            <text:p>-1870</text:p>
          </table:table-cell>
          <table:table-cell table:number-columns-repeated="998"/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-1855" calcext:value-type="float">
            <text:p>-1855</text:p>
          </table:table-cell>
          <table:table-cell table:number-columns-repeated="998"/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-1852" calcext:value-type="float">
            <text:p>-1852</text:p>
          </table:table-cell>
          <table:table-cell table:number-columns-repeated="998"/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-1853" calcext:value-type="float">
            <text:p>-1853</text:p>
          </table:table-cell>
          <table:table-cell table:number-columns-repeated="998"/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-1820" calcext:value-type="float">
            <text:p>-1820</text:p>
          </table:table-cell>
          <table:table-cell table:number-columns-repeated="998"/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-1795" calcext:value-type="float">
            <text:p>-1795</text:p>
          </table:table-cell>
          <table:table-cell table:number-columns-repeated="998"/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-1774" calcext:value-type="float">
            <text:p>-1774</text:p>
          </table:table-cell>
          <table:table-cell table:number-columns-repeated="998"/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-1754" calcext:value-type="float">
            <text:p>-1754</text:p>
          </table:table-cell>
          <table:table-cell table:number-columns-repeated="998"/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-1746" calcext:value-type="float">
            <text:p>-1746</text:p>
          </table:table-cell>
          <table:table-cell table:number-columns-repeated="998"/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-1728" calcext:value-type="float">
            <text:p>-1728</text:p>
          </table:table-cell>
          <table:table-cell table:number-columns-repeated="998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-1698" calcext:value-type="float">
            <text:p>-1698</text:p>
          </table:table-cell>
          <table:table-cell table:number-columns-repeated="998"/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-1659" calcext:value-type="float">
            <text:p>-1659</text:p>
          </table:table-cell>
          <table:table-cell table:number-columns-repeated="998"/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-1625" calcext:value-type="float">
            <text:p>-1625</text:p>
          </table:table-cell>
          <table:table-cell table:number-columns-repeated="998"/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-1601" calcext:value-type="float">
            <text:p>-1601</text:p>
          </table:table-cell>
          <table:table-cell table:number-columns-repeated="998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-1576" calcext:value-type="float">
            <text:p>-1576</text:p>
          </table:table-cell>
          <table:table-cell table:number-columns-repeated="998"/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-1559" calcext:value-type="float">
            <text:p>-1559</text:p>
          </table:table-cell>
          <table:table-cell table:number-columns-repeated="998"/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-1535" calcext:value-type="float">
            <text:p>-1535</text:p>
          </table:table-cell>
          <table:table-cell table:number-columns-repeated="998"/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-1508" calcext:value-type="float">
            <text:p>-1508</text:p>
          </table:table-cell>
          <table:table-cell table:number-columns-repeated="998"/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-1487" calcext:value-type="float">
            <text:p>-1487</text:p>
          </table:table-cell>
          <table:table-cell table:number-columns-repeated="998"/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-1479" calcext:value-type="float">
            <text:p>-1479</text:p>
          </table:table-cell>
          <table:table-cell table:number-columns-repeated="998"/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-1477" calcext:value-type="float">
            <text:p>-1477</text:p>
          </table:table-cell>
          <table:table-cell table:number-columns-repeated="998"/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-1502" calcext:value-type="float">
            <text:p>-1502</text:p>
          </table:table-cell>
          <table:table-cell table:number-columns-repeated="998"/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-1543" calcext:value-type="float">
            <text:p>-1543</text:p>
          </table:table-cell>
          <table:table-cell table:number-columns-repeated="998"/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-1600" calcext:value-type="float">
            <text:p>-1600</text:p>
          </table:table-cell>
          <table:table-cell table:number-columns-repeated="998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-1607" calcext:value-type="float">
            <text:p>-1607</text:p>
          </table:table-cell>
          <table:table-cell table:number-columns-repeated="998"/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-1606" calcext:value-type="float">
            <text:p>-1606</text:p>
          </table:table-cell>
          <table:table-cell table:number-columns-repeated="998"/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-1610" calcext:value-type="float">
            <text:p>-1610</text:p>
          </table:table-cell>
          <table:table-cell table:number-columns-repeated="998"/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-1661" calcext:value-type="float">
            <text:p>-1661</text:p>
          </table:table-cell>
          <table:table-cell table:number-columns-repeated="998"/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-1699" calcext:value-type="float">
            <text:p>-1699</text:p>
          </table:table-cell>
          <table:table-cell table:number-columns-repeated="998"/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-1732" calcext:value-type="float">
            <text:p>-1732</text:p>
          </table:table-cell>
          <table:table-cell table:number-columns-repeated="998"/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-1776" calcext:value-type="float">
            <text:p>-1776</text:p>
          </table:table-cell>
          <table:table-cell table:number-columns-repeated="998"/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-1796" calcext:value-type="float">
            <text:p>-1796</text:p>
          </table:table-cell>
          <table:table-cell table:number-columns-repeated="998"/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-1820" calcext:value-type="float">
            <text:p>-1820</text:p>
          </table:table-cell>
          <table:table-cell table:number-columns-repeated="998"/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-1876" calcext:value-type="float">
            <text:p>-1876</text:p>
          </table:table-cell>
          <table:table-cell table:number-columns-repeated="998"/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-1887" calcext:value-type="float">
            <text:p>-1887</text:p>
          </table:table-cell>
          <table:table-cell table:number-columns-repeated="998"/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-1880" calcext:value-type="float">
            <text:p>-1880</text:p>
          </table:table-cell>
          <table:table-cell table:number-columns-repeated="998"/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-1865" calcext:value-type="float">
            <text:p>-1865</text:p>
          </table:table-cell>
          <table:table-cell table:number-columns-repeated="998"/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-1851" calcext:value-type="float">
            <text:p>-1851</text:p>
          </table:table-cell>
          <table:table-cell table:number-columns-repeated="998"/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-1833" calcext:value-type="float">
            <text:p>-1833</text:p>
          </table:table-cell>
          <table:table-cell table:number-columns-repeated="998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-1808" calcext:value-type="float">
            <text:p>-1808</text:p>
          </table:table-cell>
          <table:table-cell table:number-columns-repeated="998"/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-1784" calcext:value-type="float">
            <text:p>-1784</text:p>
          </table:table-cell>
          <table:table-cell table:number-columns-repeated="998"/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-1755" calcext:value-type="float">
            <text:p>-1755</text:p>
          </table:table-cell>
          <table:table-cell table:number-columns-repeated="998"/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-1749" calcext:value-type="float">
            <text:p>-1749</text:p>
          </table:table-cell>
          <table:table-cell table:number-columns-repeated="998"/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-1738" calcext:value-type="float">
            <text:p>-1738</text:p>
          </table:table-cell>
          <table:table-cell table:number-columns-repeated="998"/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-1718" calcext:value-type="float">
            <text:p>-1718</text:p>
          </table:table-cell>
          <table:table-cell table:number-columns-repeated="998"/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-1686" calcext:value-type="float">
            <text:p>-1686</text:p>
          </table:table-cell>
          <table:table-cell table:number-columns-repeated="998"/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-1648" calcext:value-type="float">
            <text:p>-1648</text:p>
          </table:table-cell>
          <table:table-cell table:number-columns-repeated="998"/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-1617" calcext:value-type="float">
            <text:p>-1617</text:p>
          </table:table-cell>
          <table:table-cell table:number-columns-repeated="998"/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-1579" calcext:value-type="float">
            <text:p>-1579</text:p>
          </table:table-cell>
          <table:table-cell table:number-columns-repeated="998"/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-1567" calcext:value-type="float">
            <text:p>-1567</text:p>
          </table:table-cell>
          <table:table-cell table:number-columns-repeated="998"/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-1549" calcext:value-type="float">
            <text:p>-1549</text:p>
          </table:table-cell>
          <table:table-cell table:number-columns-repeated="998"/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-1497" calcext:value-type="float">
            <text:p>-1497</text:p>
          </table:table-cell>
          <table:table-cell table:number-columns-repeated="998"/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-1480" calcext:value-type="float">
            <text:p>-1480</text:p>
          </table:table-cell>
          <table:table-cell table:number-columns-repeated="998"/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-1460" calcext:value-type="float">
            <text:p>-1460</text:p>
          </table:table-cell>
          <table:table-cell table:number-columns-repeated="998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-1511" calcext:value-type="float">
            <text:p>-1511</text:p>
          </table:table-cell>
          <table:table-cell table:number-columns-repeated="998"/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-1552" calcext:value-type="float">
            <text:p>-1552</text:p>
          </table:table-cell>
          <table:table-cell table:number-columns-repeated="998"/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-1585" calcext:value-type="float">
            <text:p>-1585</text:p>
          </table:table-cell>
          <table:table-cell table:number-columns-repeated="998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-1612" calcext:value-type="float">
            <text:p>-1612</text:p>
          </table:table-cell>
          <table:table-cell table:number-columns-repeated="998"/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-1633" calcext:value-type="float">
            <text:p>-1633</text:p>
          </table:table-cell>
          <table:table-cell table:number-columns-repeated="998"/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-1667" calcext:value-type="float">
            <text:p>-1667</text:p>
          </table:table-cell>
          <table:table-cell table:number-columns-repeated="998"/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-1707" calcext:value-type="float">
            <text:p>-1707</text:p>
          </table:table-cell>
          <table:table-cell table:number-columns-repeated="998"/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-1781" calcext:value-type="float">
            <text:p>-1781</text:p>
          </table:table-cell>
          <table:table-cell table:number-columns-repeated="998"/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-1801" calcext:value-type="float">
            <text:p>-1801</text:p>
          </table:table-cell>
          <table:table-cell table:number-columns-repeated="998"/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-1828" calcext:value-type="float">
            <text:p>-1828</text:p>
          </table:table-cell>
          <table:table-cell table:number-columns-repeated="998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-1857" calcext:value-type="float">
            <text:p>-1857</text:p>
          </table:table-cell>
          <table:table-cell table:number-columns-repeated="998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-1879" calcext:value-type="float">
            <text:p>-1879</text:p>
          </table:table-cell>
          <table:table-cell table:number-columns-repeated="998"/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-1884" calcext:value-type="float">
            <text:p>-1884</text:p>
          </table:table-cell>
          <table:table-cell table:number-columns-repeated="998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-1874" calcext:value-type="float">
            <text:p>-1874</text:p>
          </table:table-cell>
          <table:table-cell table:number-columns-repeated="998"/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-1858" calcext:value-type="float">
            <text:p>-1858</text:p>
          </table:table-cell>
          <table:table-cell table:number-columns-repeated="998"/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-1848" calcext:value-type="float">
            <text:p>-1848</text:p>
          </table:table-cell>
          <table:table-cell table:number-columns-repeated="998"/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-1841" calcext:value-type="float">
            <text:p>-1841</text:p>
          </table:table-cell>
          <table:table-cell table:number-columns-repeated="998"/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-1824" calcext:value-type="float">
            <text:p>-1824</text:p>
          </table:table-cell>
          <table:table-cell table:number-columns-repeated="998"/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-1800" calcext:value-type="float">
            <text:p>-1800</text:p>
          </table:table-cell>
          <table:table-cell table:number-columns-repeated="998"/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-1760" calcext:value-type="float">
            <text:p>-1760</text:p>
          </table:table-cell>
          <table:table-cell table:number-columns-repeated="998"/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-1751" calcext:value-type="float">
            <text:p>-1751</text:p>
          </table:table-cell>
          <table:table-cell table:number-columns-repeated="998"/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-1742" calcext:value-type="float">
            <text:p>-1742</text:p>
          </table:table-cell>
          <table:table-cell table:number-columns-repeated="998"/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-1728" calcext:value-type="float">
            <text:p>-1728</text:p>
          </table:table-cell>
          <table:table-cell table:number-columns-repeated="998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-1705" calcext:value-type="float">
            <text:p>-1705</text:p>
          </table:table-cell>
          <table:table-cell table:number-columns-repeated="998"/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-1671" calcext:value-type="float">
            <text:p>-1671</text:p>
          </table:table-cell>
          <table:table-cell table:number-columns-repeated="998"/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-1634" calcext:value-type="float">
            <text:p>-1634</text:p>
          </table:table-cell>
          <table:table-cell table:number-columns-repeated="998"/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-1586" calcext:value-type="float">
            <text:p>-1586</text:p>
          </table:table-cell>
          <table:table-cell table:number-columns-repeated="998"/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-1573" calcext:value-type="float">
            <text:p>-1573</text:p>
          </table:table-cell>
          <table:table-cell table:number-columns-repeated="998"/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-1560" calcext:value-type="float">
            <text:p>-1560</text:p>
          </table:table-cell>
          <table:table-cell table:number-columns-repeated="998"/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-1540" calcext:value-type="float">
            <text:p>-1540</text:p>
          </table:table-cell>
          <table:table-cell table:number-columns-repeated="998"/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-1513" calcext:value-type="float">
            <text:p>-1513</text:p>
          </table:table-cell>
          <table:table-cell table:number-columns-repeated="998"/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-1490" calcext:value-type="float">
            <text:p>-1490</text:p>
          </table:table-cell>
          <table:table-cell table:number-columns-repeated="998"/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-1475" calcext:value-type="float">
            <text:p>-1475</text:p>
          </table:table-cell>
          <table:table-cell table:number-columns-repeated="998"/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-1466" calcext:value-type="float">
            <text:p>-1466</text:p>
          </table:table-cell>
          <table:table-cell table:number-columns-repeated="998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-1458" calcext:value-type="float">
            <text:p>-1458</text:p>
          </table:table-cell>
          <table:table-cell table:number-columns-repeated="998"/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-1461" calcext:value-type="float">
            <text:p>-1461</text:p>
          </table:table-cell>
          <table:table-cell table:number-columns-repeated="998"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-1561" calcext:value-type="float">
            <text:p>-1561</text:p>
          </table:table-cell>
          <table:table-cell table:number-columns-repeated="998"/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-1588" calcext:value-type="float">
            <text:p>-1588</text:p>
          </table:table-cell>
          <table:table-cell table:number-columns-repeated="998"/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-1604" calcext:value-type="float">
            <text:p>-1604</text:p>
          </table:table-cell>
          <table:table-cell table:number-columns-repeated="998"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-1640" calcext:value-type="float">
            <text:p>-1640</text:p>
          </table:table-cell>
          <table:table-cell table:number-columns-repeated="998"/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-1678" calcext:value-type="float">
            <text:p>-1678</text:p>
          </table:table-cell>
          <table:table-cell table:number-columns-repeated="998"/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-1715" calcext:value-type="float">
            <text:p>-1715</text:p>
          </table:table-cell>
          <table:table-cell table:number-columns-repeated="998"/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-1743" calcext:value-type="float">
            <text:p>-1743</text:p>
          </table:table-cell>
          <table:table-cell table:number-columns-repeated="998"/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-1763" calcext:value-type="float">
            <text:p>-1763</text:p>
          </table:table-cell>
          <table:table-cell table:number-columns-repeated="998"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-1782" calcext:value-type="float">
            <text:p>-1782</text:p>
          </table:table-cell>
          <table:table-cell table:number-columns-repeated="998"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-1805" calcext:value-type="float">
            <text:p>-1805</text:p>
          </table:table-cell>
          <table:table-cell table:number-columns-repeated="998"/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-1833" calcext:value-type="float">
            <text:p>-1833</text:p>
          </table:table-cell>
          <table:table-cell table:number-columns-repeated="998"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-1862" calcext:value-type="float">
            <text:p>-1862</text:p>
          </table:table-cell>
          <table:table-cell table:number-columns-repeated="998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-1879" calcext:value-type="float">
            <text:p>-1879</text:p>
          </table:table-cell>
          <table:table-cell table:number-columns-repeated="998"/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-1879" calcext:value-type="float">
            <text:p>-1879</text:p>
          </table:table-cell>
          <table:table-cell table:number-columns-repeated="998"/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-1867" calcext:value-type="float">
            <text:p>-1867</text:p>
          </table:table-cell>
          <table:table-cell table:number-columns-repeated="998"/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-1852" calcext:value-type="float">
            <text:p>-1852</text:p>
          </table:table-cell>
          <table:table-cell table:number-columns-repeated="998"/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-1843" calcext:value-type="float">
            <text:p>-1843</text:p>
          </table:table-cell>
          <table:table-cell table:number-columns-repeated="998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-1835" calcext:value-type="float">
            <text:p>-1835</text:p>
          </table:table-cell>
          <table:table-cell table:number-columns-repeated="998"/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-1814" calcext:value-type="float">
            <text:p>-1814</text:p>
          </table:table-cell>
          <table:table-cell table:number-columns-repeated="998"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-1789" calcext:value-type="float">
            <text:p>-1789</text:p>
          </table:table-cell>
          <table:table-cell table:number-columns-repeated="998"/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-1766" calcext:value-type="float">
            <text:p>-1766</text:p>
          </table:table-cell>
          <table:table-cell table:number-columns-repeated="998"/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-1739" calcext:value-type="float">
            <text:p>-1739</text:p>
          </table:table-cell>
          <table:table-cell table:number-columns-repeated="998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-1722" calcext:value-type="float">
            <text:p>-1722</text:p>
          </table:table-cell>
          <table:table-cell table:number-columns-repeated="998"/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-1694" calcext:value-type="float">
            <text:p>-1694</text:p>
          </table:table-cell>
          <table:table-cell table:number-columns-repeated="998"/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-1656" calcext:value-type="float">
            <text:p>-1656</text:p>
          </table:table-cell>
          <table:table-cell table:number-columns-repeated="998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-1621" calcext:value-type="float">
            <text:p>-1621</text:p>
          </table:table-cell>
          <table:table-cell table:number-columns-repeated="998"/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-1595" calcext:value-type="float">
            <text:p>-1595</text:p>
          </table:table-cell>
          <table:table-cell table:number-columns-repeated="998"/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-1580" calcext:value-type="float">
            <text:p>-1580</text:p>
          </table:table-cell>
          <table:table-cell table:number-columns-repeated="998"/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-1570" calcext:value-type="float">
            <text:p>-1570</text:p>
          </table:table-cell>
          <table:table-cell table:number-columns-repeated="998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-1555" calcext:value-type="float">
            <text:p>-1555</text:p>
          </table:table-cell>
          <table:table-cell table:number-columns-repeated="998"/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-1531" calcext:value-type="float">
            <text:p>-1531</text:p>
          </table:table-cell>
          <table:table-cell table:number-columns-repeated="998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-1504" calcext:value-type="float">
            <text:p>-1504</text:p>
          </table:table-cell>
          <table:table-cell table:number-columns-repeated="998"/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-1482" calcext:value-type="float">
            <text:p>-1482</text:p>
          </table:table-cell>
          <table:table-cell table:number-columns-repeated="998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-1472" calcext:value-type="float">
            <text:p>-1472</text:p>
          </table:table-cell>
          <table:table-cell table:number-columns-repeated="998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-1464" calcext:value-type="float">
            <text:p>-1464</text:p>
          </table:table-cell>
          <table:table-cell table:number-columns-repeated="998"/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-1456" calcext:value-type="float">
            <text:p>-1456</text:p>
          </table:table-cell>
          <table:table-cell table:number-columns-repeated="998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-1463" calcext:value-type="float">
            <text:p>-1463</text:p>
          </table:table-cell>
          <table:table-cell table:number-columns-repeated="998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-1492" calcext:value-type="float">
            <text:p>-1492</text:p>
          </table:table-cell>
          <table:table-cell table:number-columns-repeated="998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-1533" calcext:value-type="float">
            <text:p>-1533</text:p>
          </table:table-cell>
          <table:table-cell table:number-columns-repeated="998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-1572" calcext:value-type="float">
            <text:p>-1572</text:p>
          </table:table-cell>
          <table:table-cell table:number-columns-repeated="998"/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-1596" calcext:value-type="float">
            <text:p>-1596</text:p>
          </table:table-cell>
          <table:table-cell table:number-columns-repeated="998"/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-1603" calcext:value-type="float">
            <text:p>-1603</text:p>
          </table:table-cell>
          <table:table-cell table:number-columns-repeated="998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-1605" calcext:value-type="float">
            <text:p>-1605</text:p>
          </table:table-cell>
          <table:table-cell table:number-columns-repeated="998"/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-1619" calcext:value-type="float">
            <text:p>-1619</text:p>
          </table:table-cell>
          <table:table-cell table:number-columns-repeated="998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-1649" calcext:value-type="float">
            <text:p>-1649</text:p>
          </table:table-cell>
          <table:table-cell table:number-columns-repeated="998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-1689" calcext:value-type="float">
            <text:p>-1689</text:p>
          </table:table-cell>
          <table:table-cell table:number-columns-repeated="998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-1724" calcext:value-type="float">
            <text:p>-1724</text:p>
          </table:table-cell>
          <table:table-cell table:number-columns-repeated="998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-1750" calcext:value-type="float">
            <text:p>-1750</text:p>
          </table:table-cell>
          <table:table-cell table:number-columns-repeated="998"/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-1771" calcext:value-type="float">
            <text:p>-1771</text:p>
          </table:table-cell>
          <table:table-cell table:number-columns-repeated="998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-1790" calcext:value-type="float">
            <text:p>-1790</text:p>
          </table:table-cell>
          <table:table-cell table:number-columns-repeated="998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-1814" calcext:value-type="float">
            <text:p>-1814</text:p>
          </table:table-cell>
          <table:table-cell table:number-columns-repeated="998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-1842" calcext:value-type="float">
            <text:p>-1842</text:p>
          </table:table-cell>
          <table:table-cell table:number-columns-repeated="998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-1868" calcext:value-type="float">
            <text:p>-1868</text:p>
          </table:table-cell>
          <table:table-cell table:number-columns-repeated="998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-1880" calcext:value-type="float">
            <text:p>-1880</text:p>
          </table:table-cell>
          <table:table-cell table:number-columns-repeated="998"/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-1876" calcext:value-type="float">
            <text:p>-1876</text:p>
          </table:table-cell>
          <table:table-cell table:number-columns-repeated="998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-1863" calcext:value-type="float">
            <text:p>-1863</text:p>
          </table:table-cell>
          <table:table-cell table:number-columns-repeated="998"/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-1851" calcext:value-type="float">
            <text:p>-1851</text:p>
          </table:table-cell>
          <table:table-cell table:number-columns-repeated="998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-1846" calcext:value-type="float">
            <text:p>-1846</text:p>
          </table:table-cell>
          <table:table-cell table:number-columns-repeated="998"/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-1831" calcext:value-type="float">
            <text:p>-1831</text:p>
          </table:table-cell>
          <table:table-cell table:number-columns-repeated="998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-1809" calcext:value-type="float">
            <text:p>-1809</text:p>
          </table:table-cell>
          <table:table-cell table:number-columns-repeated="998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-1785" calcext:value-type="float">
            <text:p>-1785</text:p>
          </table:table-cell>
          <table:table-cell table:number-columns-repeated="998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-1764" calcext:value-type="float">
            <text:p>-1764</text:p>
          </table:table-cell>
          <table:table-cell table:number-columns-repeated="998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-1735" calcext:value-type="float">
            <text:p>-1735</text:p>
          </table:table-cell>
          <table:table-cell table:number-columns-repeated="998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-1714" calcext:value-type="float">
            <text:p>-1714</text:p>
          </table:table-cell>
          <table:table-cell table:number-columns-repeated="998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-1683" calcext:value-type="float">
            <text:p>-1683</text:p>
          </table:table-cell>
          <table:table-cell table:number-columns-repeated="998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-1647" calcext:value-type="float">
            <text:p>-1647</text:p>
          </table:table-cell>
          <table:table-cell table:number-columns-repeated="998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-1615" calcext:value-type="float">
            <text:p>-1615</text:p>
          </table:table-cell>
          <table:table-cell table:number-columns-repeated="998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-1594" calcext:value-type="float">
            <text:p>-1594</text:p>
          </table:table-cell>
          <table:table-cell table:number-columns-repeated="998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-1566" calcext:value-type="float">
            <text:p>-1566</text:p>
          </table:table-cell>
          <table:table-cell table:number-columns-repeated="998"/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-1547" calcext:value-type="float">
            <text:p>-1547</text:p>
          </table:table-cell>
          <table:table-cell table:number-columns-repeated="998"/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-1522" calcext:value-type="float">
            <text:p>-1522</text:p>
          </table:table-cell>
          <table:table-cell table:number-columns-repeated="998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-1496" calcext:value-type="float">
            <text:p>-1496</text:p>
          </table:table-cell>
          <table:table-cell table:number-columns-repeated="998"/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-1478" calcext:value-type="float">
            <text:p>-1478</text:p>
          </table:table-cell>
          <table:table-cell table:number-columns-repeated="998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-1474" calcext:value-type="float">
            <text:p>-1474</text:p>
          </table:table-cell>
          <table:table-cell table:number-columns-repeated="998"/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-1476" calcext:value-type="float">
            <text:p>-1476</text:p>
          </table:table-cell>
          <table:table-cell table:number-columns-repeated="998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-1471" calcext:value-type="float">
            <text:p>-1471</text:p>
          </table:table-cell>
          <table:table-cell table:number-columns-repeated="998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-1462" calcext:value-type="float">
            <text:p>-1462</text:p>
          </table:table-cell>
          <table:table-cell table:number-columns-repeated="998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-1459" calcext:value-type="float">
            <text:p>-1459</text:p>
          </table:table-cell>
          <table:table-cell table:number-columns-repeated="998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-1473" calcext:value-type="float">
            <text:p>-1473</text:p>
          </table:table-cell>
          <table:table-cell table:number-columns-repeated="998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-1507" calcext:value-type="float">
            <text:p>-1507</text:p>
          </table:table-cell>
          <table:table-cell table:number-columns-repeated="998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-1548" calcext:value-type="float">
            <text:p>-1548</text:p>
          </table:table-cell>
          <table:table-cell table:number-columns-repeated="998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-1581" calcext:value-type="float">
            <text:p>-1581</text:p>
          </table:table-cell>
          <table:table-cell table:number-columns-repeated="998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-1599" calcext:value-type="float">
            <text:p>-1599</text:p>
          </table:table-cell>
          <table:table-cell table:number-columns-repeated="998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-1602" calcext:value-type="float">
            <text:p>-1602</text:p>
          </table:table-cell>
          <table:table-cell table:number-columns-repeated="998"/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-1609" calcext:value-type="float">
            <text:p>-1609</text:p>
          </table:table-cell>
          <table:table-cell table:number-columns-repeated="998"/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-1628" calcext:value-type="float">
            <text:p>-1628</text:p>
          </table:table-cell>
          <table:table-cell table:number-columns-repeated="998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-1662" calcext:value-type="float">
            <text:p>-1662</text:p>
          </table:table-cell>
          <table:table-cell table:number-columns-repeated="998"/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-1702" calcext:value-type="float">
            <text:p>-1702</text:p>
          </table:table-cell>
          <table:table-cell table:number-columns-repeated="998"/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-1734" calcext:value-type="float">
            <text:p>-1734</text:p>
          </table:table-cell>
          <table:table-cell table:number-columns-repeated="998"/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-1757" calcext:value-type="float">
            <text:p>-1757</text:p>
          </table:table-cell>
          <table:table-cell table:number-columns-repeated="998"/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-1777" calcext:value-type="float">
            <text:p>-1777</text:p>
          </table:table-cell>
          <table:table-cell table:number-columns-repeated="998"/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-1798" calcext:value-type="float">
            <text:p>-1798</text:p>
          </table:table-cell>
          <table:table-cell table:number-columns-repeated="998"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-1824" calcext:value-type="float">
            <text:p>-1824</text:p>
          </table:table-cell>
          <table:table-cell table:number-columns-repeated="998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-1855" calcext:value-type="float">
            <text:p>-1855</text:p>
          </table:table-cell>
          <table:table-cell table:number-columns-repeated="998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-1877" calcext:value-type="float">
            <text:p>-1877</text:p>
          </table:table-cell>
          <table:table-cell table:number-columns-repeated="998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-1884" calcext:value-type="float">
            <text:p>-1884</text:p>
          </table:table-cell>
          <table:table-cell table:number-columns-repeated="998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-1875" calcext:value-type="float">
            <text:p>-1875</text:p>
          </table:table-cell>
          <table:table-cell table:number-columns-repeated="998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-1860" calcext:value-type="float">
            <text:p>-1860</text:p>
          </table:table-cell>
          <table:table-cell table:number-columns-repeated="998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-1849" calcext:value-type="float">
            <text:p>-1849</text:p>
          </table:table-cell>
          <table:table-cell table:number-columns-repeated="998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-1847" calcext:value-type="float">
            <text:p>-1847</text:p>
          </table:table-cell>
          <table:table-cell table:number-columns-repeated="998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-1850" calcext:value-type="float">
            <text:p>-1850</text:p>
          </table:table-cell>
          <table:table-cell table:number-columns-repeated="998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-1844" calcext:value-type="float">
            <text:p>-1844</text:p>
          </table:table-cell>
          <table:table-cell table:number-columns-repeated="998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-1827" calcext:value-type="float">
            <text:p>-1827</text:p>
          </table:table-cell>
          <table:table-cell table:number-columns-repeated="998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-1803" calcext:value-type="float">
            <text:p>-1803</text:p>
          </table:table-cell>
          <table:table-cell table:number-columns-repeated="998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779" calcext:value-type="float">
            <text:p>-1779</text:p>
          </table:table-cell>
          <table:table-cell table:number-columns-repeated="998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-1762" calcext:value-type="float">
            <text:p>-1762</text:p>
          </table:table-cell>
          <table:table-cell table:number-columns-repeated="998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753" calcext:value-type="float">
            <text:p>-1753</text:p>
          </table:table-cell>
          <table:table-cell table:number-columns-repeated="998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-1747" calcext:value-type="float">
            <text:p>-1747</text:p>
          </table:table-cell>
          <table:table-cell table:number-columns-repeated="998"/>
        </table:table-row>
        <table:table-row table:style-name="ro1">
          <table:table-cell table:number-columns-repeated="1000"/>
        </table:table-row>
        <table:table-row table:style-name="ro1">
          <table:table-cell office:value-type="string" calcext:value-type="string">
            <text:p>Data Start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table:number-columns-repeated="2" office:value-type="float" office:value="-1606" calcext:value-type="float">
            <text:p>-1606</text:p>
          </table:table-cell>
          <table:table-cell office:value-type="float" office:value="-1615" calcext:value-type="float">
            <text:p>-1615</text:p>
          </table:table-cell>
          <table:table-cell office:value-type="float" office:value="-1637" calcext:value-type="float">
            <text:p>-1637</text:p>
          </table:table-cell>
          <table:table-cell office:value-type="float" office:value="-1670" calcext:value-type="float">
            <text:p>-1670</text:p>
          </table:table-cell>
          <table:table-cell office:value-type="float" office:value="-1709" calcext:value-type="float">
            <text:p>-1709</text:p>
          </table:table-cell>
          <table:table-cell office:value-type="float" office:value="-1741" calcext:value-type="float">
            <text:p>-1741</text:p>
          </table:table-cell>
          <table:table-cell office:value-type="float" office:value="-1763" calcext:value-type="float">
            <text:p>-1763</text:p>
          </table:table-cell>
          <table:table-cell office:value-type="float" office:value="-1782" calcext:value-type="float">
            <text:p>-1782</text:p>
          </table:table-cell>
          <table:table-cell office:value-type="float" office:value="-1803" calcext:value-type="float">
            <text:p>-1803</text:p>
          </table:table-cell>
          <table:table-cell office:value-type="float" office:value="-1831" calcext:value-type="float">
            <text:p>-1831</text:p>
          </table:table-cell>
          <table:table-cell office:value-type="float" office:value="-1861" calcext:value-type="float">
            <text:p>-1861</text:p>
          </table:table-cell>
          <table:table-cell office:value-type="float" office:value="-1883" calcext:value-type="float">
            <text:p>-1883</text:p>
          </table:table-cell>
          <table:table-cell office:value-type="float" office:value="-1889" calcext:value-type="float">
            <text:p>-1889</text:p>
          </table:table-cell>
          <table:table-cell office:value-type="float" office:value="-1879" calcext:value-type="float">
            <text:p>-1879</text:p>
          </table:table-cell>
          <table:table-cell office:value-type="float" office:value="-1863" calcext:value-type="float">
            <text:p>-1863</text:p>
          </table:table-cell>
          <table:table-cell office:value-type="float" office:value="-1851" calcext:value-type="float">
            <text:p>-1851</text:p>
          </table:table-cell>
          <table:table-cell office:value-type="float" office:value="-1849" calcext:value-type="float">
            <text:p>-1849</text:p>
          </table:table-cell>
          <table:table-cell office:value-type="float" office:value="-1850" calcext:value-type="float">
            <text:p>-1850</text:p>
          </table:table-cell>
          <table:table-cell office:value-type="float" office:value="-1846" calcext:value-type="float">
            <text:p>-1846</text:p>
          </table:table-cell>
          <table:table-cell office:value-type="float" office:value="-1831" calcext:value-type="float">
            <text:p>-1831</text:p>
          </table:table-cell>
          <table:table-cell office:value-type="float" office:value="-1805" calcext:value-type="float">
            <text:p>-1805</text:p>
          </table:table-cell>
          <table:table-cell office:value-type="float" office:value="-1782" calcext:value-type="float">
            <text:p>-1782</text:p>
          </table:table-cell>
          <table:table-cell office:value-type="float" office:value="-1766" calcext:value-type="float">
            <text:p>-1766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1" calcext:value-type="float">
            <text:p>-1751</text:p>
          </table:table-cell>
          <table:table-cell office:value-type="float" office:value="-1737" calcext:value-type="float">
            <text:p>-1737</text:p>
          </table:table-cell>
          <table:table-cell office:value-type="float" office:value="-1714" calcext:value-type="float">
            <text:p>-1714</text:p>
          </table:table-cell>
          <table:table-cell office:value-type="float" office:value="-1679" calcext:value-type="float">
            <text:p>-1679</text:p>
          </table:table-cell>
          <table:table-cell office:value-type="float" office:value="-1642" calcext:value-type="float">
            <text:p>-1642</text:p>
          </table:table-cell>
          <table:table-cell office:value-type="float" office:value="-1613" calcext:value-type="float">
            <text:p>-1613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2" calcext:value-type="float">
            <text:p>-1582</text:p>
          </table:table-cell>
          <table:table-cell office:value-type="float" office:value="-1568" calcext:value-type="float">
            <text:p>-1568</text:p>
          </table:table-cell>
          <table:table-cell office:value-type="float" office:value="-1548" calcext:value-type="float">
            <text:p>-1548</text:p>
          </table:table-cell>
          <table:table-cell office:value-type="float" office:value="-1522" calcext:value-type="float">
            <text:p>-1522</text:p>
          </table:table-cell>
          <table:table-cell office:value-type="float" office:value="-1498" calcext:value-type="float">
            <text:p>-1498</text:p>
          </table:table-cell>
          <table:table-cell office:value-type="float" office:value="-1484" calcext:value-type="float">
            <text:p>-1484</text:p>
          </table:table-cell>
          <table:table-cell office:value-type="float" office:value="-1480" calcext:value-type="float">
            <text:p>-1480</text:p>
          </table:table-cell>
          <table:table-cell table:number-columns-repeated="2" office:value-type="float" office:value="-1483" calcext:value-type="float">
            <text:p>-1483</text:p>
          </table:table-cell>
          <table:table-cell office:value-type="float" office:value="-1475" calcext:value-type="float">
            <text:p>-1475</text:p>
          </table:table-cell>
          <table:table-cell office:value-type="float" office:value="-1466" calcext:value-type="float">
            <text:p>-1466</text:p>
          </table:table-cell>
          <table:table-cell office:value-type="float" office:value="-1468" calcext:value-type="float">
            <text:p>-1468</text:p>
          </table:table-cell>
          <table:table-cell office:value-type="float" office:value="-1490" calcext:value-type="float">
            <text:p>-1490</text:p>
          </table:table-cell>
          <table:table-cell office:value-type="float" office:value="-1528" calcext:value-type="float">
            <text:p>-1528</text:p>
          </table:table-cell>
          <table:table-cell office:value-type="float" office:value="-1567" calcext:value-type="float">
            <text:p>-1567</text:p>
          </table:table-cell>
          <table:table-cell office:value-type="float" office:value="-1596" calcext:value-type="float">
            <text:p>-1596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3" calcext:value-type="float">
            <text:p>-1613</text:p>
          </table:table-cell>
          <table:table-cell office:value-type="float" office:value="-1614" calcext:value-type="float">
            <text:p>-1614</text:p>
          </table:table-cell>
          <table:table-cell office:value-type="float" office:value="-1624" calcext:value-type="float">
            <text:p>-1624</text:p>
          </table:table-cell>
          <table:table-cell office:value-type="float" office:value="-1648" calcext:value-type="float">
            <text:p>-1648</text:p>
          </table:table-cell>
          <table:table-cell office:value-type="float" office:value="-1685" calcext:value-type="float">
            <text:p>-1685</text:p>
          </table:table-cell>
          <table:table-cell office:value-type="float" office:value="-1722" calcext:value-type="float">
            <text:p>-1722</text:p>
          </table:table-cell>
          <table:table-cell office:value-type="float" office:value="-1750" calcext:value-type="float">
            <text:p>-1750</text:p>
          </table:table-cell>
          <table:table-cell office:value-type="float" office:value="-1771" calcext:value-type="float">
            <text:p>-1771</text:p>
          </table:table-cell>
          <table:table-cell office:value-type="float" office:value="-1791" calcext:value-type="float">
            <text:p>-1791</text:p>
          </table:table-cell>
          <table:table-cell office:value-type="float" office:value="-1815" calcext:value-type="float">
            <text:p>-1815</text:p>
          </table:table-cell>
          <table:table-cell office:value-type="float" office:value="-1843" calcext:value-type="float">
            <text:p>-1843</text:p>
          </table:table-cell>
          <table:table-cell office:value-type="float" office:value="-1871" calcext:value-type="float">
            <text:p>-1871</text:p>
          </table:table-cell>
          <table:table-cell table:number-columns-repeated="2" office:value-type="float" office:value="-1889" calcext:value-type="float">
            <text:p>-1889</text:p>
          </table:table-cell>
          <table:table-cell office:value-type="float" office:value="-1877" calcext:value-type="float">
            <text:p>-1877</text:p>
          </table:table-cell>
          <table:table-cell office:value-type="float" office:value="-1862" calcext:value-type="float">
            <text:p>-1862</text:p>
          </table:table-cell>
          <table:table-cell office:value-type="float" office:value="-1854" calcext:value-type="float">
            <text:p>-1854</text:p>
          </table:table-cell>
          <table:table-cell table:number-columns-repeated="2" office:value-type="float" office:value="-1853" calcext:value-type="float">
            <text:p>-1853</text:p>
          </table:table-cell>
          <table:table-cell office:value-type="float" office:value="-1845" calcext:value-type="float">
            <text:p>-1845</text:p>
          </table:table-cell>
          <table:table-cell office:value-type="float" office:value="-1823" calcext:value-type="float">
            <text:p>-1823</text:p>
          </table:table-cell>
          <table:table-cell office:value-type="float" office:value="-1800" calcext:value-type="float">
            <text:p>-1800</text:p>
          </table:table-cell>
          <table:table-cell office:value-type="float" office:value="-1779" calcext:value-type="float">
            <text:p>-1779</text:p>
          </table:table-cell>
          <table:table-cell office:value-type="float" office:value="-1765" calcext:value-type="float">
            <text:p>-1765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0" calcext:value-type="float">
            <text:p>-1750</text:p>
          </table:table-cell>
          <table:table-cell office:value-type="float" office:value="-1733" calcext:value-type="float">
            <text:p>-1733</text:p>
          </table:table-cell>
          <table:table-cell office:value-type="float" office:value="-1705" calcext:value-type="float">
            <text:p>-1705</text:p>
          </table:table-cell>
          <table:table-cell office:value-type="float" office:value="-1668" calcext:value-type="float">
            <text:p>-1668</text:p>
          </table:table-cell>
          <table:table-cell office:value-type="float" office:value="-1634" calcext:value-type="float">
            <text:p>-1634</text:p>
          </table:table-cell>
          <table:table-cell office:value-type="float" office:value="-1609" calcext:value-type="float">
            <text:p>-1609</text:p>
          </table:table-cell>
          <table:table-cell office:value-type="float" office:value="-1593" calcext:value-type="float">
            <text:p>-1593</text:p>
          </table:table-cell>
          <table:table-cell office:value-type="float" office:value="-1580" calcext:value-type="float">
            <text:p>-1580</text:p>
          </table:table-cell>
          <table:table-cell office:value-type="float" office:value="-1564" calcext:value-type="float">
            <text:p>-1564</text:p>
          </table:table-cell>
          <table:table-cell office:value-type="float" office:value="-1541" calcext:value-type="float">
            <text:p>-1541</text:p>
          </table:table-cell>
          <table:table-cell office:value-type="float" office:value="-1514" calcext:value-type="float">
            <text:p>-1514</text:p>
          </table:table-cell>
          <table:table-cell office:value-type="float" office:value="-1493" calcext:value-type="float">
            <text:p>-1493</text:p>
          </table:table-cell>
          <table:table-cell office:value-type="float" office:value="-1484" calcext:value-type="float">
            <text:p>-1484</text:p>
          </table:table-cell>
          <table:table-cell office:value-type="float" office:value="-1483" calcext:value-type="float">
            <text:p>-1483</text:p>
          </table:table-cell>
          <table:table-cell office:value-type="float" office:value="-1485" calcext:value-type="float">
            <text:p>-1485</text:p>
          </table:table-cell>
          <table:table-cell office:value-type="float" office:value="-1481" calcext:value-type="float">
            <text:p>-1481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4" calcext:value-type="float">
            <text:p>-1464</text:p>
          </table:table-cell>
          <table:table-cell office:value-type="float" office:value="-1472" calcext:value-type="float">
            <text:p>-1472</text:p>
          </table:table-cell>
          <table:table-cell office:value-type="float" office:value="-1500" calcext:value-type="float">
            <text:p>-1500</text:p>
          </table:table-cell>
          <table:table-cell office:value-type="float" office:value="-1541" calcext:value-type="float">
            <text:p>-1541</text:p>
          </table:table-cell>
          <table:table-cell office:value-type="float" office:value="-1579" calcext:value-type="float">
            <text:p>-1579</text:p>
          </table:table-cell>
          <table:table-cell office:value-type="float" office:value="-1602" calcext:value-type="float">
            <text:p>-1602</text:p>
          </table:table-cell>
          <table:table-cell office:value-type="float" office:value="-1611" calcext:value-type="float">
            <text:p>-1611</text:p>
          </table:table-cell>
          <table:table-cell office:value-type="float" office:value="-1612" calcext:value-type="float">
            <text:p>-1612</text:p>
          </table:table-cell>
          <table:table-cell office:value-type="float" office:value="-1614" calcext:value-type="float">
            <text:p>-1614</text:p>
          </table:table-cell>
          <table:table-cell office:value-type="float" office:value="-1628" calcext:value-type="float">
            <text:p>-1628</text:p>
          </table:table-cell>
          <table:table-cell office:value-type="float" office:value="-1657" calcext:value-type="float">
            <text:p>-1657</text:p>
          </table:table-cell>
          <table:table-cell office:value-type="float" office:value="-1695" calcext:value-type="float">
            <text:p>-1695</text:p>
          </table:table-cell>
          <table:table-cell office:value-type="float" office:value="-1730" calcext:value-type="float">
            <text:p>-1730</text:p>
          </table:table-cell>
          <table:table-cell office:value-type="float" office:value="-1757" calcext:value-type="float">
            <text:p>-1757</text:p>
          </table:table-cell>
          <table:table-cell office:value-type="float" office:value="-1778" calcext:value-type="float">
            <text:p>-1778</text:p>
          </table:table-cell>
          <table:table-cell office:value-type="float" office:value="-1797" calcext:value-type="float">
            <text:p>-1797</text:p>
          </table:table-cell>
          <table:table-cell office:value-type="float" office:value="-1821" calcext:value-type="float">
            <text:p>-1821</text:p>
          </table:table-cell>
          <table:table-cell office:value-type="float" office:value="-1851" calcext:value-type="float">
            <text:p>-1851</text:p>
          </table:table-cell>
          <table:table-cell office:value-type="float" office:value="-1879" calcext:value-type="float">
            <text:p>-1879</text:p>
          </table:table-cell>
          <table:table-cell office:value-type="float" office:value="-1891" calcext:value-type="float">
            <text:p>-1891</text:p>
          </table:table-cell>
          <table:table-cell office:value-type="float" office:value="-1885" calcext:value-type="float">
            <text:p>-1885</text:p>
          </table:table-cell>
          <table:table-cell office:value-type="float" office:value="-1870" calcext:value-type="float">
            <text:p>-1870</text:p>
          </table:table-cell>
          <table:table-cell office:value-type="float" office:value="-1855" calcext:value-type="float">
            <text:p>-1855</text:p>
          </table:table-cell>
          <table:table-cell office:value-type="float" office:value="-1851" calcext:value-type="float">
            <text:p>-1851</text:p>
          </table:table-cell>
          <table:table-cell office:value-type="float" office:value="-1854" calcext:value-type="float">
            <text:p>-1854</text:p>
          </table:table-cell>
          <table:table-cell office:value-type="float" office:value="-1852" calcext:value-type="float">
            <text:p>-1852</text:p>
          </table:table-cell>
          <table:table-cell office:value-type="float" office:value="-1842" calcext:value-type="float">
            <text:p>-1842</text:p>
          </table:table-cell>
          <table:table-cell office:value-type="float" office:value="-1818" calcext:value-type="float">
            <text:p>-1818</text:p>
          </table:table-cell>
          <table:table-cell office:value-type="float" office:value="-1793" calcext:value-type="float">
            <text:p>-1793</text:p>
          </table:table-cell>
          <table:table-cell office:value-type="float" office:value="-1773" calcext:value-type="float">
            <text:p>-1773</text:p>
          </table:table-cell>
          <table:table-cell office:value-type="float" office:value="-1762" calcext:value-type="float">
            <text:p>-1762</text:p>
          </table:table-cell>
          <table:table-cell office:value-type="float" office:value="-1755" calcext:value-type="float">
            <text:p>-1755</text:p>
          </table:table-cell>
          <table:table-cell office:value-type="float" office:value="-1743" calcext:value-type="float">
            <text:p>-1743</text:p>
          </table:table-cell>
          <table:table-cell office:value-type="float" office:value="-1723" calcext:value-type="float">
            <text:p>-1723</text:p>
          </table:table-cell>
          <table:table-cell office:value-type="float" office:value="-1693" calcext:value-type="float">
            <text:p>-1693</text:p>
          </table:table-cell>
          <table:table-cell office:value-type="float" office:value="-1656" calcext:value-type="float">
            <text:p>-1656</text:p>
          </table:table-cell>
          <table:table-cell office:value-type="float" office:value="-1624" calcext:value-type="float">
            <text:p>-1624</text:p>
          </table:table-cell>
          <table:table-cell office:value-type="float" office:value="-1601" calcext:value-type="float">
            <text:p>-1601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57" calcext:value-type="float">
            <text:p>-1557</text:p>
          </table:table-cell>
          <table:table-cell office:value-type="float" office:value="-1531" calcext:value-type="float">
            <text:p>-1531</text:p>
          </table:table-cell>
          <table:table-cell office:value-type="float" office:value="-1504" calcext:value-type="float">
            <text:p>-1504</text:p>
          </table:table-cell>
          <table:table-cell office:value-type="float" office:value="-1486" calcext:value-type="float">
            <text:p>-1486</text:p>
          </table:table-cell>
          <table:table-cell office:value-type="float" office:value="-1479" calcext:value-type="float">
            <text:p>-1479</text:p>
          </table:table-cell>
          <table:table-cell office:value-type="float" office:value="-1481" calcext:value-type="float">
            <text:p>-1481</text:p>
          </table:table-cell>
          <table:table-cell office:value-type="float" office:value="-1482" calcext:value-type="float">
            <text:p>-1482</text:p>
          </table:table-cell>
          <table:table-cell office:value-type="float" office:value="-1477" calcext:value-type="float">
            <text:p>-1477</text:p>
          </table:table-cell>
          <table:table-cell office:value-type="float" office:value="-1466" calcext:value-type="float">
            <text:p>-1466</text:p>
          </table:table-cell>
          <table:table-cell office:value-type="float" office:value="-1463" calcext:value-type="float">
            <text:p>-1463</text:p>
          </table:table-cell>
          <table:table-cell office:value-type="float" office:value="-1477" calcext:value-type="float">
            <text:p>-1477</text:p>
          </table:table-cell>
          <table:table-cell office:value-type="float" office:value="-1510" calcext:value-type="float">
            <text:p>-1510</text:p>
          </table:table-cell>
          <table:table-cell office:value-type="float" office:value="-1550" calcext:value-type="float">
            <text:p>-1550</text:p>
          </table:table-cell>
          <table:table-cell office:value-type="float" office:value="-1584" calcext:value-type="float">
            <text:p>-1584</text:p>
          </table:table-cell>
          <table:table-cell office:value-type="float" office:value="-1603" calcext:value-type="float">
            <text:p>-1603</text:p>
          </table:table-cell>
          <table:table-cell table:number-columns-repeated="2" office:value-type="float" office:value="-1608" calcext:value-type="float">
            <text:p>-1608</text:p>
          </table:table-cell>
          <table:table-cell office:value-type="float" office:value="-1615" calcext:value-type="float">
            <text:p>-1615</text:p>
          </table:table-cell>
          <table:table-cell office:value-type="float" office:value="-1633" calcext:value-type="float">
            <text:p>-1633</text:p>
          </table:table-cell>
          <table:table-cell office:value-type="float" office:value="-1666" calcext:value-type="float">
            <text:p>-1666</text:p>
          </table:table-cell>
          <table:table-cell office:value-type="float" office:value="-1704" calcext:value-type="float">
            <text:p>-1704</text:p>
          </table:table-cell>
          <table:table-cell office:value-type="float" office:value="-1736" calcext:value-type="float">
            <text:p>-1736</text:p>
          </table:table-cell>
          <table:table-cell office:value-type="float" office:value="-1760" calcext:value-type="float">
            <text:p>-1760</text:p>
          </table:table-cell>
          <table:table-cell office:value-type="float" office:value="-1779" calcext:value-type="float">
            <text:p>-1779</text:p>
          </table:table-cell>
          <table:table-cell office:value-type="float" office:value="-1800" calcext:value-type="float">
            <text:p>-1800</text:p>
          </table:table-cell>
          <table:table-cell office:value-type="float" office:value="-1826" calcext:value-type="float">
            <text:p>-1826</text:p>
          </table:table-cell>
          <table:table-cell office:value-type="float" office:value="-1856" calcext:value-type="float">
            <text:p>-1856</text:p>
          </table:table-cell>
          <table:table-cell office:value-type="float" office:value="-1880" calcext:value-type="float">
            <text:p>-1880</text:p>
          </table:table-cell>
          <table:table-cell office:value-type="float" office:value="-1887" calcext:value-type="float">
            <text:p>-1887</text:p>
          </table:table-cell>
          <table:table-cell office:value-type="float" office:value="-1878" calcext:value-type="float">
            <text:p>-1878</text:p>
          </table:table-cell>
          <table:table-cell office:value-type="float" office:value="-1862" calcext:value-type="float">
            <text:p>-1862</text:p>
          </table:table-cell>
          <table:table-cell office:value-type="float" office:value="-1851" calcext:value-type="float">
            <text:p>-1851</text:p>
          </table:table-cell>
          <table:table-cell table:number-columns-repeated="2" office:value-type="float" office:value="-1849" calcext:value-type="float">
            <text:p>-1849</text:p>
          </table:table-cell>
          <table:table-cell office:value-type="float" office:value="-1845" calcext:value-type="float">
            <text:p>-1845</text:p>
          </table:table-cell>
          <table:table-cell office:value-type="float" office:value="-1830" calcext:value-type="float">
            <text:p>-1830</text:p>
          </table:table-cell>
          <table:table-cell office:value-type="float" office:value="-1806" calcext:value-type="float">
            <text:p>-1806</text:p>
          </table:table-cell>
          <table:table-cell office:value-type="float" office:value="-1782" calcext:value-type="float">
            <text:p>-1782</text:p>
          </table:table-cell>
          <table:table-cell office:value-type="float" office:value="-1765" calcext:value-type="float">
            <text:p>-1765</text:p>
          </table:table-cell>
          <table:table-cell office:value-type="float" office:value="-1756" calcext:value-type="float">
            <text:p>-1756</text:p>
          </table:table-cell>
          <table:table-cell office:value-type="float" office:value="-1749" calcext:value-type="float">
            <text:p>-1749</text:p>
          </table:table-cell>
          <table:table-cell office:value-type="float" office:value="-1737" calcext:value-type="float">
            <text:p>-1737</text:p>
          </table:table-cell>
          <table:table-cell office:value-type="float" office:value="-1713" calcext:value-type="float">
            <text:p>-1713</text:p>
          </table:table-cell>
          <table:table-cell office:value-type="float" office:value="-1679" calcext:value-type="float">
            <text:p>-1679</text:p>
          </table:table-cell>
          <table:table-cell office:value-type="float" office:value="-1641" calcext:value-type="float">
            <text:p>-1641</text:p>
          </table:table-cell>
          <table:table-cell office:value-type="float" office:value="-1610" calcext:value-type="float">
            <text:p>-1610</text:p>
          </table:table-cell>
          <table:table-cell office:value-type="float" office:value="-1591" calcext:value-type="float">
            <text:p>-1591</text:p>
          </table:table-cell>
          <table:table-cell office:value-type="float" office:value="-1579" calcext:value-type="float">
            <text:p>-1579</text:p>
          </table:table-cell>
          <table:table-cell office:value-type="float" office:value="-1565" calcext:value-type="float">
            <text:p>-1565</text:p>
          </table:table-cell>
          <table:table-cell office:value-type="float" office:value="-1544" calcext:value-type="float">
            <text:p>-1544</text:p>
          </table:table-cell>
          <table:table-cell office:value-type="float" office:value="-1518" calcext:value-type="float">
            <text:p>-1518</text:p>
          </table:table-cell>
          <table:table-cell office:value-type="float" office:value="-1494" calcext:value-type="float">
            <text:p>-1494</text:p>
          </table:table-cell>
          <table:table-cell office:value-type="float" office:value="-1479" calcext:value-type="float">
            <text:p>-1479</text:p>
          </table:table-cell>
          <table:table-cell office:value-type="float" office:value="-1475" calcext:value-type="float">
            <text:p>-1475</text:p>
          </table:table-cell>
          <table:table-cell table:number-columns-repeated="2" office:value-type="float" office:value="-1478" calcext:value-type="float">
            <text:p>-1478</text:p>
          </table:table-cell>
          <table:table-cell office:value-type="float" office:value="-1470" calcext:value-type="float">
            <text:p>-1470</text:p>
          </table:table-cell>
          <table:table-cell table:number-columns-repeated="2" office:value-type="float" office:value="-1461" calcext:value-type="float">
            <text:p>-1461</text:p>
          </table:table-cell>
          <table:table-cell office:value-type="float" office:value="-1479" calcext:value-type="float">
            <text:p>-1479</text:p>
          </table:table-cell>
          <table:table-cell office:value-type="float" office:value="-1516" calcext:value-type="float">
            <text:p>-1516</text:p>
          </table:table-cell>
          <table:table-cell office:value-type="float" office:value="-1557" calcext:value-type="float">
            <text:p>-1557</text:p>
          </table:table-cell>
          <table:table-cell office:value-type="float" office:value="-1587" calcext:value-type="float">
            <text:p>-1587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5" calcext:value-type="float">
            <text:p>-1615</text:p>
          </table:table-cell>
          <table:table-cell office:value-type="float" office:value="-1638" calcext:value-type="float">
            <text:p>-1638</text:p>
          </table:table-cell>
          <table:table-cell office:value-type="float" office:value="-1674" calcext:value-type="float">
            <text:p>-1674</text:p>
          </table:table-cell>
          <table:table-cell office:value-type="float" office:value="-1711" calcext:value-type="float">
            <text:p>-1711</text:p>
          </table:table-cell>
          <table:table-cell office:value-type="float" office:value="-1740" calcext:value-type="float">
            <text:p>-1740</text:p>
          </table:table-cell>
          <table:table-cell office:value-type="float" office:value="-1763" calcext:value-type="float">
            <text:p>-1763</text:p>
          </table:table-cell>
          <table:table-cell office:value-type="float" office:value="-1783" calcext:value-type="float">
            <text:p>-1783</text:p>
          </table:table-cell>
          <table:table-cell office:value-type="float" office:value="-1804" calcext:value-type="float">
            <text:p>-1804</text:p>
          </table:table-cell>
          <table:table-cell office:value-type="float" office:value="-1831" calcext:value-type="float">
            <text:p>-1831</text:p>
          </table:table-cell>
          <table:table-cell office:value-type="float" office:value="-1861" calcext:value-type="float">
            <text:p>-1861</text:p>
          </table:table-cell>
          <table:table-cell office:value-type="float" office:value="-1880" calcext:value-type="float">
            <text:p>-1880</text:p>
          </table:table-cell>
          <table:table-cell office:value-type="float" office:value="-1882" calcext:value-type="float">
            <text:p>-1882</text:p>
          </table:table-cell>
          <table:table-cell office:value-type="float" office:value="-1872" calcext:value-type="float">
            <text:p>-1872</text:p>
          </table:table-cell>
          <table:table-cell office:value-type="float" office:value="-1856" calcext:value-type="float">
            <text:p>-1856</text:p>
          </table:table-cell>
          <table:table-cell office:value-type="float" office:value="-1847" calcext:value-type="float">
            <text:p>-1847</text:p>
          </table:table-cell>
          <table:table-cell office:value-type="float" office:value="-1848" calcext:value-type="float">
            <text:p>-1848</text:p>
          </table:table-cell>
          <table:table-cell office:value-type="float" office:value="-1847" calcext:value-type="float">
            <text:p>-1847</text:p>
          </table:table-cell>
          <table:table-cell office:value-type="float" office:value="-1840" calcext:value-type="float">
            <text:p>-1840</text:p>
          </table:table-cell>
          <table:table-cell office:value-type="float" office:value="-1821" calcext:value-type="float">
            <text:p>-1821</text:p>
          </table:table-cell>
          <table:table-cell office:value-type="float" office:value="-1796" calcext:value-type="float">
            <text:p>-1796</text:p>
          </table:table-cell>
          <table:table-cell office:value-type="float" office:value="-1773" calcext:value-type="float">
            <text:p>-1773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2" calcext:value-type="float">
            <text:p>-1742</text:p>
          </table:table-cell>
          <table:table-cell office:value-type="float" office:value="-1727" calcext:value-type="float">
            <text:p>-1727</text:p>
          </table:table-cell>
          <table:table-cell office:value-type="float" office:value="-1701" calcext:value-type="float">
            <text:p>-1701</text:p>
          </table:table-cell>
          <table:table-cell office:value-type="float" office:value="-1665" calcext:value-type="float">
            <text:p>-1665</text:p>
          </table:table-cell>
          <table:table-cell office:value-type="float" office:value="-1630" calcext:value-type="float">
            <text:p>-1630</text:p>
          </table:table-cell>
          <table:table-cell office:value-type="float" office:value="-1602" calcext:value-type="float">
            <text:p>-1602</text:p>
          </table:table-cell>
          <table:table-cell office:value-type="float" office:value="-1586" calcext:value-type="float">
            <text:p>-1586</text:p>
          </table:table-cell>
          <table:table-cell office:value-type="float" office:value="-1574" calcext:value-type="float">
            <text:p>-1574</text:p>
          </table:table-cell>
          <table:table-cell office:value-type="float" office:value="-1558" calcext:value-type="float">
            <text:p>-1558</text:p>
          </table:table-cell>
          <table:table-cell office:value-type="float" office:value="-1536" calcext:value-type="float">
            <text:p>-1536</text:p>
          </table:table-cell>
          <table:table-cell office:value-type="float" office:value="-1509" calcext:value-type="float">
            <text:p>-1509</text:p>
          </table:table-cell>
          <table:table-cell office:value-type="float" office:value="-1487" calcext:value-type="float">
            <text:p>-1487</text:p>
          </table:table-cell>
          <table:table-cell office:value-type="float" office:value="-1475" calcext:value-type="float">
            <text:p>-1475</text:p>
          </table:table-cell>
          <table:table-cell office:value-type="float" office:value="-1474" calcext:value-type="float">
            <text:p>-1474</text:p>
          </table:table-cell>
          <table:table-cell office:value-type="float" office:value="-1478" calcext:value-type="float">
            <text:p>-1478</text:p>
          </table:table-cell>
          <table:table-cell office:value-type="float" office:value="-1476" calcext:value-type="float">
            <text:p>-1476</text:p>
          </table:table-cell>
          <table:table-cell office:value-type="float" office:value="-1466" calcext:value-type="float">
            <text:p>-1466</text:p>
          </table:table-cell>
          <table:table-cell office:value-type="float" office:value="-1459" calcext:value-type="float">
            <text:p>-1459</text:p>
          </table:table-cell>
          <table:table-cell office:value-type="float" office:value="-1464" calcext:value-type="float">
            <text:p>-1464</text:p>
          </table:table-cell>
          <table:table-cell office:value-type="float" office:value="-1490" calcext:value-type="float">
            <text:p>-1490</text:p>
          </table:table-cell>
          <table:table-cell office:value-type="float" office:value="-1531" calcext:value-type="float">
            <text:p>-1531</text:p>
          </table:table-cell>
          <table:table-cell office:value-type="float" office:value="-1569" calcext:value-type="float">
            <text:p>-1569</text:p>
          </table:table-cell>
          <table:table-cell office:value-type="float" office:value="-1593" calcext:value-type="float">
            <text:p>-1593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5" calcext:value-type="float">
            <text:p>-1605</text:p>
          </table:table-cell>
          <table:table-cell office:value-type="float" office:value="-1607" calcext:value-type="float">
            <text:p>-1607</text:p>
          </table:table-cell>
          <table:table-cell office:value-type="float" office:value="-1619" calcext:value-type="float">
            <text:p>-1619</text:p>
          </table:table-cell>
          <table:table-cell office:value-type="float" office:value="-1648" calcext:value-type="float">
            <text:p>-1648</text:p>
          </table:table-cell>
          <table:table-cell office:value-type="float" office:value="-1684" calcext:value-type="float">
            <text:p>-1684</text:p>
          </table:table-cell>
          <table:table-cell office:value-type="float" office:value="-1719" calcext:value-type="float">
            <text:p>-1719</text:p>
          </table:table-cell>
          <table:table-cell office:value-type="float" office:value="-1746" calcext:value-type="float">
            <text:p>-1746</text:p>
          </table:table-cell>
          <table:table-cell office:value-type="float" office:value="-1768" calcext:value-type="float">
            <text:p>-1768</text:p>
          </table:table-cell>
          <table:table-cell office:value-type="float" office:value="-1788" calcext:value-type="float">
            <text:p>-1788</text:p>
          </table:table-cell>
          <table:table-cell office:value-type="float" office:value="-1811" calcext:value-type="float">
            <text:p>-1811</text:p>
          </table:table-cell>
          <table:table-cell office:value-type="float" office:value="-1841" calcext:value-type="float">
            <text:p>-1841</text:p>
          </table:table-cell>
          <table:table-cell office:value-type="float" office:value="-1869" calcext:value-type="float">
            <text:p>-1869</text:p>
          </table:table-cell>
          <table:table-cell office:value-type="float" office:value="-1883" calcext:value-type="float">
            <text:p>-1883</text:p>
          </table:table-cell>
          <table:table-cell office:value-type="float" office:value="-1879" calcext:value-type="float">
            <text:p>-1879</text:p>
          </table:table-cell>
          <table:table-cell office:value-type="float" office:value="-1865" calcext:value-type="float">
            <text:p>-1865</text:p>
          </table:table-cell>
          <table:table-cell office:value-type="float" office:value="-1851" calcext:value-type="float">
            <text:p>-1851</text:p>
          </table:table-cell>
          <table:table-cell office:value-type="float" office:value="-1846" calcext:value-type="float">
            <text:p>-1846</text:p>
          </table:table-cell>
          <table:table-cell office:value-type="float" office:value="-1847" calcext:value-type="float">
            <text:p>-1847</text:p>
          </table:table-cell>
          <table:table-cell office:value-type="float" office:value="-1846" calcext:value-type="float">
            <text:p>-1846</text:p>
          </table:table-cell>
          <table:table-cell office:value-type="float" office:value="-1835" calcext:value-type="float">
            <text:p>-1835</text:p>
          </table:table-cell>
          <table:table-cell office:value-type="float" office:value="-1812" calcext:value-type="float">
            <text:p>-1812</text:p>
          </table:table-cell>
          <table:table-cell office:value-type="float" office:value="-1786" calcext:value-type="float">
            <text:p>-1786</text:p>
          </table:table-cell>
          <table:table-cell office:value-type="float" office:value="-1767" calcext:value-type="float">
            <text:p>-1767</text:p>
          </table:table-cell>
          <table:table-cell office:value-type="float" office:value="-1755" calcext:value-type="float">
            <text:p>-1755</text:p>
          </table:table-cell>
          <table:table-cell office:value-type="float" office:value="-1750" calcext:value-type="float">
            <text:p>-1750</text:p>
          </table:table-cell>
          <table:table-cell office:value-type="float" office:value="-1742" calcext:value-type="float">
            <text:p>-1742</text:p>
          </table:table-cell>
          <table:table-cell office:value-type="float" office:value="-1723" calcext:value-type="float">
            <text:p>-1723</text:p>
          </table:table-cell>
          <table:table-cell office:value-type="float" office:value="-1691" calcext:value-type="float">
            <text:p>-1691</text:p>
          </table:table-cell>
          <table:table-cell office:value-type="float" office:value="-1653" calcext:value-type="float">
            <text:p>-1653</text:p>
          </table:table-cell>
          <table:table-cell office:value-type="float" office:value="-1619" calcext:value-type="float">
            <text:p>-1619</text:p>
          </table:table-cell>
          <table:table-cell office:value-type="float" office:value="-1596" calcext:value-type="float">
            <text:p>-1596</text:p>
          </table:table-cell>
          <table:table-cell office:value-type="float" office:value="-1583" calcext:value-type="float">
            <text:p>-1583</text:p>
          </table:table-cell>
          <table:table-cell office:value-type="float" office:value="-1571" calcext:value-type="float">
            <text:p>-1571</text:p>
          </table:table-cell>
          <table:table-cell office:value-type="float" office:value="-1553" calcext:value-type="float">
            <text:p>-1553</text:p>
          </table:table-cell>
          <table:table-cell office:value-type="float" office:value="-1528" calcext:value-type="float">
            <text:p>-1528</text:p>
          </table:table-cell>
          <table:table-cell office:value-type="float" office:value="-1501" calcext:value-type="float">
            <text:p>-1501</text:p>
          </table:table-cell>
          <table:table-cell office:value-type="float" office:value="-1482" calcext:value-type="float">
            <text:p>-1482</text:p>
          </table:table-cell>
          <table:table-cell office:value-type="float" office:value="-1474" calcext:value-type="float">
            <text:p>-1474</text:p>
          </table:table-cell>
          <table:table-cell office:value-type="float" office:value="-1476" calcext:value-type="float">
            <text:p>-1476</text:p>
          </table:table-cell>
          <table:table-cell office:value-type="float" office:value="-1478" calcext:value-type="float">
            <text:p>-1478</text:p>
          </table:table-cell>
          <table:table-cell office:value-type="float" office:value="-1473" calcext:value-type="float">
            <text:p>-1473</text:p>
          </table:table-cell>
          <table:table-cell office:value-type="float" office:value="-1463" calcext:value-type="float">
            <text:p>-1463</text:p>
          </table:table-cell>
          <table:table-cell office:value-type="float" office:value="-1458" calcext:value-type="float">
            <text:p>-1458</text:p>
          </table:table-cell>
          <table:table-cell office:value-type="float" office:value="-1468" calcext:value-type="float">
            <text:p>-1468</text:p>
          </table:table-cell>
          <table:table-cell office:value-type="float" office:value="-1500" calcext:value-type="float">
            <text:p>-1500</text:p>
          </table:table-cell>
          <table:table-cell office:value-type="float" office:value="-1541" calcext:value-type="float">
            <text:p>-1541</text:p>
          </table:table-cell>
          <table:table-cell office:value-type="float" office:value="-1576" calcext:value-type="float">
            <text:p>-1576</text:p>
          </table:table-cell>
          <table:table-cell office:value-type="float" office:value="-1597" calcext:value-type="float">
            <text:p>-1597</text:p>
          </table:table-cell>
          <table:table-cell office:value-type="float" office:value="-1603" calcext:value-type="float">
            <text:p>-1603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7" calcext:value-type="float">
            <text:p>-1607</text:p>
          </table:table-cell>
          <table:table-cell office:value-type="float" office:value="-1625" calcext:value-type="float">
            <text:p>-1625</text:p>
          </table:table-cell>
          <table:table-cell office:value-type="float" office:value="-1656" calcext:value-type="float">
            <text:p>-1656</text:p>
          </table:table-cell>
          <table:table-cell office:value-type="float" office:value="-1695" calcext:value-type="float">
            <text:p>-1695</text:p>
          </table:table-cell>
          <table:table-cell office:value-type="float" office:value="-1729" calcext:value-type="float">
            <text:p>-1729</text:p>
          </table:table-cell>
          <table:table-cell office:value-type="float" office:value="-1753" calcext:value-type="float">
            <text:p>-1753</text:p>
          </table:table-cell>
          <table:table-cell office:value-type="float" office:value="-1771" calcext:value-type="float">
            <text:p>-1771</text:p>
          </table:table-cell>
          <table:table-cell office:value-type="float" office:value="-1793" calcext:value-type="float">
            <text:p>-1793</text:p>
          </table:table-cell>
          <table:table-cell office:value-type="float" office:value="-1819" calcext:value-type="float">
            <text:p>-1819</text:p>
          </table:table-cell>
          <table:table-cell office:value-type="float" office:value="-1849" calcext:value-type="float">
            <text:p>-1849</text:p>
          </table:table-cell>
          <table:table-cell office:value-type="float" office:value="-1874" calcext:value-type="float">
            <text:p>-1874</text:p>
          </table:table-cell>
          <table:table-cell office:value-type="float" office:value="-1883" calcext:value-type="float">
            <text:p>-1883</text:p>
          </table:table-cell>
          <table:table-cell office:value-type="float" office:value="-1875" calcext:value-type="float">
            <text:p>-1875</text:p>
          </table:table-cell>
          <table:table-cell office:value-type="float" office:value="-1860" calcext:value-type="float">
            <text:p>-1860</text:p>
          </table:table-cell>
          <table:table-cell office:value-type="float" office:value="-1848" calcext:value-type="float">
            <text:p>-1848</text:p>
          </table:table-cell>
          <table:table-cell office:value-type="float" office:value="-1845" calcext:value-type="float">
            <text:p>-1845</text:p>
          </table:table-cell>
          <table:table-cell office:value-type="float" office:value="-1847" calcext:value-type="float">
            <text:p>-1847</text:p>
          </table:table-cell>
          <table:table-cell office:value-type="float" office:value="-1844" calcext:value-type="float">
            <text:p>-1844</text:p>
          </table:table-cell>
          <table:table-cell office:value-type="float" office:value="-1830" calcext:value-type="float">
            <text:p>-1830</text:p>
          </table:table-cell>
          <table:table-cell office:value-type="float" office:value="-1805" calcext:value-type="float">
            <text:p>-1805</text:p>
          </table:table-cell>
          <table:table-cell office:value-type="float" office:value="-1781" calcext:value-type="float">
            <text:p>-1781</text:p>
          </table:table-cell>
          <table:table-cell office:value-type="float" office:value="-1762" calcext:value-type="float">
            <text:p>-1762</text:p>
          </table:table-cell>
          <table:table-cell office:value-type="float" office:value="-1752" calcext:value-type="float">
            <text:p>-1752</text:p>
          </table:table-cell>
          <table:table-cell office:value-type="float" office:value="-1747" calcext:value-type="float">
            <text:p>-1747</text:p>
          </table:table-cell>
          <table:table-cell office:value-type="float" office:value="-1737" calcext:value-type="float">
            <text:p>-1737</text:p>
          </table:table-cell>
          <table:table-cell office:value-type="float" office:value="-1714" calcext:value-type="float">
            <text:p>-1714</text:p>
          </table:table-cell>
          <table:table-cell office:value-type="float" office:value="-1681" calcext:value-type="float">
            <text:p>-1681</text:p>
          </table:table-cell>
          <table:table-cell office:value-type="float" office:value="-1643" calcext:value-type="float">
            <text:p>-1643</text:p>
          </table:table-cell>
          <table:table-cell office:value-type="float" office:value="-1611" calcext:value-type="float">
            <text:p>-1611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63" calcext:value-type="float">
            <text:p>-1563</text:p>
          </table:table-cell>
          <table:table-cell office:value-type="float" office:value="-1544" calcext:value-type="float">
            <text:p>-1544</text:p>
          </table:table-cell>
          <table:table-cell office:value-type="float" office:value="-1521" calcext:value-type="float">
            <text:p>-1521</text:p>
          </table:table-cell>
          <table:table-cell office:value-type="float" office:value="-1497" calcext:value-type="float">
            <text:p>-1497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5" calcext:value-type="float">
            <text:p>-1475</text:p>
          </table:table-cell>
          <table:table-cell table:number-columns-repeated="2" office:value-type="float" office:value="-1477" calcext:value-type="float">
            <text:p>-1477</text:p>
          </table:table-cell>
          <table:table-cell office:value-type="float" office:value="-1470" calcext:value-type="float">
            <text:p>-1470</text:p>
          </table:table-cell>
          <table:table-cell table:number-columns-repeated="2" office:value-type="float" office:value="-1461" calcext:value-type="float">
            <text:p>-1461</text:p>
          </table:table-cell>
          <table:table-cell office:value-type="float" office:value="-1479" calcext:value-type="float">
            <text:p>-1479</text:p>
          </table:table-cell>
          <table:table-cell office:value-type="float" office:value="-1515" calcext:value-type="float">
            <text:p>-1515</text:p>
          </table:table-cell>
          <table:table-cell office:value-type="float" office:value="-1555" calcext:value-type="float">
            <text:p>-1555</text:p>
          </table:table-cell>
          <table:table-cell office:value-type="float" office:value="-1586" calcext:value-type="float">
            <text:p>-1586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7" calcext:value-type="float">
            <text:p>-1607</text:p>
          </table:table-cell>
          <table:table-cell office:value-type="float" office:value="-1617" calcext:value-type="float">
            <text:p>-1617</text:p>
          </table:table-cell>
          <table:table-cell office:value-type="float" office:value="-1639" calcext:value-type="float">
            <text:p>-1639</text:p>
          </table:table-cell>
          <table:table-cell office:value-type="float" office:value="-1673" calcext:value-type="float">
            <text:p>-1673</text:p>
          </table:table-cell>
          <table:table-cell office:value-type="float" office:value="-1709" calcext:value-type="float">
            <text:p>-1709</text:p>
          </table:table-cell>
          <table:table-cell office:value-type="float" office:value="-1738" calcext:value-type="float">
            <text:p>-1738</text:p>
          </table:table-cell>
          <table:table-cell office:value-type="float" office:value="-1760" calcext:value-type="float">
            <text:p>-1760</text:p>
          </table:table-cell>
          <table:table-cell office:value-type="float" office:value="-1781" calcext:value-type="float">
            <text:p>-1781</text:p>
          </table:table-cell>
          <table:table-cell office:value-type="float" office:value="-1804" calcext:value-type="float">
            <text:p>-1804</text:p>
          </table:table-cell>
          <table:table-cell office:value-type="float" office:value="-1831" calcext:value-type="float">
            <text:p>-1831</text:p>
          </table:table-cell>
          <table:table-cell office:value-type="float" office:value="-1862" calcext:value-type="float">
            <text:p>-1862</text:p>
          </table:table-cell>
          <table:table-cell office:value-type="float" office:value="-1881" calcext:value-type="float">
            <text:p>-1881</text:p>
          </table:table-cell>
          <table:table-cell office:value-type="float" office:value="-1883" calcext:value-type="float">
            <text:p>-1883</text:p>
          </table:table-cell>
          <table:table-cell office:value-type="float" office:value="-1873" calcext:value-type="float">
            <text:p>-1873</text:p>
          </table:table-cell>
          <table:table-cell office:value-type="float" office:value="-1859" calcext:value-type="float">
            <text:p>-1859</text:p>
          </table:table-cell>
          <table:table-cell table:number-columns-repeated="2" office:value-type="float" office:value="-1851" calcext:value-type="float">
            <text:p>-1851</text:p>
          </table:table-cell>
          <table:table-cell office:value-type="float" office:value="-1852" calcext:value-type="float">
            <text:p>-1852</text:p>
          </table:table-cell>
          <table:table-cell office:value-type="float" office:value="-1845" calcext:value-type="float">
            <text:p>-1845</text:p>
          </table:table-cell>
          <table:table-cell office:value-type="float" office:value="-1825" calcext:value-type="float">
            <text:p>-1825</text:p>
          </table:table-cell>
          <table:table-cell office:value-type="float" office:value="-1798" calcext:value-type="float">
            <text:p>-1798</text:p>
          </table:table-cell>
          <table:table-cell office:value-type="float" office:value="-1776" calcext:value-type="float">
            <text:p>-1776</text:p>
          </table:table-cell>
          <table:table-cell office:value-type="float" office:value="-1761" calcext:value-type="float">
            <text:p>-1761</text:p>
          </table:table-cell>
          <table:table-cell office:value-type="float" office:value="-1754" calcext:value-type="float">
            <text:p>-1754</text:p>
          </table:table-cell>
          <table:table-cell office:value-type="float" office:value="-1749" calcext:value-type="float">
            <text:p>-1749</text:p>
          </table:table-cell>
          <table:table-cell office:value-type="float" office:value="-1734" calcext:value-type="float">
            <text:p>-1734</text:p>
          </table:table-cell>
          <table:table-cell office:value-type="float" office:value="-1708" calcext:value-type="float">
            <text:p>-1708</text:p>
          </table:table-cell>
          <table:table-cell office:value-type="float" office:value="-1671" calcext:value-type="float">
            <text:p>-1671</text:p>
          </table:table-cell>
          <table:table-cell office:value-type="float" office:value="-1635" calcext:value-type="float">
            <text:p>-1635</text:p>
          </table:table-cell>
          <table:table-cell office:value-type="float" office:value="-1607" calcext:value-type="float">
            <text:p>-1607</text:p>
          </table:table-cell>
          <table:table-cell office:value-type="float" office:value="-1590" calcext:value-type="float">
            <text:p>-1590</text:p>
          </table:table-cell>
          <table:table-cell office:value-type="float" office:value="-1579" calcext:value-type="float">
            <text:p>-1579</text:p>
          </table:table-cell>
          <table:table-cell office:value-type="float" office:value="-1564" calcext:value-type="float">
            <text:p>-1564</text:p>
          </table:table-cell>
          <table:table-cell office:value-type="float" office:value="-1543" calcext:value-type="float">
            <text:p>-1543</text:p>
          </table:table-cell>
          <table:table-cell office:value-type="float" office:value="-1516" calcext:value-type="float">
            <text:p>-1516</text:p>
          </table:table-cell>
          <table:table-cell office:value-type="float" office:value="-1491" calcext:value-type="float">
            <text:p>-1491</text:p>
          </table:table-cell>
          <table:table-cell office:value-type="float" office:value="-1478" calcext:value-type="float">
            <text:p>-1478</text:p>
          </table:table-cell>
          <table:table-cell office:value-type="float" office:value="-1477" calcext:value-type="float">
            <text:p>-1477</text:p>
          </table:table-cell>
          <table:table-cell office:value-type="float" office:value="-1481" calcext:value-type="float">
            <text:p>-1481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2" calcext:value-type="float">
            <text:p>-1462</text:p>
          </table:table-cell>
          <table:table-cell office:value-type="float" office:value="-1465" calcext:value-type="float">
            <text:p>-1465</text:p>
          </table:table-cell>
          <table:table-cell office:value-type="float" office:value="-1487" calcext:value-type="float">
            <text:p>-1487</text:p>
          </table:table-cell>
          <table:table-cell office:value-type="float" office:value="-1527" calcext:value-type="float">
            <text:p>-1527</text:p>
          </table:table-cell>
          <table:table-cell office:value-type="float" office:value="-1568" calcext:value-type="float">
            <text:p>-1568</text:p>
          </table:table-cell>
          <table:table-cell office:value-type="float" office:value="-1595" calcext:value-type="float">
            <text:p>-1595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8" calcext:value-type="float">
            <text:p>-1608</text:p>
          </table:table-cell>
          <table:table-cell office:value-type="float" office:value="-1609" calcext:value-type="float">
            <text:p>-1609</text:p>
          </table:table-cell>
          <table:table-cell office:value-type="float" office:value="-1620" calcext:value-type="float">
            <text:p>-1620</text:p>
          </table:table-cell>
          <table:table-cell office:value-type="float" office:value="-1647" calcext:value-type="float">
            <text:p>-1647</text:p>
          </table:table-cell>
          <table:table-cell office:value-type="float" office:value="-1684" calcext:value-type="float">
            <text:p>-1684</text:p>
          </table:table-cell>
          <table:table-cell office:value-type="float" office:value="-1721" calcext:value-type="float">
            <text:p>-1721</text:p>
          </table:table-cell>
          <table:table-cell office:value-type="float" office:value="-1748" calcext:value-type="float">
            <text:p>-1748</text:p>
          </table:table-cell>
          <table:table-cell office:value-type="float" office:value="-1768" calcext:value-type="float">
            <text:p>-1768</text:p>
          </table:table-cell>
          <table:table-cell office:value-type="float" office:value="-1787" calcext:value-type="float">
            <text:p>-1787</text:p>
          </table:table-cell>
          <table:table-cell office:value-type="float" office:value="-1811" calcext:value-type="float">
            <text:p>-1811</text:p>
          </table:table-cell>
          <table:table-cell office:value-type="float" office:value="-1841" calcext:value-type="float">
            <text:p>-1841</text:p>
          </table:table-cell>
          <table:table-cell office:value-type="float" office:value="-1870" calcext:value-type="float">
            <text:p>-1870</text:p>
          </table:table-cell>
          <table:table-cell office:value-type="float" office:value="-1886" calcext:value-type="float">
            <text:p>-1886</text:p>
          </table:table-cell>
          <table:table-cell office:value-type="float" office:value="-1882" calcext:value-type="float">
            <text:p>-1882</text:p>
          </table:table-cell>
          <table:table-cell office:value-type="float" office:value="-1869" calcext:value-type="float">
            <text:p>-1869</text:p>
          </table:table-cell>
          <table:table-cell office:value-type="float" office:value="-1854" calcext:value-type="float">
            <text:p>-1854</text:p>
          </table:table-cell>
          <table:table-cell office:value-type="float" office:value="-1848" calcext:value-type="float">
            <text:p>-1848</text:p>
          </table:table-cell>
          <table:table-cell office:value-type="float" office:value="-1849" calcext:value-type="float">
            <text:p>-1849</text:p>
          </table:table-cell>
          <table:table-cell office:value-type="float" office:value="-1850" calcext:value-type="float">
            <text:p>-1850</text:p>
          </table:table-cell>
          <table:table-cell office:value-type="float" office:value="-1842" calcext:value-type="float">
            <text:p>-1842</text:p>
          </table:table-cell>
          <table:table-cell office:value-type="float" office:value="-1820" calcext:value-type="float">
            <text:p>-1820</text:p>
          </table:table-cell>
          <table:table-cell office:value-type="float" office:value="-1792" calcext:value-type="float">
            <text:p>-1792</text:p>
          </table:table-cell>
          <table:table-cell office:value-type="float" office:value="-1770" calcext:value-type="float">
            <text:p>-1770</text:p>
          </table:table-cell>
          <table:table-cell office:value-type="float" office:value="-1757" calcext:value-type="float">
            <text:p>-1757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4" calcext:value-type="float">
            <text:p>-1744</text:p>
          </table:table-cell>
          <table:table-cell office:value-type="float" office:value="-1727" calcext:value-type="float">
            <text:p>-1727</text:p>
          </table:table-cell>
          <table:table-cell office:value-type="float" office:value="-1698" calcext:value-type="float">
            <text:p>-1698</text:p>
          </table:table-cell>
          <table:table-cell office:value-type="float" office:value="-1660" calcext:value-type="float">
            <text:p>-1660</text:p>
          </table:table-cell>
          <table:table-cell office:value-type="float" office:value="-1624" calcext:value-type="float">
            <text:p>-1624</text:p>
          </table:table-cell>
          <table:table-cell office:value-type="float" office:value="-1599" calcext:value-type="float">
            <text:p>-1599</text:p>
          </table:table-cell>
          <table:table-cell office:value-type="float" office:value="-1584" calcext:value-type="float">
            <text:p>-1584</text:p>
          </table:table-cell>
          <table:table-cell office:value-type="float" office:value="-1573" calcext:value-type="float">
            <text:p>-1573</text:p>
          </table:table-cell>
          <table:table-cell office:value-type="float" office:value="-1558" calcext:value-type="float">
            <text:p>-1558</text:p>
          </table:table-cell>
          <table:table-cell office:value-type="float" office:value="-1536" calcext:value-type="float">
            <text:p>-1536</text:p>
          </table:table-cell>
          <table:table-cell office:value-type="float" office:value="-1508" calcext:value-type="float">
            <text:p>-1508</text:p>
          </table:table-cell>
          <table:table-cell office:value-type="float" office:value="-1485" calcext:value-type="float">
            <text:p>-1485</text:p>
          </table:table-cell>
          <table:table-cell table:number-columns-repeated="2" office:value-type="float" office:value="-1475" calcext:value-type="float">
            <text:p>-1475</text:p>
          </table:table-cell>
          <table:table-cell office:value-type="float" office:value="-1477" calcext:value-type="float">
            <text:p>-1477</text:p>
          </table:table-cell>
          <table:table-cell office:value-type="float" office:value="-1474" calcext:value-type="float">
            <text:p>-1474</text:p>
          </table:table-cell>
          <table:table-cell office:value-type="float" office:value="-1466" calcext:value-type="float">
            <text:p>-1466</text:p>
          </table:table-cell>
          <table:table-cell office:value-type="float" office:value="-1463" calcext:value-type="float">
            <text:p>-1463</text:p>
          </table:table-cell>
          <table:table-cell office:value-type="float" office:value="-1471" calcext:value-type="float">
            <text:p>-1471</text:p>
          </table:table-cell>
          <table:table-cell office:value-type="float" office:value="-1499" calcext:value-type="float">
            <text:p>-1499</text:p>
          </table:table-cell>
          <table:table-cell office:value-type="float" office:value="-1538" calcext:value-type="float">
            <text:p>-1538</text:p>
          </table:table-cell>
          <table:table-cell office:value-type="float" office:value="-1575" calcext:value-type="float">
            <text:p>-1575</text:p>
          </table:table-cell>
          <table:table-cell office:value-type="float" office:value="-1598" calcext:value-type="float">
            <text:p>-1598</text:p>
          </table:table-cell>
          <table:table-cell table:number-columns-repeated="2" office:value-type="float" office:value="-1605" calcext:value-type="float">
            <text:p>-1605</text:p>
          </table:table-cell>
          <table:table-cell office:value-type="float" office:value="-1610" calcext:value-type="float">
            <text:p>-1610</text:p>
          </table:table-cell>
          <table:table-cell office:value-type="float" office:value="-1625" calcext:value-type="float">
            <text:p>-1625</text:p>
          </table:table-cell>
          <table:table-cell office:value-type="float" office:value="-1655" calcext:value-type="float">
            <text:p>-1655</text:p>
          </table:table-cell>
          <table:table-cell office:value-type="float" office:value="-1693" calcext:value-type="float">
            <text:p>-1693</text:p>
          </table:table-cell>
          <table:table-cell office:value-type="float" office:value="-1727" calcext:value-type="float">
            <text:p>-1727</text:p>
          </table:table-cell>
          <table:table-cell office:value-type="float" office:value="-1753" calcext:value-type="float">
            <text:p>-1753</text:p>
          </table:table-cell>
          <table:table-cell office:value-type="float" office:value="-1774" calcext:value-type="float">
            <text:p>-1774</text:p>
          </table:table-cell>
          <table:table-cell office:value-type="float" office:value="-1794" calcext:value-type="float">
            <text:p>-1794</text:p>
          </table:table-cell>
          <table:table-cell office:value-type="float" office:value="-1818" calcext:value-type="float">
            <text:p>-1818</text:p>
          </table:table-cell>
          <table:table-cell office:value-type="float" office:value="-1847" calcext:value-type="float">
            <text:p>-1847</text:p>
          </table:table-cell>
          <table:table-cell office:value-type="float" office:value="-1873" calcext:value-type="float">
            <text:p>-1873</text:p>
          </table:table-cell>
          <table:table-cell office:value-type="float" office:value="-1882" calcext:value-type="float">
            <text:p>-1882</text:p>
          </table:table-cell>
          <table:table-cell office:value-type="float" office:value="-1877" calcext:value-type="float">
            <text:p>-1877</text:p>
          </table:table-cell>
          <table:table-cell office:value-type="float" office:value="-1862" calcext:value-type="float">
            <text:p>-1862</text:p>
          </table:table-cell>
          <table:table-cell office:value-type="float" office:value="-1849" calcext:value-type="float">
            <text:p>-1849</text:p>
          </table:table-cell>
          <table:table-cell office:value-type="float" office:value="-1845" calcext:value-type="float">
            <text:p>-1845</text:p>
          </table:table-cell>
          <table:table-cell office:value-type="float" office:value="-1847" calcext:value-type="float">
            <text:p>-1847</text:p>
          </table:table-cell>
          <table:table-cell office:value-type="float" office:value="-1846" calcext:value-type="float">
            <text:p>-1846</text:p>
          </table:table-cell>
          <table:table-cell office:value-type="float" office:value="-1833" calcext:value-type="float">
            <text:p>-1833</text:p>
          </table:table-cell>
          <table:table-cell office:value-type="float" office:value="-1809" calcext:value-type="float">
            <text:p>-1809</text:p>
          </table:table-cell>
          <table:table-cell office:value-type="float" office:value="-1784" calcext:value-type="float">
            <text:p>-1784</text:p>
          </table:table-cell>
          <table:table-cell office:value-type="float" office:value="-1763" calcext:value-type="float">
            <text:p>-1763</text:p>
          </table:table-cell>
          <table:table-cell office:value-type="float" office:value="-1752" calcext:value-type="float">
            <text:p>-1752</text:p>
          </table:table-cell>
          <table:table-cell office:value-type="float" office:value="-1748" calcext:value-type="float">
            <text:p>-1748</text:p>
          </table:table-cell>
          <table:table-cell office:value-type="float" office:value="-1738" calcext:value-type="float">
            <text:p>-1738</text:p>
          </table:table-cell>
          <table:table-cell office:value-type="float" office:value="-1718" calcext:value-type="float">
            <text:p>-1718</text:p>
          </table:table-cell>
          <table:table-cell office:value-type="float" office:value="-1686" calcext:value-type="float">
            <text:p>-1686</text:p>
          </table:table-cell>
          <table:table-cell office:value-type="float" office:value="-1647" calcext:value-type="float">
            <text:p>-1647</text:p>
          </table:table-cell>
          <table:table-cell office:value-type="float" office:value="-1614" calcext:value-type="float">
            <text:p>-1614</text:p>
          </table:table-cell>
          <table:table-cell office:value-type="float" office:value="-1592" calcext:value-type="float">
            <text:p>-1592</text:p>
          </table:table-cell>
          <table:table-cell office:value-type="float" office:value="-1579" calcext:value-type="float">
            <text:p>-1579</text:p>
          </table:table-cell>
          <table:table-cell office:value-type="float" office:value="-1568" calcext:value-type="float">
            <text:p>-1568</text:p>
          </table:table-cell>
          <table:table-cell office:value-type="float" office:value="-1550" calcext:value-type="float">
            <text:p>-1550</text:p>
          </table:table-cell>
          <table:table-cell office:value-type="float" office:value="-1524" calcext:value-type="float">
            <text:p>-1524</text:p>
          </table:table-cell>
          <table:table-cell office:value-type="float" office:value="-1498" calcext:value-type="float">
            <text:p>-1498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4" calcext:value-type="float">
            <text:p>-1474</text:p>
          </table:table-cell>
          <table:table-cell office:value-type="float" office:value="-1475" calcext:value-type="float">
            <text:p>-1475</text:p>
          </table:table-cell>
          <table:table-cell office:value-type="float" office:value="-1476" calcext:value-type="float">
            <text:p>-1476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2" calcext:value-type="float">
            <text:p>-1462</text:p>
          </table:table-cell>
          <table:table-cell office:value-type="float" office:value="-1459" calcext:value-type="float">
            <text:p>-1459</text:p>
          </table:table-cell>
          <table:table-cell office:value-type="float" office:value="-1473" calcext:value-type="float">
            <text:p>-1473</text:p>
          </table:table-cell>
          <table:table-cell office:value-type="float" office:value="-1508" calcext:value-type="float">
            <text:p>-1508</text:p>
          </table:table-cell>
          <table:table-cell office:value-type="float" office:value="-1549" calcext:value-type="float">
            <text:p>-1549</text:p>
          </table:table-cell>
          <table:table-cell office:value-type="float" office:value="-1583" calcext:value-type="float">
            <text:p>-1583</text:p>
          </table:table-cell>
          <table:table-cell office:value-type="float" office:value="-1600" calcext:value-type="float">
            <text:p>-1600</text:p>
          </table:table-cell>
          <table:table-cell table:number-columns-repeated="2" office:value-type="float" office:value="-1603" calcext:value-type="float">
            <text:p>-1603</text:p>
          </table:table-cell>
          <table:table-cell office:value-type="float" office:value="-1609" calcext:value-type="float">
            <text:p>-1609</text:p>
          </table:table-cell>
          <table:table-cell office:value-type="float" office:value="-1630" calcext:value-type="float">
            <text:p>-1630</text:p>
          </table:table-cell>
          <table:table-cell office:value-type="float" office:value="-1665" calcext:value-type="float">
            <text:p>-1665</text:p>
          </table:table-cell>
          <table:table-cell office:value-type="float" office:value="-1703" calcext:value-type="float">
            <text:p>-1703</text:p>
          </table:table-cell>
          <table:table-cell office:value-type="float" office:value="-1735" calcext:value-type="float">
            <text:p>-1735</text:p>
          </table:table-cell>
          <table:table-cell office:value-type="float" office:value="-1760" calcext:value-type="float">
            <text:p>-1760</text:p>
          </table:table-cell>
          <table:table-cell office:value-type="float" office:value="-1780" calcext:value-type="float">
            <text:p>-1780</text:p>
          </table:table-cell>
          <table:table-cell office:value-type="float" office:value="-1800" calcext:value-type="float">
            <text:p>-1800</text:p>
          </table:table-cell>
          <table:table-cell office:value-type="float" office:value="-1826" calcext:value-type="float">
            <text:p>-1826</text:p>
          </table:table-cell>
          <table:table-cell office:value-type="float" office:value="-1855" calcext:value-type="float">
            <text:p>-1855</text:p>
          </table:table-cell>
          <table:table-cell office:value-type="float" office:value="-1877" calcext:value-type="float">
            <text:p>-1877</text:p>
          </table:table-cell>
          <table:table-cell office:value-type="float" office:value="-1881" calcext:value-type="float">
            <text:p>-1881</text:p>
          </table:table-cell>
          <table:table-cell office:value-type="float" office:value="-1871" calcext:value-type="float">
            <text:p>-1871</text:p>
          </table:table-cell>
          <table:table-cell office:value-type="float" office:value="-1856" calcext:value-type="float">
            <text:p>-1856</text:p>
          </table:table-cell>
          <table:table-cell table:number-columns-repeated="2" office:value-type="float" office:value="-1847" calcext:value-type="float">
            <text:p>-1847</text:p>
          </table:table-cell>
          <table:table-cell office:value-type="float" office:value="-1849" calcext:value-type="float">
            <text:p>-1849</text:p>
          </table:table-cell>
          <table:table-cell office:value-type="float" office:value="-1844" calcext:value-type="float">
            <text:p>-1844</text:p>
          </table:table-cell>
          <table:table-cell office:value-type="float" office:value="-1828" calcext:value-type="float">
            <text:p>-1828</text:p>
          </table:table-cell>
          <table:table-cell office:value-type="float" office:value="-1802" calcext:value-type="float">
            <text:p>-1802</text:p>
          </table:table-cell>
          <table:table-cell office:value-type="float" office:value="-1778" calcext:value-type="float">
            <text:p>-1778</text:p>
          </table:table-cell>
          <table:table-cell office:value-type="float" office:value="-1761" calcext:value-type="float">
            <text:p>-1761</text:p>
          </table:table-cell>
          <table:table-cell office:value-type="float" office:value="-1752" calcext:value-type="float">
            <text:p>-1752</text:p>
          </table:table-cell>
          <table:table-cell office:value-type="float" office:value="-1746" calcext:value-type="float">
            <text:p>-1746</text:p>
          </table:table-cell>
          <table:table-cell office:value-type="float" office:value="-1734" calcext:value-type="float">
            <text:p>-1734</text:p>
          </table:table-cell>
          <table:table-cell office:value-type="float" office:value="-1709" calcext:value-type="float">
            <text:p>-1709</text:p>
          </table:table-cell>
          <table:table-cell office:value-type="float" office:value="-1676" calcext:value-type="float">
            <text:p>-1676</text:p>
          </table:table-cell>
          <table:table-cell office:value-type="float" office:value="-1639" calcext:value-type="float">
            <text:p>-1639</text:p>
          </table:table-cell>
          <table:table-cell office:value-type="float" office:value="-1609" calcext:value-type="float">
            <text:p>-1609</text:p>
          </table:table-cell>
          <table:table-cell office:value-type="float" office:value="-1590" calcext:value-type="float">
            <text:p>-1590</text:p>
          </table:table-cell>
          <table:table-cell office:value-type="float" office:value="-1578" calcext:value-type="float">
            <text:p>-1578</text:p>
          </table:table-cell>
          <table:table-cell office:value-type="float" office:value="-1565" calcext:value-type="float">
            <text:p>-1565</text:p>
          </table:table-cell>
          <table:table-cell office:value-type="float" office:value="-1544" calcext:value-type="float">
            <text:p>-1544</text:p>
          </table:table-cell>
          <table:table-cell office:value-type="float" office:value="-1518" calcext:value-type="float">
            <text:p>-1518</text:p>
          </table:table-cell>
          <table:table-cell office:value-type="float" office:value="-1493" calcext:value-type="float">
            <text:p>-1493</text:p>
          </table:table-cell>
          <table:table-cell office:value-type="float" office:value="-1478" calcext:value-type="float">
            <text:p>-1478</text:p>
          </table:table-cell>
          <table:table-cell office:value-type="float" office:value="-1475" calcext:value-type="float">
            <text:p>-1475</text:p>
          </table:table-cell>
          <table:table-cell table:number-columns-repeated="2" office:value-type="float" office:value="-1478" calcext:value-type="float">
            <text:p>-1478</text:p>
          </table:table-cell>
          <table:table-cell office:value-type="float" office:value="-1470" calcext:value-type="float">
            <text:p>-1470</text:p>
          </table:table-cell>
          <table:table-cell office:value-type="float" office:value="-1461" calcext:value-type="float">
            <text:p>-1461</text:p>
          </table:table-cell>
          <table:table-cell office:value-type="float" office:value="-1462" calcext:value-type="float">
            <text:p>-1462</text:p>
          </table:table-cell>
          <table:table-cell office:value-type="float" office:value="-1483" calcext:value-type="float">
            <text:p>-1483</text:p>
          </table:table-cell>
          <table:table-cell office:value-type="float" office:value="-1521" calcext:value-type="float">
            <text:p>-1521</text:p>
          </table:table-cell>
          <table:table-cell office:value-type="float" office:value="-1560" calcext:value-type="float">
            <text:p>-1560</text:p>
          </table:table-cell>
          <table:table-cell office:value-type="float" office:value="-1588" calcext:value-type="float">
            <text:p>-1588</text:p>
          </table:table-cell>
          <table:table-cell office:value-type="float" office:value="-1603" calcext:value-type="float">
            <text:p>-1603</text:p>
          </table:table-cell>
          <table:table-cell table:number-columns-repeated="2" office:value-type="float" office:value="-1606" calcext:value-type="float">
            <text:p>-1606</text:p>
          </table:table-cell>
          <table:table-cell office:value-type="float" office:value="-1617" calcext:value-type="float">
            <text:p>-1617</text:p>
          </table:table-cell>
          <table:table-cell office:value-type="float" office:value="-1641" calcext:value-type="float">
            <text:p>-1641</text:p>
          </table:table-cell>
          <table:table-cell office:value-type="float" office:value="-1679" calcext:value-type="float">
            <text:p>-1679</text:p>
          </table:table-cell>
          <table:table-cell office:value-type="float" office:value="-1716" calcext:value-type="float">
            <text:p>-1716</text:p>
          </table:table-cell>
          <table:table-cell office:value-type="float" office:value="-1745" calcext:value-type="float">
            <text:p>-1745</text:p>
          </table:table-cell>
          <table:table-cell office:value-type="float" office:value="-1767" calcext:value-type="float">
            <text:p>-1767</text:p>
          </table:table-cell>
          <table:table-cell office:value-type="float" office:value="-1785" calcext:value-type="float">
            <text:p>-1785</text:p>
          </table:table-cell>
          <table:table-cell office:value-type="float" office:value="-1807" calcext:value-type="float">
            <text:p>-1807</text:p>
          </table:table-cell>
          <table:table-cell office:value-type="float" office:value="-1835" calcext:value-type="float">
            <text:p>-1835</text:p>
          </table:table-cell>
          <table:table-cell office:value-type="float" office:value="-1864" calcext:value-type="float">
            <text:p>-1864</text:p>
          </table:table-cell>
          <table:table-cell table:number-columns-repeated="2" office:value-type="float" office:value="-1883" calcext:value-type="float">
            <text:p>-1883</text:p>
          </table:table-cell>
          <table:table-cell office:value-type="float" office:value="-1869" calcext:value-type="float">
            <text:p>-1869</text:p>
          </table:table-cell>
          <table:table-cell office:value-type="float" office:value="-1855" calcext:value-type="float">
            <text:p>-1855</text:p>
          </table:table-cell>
          <table:table-cell table:number-columns-repeated="2" office:value-type="float" office:value="-1847" calcext:value-type="float">
            <text:p>-1847</text:p>
          </table:table-cell>
          <table:table-cell office:value-type="float" office:value="-1848" calcext:value-type="float">
            <text:p>-1848</text:p>
          </table:table-cell>
          <table:table-cell office:value-type="float" office:value="-1841" calcext:value-type="float">
            <text:p>-1841</text:p>
          </table:table-cell>
          <table:table-cell office:value-type="float" office:value="-1822" calcext:value-type="float">
            <text:p>-1822</text:p>
          </table:table-cell>
          <table:table-cell office:value-type="float" office:value="-1796" calcext:value-type="float">
            <text:p>-1796</text:p>
          </table:table-cell>
          <table:table-cell office:value-type="float" office:value="-1774" calcext:value-type="float">
            <text:p>-1774</text:p>
          </table:table-cell>
          <table:table-cell office:value-type="float" office:value="-1760" calcext:value-type="float">
            <text:p>-1760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5" calcext:value-type="float">
            <text:p>-1745</text:p>
          </table:table-cell>
          <table:table-cell office:value-type="float" office:value="-1728" calcext:value-type="float">
            <text:p>-1728</text:p>
          </table:table-cell>
          <table:table-cell office:value-type="float" office:value="-1702" calcext:value-type="float">
            <text:p>-1702</text:p>
          </table:table-cell>
          <table:table-cell office:value-type="float" office:value="-1666" calcext:value-type="float">
            <text:p>-1666</text:p>
          </table:table-cell>
          <table:table-cell office:value-type="float" office:value="-1631" calcext:value-type="float">
            <text:p>-1631</text:p>
          </table:table-cell>
          <table:table-cell office:value-type="float" office:value="-1604" calcext:value-type="float">
            <text:p>-1604</text:p>
          </table:table-cell>
          <table:table-cell office:value-type="float" office:value="-1586" calcext:value-type="float">
            <text:p>-1586</text:p>
          </table:table-cell>
          <table:table-cell office:value-type="float" office:value="-1575" calcext:value-type="float">
            <text:p>-1575</text:p>
          </table:table-cell>
          <table:table-cell office:value-type="float" office:value="-1561" calcext:value-type="float">
            <text:p>-1561</text:p>
          </table:table-cell>
          <table:table-cell office:value-type="float" office:value="-1539" calcext:value-type="float">
            <text:p>-1539</text:p>
          </table:table-cell>
          <table:table-cell office:value-type="float" office:value="-1512" calcext:value-type="float">
            <text:p>-1512</text:p>
          </table:table-cell>
          <table:table-cell office:value-type="float" office:value="-1491" calcext:value-type="float">
            <text:p>-1491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8" calcext:value-type="float">
            <text:p>-1478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7" calcext:value-type="float">
            <text:p>-1477</text:p>
          </table:table-cell>
          <table:table-cell office:value-type="float" office:value="-1468" calcext:value-type="float">
            <text:p>-1468</text:p>
          </table:table-cell>
          <table:table-cell office:value-type="float" office:value="-1462" calcext:value-type="float">
            <text:p>-1462</text:p>
          </table:table-cell>
          <table:table-cell office:value-type="float" office:value="-1468" calcext:value-type="float">
            <text:p>-1468</text:p>
          </table:table-cell>
          <table:table-cell office:value-type="float" office:value="-1497" calcext:value-type="float">
            <text:p>-1497</text:p>
          </table:table-cell>
          <table:table-cell office:value-type="float" office:value="-1538" calcext:value-type="float">
            <text:p>-1538</text:p>
          </table:table-cell>
          <table:table-cell office:value-type="float" office:value="-1574" calcext:value-type="float">
            <text:p>-1574</text:p>
          </table:table-cell>
          <table:table-cell office:value-type="float" office:value="-1599" calcext:value-type="float">
            <text:p>-1599</text:p>
          </table:table-cell>
          <table:table-cell office:value-type="float" office:value="-1608" calcext:value-type="float">
            <text:p>-1608</text:p>
          </table:table-cell>
          <table:table-cell office:value-type="float" office:value="-1609" calcext:value-type="float">
            <text:p>-1609</text:p>
          </table:table-cell>
          <table:table-cell office:value-type="float" office:value="-1612" calcext:value-type="float">
            <text:p>-1612</text:p>
          </table:table-cell>
          <table:table-cell office:value-type="float" office:value="-1626" calcext:value-type="float">
            <text:p>-1626</text:p>
          </table:table-cell>
          <table:table-cell office:value-type="float" office:value="-1656" calcext:value-type="float">
            <text:p>-1656</text:p>
          </table:table-cell>
          <table:table-cell office:value-type="float" office:value="-1695" calcext:value-type="float">
            <text:p>-1695</text:p>
          </table:table-cell>
          <table:table-cell office:value-type="float" office:value="-1731" calcext:value-type="float">
            <text:p>-1731</text:p>
          </table:table-cell>
          <table:table-cell office:value-type="float" office:value="-1757" calcext:value-type="float">
            <text:p>-1757</text:p>
          </table:table-cell>
          <table:table-cell office:value-type="float" office:value="-1777" calcext:value-type="float">
            <text:p>-1777</text:p>
          </table:table-cell>
          <table:table-cell office:value-type="float" office:value="-1797" calcext:value-type="float">
            <text:p>-1797</text:p>
          </table:table-cell>
          <table:table-cell office:value-type="float" office:value="-1820" calcext:value-type="float">
            <text:p>-1820</text:p>
          </table:table-cell>
          <table:table-cell office:value-type="float" office:value="-1850" calcext:value-type="float">
            <text:p>-1850</text:p>
          </table:table-cell>
          <table:table-cell office:value-type="float" office:value="-1877" calcext:value-type="float">
            <text:p>-1877</text:p>
          </table:table-cell>
          <table:table-cell office:value-type="float" office:value="-1889" calcext:value-type="float">
            <text:p>-1889</text:p>
          </table:table-cell>
          <table:table-cell office:value-type="float" office:value="-1884" calcext:value-type="float">
            <text:p>-1884</text:p>
          </table:table-cell>
          <table:table-cell office:value-type="float" office:value="-1869" calcext:value-type="float">
            <text:p>-1869</text:p>
          </table:table-cell>
          <table:table-cell office:value-type="float" office:value="-1854" calcext:value-type="float">
            <text:p>-1854</text:p>
          </table:table-cell>
          <table:table-cell office:value-type="float" office:value="-1850" calcext:value-type="float">
            <text:p>-1850</text:p>
          </table:table-cell>
          <table:table-cell table:number-columns-repeated="2" office:value-type="float" office:value="-1852" calcext:value-type="float">
            <text:p>-1852</text:p>
          </table:table-cell>
          <table:table-cell office:value-type="float" office:value="-1842" calcext:value-type="float">
            <text:p>-1842</text:p>
          </table:table-cell>
          <table:table-cell office:value-type="float" office:value="-1820" calcext:value-type="float">
            <text:p>-1820</text:p>
          </table:table-cell>
          <table:table-cell office:value-type="float" office:value="-1793" calcext:value-type="float">
            <text:p>-1793</text:p>
          </table:table-cell>
          <table:table-cell office:value-type="float" office:value="-1772" calcext:value-type="float">
            <text:p>-1772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2" calcext:value-type="float">
            <text:p>-1752</text:p>
          </table:table-cell>
          <table:table-cell office:value-type="float" office:value="-1744" calcext:value-type="float">
            <text:p>-1744</text:p>
          </table:table-cell>
          <table:table-cell office:value-type="float" office:value="-1726" calcext:value-type="float">
            <text:p>-1726</text:p>
          </table:table-cell>
          <table:table-cell office:value-type="float" office:value="-1696" calcext:value-type="float">
            <text:p>-1696</text:p>
          </table:table-cell>
          <table:table-cell office:value-type="float" office:value="-1659" calcext:value-type="float">
            <text:p>-1659</text:p>
          </table:table-cell>
          <table:table-cell office:value-type="float" office:value="-1625" calcext:value-type="float">
            <text:p>-1625</text:p>
          </table:table-cell>
          <table:table-cell office:value-type="float" office:value="-1601" calcext:value-type="float">
            <text:p>-1601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6" calcext:value-type="float">
            <text:p>-1576</text:p>
          </table:table-cell>
          <table:table-cell office:value-type="float" office:value="-1559" calcext:value-type="float">
            <text:p>-1559</text:p>
          </table:table-cell>
          <table:table-cell office:value-type="float" office:value="-1535" calcext:value-type="float">
            <text:p>-1535</text:p>
          </table:table-cell>
          <table:table-cell office:value-type="float" office:value="-1508" calcext:value-type="float">
            <text:p>-1508</text:p>
          </table:table-cell>
          <table:table-cell office:value-type="float" office:value="-1489" calcext:value-type="float">
            <text:p>-1489</text:p>
          </table:table-cell>
          <table:table-cell office:value-type="float" office:value="-1480" calcext:value-type="float">
            <text:p>-1480</text:p>
          </table:table-cell>
          <table:table-cell office:value-type="float" office:value="-1481" calcext:value-type="float">
            <text:p>-1481</text:p>
          </table:table-cell>
          <table:table-cell office:value-type="float" office:value="-1483" calcext:value-type="float">
            <text:p>-1483</text:p>
          </table:table-cell>
          <table:table-cell office:value-type="float" office:value="-1478" calcext:value-type="float">
            <text:p>-1478</text:p>
          </table:table-cell>
          <table:table-cell office:value-type="float" office:value="-1469" calcext:value-type="float">
            <text:p>-1469</text:p>
          </table:table-cell>
          <table:table-cell office:value-type="float" office:value="-1465" calcext:value-type="float">
            <text:p>-1465</text:p>
          </table:table-cell>
          <table:table-cell office:value-type="float" office:value="-1478" calcext:value-type="float">
            <text:p>-1478</text:p>
          </table:table-cell>
          <table:table-cell office:value-type="float" office:value="-1511" calcext:value-type="float">
            <text:p>-1511</text:p>
          </table:table-cell>
          <table:table-cell office:value-type="float" office:value="-1553" calcext:value-type="float">
            <text:p>-1553</text:p>
          </table:table-cell>
          <table:table-cell office:value-type="float" office:value="-1587" calcext:value-type="float">
            <text:p>-1587</text:p>
          </table:table-cell>
          <table:table-cell office:value-type="float" office:value="-1605" calcext:value-type="float">
            <text:p>-1605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2" calcext:value-type="float">
            <text:p>-1612</text:p>
          </table:table-cell>
          <table:table-cell office:value-type="float" office:value="-1617" calcext:value-type="float">
            <text:p>-1617</text:p>
          </table:table-cell>
          <table:table-cell office:value-type="float" office:value="-1634" calcext:value-type="float">
            <text:p>-1634</text:p>
          </table:table-cell>
          <table:table-cell office:value-type="float" office:value="-1667" calcext:value-type="float">
            <text:p>-1667</text:p>
          </table:table-cell>
          <table:table-cell office:value-type="float" office:value="-1707" calcext:value-type="float">
            <text:p>-1707</text:p>
          </table:table-cell>
          <table:table-cell office:value-type="float" office:value="-1740" calcext:value-type="float">
            <text:p>-1740</text:p>
          </table:table-cell>
          <table:table-cell office:value-type="float" office:value="-1765" calcext:value-type="float">
            <text:p>-1765</text:p>
          </table:table-cell>
          <table:table-cell office:value-type="float" office:value="-1784" calcext:value-type="float">
            <text:p>-1784</text:p>
          </table:table-cell>
          <table:table-cell office:value-type="float" office:value="-1803" calcext:value-type="float">
            <text:p>-1803</text:p>
          </table:table-cell>
          <table:table-cell office:value-type="float" office:value="-1828" calcext:value-type="float">
            <text:p>-1828</text:p>
          </table:table-cell>
          <table:table-cell office:value-type="float" office:value="-1858" calcext:value-type="float">
            <text:p>-1858</text:p>
          </table:table-cell>
          <table:table-cell office:value-type="float" office:value="-1882" calcext:value-type="float">
            <text:p>-1882</text:p>
          </table:table-cell>
          <table:table-cell office:value-type="float" office:value="-1891" calcext:value-type="float">
            <text:p>-1891</text:p>
          </table:table-cell>
          <table:table-cell office:value-type="float" office:value="-1883" calcext:value-type="float">
            <text:p>-1883</text:p>
          </table:table-cell>
          <table:table-cell office:value-type="float" office:value="-1867" calcext:value-type="float">
            <text:p>-1867</text:p>
          </table:table-cell>
          <table:table-cell office:value-type="float" office:value="-1855" calcext:value-type="float">
            <text:p>-1855</text:p>
          </table:table-cell>
          <table:table-cell table:number-columns-repeated="2" office:value-type="float" office:value="-1852" calcext:value-type="float">
            <text:p>-1852</text:p>
          </table:table-cell>
          <table:table-cell office:value-type="float" office:value="-1849" calcext:value-type="float">
            <text:p>-1849</text:p>
          </table:table-cell>
          <table:table-cell office:value-type="float" office:value="-1835" calcext:value-type="float">
            <text:p>-1835</text:p>
          </table:table-cell>
          <table:table-cell office:value-type="float" office:value="-1811" calcext:value-type="float">
            <text:p>-1811</text:p>
          </table:table-cell>
          <table:table-cell office:value-type="float" office:value="-1787" calcext:value-type="float">
            <text:p>-1787</text:p>
          </table:table-cell>
          <table:table-cell office:value-type="float" office:value="-1768" calcext:value-type="float">
            <text:p>-1768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2" calcext:value-type="float">
            <text:p>-1752</text:p>
          </table:table-cell>
          <table:table-cell office:value-type="float" office:value="-1741" calcext:value-type="float">
            <text:p>-1741</text:p>
          </table:table-cell>
          <table:table-cell office:value-type="float" office:value="-1720" calcext:value-type="float">
            <text:p>-1720</text:p>
          </table:table-cell>
          <table:table-cell office:value-type="float" office:value="-1688" calcext:value-type="float">
            <text:p>-1688</text:p>
          </table:table-cell>
          <table:table-cell office:value-type="float" office:value="-1651" calcext:value-type="float">
            <text:p>-1651</text:p>
          </table:table-cell>
          <table:table-cell office:value-type="float" office:value="-1620" calcext:value-type="float">
            <text:p>-1620</text:p>
          </table:table-cell>
          <table:table-cell office:value-type="float" office:value="-1599" calcext:value-type="float">
            <text:p>-1599</text:p>
          </table:table-cell>
          <table:table-cell office:value-type="float" office:value="-1585" calcext:value-type="float">
            <text:p>-1585</text:p>
          </table:table-cell>
          <table:table-cell office:value-type="float" office:value="-1571" calcext:value-type="float">
            <text:p>-1571</text:p>
          </table:table-cell>
          <table:table-cell office:value-type="float" office:value="-1552" calcext:value-type="float">
            <text:p>-1552</text:p>
          </table:table-cell>
          <table:table-cell office:value-type="float" office:value="-1527" calcext:value-type="float">
            <text:p>-1527</text:p>
          </table:table-cell>
          <table:table-cell office:value-type="float" office:value="-1501" calcext:value-type="float">
            <text:p>-1501</text:p>
          </table:table-cell>
          <table:table-cell office:value-type="float" office:value="-1485" calcext:value-type="float">
            <text:p>-1485</text:p>
          </table:table-cell>
          <table:table-cell office:value-type="float" office:value="-1482" calcext:value-type="float">
            <text:p>-1482</text:p>
          </table:table-cell>
          <table:table-cell office:value-type="float" office:value="-1483" calcext:value-type="float">
            <text:p>-1483</text:p>
          </table:table-cell>
          <table:table-cell office:value-type="float" office:value="-1482" calcext:value-type="float">
            <text:p>-1482</text:p>
          </table:table-cell>
          <table:table-cell office:value-type="float" office:value="-1476" calcext:value-type="float">
            <text:p>-1476</text:p>
          </table:table-cell>
          <table:table-cell table:number-columns-repeated="2" office:value-type="float" office:value="-1468" calcext:value-type="float">
            <text:p>-1468</text:p>
          </table:table-cell>
          <table:table-cell office:value-type="float" office:value="-1488" calcext:value-type="float">
            <text:p>-1488</text:p>
          </table:table-cell>
          <table:table-cell office:value-type="float" office:value="-1524" calcext:value-type="float">
            <text:p>-1524</text:p>
          </table:table-cell>
          <table:table-cell office:value-type="float" office:value="-1562" calcext:value-type="float">
            <text:p>-1562</text:p>
          </table:table-cell>
          <table:table-cell office:value-type="float" office:value="-1592" calcext:value-type="float">
            <text:p>-1592</text:p>
          </table:table-cell>
          <table:table-cell office:value-type="float" office:value="-1607" calcext:value-type="float">
            <text:p>-1607</text:p>
          </table:table-cell>
          <table:table-cell office:value-type="float" office:value="-1611" calcext:value-type="float">
            <text:p>-1611</text:p>
          </table:table-cell>
          <table:table-cell office:value-type="float" office:value="-1612" calcext:value-type="float">
            <text:p>-1612</text:p>
          </table:table-cell>
          <table:table-cell office:value-type="float" office:value="-1621" calcext:value-type="float">
            <text:p>-1621</text:p>
          </table:table-cell>
          <table:table-cell office:value-type="float" office:value="-1644" calcext:value-type="float">
            <text:p>-1644</text:p>
          </table:table-cell>
          <table:table-cell office:value-type="float" office:value="-1681" calcext:value-type="float">
            <text:p>-1681</text:p>
          </table:table-cell>
          <table:table-cell office:value-type="float" office:value="-1719" calcext:value-type="float">
            <text:p>-1719</text:p>
          </table:table-cell>
          <table:table-cell office:value-type="float" office:value="-1749" calcext:value-type="float">
            <text:p>-1749</text:p>
          </table:table-cell>
          <table:table-cell office:value-type="float" office:value="-1771" calcext:value-type="float">
            <text:p>-1771</text:p>
          </table:table-cell>
          <table:table-cell office:value-type="float" office:value="-1788" calcext:value-type="float">
            <text:p>-1788</text:p>
          </table:table-cell>
          <table:table-cell office:value-type="float" office:value="-1809" calcext:value-type="float">
            <text:p>-1809</text:p>
          </table:table-cell>
          <table:table-cell office:value-type="float" office:value="-1837" calcext:value-type="float">
            <text:p>-1837</text:p>
          </table:table-cell>
          <table:table-cell office:value-type="float" office:value="-1868" calcext:value-type="float">
            <text:p>-1868</text:p>
          </table:table-cell>
          <table:table-cell office:value-type="float" office:value="-1887" calcext:value-type="float">
            <text:p>-1887</text:p>
          </table:table-cell>
          <table:table-cell office:value-type="float" office:value="-1889" calcext:value-type="float">
            <text:p>-1889</text:p>
          </table:table-cell>
          <table:table-cell office:value-type="float" office:value="-1877" calcext:value-type="float">
            <text:p>-1877</text:p>
          </table:table-cell>
          <table:table-cell office:value-type="float" office:value="-1861" calcext:value-type="float">
            <text:p>-1861</text:p>
          </table:table-cell>
          <table:table-cell table:number-columns-repeated="2" office:value-type="float" office:value="-1853" calcext:value-type="float">
            <text:p>-1853</text:p>
          </table:table-cell>
          <table:table-cell office:value-type="float" office:value="-1855" calcext:value-type="float">
            <text:p>-1855</text:p>
          </table:table-cell>
          <table:table-cell office:value-type="float" office:value="-1849" calcext:value-type="float">
            <text:p>-1849</text:p>
          </table:table-cell>
          <table:table-cell office:value-type="float" office:value="-1829" calcext:value-type="float">
            <text:p>-1829</text:p>
          </table:table-cell>
          <table:table-cell office:value-type="float" office:value="-1805" calcext:value-type="float">
            <text:p>-1805</text:p>
          </table:table-cell>
          <table:table-cell office:value-type="float" office:value="-1782" calcext:value-type="float">
            <text:p>-1782</text:p>
          </table:table-cell>
          <table:table-cell office:value-type="float" office:value="-1766" calcext:value-type="float">
            <text:p>-1766</text:p>
          </table:table-cell>
          <table:table-cell office:value-type="float" office:value="-1758" calcext:value-type="float">
            <text:p>-1758</text:p>
          </table:table-cell>
          <table:table-cell office:value-type="float" office:value="-1750" calcext:value-type="float">
            <text:p>-1750</text:p>
          </table:table-cell>
          <table:table-cell office:value-type="float" office:value="-1735" calcext:value-type="float">
            <text:p>-1735</text:p>
          </table:table-cell>
          <table:table-cell office:value-type="float" office:value="-1711" calcext:value-type="float">
            <text:p>-1711</text:p>
          </table:table-cell>
          <table:table-cell office:value-type="float" office:value="-1676" calcext:value-type="float">
            <text:p>-1676</text:p>
          </table:table-cell>
          <table:table-cell office:value-type="float" office:value="-1638" calcext:value-type="float">
            <text:p>-1638</text:p>
          </table:table-cell>
          <table:table-cell office:value-type="float" office:value="-1610" calcext:value-type="float">
            <text:p>-1610</text:p>
          </table:table-cell>
          <table:table-cell office:value-type="float" office:value="-1592" calcext:value-type="float">
            <text:p>-1592</text:p>
          </table:table-cell>
          <table:table-cell office:value-type="float" office:value="-1580" calcext:value-type="float">
            <text:p>-1580</text:p>
          </table:table-cell>
          <table:table-cell office:value-type="float" office:value="-1566" calcext:value-type="float">
            <text:p>-1566</text:p>
          </table:table-cell>
          <table:table-cell office:value-type="float" office:value="-1546" calcext:value-type="float">
            <text:p>-1546</text:p>
          </table:table-cell>
          <table:table-cell office:value-type="float" office:value="-1519" calcext:value-type="float">
            <text:p>-1519</text:p>
          </table:table-cell>
          <table:table-cell office:value-type="float" office:value="-1496" calcext:value-type="float">
            <text:p>-1496</text:p>
          </table:table-cell>
          <table:table-cell office:value-type="float" office:value="-1484" calcext:value-type="float">
            <text:p>-1484</text:p>
          </table:table-cell>
          <table:table-cell office:value-type="float" office:value="-1480" calcext:value-type="float">
            <text:p>-1480</text:p>
          </table:table-cell>
          <table:table-cell office:value-type="float" office:value="-1483" calcext:value-type="float">
            <text:p>-1483</text:p>
          </table:table-cell>
          <table:table-cell office:value-type="float" office:value="-1482" calcext:value-type="float">
            <text:p>-1482</text:p>
          </table:table-cell>
          <table:table-cell office:value-type="float" office:value="-1472" calcext:value-type="float">
            <text:p>-1472</text:p>
          </table:table-cell>
          <table:table-cell office:value-type="float" office:value="-1465" calcext:value-type="float">
            <text:p>-1465</text:p>
          </table:table-cell>
          <table:table-cell office:value-type="float" office:value="-1469" calcext:value-type="float">
            <text:p>-1469</text:p>
          </table:table-cell>
          <table:table-cell office:value-type="float" office:value="-1494" calcext:value-type="float">
            <text:p>-1494</text:p>
          </table:table-cell>
          <table:table-cell office:value-type="float" office:value="-1534" calcext:value-type="float">
            <text:p>-1534</text:p>
          </table:table-cell>
          <table:table-cell office:value-type="float" office:value="-1573" calcext:value-type="float">
            <text:p>-1573</text:p>
          </table:table-cell>
          <table:table-cell office:value-type="float" office:value="-1599" calcext:value-type="float">
            <text:p>-1599</text:p>
          </table:table-cell>
          <table:table-cell office:value-type="float" office:value="-1610" calcext:value-type="float">
            <text:p>-1610</text:p>
          </table:table-cell>
          <table:table-cell office:value-type="float" office:value="-1612" calcext:value-type="float">
            <text:p>-1612</text:p>
          </table:table-cell>
          <table:table-cell office:value-type="float" office:value="-1614" calcext:value-type="float">
            <text:p>-1614</text:p>
          </table:table-cell>
          <table:table-cell office:value-type="float" office:value="-1628" calcext:value-type="float">
            <text:p>-1628</text:p>
          </table:table-cell>
          <table:table-cell office:value-type="float" office:value="-1654" calcext:value-type="float">
            <text:p>-1654</text:p>
          </table:table-cell>
          <table:table-cell office:value-type="float" office:value="-1691" calcext:value-type="float">
            <text:p>-1691</text:p>
          </table:table-cell>
          <table:table-cell office:value-type="float" office:value="-1727" calcext:value-type="float">
            <text:p>-1727</text:p>
          </table:table-cell>
          <table:table-cell office:value-type="float" office:value="-1754" calcext:value-type="float">
            <text:p>-1754</text:p>
          </table:table-cell>
          <table:table-cell office:value-type="float" office:value="-1775" calcext:value-type="float">
            <text:p>-1775</text:p>
          </table:table-cell>
          <table:table-cell office:value-type="float" office:value="-1793" calcext:value-type="float">
            <text:p>-1793</text:p>
          </table:table-cell>
          <table:table-cell office:value-type="float" office:value="-1818" calcext:value-type="float">
            <text:p>-1818</text:p>
          </table:table-cell>
          <table:table-cell office:value-type="float" office:value="-1848" calcext:value-type="float">
            <text:p>-1848</text:p>
          </table:table-cell>
          <table:table-cell office:value-type="float" office:value="-1876" calcext:value-type="float">
            <text:p>-1876</text:p>
          </table:table-cell>
          <table:table-cell office:value-type="float" office:value="-1890" calcext:value-type="float">
            <text:p>-1890</text:p>
          </table:table-cell>
          <table:table-cell office:value-type="float" office:value="-1886" calcext:value-type="float">
            <text:p>-1886</text:p>
          </table:table-cell>
          <table:table-cell office:value-type="float" office:value="-1870" calcext:value-type="float">
            <text:p>-1870</text:p>
          </table:table-cell>
          <table:table-cell office:value-type="float" office:value="-1855" calcext:value-type="float">
            <text:p>-1855</text:p>
          </table:table-cell>
          <table:table-cell office:value-type="float" office:value="-1849" calcext:value-type="float">
            <text:p>-1849</text:p>
          </table:table-cell>
          <table:table-cell office:value-type="float" office:value="-1852" calcext:value-type="float">
            <text:p>-1852</text:p>
          </table:table-cell>
          <table:table-cell office:value-type="float" office:value="-1853" calcext:value-type="float">
            <text:p>-1853</text:p>
          </table:table-cell>
          <table:table-cell office:value-type="float" office:value="-1843" calcext:value-type="float">
            <text:p>-1843</text:p>
          </table:table-cell>
          <table:table-cell office:value-type="float" office:value="-1820" calcext:value-type="float">
            <text:p>-1820</text:p>
          </table:table-cell>
          <table:table-cell office:value-type="float" office:value="-1795" calcext:value-type="float">
            <text:p>-1795</text:p>
          </table:table-cell>
          <table:table-cell office:value-type="float" office:value="-1774" calcext:value-type="float">
            <text:p>-1774</text:p>
          </table:table-cell>
          <table:table-cell office:value-type="float" office:value="-1760" calcext:value-type="float">
            <text:p>-1760</text:p>
          </table:table-cell>
          <table:table-cell office:value-type="float" office:value="-1754" calcext:value-type="float">
            <text:p>-1754</text:p>
          </table:table-cell>
          <table:table-cell office:value-type="float" office:value="-1746" calcext:value-type="float">
            <text:p>-1746</text:p>
          </table:table-cell>
          <table:table-cell office:value-type="float" office:value="-1728" calcext:value-type="float">
            <text:p>-1728</text:p>
          </table:table-cell>
          <table:table-cell office:value-type="float" office:value="-1698" calcext:value-type="float">
            <text:p>-1698</text:p>
          </table:table-cell>
          <table:table-cell office:value-type="float" office:value="-1659" calcext:value-type="float">
            <text:p>-1659</text:p>
          </table:table-cell>
          <table:table-cell office:value-type="float" office:value="-1625" calcext:value-type="float">
            <text:p>-1625</text:p>
          </table:table-cell>
          <table:table-cell office:value-type="float" office:value="-1601" calcext:value-type="float">
            <text:p>-1601</text:p>
          </table:table-cell>
          <table:table-cell office:value-type="float" office:value="-1588" calcext:value-type="float">
            <text:p>-1588</text:p>
          </table:table-cell>
          <table:table-cell office:value-type="float" office:value="-1576" calcext:value-type="float">
            <text:p>-1576</text:p>
          </table:table-cell>
          <table:table-cell office:value-type="float" office:value="-1559" calcext:value-type="float">
            <text:p>-1559</text:p>
          </table:table-cell>
          <table:table-cell office:value-type="float" office:value="-1535" calcext:value-type="float">
            <text:p>-1535</text:p>
          </table:table-cell>
          <table:table-cell office:value-type="float" office:value="-1508" calcext:value-type="float">
            <text:p>-1508</text:p>
          </table:table-cell>
          <table:table-cell office:value-type="float" office:value="-1487" calcext:value-type="float">
            <text:p>-1487</text:p>
          </table:table-cell>
          <table:table-cell office:value-type="float" office:value="-1478" calcext:value-type="float">
            <text:p>-1478</text:p>
          </table:table-cell>
          <table:table-cell office:value-type="float" office:value="-1479" calcext:value-type="float">
            <text:p>-1479</text:p>
          </table:table-cell>
          <table:table-cell office:value-type="float" office:value="-1482" calcext:value-type="float">
            <text:p>-1482</text:p>
          </table:table-cell>
          <table:table-cell office:value-type="float" office:value="-1477" calcext:value-type="float">
            <text:p>-1477</text:p>
          </table:table-cell>
          <table:table-cell office:value-type="float" office:value="-1466" calcext:value-type="float">
            <text:p>-1466</text:p>
          </table:table-cell>
          <table:table-cell office:value-type="float" office:value="-1462" calcext:value-type="float">
            <text:p>-1462</text:p>
          </table:table-cell>
          <table:table-cell office:value-type="float" office:value="-1472" calcext:value-type="float">
            <text:p>-1472</text:p>
          </table:table-cell>
          <table:table-cell office:value-type="float" office:value="-1502" calcext:value-type="float">
            <text:p>-1502</text:p>
          </table:table-cell>
          <table:table-cell office:value-type="float" office:value="-1543" calcext:value-type="float">
            <text:p>-1543</text:p>
          </table:table-cell>
          <table:table-cell office:value-type="float" office:value="-1580" calcext:value-type="float">
            <text:p>-1580</text:p>
          </table:table-cell>
          <table:table-cell office:value-type="float" office:value="-1600" calcext:value-type="float">
            <text:p>-1600</text:p>
          </table:table-cell>
          <table:table-cell office:value-type="float" office:value="-1607" calcext:value-type="float">
            <text:p>-1607</text:p>
          </table:table-cell>
          <table:table-cell office:value-type="float" office:value="-1606" calcext:value-type="float">
            <text:p>-1606</text:p>
          </table:table-cell>
          <table:table-cell office:value-type="float" office:value="-1610" calcext:value-type="float">
            <text:p>-1610</text:p>
          </table:table-cell>
          <table:table-cell office:value-type="float" office:value="-1628" calcext:value-type="float">
            <text:p>-1628</text:p>
          </table:table-cell>
          <table:table-cell office:value-type="float" office:value="-1661" calcext:value-type="float">
            <text:p>-1661</text:p>
          </table:table-cell>
          <table:table-cell office:value-type="float" office:value="-1699" calcext:value-type="float">
            <text:p>-1699</text:p>
          </table:table-cell>
          <table:table-cell office:value-type="float" office:value="-1732" calcext:value-type="float">
            <text:p>-1732</text:p>
          </table:table-cell>
          <table:table-cell office:value-type="float" office:value="-1757" calcext:value-type="float">
            <text:p>-1757</text:p>
          </table:table-cell>
          <table:table-cell office:value-type="float" office:value="-1776" calcext:value-type="float">
            <text:p>-1776</text:p>
          </table:table-cell>
          <table:table-cell office:value-type="float" office:value="-1796" calcext:value-type="float">
            <text:p>-1796</text:p>
          </table:table-cell>
          <table:table-cell office:value-type="float" office:value="-1820" calcext:value-type="float">
            <text:p>-1820</text:p>
          </table:table-cell>
          <table:table-cell office:value-type="float" office:value="-1850" calcext:value-type="float">
            <text:p>-1850</text:p>
          </table:table-cell>
          <table:table-cell office:value-type="float" office:value="-1876" calcext:value-type="float">
            <text:p>-1876</text:p>
          </table:table-cell>
          <table:table-cell office:value-type="float" office:value="-1887" calcext:value-type="float">
            <text:p>-1887</text:p>
          </table:table-cell>
          <table:table-cell office:value-type="float" office:value="-1880" calcext:value-type="float">
            <text:p>-1880</text:p>
          </table:table-cell>
          <table:table-cell office:value-type="float" office:value="-1865" calcext:value-type="float">
            <text:p>-1865</text:p>
          </table:table-cell>
          <table:table-cell office:value-type="float" office:value="-1851" calcext:value-type="float">
            <text:p>-1851</text:p>
          </table:table-cell>
          <table:table-cell office:value-type="float" office:value="-1848" calcext:value-type="float">
            <text:p>-1848</text:p>
          </table:table-cell>
          <table:table-cell office:value-type="float" office:value="-1850" calcext:value-type="float">
            <text:p>-1850</text:p>
          </table:table-cell>
          <table:table-cell office:value-type="float" office:value="-1847" calcext:value-type="float">
            <text:p>-1847</text:p>
          </table:table-cell>
          <table:table-cell office:value-type="float" office:value="-1833" calcext:value-type="float">
            <text:p>-1833</text:p>
          </table:table-cell>
          <table:table-cell office:value-type="float" office:value="-1808" calcext:value-type="float">
            <text:p>-1808</text:p>
          </table:table-cell>
          <table:table-cell office:value-type="float" office:value="-1784" calcext:value-type="float">
            <text:p>-1784</text:p>
          </table:table-cell>
          <table:table-cell office:value-type="float" office:value="-1766" calcext:value-type="float">
            <text:p>-1766</text:p>
          </table:table-cell>
          <table:table-cell office:value-type="float" office:value="-1755" calcext:value-type="float">
            <text:p>-1755</text:p>
          </table:table-cell>
          <table:table-cell office:value-type="float" office:value="-1749" calcext:value-type="float">
            <text:p>-1749</text:p>
          </table:table-cell>
          <table:table-cell office:value-type="float" office:value="-1738" calcext:value-type="float">
            <text:p>-1738</text:p>
          </table:table-cell>
          <table:table-cell office:value-type="float" office:value="-1718" calcext:value-type="float">
            <text:p>-1718</text:p>
          </table:table-cell>
          <table:table-cell office:value-type="float" office:value="-1686" calcext:value-type="float">
            <text:p>-1686</text:p>
          </table:table-cell>
          <table:table-cell office:value-type="float" office:value="-1648" calcext:value-type="float">
            <text:p>-1648</text:p>
          </table:table-cell>
          <table:table-cell office:value-type="float" office:value="-1617" calcext:value-type="float">
            <text:p>-1617</text:p>
          </table:table-cell>
          <table:table-cell office:value-type="float" office:value="-1594" calcext:value-type="float">
            <text:p>-1594</text:p>
          </table:table-cell>
          <table:table-cell office:value-type="float" office:value="-1579" calcext:value-type="float">
            <text:p>-1579</text:p>
          </table:table-cell>
          <table:table-cell office:value-type="float" office:value="-1567" calcext:value-type="float">
            <text:p>-1567</text:p>
          </table:table-cell>
          <table:table-cell office:value-type="float" office:value="-1549" calcext:value-type="float">
            <text:p>-1549</text:p>
          </table:table-cell>
          <table:table-cell office:value-type="float" office:value="-1522" calcext:value-type="float">
            <text:p>-1522</text:p>
          </table:table-cell>
          <table:table-cell office:value-type="float" office:value="-1497" calcext:value-type="float">
            <text:p>-1497</text:p>
          </table:table-cell>
          <table:table-cell office:value-type="float" office:value="-1480" calcext:value-type="float">
            <text:p>-1480</text:p>
          </table:table-cell>
          <table:table-cell office:value-type="float" office:value="-1473" calcext:value-type="float">
            <text:p>-1473</text:p>
          </table:table-cell>
          <table:table-cell office:value-type="float" office:value="-1475" calcext:value-type="float">
            <text:p>-1475</text:p>
          </table:table-cell>
          <table:table-cell office:value-type="float" office:value="-1478" calcext:value-type="float">
            <text:p>-1478</text:p>
          </table:table-cell>
          <table:table-cell office:value-type="float" office:value="-1472" calcext:value-type="float">
            <text:p>-1472</text:p>
          </table:table-cell>
          <table:table-cell office:value-type="float" office:value="-1462" calcext:value-type="float">
            <text:p>-1462</text:p>
          </table:table-cell>
          <table:table-cell office:value-type="float" office:value="-1460" calcext:value-type="float">
            <text:p>-1460</text:p>
          </table:table-cell>
          <table:table-cell office:value-type="float" office:value="-1476" calcext:value-type="float">
            <text:p>-1476</text:p>
          </table:table-cell>
          <table:table-cell office:value-type="float" office:value="-1511" calcext:value-type="float">
            <text:p>-1511</text:p>
          </table:table-cell>
          <table:table-cell office:value-type="float" office:value="-1552" calcext:value-type="float">
            <text:p>-1552</text:p>
          </table:table-cell>
          <table:table-cell office:value-type="float" office:value="-1585" calcext:value-type="float">
            <text:p>-1585</text:p>
          </table:table-cell>
          <table:table-cell office:value-type="float" office:value="-1602" calcext:value-type="float">
            <text:p>-1602</text:p>
          </table:table-cell>
          <table:table-cell table:number-columns-repeated="2" office:value-type="float" office:value="-1605" calcext:value-type="float">
            <text:p>-1605</text:p>
          </table:table-cell>
          <table:table-cell office:value-type="float" office:value="-1612" calcext:value-type="float">
            <text:p>-1612</text:p>
          </table:table-cell>
          <table:table-cell office:value-type="float" office:value="-1633" calcext:value-type="float">
            <text:p>-1633</text:p>
          </table:table-cell>
          <table:table-cell office:value-type="float" office:value="-1667" calcext:value-type="float">
            <text:p>-1667</text:p>
          </table:table-cell>
          <table:table-cell office:value-type="float" office:value="-1707" calcext:value-type="float">
            <text:p>-1707</text:p>
          </table:table-cell>
          <table:table-cell office:value-type="float" office:value="-1739" calcext:value-type="float">
            <text:p>-1739</text:p>
          </table:table-cell>
          <table:table-cell office:value-type="float" office:value="-1762" calcext:value-type="float">
            <text:p>-1762</text:p>
          </table:table-cell>
          <table:table-cell office:value-type="float" office:value="-1781" calcext:value-type="float">
            <text:p>-1781</text:p>
          </table:table-cell>
          <table:table-cell office:value-type="float" office:value="-1801" calcext:value-type="float">
            <text:p>-1801</text:p>
          </table:table-cell>
          <table:table-cell office:value-type="float" office:value="-1828" calcext:value-type="float">
            <text:p>-1828</text:p>
          </table:table-cell>
          <table:table-cell office:value-type="float" office:value="-1857" calcext:value-type="float">
            <text:p>-1857</text:p>
          </table:table-cell>
          <table:table-cell office:value-type="float" office:value="-1879" calcext:value-type="float">
            <text:p>-1879</text:p>
          </table:table-cell>
          <table:table-cell office:value-type="float" office:value="-1884" calcext:value-type="float">
            <text:p>-1884</text:p>
          </table:table-cell>
          <table:table-cell office:value-type="float" office:value="-1874" calcext:value-type="float">
            <text:p>-1874</text:p>
          </table:table-cell>
          <table:table-cell office:value-type="float" office:value="-1858" calcext:value-type="float">
            <text:p>-1858</text:p>
          </table:table-cell>
          <table:table-cell office:value-type="float" office:value="-1848" calcext:value-type="float">
            <text:p>-1848</text:p>
          </table:table-cell>
          <table:table-cell table:number-columns-repeated="2" office:value-type="float" office:value="-1847" calcext:value-type="float">
            <text:p>-1847</text:p>
          </table:table-cell>
          <table:table-cell office:value-type="float" office:value="-1841" calcext:value-type="float">
            <text:p>-1841</text:p>
          </table:table-cell>
          <table:table-cell office:value-type="float" office:value="-1824" calcext:value-type="float">
            <text:p>-1824</text:p>
          </table:table-cell>
          <table:table-cell office:value-type="float" office:value="-1800" calcext:value-type="float">
            <text:p>-1800</text:p>
          </table:table-cell>
          <table:table-cell office:value-type="float" office:value="-1777" calcext:value-type="float">
            <text:p>-1777</text:p>
          </table:table-cell>
          <table:table-cell office:value-type="float" office:value="-1760" calcext:value-type="float">
            <text:p>-1760</text:p>
          </table:table-cell>
          <table:table-cell office:value-type="float" office:value="-1751" calcext:value-type="float">
            <text:p>-1751</text:p>
          </table:table-cell>
          <table:table-cell office:value-type="float" office:value="-1742" calcext:value-type="float">
            <text:p>-1742</text:p>
          </table:table-cell>
          <table:table-cell office:value-type="float" office:value="-1728" calcext:value-type="float">
            <text:p>-1728</text:p>
          </table:table-cell>
          <table:table-cell office:value-type="float" office:value="-1705" calcext:value-type="float">
            <text:p>-1705</text:p>
          </table:table-cell>
          <table:table-cell office:value-type="float" office:value="-1671" calcext:value-type="float">
            <text:p>-1671</text:p>
          </table:table-cell>
          <table:table-cell office:value-type="float" office:value="-1634" calcext:value-type="float">
            <text:p>-1634</text:p>
          </table:table-cell>
          <table:table-cell office:value-type="float" office:value="-1605" calcext:value-type="float">
            <text:p>-1605</text:p>
          </table:table-cell>
          <table:table-cell office:value-type="float" office:value="-1586" calcext:value-type="float">
            <text:p>-1586</text:p>
          </table:table-cell>
          <table:table-cell office:value-type="float" office:value="-1573" calcext:value-type="float">
            <text:p>-1573</text:p>
          </table:table-cell>
          <table:table-cell office:value-type="float" office:value="-1560" calcext:value-type="float">
            <text:p>-1560</text:p>
          </table:table-cell>
          <table:table-cell office:value-type="float" office:value="-1540" calcext:value-type="float">
            <text:p>-1540</text:p>
          </table:table-cell>
          <table:table-cell office:value-type="float" office:value="-1513" calcext:value-type="float">
            <text:p>-1513</text:p>
          </table:table-cell>
          <table:table-cell office:value-type="float" office:value="-1490" calcext:value-type="float">
            <text:p>-1490</text:p>
          </table:table-cell>
          <table:table-cell office:value-type="float" office:value="-1476" calcext:value-type="float">
            <text:p>-1476</text:p>
          </table:table-cell>
          <table:table-cell office:value-type="float" office:value="-1473" calcext:value-type="float">
            <text:p>-1473</text:p>
          </table:table-cell>
          <table:table-cell office:value-type="float" office:value="-1476" calcext:value-type="float">
            <text:p>-1476</text:p>
          </table:table-cell>
          <table:table-cell office:value-type="float" office:value="-1475" calcext:value-type="float">
            <text:p>-1475</text:p>
          </table:table-cell>
          <table:table-cell office:value-type="float" office:value="-1466" calcext:value-type="float">
            <text:p>-1466</text:p>
          </table:table-cell>
          <table:table-cell office:value-type="float" office:value="-1458" calcext:value-type="float">
            <text:p>-1458</text:p>
          </table:table-cell>
          <table:table-cell office:value-type="float" office:value="-1461" calcext:value-type="float">
            <text:p>-1461</text:p>
          </table:table-cell>
          <table:table-cell office:value-type="float" office:value="-1482" calcext:value-type="float">
            <text:p>-1482</text:p>
          </table:table-cell>
          <table:table-cell office:value-type="float" office:value="-1522" calcext:value-type="float">
            <text:p>-1522</text:p>
          </table:table-cell>
          <table:table-cell office:value-type="float" office:value="-1561" calcext:value-type="float">
            <text:p>-1561</text:p>
          </table:table-cell>
          <table:table-cell office:value-type="float" office:value="-1588" calcext:value-type="float">
            <text:p>-1588</text:p>
          </table:table-cell>
          <table:table-cell office:value-type="float" office:value="-1602" calcext:value-type="float">
            <text:p>-1602</text:p>
          </table:table-cell>
          <table:table-cell office:value-type="float" office:value="-1604" calcext:value-type="float">
            <text:p>-1604</text:p>
          </table:table-cell>
          <table:table-cell office:value-type="float" office:value="-1605" calcext:value-type="float">
            <text:p>-1605</text:p>
          </table:table-cell>
          <table:table-cell office:value-type="float" office:value="-1615" calcext:value-type="float">
            <text:p>-1615</text:p>
          </table:table-cell>
          <table:table-cell office:value-type="float" office:value="-1640" calcext:value-type="float">
            <text:p>-1640</text:p>
          </table:table-cell>
          <table:table-cell office:value-type="float" office:value="-1678" calcext:value-type="float">
            <text:p>-1678</text:p>
          </table:table-cell>
          <table:table-cell office:value-type="float" office:value="-1715" calcext:value-type="float">
            <text:p>-1715</text:p>
          </table:table-cell>
          <table:table-cell office:value-type="float" office:value="-1743" calcext:value-type="float">
            <text:p>-1743</text:p>
          </table:table-cell>
          <table:table-cell office:value-type="float" office:value="-1763" calcext:value-type="float">
            <text:p>-1763</text:p>
          </table:table-cell>
          <table:table-cell office:value-type="float" office:value="-1782" calcext:value-type="float">
            <text:p>-1782</text:p>
          </table:table-cell>
          <table:table-cell office:value-type="float" office:value="-1805" calcext:value-type="float">
            <text:p>-1805</text:p>
          </table:table-cell>
          <table:table-cell office:value-type="float" office:value="-1833" calcext:value-type="float">
            <text:p>-1833</text:p>
          </table:table-cell>
          <table:table-cell office:value-type="float" office:value="-1862" calcext:value-type="float">
            <text:p>-1862</text:p>
          </table:table-cell>
          <table:table-cell table:number-columns-repeated="2" office:value-type="float" office:value="-1879" calcext:value-type="float">
            <text:p>-1879</text:p>
          </table:table-cell>
          <table:table-cell office:value-type="float" office:value="-1867" calcext:value-type="float">
            <text:p>-1867</text:p>
          </table:table-cell>
          <table:table-cell office:value-type="float" office:value="-1852" calcext:value-type="float">
            <text:p>-1852</text:p>
          </table:table-cell>
          <table:table-cell office:value-type="float" office:value="-1844" calcext:value-type="float">
            <text:p>-1844</text:p>
          </table:table-cell>
          <table:table-cell table:number-columns-repeated="2" office:value-type="float" office:value="-1843" calcext:value-type="float">
            <text:p>-1843</text:p>
          </table:table-cell>
          <table:table-cell office:value-type="float" office:value="-1835" calcext:value-type="float">
            <text:p>-1835</text:p>
          </table:table-cell>
          <table:table-cell office:value-type="float" office:value="-1814" calcext:value-type="float">
            <text:p>-1814</text:p>
          </table:table-cell>
          <table:table-cell office:value-type="float" office:value="-1789" calcext:value-type="float">
            <text:p>-1789</text:p>
          </table:table-cell>
          <table:table-cell office:value-type="float" office:value="-1766" calcext:value-type="float">
            <text:p>-1766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7" calcext:value-type="float">
            <text:p>-1747</text:p>
          </table:table-cell>
          <table:table-cell office:value-type="float" office:value="-1739" calcext:value-type="float">
            <text:p>-1739</text:p>
          </table:table-cell>
          <table:table-cell office:value-type="float" office:value="-1722" calcext:value-type="float">
            <text:p>-1722</text:p>
          </table:table-cell>
          <table:table-cell office:value-type="float" office:value="-1694" calcext:value-type="float">
            <text:p>-1694</text:p>
          </table:table-cell>
          <table:table-cell office:value-type="float" office:value="-1656" calcext:value-type="float">
            <text:p>-1656</text:p>
          </table:table-cell>
          <table:table-cell office:value-type="float" office:value="-1621" calcext:value-type="float">
            <text:p>-1621</text:p>
          </table:table-cell>
          <table:table-cell office:value-type="float" office:value="-1595" calcext:value-type="float">
            <text:p>-1595</text:p>
          </table:table-cell>
          <table:table-cell office:value-type="float" office:value="-1580" calcext:value-type="float">
            <text:p>-1580</text:p>
          </table:table-cell>
          <table:table-cell office:value-type="float" office:value="-1570" calcext:value-type="float">
            <text:p>-1570</text:p>
          </table:table-cell>
          <table:table-cell office:value-type="float" office:value="-1555" calcext:value-type="float">
            <text:p>-1555</text:p>
          </table:table-cell>
          <table:table-cell office:value-type="float" office:value="-1531" calcext:value-type="float">
            <text:p>-1531</text:p>
          </table:table-cell>
          <table:table-cell office:value-type="float" office:value="-1504" calcext:value-type="float">
            <text:p>-1504</text:p>
          </table:table-cell>
          <table:table-cell office:value-type="float" office:value="-1482" calcext:value-type="float">
            <text:p>-1482</text:p>
          </table:table-cell>
          <table:table-cell table:number-columns-repeated="2" office:value-type="float" office:value="-1472" calcext:value-type="float">
            <text:p>-1472</text:p>
          </table:table-cell>
          <table:table-cell office:value-type="float" office:value="-1476" calcext:value-type="float">
            <text:p>-1476</text:p>
          </table:table-cell>
          <table:table-cell office:value-type="float" office:value="-1473" calcext:value-type="float">
            <text:p>-1473</text:p>
          </table:table-cell>
          <table:table-cell office:value-type="float" office:value="-1464" calcext:value-type="float">
            <text:p>-1464</text:p>
          </table:table-cell>
          <table:table-cell office:value-type="float" office:value="-1456" calcext:value-type="float">
            <text:p>-1456</text:p>
          </table:table-cell>
          <table:table-cell office:value-type="float" office:value="-1463" calcext:value-type="float">
            <text:p>-1463</text:p>
          </table:table-cell>
          <table:table-cell office:value-type="float" office:value="-1492" calcext:value-type="float">
            <text:p>-1492</text:p>
          </table:table-cell>
          <table:table-cell office:value-type="float" office:value="-1533" calcext:value-type="float">
            <text:p>-1533</text:p>
          </table:table-cell>
          <table:table-cell office:value-type="float" office:value="-1572" calcext:value-type="float">
            <text:p>-1572</text:p>
          </table:table-cell>
          <table:table-cell office:value-type="float" office:value="-1596" calcext:value-type="float">
            <text:p>-1596</text:p>
          </table:table-cell>
          <table:table-cell table:number-columns-repeated="2" office:value-type="float" office:value="-1603" calcext:value-type="float">
            <text:p>-1603</text:p>
          </table:table-cell>
          <table:table-cell office:value-type="float" office:value="-1605" calcext:value-type="float">
            <text:p>-1605</text:p>
          </table:table-cell>
          <table:table-cell office:value-type="float" office:value="-1619" calcext:value-type="float">
            <text:p>-1619</text:p>
          </table:table-cell>
          <table:table-cell office:value-type="float" office:value="-1649" calcext:value-type="float">
            <text:p>-1649</text:p>
          </table:table-cell>
          <table:table-cell office:value-type="float" office:value="-1689" calcext:value-type="float">
            <text:p>-1689</text:p>
          </table:table-cell>
          <table:table-cell office:value-type="float" office:value="-1724" calcext:value-type="float">
            <text:p>-1724</text:p>
          </table:table-cell>
          <table:table-cell office:value-type="float" office:value="-1750" calcext:value-type="float">
            <text:p>-1750</text:p>
          </table:table-cell>
          <table:table-cell office:value-type="float" office:value="-1771" calcext:value-type="float">
            <text:p>-1771</text:p>
          </table:table-cell>
          <table:table-cell office:value-type="float" office:value="-1790" calcext:value-type="float">
            <text:p>-1790</text:p>
          </table:table-cell>
          <table:table-cell office:value-type="float" office:value="-1814" calcext:value-type="float">
            <text:p>-1814</text:p>
          </table:table-cell>
          <table:table-cell office:value-type="float" office:value="-1842" calcext:value-type="float">
            <text:p>-1842</text:p>
          </table:table-cell>
          <table:table-cell office:value-type="float" office:value="-1868" calcext:value-type="float">
            <text:p>-1868</text:p>
          </table:table-cell>
          <table:table-cell office:value-type="float" office:value="-1880" calcext:value-type="float">
            <text:p>-1880</text:p>
          </table:table-cell>
          <table:table-cell office:value-type="float" office:value="-1876" calcext:value-type="float">
            <text:p>-1876</text:p>
          </table:table-cell>
          <table:table-cell office:value-type="float" office:value="-1863" calcext:value-type="float">
            <text:p>-1863</text:p>
          </table:table-cell>
          <table:table-cell office:value-type="float" office:value="-1851" calcext:value-type="float">
            <text:p>-1851</text:p>
          </table:table-cell>
          <table:table-cell table:number-columns-repeated="2" office:value-type="float" office:value="-1846" calcext:value-type="float">
            <text:p>-1846</text:p>
          </table:table-cell>
          <table:table-cell office:value-type="float" office:value="-1844" calcext:value-type="float">
            <text:p>-1844</text:p>
          </table:table-cell>
          <table:table-cell office:value-type="float" office:value="-1831" calcext:value-type="float">
            <text:p>-1831</text:p>
          </table:table-cell>
          <table:table-cell office:value-type="float" office:value="-1809" calcext:value-type="float">
            <text:p>-1809</text:p>
          </table:table-cell>
          <table:table-cell office:value-type="float" office:value="-1785" calcext:value-type="float">
            <text:p>-1785</text:p>
          </table:table-cell>
          <table:table-cell office:value-type="float" office:value="-1764" calcext:value-type="float">
            <text:p>-1764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7" calcext:value-type="float">
            <text:p>-1747</text:p>
          </table:table-cell>
          <table:table-cell office:value-type="float" office:value="-1735" calcext:value-type="float">
            <text:p>-1735</text:p>
          </table:table-cell>
          <table:table-cell office:value-type="float" office:value="-1714" calcext:value-type="float">
            <text:p>-1714</text:p>
          </table:table-cell>
          <table:table-cell office:value-type="float" office:value="-1683" calcext:value-type="float">
            <text:p>-1683</text:p>
          </table:table-cell>
          <table:table-cell office:value-type="float" office:value="-1647" calcext:value-type="float">
            <text:p>-1647</text:p>
          </table:table-cell>
          <table:table-cell office:value-type="float" office:value="-1615" calcext:value-type="float">
            <text:p>-1615</text:p>
          </table:table-cell>
          <table:table-cell office:value-type="float" office:value="-1594" calcext:value-type="float">
            <text:p>-1594</text:p>
          </table:table-cell>
          <table:table-cell office:value-type="float" office:value="-1581" calcext:value-type="float">
            <text:p>-1581</text:p>
          </table:table-cell>
          <table:table-cell office:value-type="float" office:value="-1566" calcext:value-type="float">
            <text:p>-1566</text:p>
          </table:table-cell>
          <table:table-cell office:value-type="float" office:value="-1547" calcext:value-type="float">
            <text:p>-1547</text:p>
          </table:table-cell>
          <table:table-cell office:value-type="float" office:value="-1522" calcext:value-type="float">
            <text:p>-1522</text:p>
          </table:table-cell>
          <table:table-cell office:value-type="float" office:value="-1496" calcext:value-type="float">
            <text:p>-1496</text:p>
          </table:table-cell>
          <table:table-cell office:value-type="float" office:value="-1478" calcext:value-type="float">
            <text:p>-1478</text:p>
          </table:table-cell>
          <table:table-cell office:value-type="float" office:value="-1471" calcext:value-type="float">
            <text:p>-1471</text:p>
          </table:table-cell>
          <table:table-cell office:value-type="float" office:value="-1474" calcext:value-type="float">
            <text:p>-1474</text:p>
          </table:table-cell>
          <table:table-cell office:value-type="float" office:value="-1476" calcext:value-type="float">
            <text:p>-1476</text:p>
          </table:table-cell>
          <table:table-cell office:value-type="float" office:value="-1471" calcext:value-type="float">
            <text:p>-1471</text:p>
          </table:table-cell>
          <table:table-cell office:value-type="float" office:value="-1462" calcext:value-type="float">
            <text:p>-1462</text:p>
          </table:table-cell>
          <table:table-cell office:value-type="float" office:value="-1459" calcext:value-type="float">
            <text:p>-1459</text:p>
          </table:table-cell>
          <table:table-cell office:value-type="float" office:value="-1473" calcext:value-type="float">
            <text:p>-1473</text:p>
          </table:table-cell>
          <table:table-cell office:value-type="float" office:value="-1507" calcext:value-type="float">
            <text:p>-1507</text:p>
          </table:table-cell>
          <table:table-cell office:value-type="float" office:value="-1548" calcext:value-type="float">
            <text:p>-1548</text:p>
          </table:table-cell>
          <table:table-cell office:value-type="float" office:value="-1581" calcext:value-type="float">
            <text:p>-1581</text:p>
          </table:table-cell>
          <table:table-cell office:value-type="float" office:value="-1599" calcext:value-type="float">
            <text:p>-1599</text:p>
          </table:table-cell>
          <table:table-cell table:number-columns-repeated="2" office:value-type="float" office:value="-1602" calcext:value-type="float">
            <text:p>-1602</text:p>
          </table:table-cell>
          <table:table-cell office:value-type="float" office:value="-1609" calcext:value-type="float">
            <text:p>-1609</text:p>
          </table:table-cell>
          <table:table-cell office:value-type="float" office:value="-1628" calcext:value-type="float">
            <text:p>-1628</text:p>
          </table:table-cell>
          <table:table-cell office:value-type="float" office:value="-1662" calcext:value-type="float">
            <text:p>-1662</text:p>
          </table:table-cell>
          <table:table-cell office:value-type="float" office:value="-1702" calcext:value-type="float">
            <text:p>-1702</text:p>
          </table:table-cell>
          <table:table-cell office:value-type="float" office:value="-1734" calcext:value-type="float">
            <text:p>-1734</text:p>
          </table:table-cell>
          <table:table-cell office:value-type="float" office:value="-1757" calcext:value-type="float">
            <text:p>-1757</text:p>
          </table:table-cell>
          <table:table-cell office:value-type="float" office:value="-1777" calcext:value-type="float">
            <text:p>-1777</text:p>
          </table:table-cell>
          <table:table-cell office:value-type="float" office:value="-1798" calcext:value-type="float">
            <text:p>-1798</text:p>
          </table:table-cell>
          <table:table-cell office:value-type="float" office:value="-1824" calcext:value-type="float">
            <text:p>-1824</text:p>
          </table:table-cell>
          <table:table-cell office:value-type="float" office:value="-1855" calcext:value-type="float">
            <text:p>-1855</text:p>
          </table:table-cell>
          <table:table-cell office:value-type="float" office:value="-1877" calcext:value-type="float">
            <text:p>-1877</text:p>
          </table:table-cell>
          <table:table-cell office:value-type="float" office:value="-1884" calcext:value-type="float">
            <text:p>-1884</text:p>
          </table:table-cell>
          <table:table-cell office:value-type="float" office:value="-1875" calcext:value-type="float">
            <text:p>-1875</text:p>
          </table:table-cell>
          <table:table-cell office:value-type="float" office:value="-1860" calcext:value-type="float">
            <text:p>-1860</text:p>
          </table:table-cell>
          <table:table-cell office:value-type="float" office:value="-1849" calcext:value-type="float">
            <text:p>-1849</text:p>
          </table:table-cell>
          <table:table-cell office:value-type="float" office:value="-1847" calcext:value-type="float">
            <text:p>-1847</text:p>
          </table:table-cell>
          <table:table-cell office:value-type="float" office:value="-1850" calcext:value-type="float">
            <text:p>-1850</text:p>
          </table:table-cell>
          <table:table-cell office:value-type="float" office:value="-1844" calcext:value-type="float">
            <text:p>-1844</text:p>
          </table:table-cell>
          <table:table-cell office:value-type="float" office:value="-1827" calcext:value-type="float">
            <text:p>-1827</text:p>
          </table:table-cell>
          <table:table-cell office:value-type="float" office:value="-1803" calcext:value-type="float">
            <text:p>-1803</text:p>
          </table:table-cell>
          <table:table-cell office:value-type="float" office:value="-1779" calcext:value-type="float">
            <text:p>-1779</text:p>
          </table:table-cell>
          <table:table-cell office:value-type="float" office:value="-1762" calcext:value-type="float">
            <text:p>-1762</text:p>
          </table:table-cell>
          <table:table-cell office:value-type="float" office:value="-1753" calcext:value-type="float">
            <text:p>-1753</text:p>
          </table:table-cell>
          <table:table-cell office:value-type="float" office:value="-1747" calcext:value-type="float">
            <text:p>-1747</text:p>
          </table:table-cell>
        </table:table-row>
        <table:table-row table:style-name="ro1">
          <table:table-cell office:value-type="string" calcext:value-type="string">
            <text:p>Data End</text:p>
          </table:table-cell>
          <table:table-cell office:value-type="string" calcext:value-type="string">
            <text:p><text:s/>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DFT Start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DFT Finishe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hile Start 10</text:p>
          </table:table-cell>
          <table:table-cell table:number-columns-repeated="999"/>
        </table:table-row>
        <table:table-row table:style-name="ro1">
          <table:table-cell table:number-columns-repeated="100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Input started</text:p>
          </table:table-cell>
          <table:table-cell table:number-columns-repeated="99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5T19:44:42.318897133</dc:date>
    <meta:editing-duration>PT2M22S</meta:editing-duration>
    <meta:editing-cycles>2</meta:editing-cycles>
    <meta:generator>LibreOffice/5.1.6.2$Linux_X86_64 LibreOffice_project/10m0$Build-2</meta:generator>
    <meta:document-statistic meta:table-count="1" meta:cell-count="602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405cm" svg:height="9.006cm" xlink:href=".." xlink:type="simple" chart:class="chart:scatter" chart:style-name="ch1">
        <chart:legend chart:legend-position="end" svg:x="40.553cm" svg:y="4.204cm" style:legend-expansion="high" chart:style-name="ch2"/>
        <chart:plot-area chart:style-name="ch3" table:cell-range-address="660hz_InputSerialize_size500_outputSerialize.A10:660hz_InputSerialize_size500_outputSerialize.B1009" svg:x="0.868cm" svg:y="0.18cm" svg:width="38.817cm" svg:height="8.646cm">
          <chartooo:coordinate-region svg:x="1.966cm" svg:y="0.379cm" svg:width="37.347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InputSerialize_size500_outputSerialize.B10:660hz_InputSerialize_size500_outputSerialize.B1009" chart:class="chart:scatter">
            <chart:domain table:cell-range-address="660hz_InputSerialize_size500_outputSerialize.A10:660hz_InputSerialize_size500_outputSerialize.A1009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660hz_InputSerialize_size500_outputSerialize.A10:660hz_InputSerialize_size500_outputSerialize.A1009</svg:desc>
                </draw:g>
              </table:table-cell>
              <table:table-cell office:value-type="float" office:value="-1703">
                <text:p>-1703</text:p>
                <draw:g>
                  <svg:desc>660hz_InputSerialize_size500_outputSerialize.B10:660hz_InputSerialize_size500_outputSerialize.B10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629">
                <text:p>-16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537">
                <text:p>-15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490">
                <text:p>-14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623">
                <text:p>-16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650">
                <text:p>-16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790">
                <text:p>-179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813">
                <text:p>-18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881">
                <text:p>-18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865">
                <text:p>-1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811">
                <text:p>-18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786">
                <text:p>-17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550">
                <text:p>-15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791">
                <text:p>-17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816">
                <text:p>-18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875">
                <text:p>-1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885">
                <text:p>-18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859">
                <text:p>-18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802">
                <text:p>-18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801">
                <text:p>-18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856">
                <text:p>-18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885">
                <text:p>-18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858">
                <text:p>-18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838">
                <text:p>-183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821">
                <text:p>-18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797">
                <text:p>-17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489">
                <text:p>-148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809">
                <text:p>-180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837">
                <text:p>-18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865">
                <text:p>-18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881">
                <text:p>-188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865">
                <text:p>-18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835">
                <text:p>-18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813">
                <text:p>-181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505">
                <text:p>-150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816">
                <text:p>-181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834">
                <text:p>-18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809">
                <text:p>-180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550">
                <text:p>-155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525">
                <text:p>-15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589">
                <text:p>-15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825">
                <text:p>-182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856">
                <text:p>-18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873">
                <text:p>-18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857">
                <text:p>-18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802">
                <text:p>-18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790">
                <text:p>-179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811">
                <text:p>-181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838">
                <text:p>-183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885">
                <text:p>-18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853">
                <text:p>-185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821">
                <text:p>-182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537">
                <text:p>-153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697">
                <text:p>-16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794">
                <text:p>-17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815">
                <text:p>-181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873">
                <text:p>-18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887">
                <text:p>-188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882">
                <text:p>-188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866">
                <text:p>-18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834">
                <text:p>-183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786">
                <text:p>-17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551">
                <text:p>-15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825">
                <text:p>-182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855">
                <text:p>-18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886">
                <text:p>-18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861">
                <text:p>-18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645">
                <text:p>-16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786">
                <text:p>-178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881">
                <text:p>-188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853">
                <text:p>-185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840">
                <text:p>-184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821">
                <text:p>-18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492">
                <text:p>-14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627">
                <text:p>-162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816">
                <text:p>-181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873">
                <text:p>-187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887">
                <text:p>-188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882">
                <text:p>-188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854">
                <text:p>-1854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839">
                <text:p>-183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816">
                <text:p>-18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790">
                <text:p>-179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658">
                <text:p>-165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505">
                <text:p>-150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885">
                <text:p>-188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830">
                <text:p>-183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804">
                <text:p>-180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717">
                <text:p>-17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556">
                <text:p>-155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803">
                <text:p>-180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829">
                <text:p>-182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875">
                <text:p>-18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859">
                <text:p>-185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822">
                <text:p>-1822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797">
                <text:p>-179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672">
                <text:p>-167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489">
                <text:p>-148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529">
                <text:p>-15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622">
                <text:p>-16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810">
                <text:p>-181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837">
                <text:p>-183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865">
                <text:p>-186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882">
                <text:p>-18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881">
                <text:p>-188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554">
                <text:p>-155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506">
                <text:p>-150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816">
                <text:p>-18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878">
                <text:p>-18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828">
                <text:p>-182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554">
                <text:p>-155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799">
                <text:p>-179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824">
                <text:p>-182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854">
                <text:p>-185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857">
                <text:p>-185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825">
                <text:p>-182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675">
                <text:p>-167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495">
                <text:p>-14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784">
                <text:p>-178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834">
                <text:p>-18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881">
                <text:p>-188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882">
                <text:p>-188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853">
                <text:p>-185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835">
                <text:p>-183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815">
                <text:p>-181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791">
                <text:p>-179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769">
                <text:p>-176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663">
                <text:p>-166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557">
                <text:p>-155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509">
                <text:p>-150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652">
                <text:p>-165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692">
                <text:p>-169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790">
                <text:p>-179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881">
                <text:p>-188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866">
                <text:p>-186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811">
                <text:p>-1811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530">
                <text:p>-153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551">
                <text:p>-155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616">
                <text:p>-161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780">
                <text:p>-178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799">
                <text:p>-179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824">
                <text:p>-182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853">
                <text:p>-185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885">
                <text:p>-188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829">
                <text:p>-182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802">
                <text:p>-180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759">
                <text:p>-175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577">
                <text:p>-157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523">
                <text:p>-152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677">
                <text:p>-167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785">
                <text:p>-178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882">
                <text:p>-18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872">
                <text:p>-187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855">
                <text:p>-185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839">
                <text:p>-183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821">
                <text:p>-182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794">
                <text:p>-179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706">
                <text:p>-170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669">
                <text:p>-1669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467">
                <text:p>-146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532">
                <text:p>-15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650">
                <text:p>-16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3.378cm" svg:height="9.005cm" xlink:href=".." xlink:type="simple" chart:class="chart:scatter" chart:style-name="ch1">
        <chart:legend chart:legend-position="end" svg:x="40.526cm" svg:y="4.203cm" style:legend-expansion="high" chart:style-name="ch2"/>
        <chart:plot-area chart:style-name="ch3" table:cell-range-address="660hz_InputSerialize_size500_outputSerialize.A1021:660hz_InputSerialize_size500_outputSerialize.B2020" svg:x="0.867cm" svg:y="0.18cm" svg:width="38.792cm" svg:height="8.645cm">
          <chartooo:coordinate-region svg:x="1.965cm" svg:y="0.379cm" svg:width="37.322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60hz_InputSerialize_size500_outputSerialize.B1021:660hz_InputSerialize_size500_outputSerialize.B2020" chart:class="chart:scatter">
            <chart:domain table:cell-range-address="660hz_InputSerialize_size500_outputSerialize.A1021:660hz_InputSerialize_size500_outputSerialize.A202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660hz_InputSerialize_size500_outputSerialize.A1021:660hz_InputSerialize_size500_outputSerialize.A2020</svg:desc>
                </draw:g>
              </table:table-cell>
              <table:table-cell office:value-type="float" office:value="-1606">
                <text:p>-1606</text:p>
                <draw:g>
                  <svg:desc>660hz_InputSerialize_size500_outputSerialize.B1021:660hz_InputSerialize_size500_outputSerialize.B20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-1637">
                <text:p>-16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-1670">
                <text:p>-16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1803">
                <text:p>-18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-1861">
                <text:p>-1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-1889">
                <text:p>-1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-1863">
                <text:p>-18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-1805">
                <text:p>-1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-1642">
                <text:p>-16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-1582">
                <text:p>-158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-1484">
                <text:p>-14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-1490">
                <text:p>-14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-1613">
                <text:p>-16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-1685">
                <text:p>-16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-1791">
                <text:p>-179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-1815">
                <text:p>-18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-1889">
                <text:p>-18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-1889">
                <text:p>-18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-1854">
                <text:p>-18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-1853">
                <text:p>-18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-1853">
                <text:p>-18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-1823">
                <text:p>-18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-1733">
                <text:p>-17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-1668">
                <text:p>-16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-1514">
                <text:p>-15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-1484">
                <text:p>-14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-1730">
                <text:p>-173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-1797">
                <text:p>-17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-1821">
                <text:p>-18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-1891">
                <text:p>-18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-1885">
                <text:p>-18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-1855">
                <text:p>-18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-1854">
                <text:p>-18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-1852">
                <text:p>-18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-1818">
                <text:p>-18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-1557">
                <text:p>-155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-1486">
                <text:p>-148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-1510">
                <text:p>-151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-1550">
                <text:p>-155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-1704">
                <text:p>-17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-1736">
                <text:p>-17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-1826">
                <text:p>-182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-1856">
                <text:p>-18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-1887">
                <text:p>-18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-1878">
                <text:p>-18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-1830">
                <text:p>-183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-1806">
                <text:p>-18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-1756">
                <text:p>-17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-1713">
                <text:p>-171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-1591">
                <text:p>-159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-1557">
                <text:p>-15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-1674">
                <text:p>-16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-1783">
                <text:p>-178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-1804">
                <text:p>-18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-1861">
                <text:p>-18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-1882">
                <text:p>-188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-1872">
                <text:p>-187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-1856">
                <text:p>-185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-1840">
                <text:p>-184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-1821">
                <text:p>-18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-1773">
                <text:p>-17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-1701">
                <text:p>-170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-1509">
                <text:p>-150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-1487">
                <text:p>-148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-1490">
                <text:p>-149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-1569">
                <text:p>-15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-1593">
                <text:p>-15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-1811">
                <text:p>-18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-1865">
                <text:p>-18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-1835">
                <text:p>-183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-1786">
                <text:p>-178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-1723">
                <text:p>-17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-1653">
                <text:p>-16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-1528">
                <text:p>-15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-1500">
                <text:p>-150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-1541">
                <text:p>-15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-1729">
                <text:p>-172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-1819">
                <text:p>-181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-1875">
                <text:p>-187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-1830">
                <text:p>-183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-1805">
                <text:p>-18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-1737">
                <text:p>-17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-1643">
                <text:p>-16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-1563">
                <text:p>-156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-1515">
                <text:p>-15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-1673">
                <text:p>-16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-1804">
                <text:p>-180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-1881">
                <text:p>-188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-1873">
                <text:p>-18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-1859">
                <text:p>-185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-1852">
                <text:p>-185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-1825">
                <text:p>-182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-1708">
                <text:p>-170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-1635">
                <text:p>-163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-1564">
                <text:p>-156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-1516">
                <text:p>-151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-1487">
                <text:p>-148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-1684">
                <text:p>-16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-1721">
                <text:p>-172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-1811">
                <text:p>-18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-1886">
                <text:p>-18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-1882">
                <text:p>-188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-1854">
                <text:p>-185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-1792">
                <text:p>-179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-1770">
                <text:p>-177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-1660">
                <text:p>-166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-1624">
                <text:p>-16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-1584">
                <text:p>-15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-1536">
                <text:p>-15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-1499">
                <text:p>-14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-1598">
                <text:p>-159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-1655">
                <text:p>-16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-1693">
                <text:p>-16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-1794">
                <text:p>-179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-1818">
                <text:p>-18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-1873">
                <text:p>-187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-1882">
                <text:p>-188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-1845">
                <text:p>-184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-1809">
                <text:p>-180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-1784">
                <text:p>-178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-1748">
                <text:p>-17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-1568">
                <text:p>-15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-1550">
                <text:p>-155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-1498">
                <text:p>-149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-1583">
                <text:p>-15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-1665">
                <text:p>-166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-1703">
                <text:p>-170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-1780">
                <text:p>-178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-1826">
                <text:p>-182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-1855">
                <text:p>-18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-1881">
                <text:p>-18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-1871">
                <text:p>-18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-1856">
                <text:p>-185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-1828">
                <text:p>-182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-1802">
                <text:p>-180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-1778">
                <text:p>-177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-1761">
                <text:p>-176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-1709">
                <text:p>-170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-1639">
                <text:p>-163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-1590">
                <text:p>-159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-1578">
                <text:p>-157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-1565">
                <text:p>-156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-1544">
                <text:p>-15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-1518">
                <text:p>-151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-1493">
                <text:p>-149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-1470">
                <text:p>-147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-1521">
                <text:p>-152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-1641">
                <text:p>-164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-1679">
                <text:p>-167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-1716">
                <text:p>-171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-1767">
                <text:p>-17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-1785">
                <text:p>-17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-1807">
                <text:p>-180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-1835">
                <text:p>-183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-1864">
                <text:p>-186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-1855">
                <text:p>-185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-1822">
                <text:p>-182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-1745">
                <text:p>-17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-1666">
                <text:p>-16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-1631">
                <text:p>-163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-1575">
                <text:p>-157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-1539">
                <text:p>-153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-1512">
                <text:p>-151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-1538">
                <text:p>-153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-1574">
                <text:p>-157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-1608">
                <text:p>-160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-1626">
                <text:p>-162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-1695">
                <text:p>-169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-1731">
                <text:p>-173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-1797">
                <text:p>-17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-1889">
                <text:p>-18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-1869">
                <text:p>-186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-1854">
                <text:p>-185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-1852">
                <text:p>-185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-1852">
                <text:p>-18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-1772">
                <text:p>-177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-1744">
                <text:p>-17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-1726">
                <text:p>-17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-1696">
                <text:p>-16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-1489">
                <text:p>-14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-1481">
                <text:p>-148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-1553">
                <text:p>-155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-1587">
                <text:p>-158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-1740">
                <text:p>-174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-1765">
                <text:p>-176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-1784">
                <text:p>-178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-1803">
                <text:p>-180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-1828">
                <text:p>-18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-1858">
                <text:p>-185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-1882">
                <text:p>-188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-1891">
                <text:p>-189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-1883">
                <text:p>-188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-1855">
                <text:p>-185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-1852">
                <text:p>-185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-1852">
                <text:p>-185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-1835">
                <text:p>-18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-1811">
                <text:p>-18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-1787">
                <text:p>-178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-1768">
                <text:p>-176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-1752">
                <text:p>-175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-1741">
                <text:p>-174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-1720">
                <text:p>-172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-1688">
                <text:p>-16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-1651">
                <text:p>-165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-1620">
                <text:p>-162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-1571">
                <text:p>-157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-1527">
                <text:p>-15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-1501">
                <text:p>-150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-1488">
                <text:p>-14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-1524">
                <text:p>-15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-1562">
                <text:p>-156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-1611">
                <text:p>-16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-1644">
                <text:p>-16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-1681">
                <text:p>-168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-1719">
                <text:p>-171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-1788">
                <text:p>-178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-1809">
                <text:p>-180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-1837">
                <text:p>-183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-1868">
                <text:p>-186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-1887">
                <text:p>-188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-1889">
                <text:p>-188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-1861">
                <text:p>-186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-1853">
                <text:p>-185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-1853">
                <text:p>-18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-1855">
                <text:p>-18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-1829">
                <text:p>-18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-1805">
                <text:p>-180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-1758">
                <text:p>-175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-1676">
                <text:p>-167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-1638">
                <text:p>-163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-1592">
                <text:p>-15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-1546">
                <text:p>-15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-1519">
                <text:p>-151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-1484">
                <text:p>-148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-1483">
                <text:p>-148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-1465">
                <text:p>-146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-1469">
                <text:p>-146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-1494">
                <text:p>-14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-1534">
                <text:p>-153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-1614">
                <text:p>-161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-1654">
                <text:p>-165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-1691">
                <text:p>-169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-1775">
                <text:p>-17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-1793">
                <text:p>-179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-1818">
                <text:p>-18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-1890">
                <text:p>-189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-1886">
                <text:p>-188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-1870">
                <text:p>-187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-1855">
                <text:p>-185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-1852">
                <text:p>-185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-1853">
                <text:p>-185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-1795">
                <text:p>-179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-1774">
                <text:p>-177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-1754">
                <text:p>-175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-1746">
                <text:p>-17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-1698">
                <text:p>-169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-1659">
                <text:p>-165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-1625">
                <text:p>-162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-1601">
                <text:p>-160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-1559">
                <text:p>-155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-1535">
                <text:p>-153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-1508">
                <text:p>-1508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-1487">
                <text:p>-148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-1479">
                <text:p>-147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-1477">
                <text:p>-147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-1502">
                <text:p>-1502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-1543">
                <text:p>-154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-1600">
                <text:p>-160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-1607">
                <text:p>-160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-1606">
                <text:p>-160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-1610">
                <text:p>-161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-1661">
                <text:p>-166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-1699">
                <text:p>-1699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-1732">
                <text:p>-173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-1776">
                <text:p>-177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-1796">
                <text:p>-179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-1820">
                <text:p>-182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-1887">
                <text:p>-188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-1865">
                <text:p>-186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-1808">
                <text:p>-18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-1784">
                <text:p>-178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-1755">
                <text:p>-175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-1749">
                <text:p>-174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-1738">
                <text:p>-173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-1686">
                <text:p>-168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-1648">
                <text:p>-164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-1617">
                <text:p>-1617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-1579">
                <text:p>-157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-1567">
                <text:p>-156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-1549">
                <text:p>-154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-1497">
                <text:p>-149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-1460">
                <text:p>-146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-1511">
                <text:p>-151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-1552">
                <text:p>-155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-1585">
                <text:p>-158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-1612">
                <text:p>-161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-1633">
                <text:p>-163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-1667">
                <text:p>-1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-1707">
                <text:p>-170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-1781">
                <text:p>-178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-1801">
                <text:p>-180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-1828">
                <text:p>-182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-1857">
                <text:p>-185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-1874">
                <text:p>-18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-1858">
                <text:p>-185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-1848">
                <text:p>-184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-1841">
                <text:p>-184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-1824">
                <text:p>-182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-1800">
                <text:p>-180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-1760">
                <text:p>-176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-1751">
                <text:p>-175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-1742">
                <text:p>-174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-1728">
                <text:p>-172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-1705">
                <text:p>-170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-1634">
                <text:p>-163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-1586">
                <text:p>-158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-1573">
                <text:p>-157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-1560">
                <text:p>-156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-1540">
                <text:p>-154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-1513">
                <text:p>-151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-1490">
                <text:p>-149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-1475">
                <text:p>-147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-1466">
                <text:p>-146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-1458">
                <text:p>-145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-1461">
                <text:p>-146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-1561">
                <text:p>-156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-1588">
                <text:p>-158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-1604">
                <text:p>-160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-1640">
                <text:p>-164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-1678">
                <text:p>-1678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-1715">
                <text:p>-171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-1743">
                <text:p>-174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-1763">
                <text:p>-176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-1782">
                <text:p>-178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-1805">
                <text:p>-180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-1833">
                <text:p>-183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-1862">
                <text:p>-1862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-1879">
                <text:p>-187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-1867">
                <text:p>-186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-1852">
                <text:p>-185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-1843">
                <text:p>-18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-1835">
                <text:p>-183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-1814">
                <text:p>-181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-1789">
                <text:p>-1789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-1766">
                <text:p>-176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-1739">
                <text:p>-173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-1722">
                <text:p>-17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-1694">
                <text:p>-1694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-1656">
                <text:p>-165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-1621">
                <text:p>-162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-1595">
                <text:p>-159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-1580">
                <text:p>-158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-1570">
                <text:p>-157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-1555">
                <text:p>-15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-1531">
                <text:p>-153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-1504">
                <text:p>-150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-1482">
                <text:p>-148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-1472">
                <text:p>-147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-1464">
                <text:p>-146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-1456">
                <text:p>-145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-1463">
                <text:p>-146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-1492">
                <text:p>-1492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-1533">
                <text:p>-15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-1572">
                <text:p>-157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-1596">
                <text:p>-159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-1603">
                <text:p>-160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-1605">
                <text:p>-160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-1619">
                <text:p>-161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-1649">
                <text:p>-164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-1689">
                <text:p>-168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-1724">
                <text:p>-172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-1771">
                <text:p>-177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-1790">
                <text:p>-179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-1814">
                <text:p>-1814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-1842">
                <text:p>-184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-1868">
                <text:p>-186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-1880">
                <text:p>-188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-1876">
                <text:p>-187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-1863">
                <text:p>-186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-1851">
                <text:p>-185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-1846">
                <text:p>-184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-1831">
                <text:p>-183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-1809">
                <text:p>-180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-1785">
                <text:p>-178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-1764">
                <text:p>-176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-1747">
                <text:p>-174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-1735">
                <text:p>-173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-1714">
                <text:p>-17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-1647">
                <text:p>-16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-1615">
                <text:p>-161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-1594">
                <text:p>-1594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-1566">
                <text:p>-156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-1547">
                <text:p>-154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-1522">
                <text:p>-1522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-1496">
                <text:p>-149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-1478">
                <text:p>-14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-1474">
                <text:p>-147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-1476">
                <text:p>-147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-1471">
                <text:p>-147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-1462">
                <text:p>-146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-1459">
                <text:p>-145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-1473">
                <text:p>-147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-1507">
                <text:p>-150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-1548">
                <text:p>-154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-1581">
                <text:p>-158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-1599">
                <text:p>-159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-1602">
                <text:p>-160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-1609">
                <text:p>-1609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-1628">
                <text:p>-162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-1662">
                <text:p>-166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-1702">
                <text:p>-170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-1734">
                <text:p>-1734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-1757">
                <text:p>-175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-1777">
                <text:p>-177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-1798">
                <text:p>-179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-1824">
                <text:p>-182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-1855">
                <text:p>-185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-1877">
                <text:p>-187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-1884">
                <text:p>-1884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-1875">
                <text:p>-187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-1860">
                <text:p>-186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-1849">
                <text:p>-184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-1847">
                <text:p>-184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-1850">
                <text:p>-185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-1844">
                <text:p>-184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-1827">
                <text:p>-182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-1803">
                <text:p>-1803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-1762">
                <text:p>-176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-1753">
                <text:p>-175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-1747">
                <text:p>-17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